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9mm"/>
    </style:style>
    <style:style style:name="co2" style:family="table-column">
      <style:table-column-properties fo:break-before="auto" style:column-width="12.1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3.55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23.64mm"/>
    </style:style>
    <style:style style:name="co10" style:family="table-column">
      <style:table-column-properties fo:break-before="auto" style:column-width="24.78mm"/>
    </style:style>
    <style:style style:name="co11" style:family="table-column">
      <style:table-column-properties fo:break-before="auto" style:column-width="21.61mm"/>
    </style:style>
    <style:style style:name="co12" style:family="table-column">
      <style:table-column-properties fo:break-before="auto" style:column-width="23.92mm"/>
    </style:style>
    <style:style style:name="co13" style:family="table-column">
      <style:table-column-properties fo:break-before="auto" style:column-width="18.73mm"/>
    </style:style>
    <style:style style:name="co14" style:family="table-column">
      <style:table-column-properties fo:break-before="auto" style:column-width="12.96mm"/>
    </style:style>
    <style:style style:name="ro1" style:family="table-row">
      <style:table-row-properties style:row-height="9.3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03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38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</style:style>
    <style:style style:name="ce5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eeeeee"/>
    </style:style>
    <style:style style:name="ce58" style:family="table-cell" style:parent-style-name="Default">
      <style:table-cell-properties fo:background-color="#0066b3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0066b3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0"/>
      <style:map style:condition="cell-content()&lt;=0.5" style:apply-style-name="grey_5f_background" style:base-cell-address="Zeit0.A1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1"/>
      <style:map style:condition="cell-content()&lt;=0.5" style:apply-style-name="grey_5f_background" style:base-cell-address="Zeit0.A1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2"/>
      <style:map style:condition="cell-content()&lt;=0.5" style:apply-style-name="grey_5f_background" style:base-cell-address="Zeit0.A1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3"/>
      <style:map style:condition="cell-content()&lt;=0.5" style:apply-style-name="grey_5f_background" style:base-cell-address="Zeit0.A1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4"/>
      <style:map style:condition="cell-content()&lt;=0.5" style:apply-style-name="grey_5f_background" style:base-cell-address="Zeit0.A1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5"/>
      <style:map style:condition="cell-content()&lt;=0.5" style:apply-style-name="grey_5f_background" style:base-cell-address="Zeit0.A15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6"/>
      <style:map style:condition="cell-content()&lt;=0.5" style:apply-style-name="grey_5f_background" style:base-cell-address="Zeit0.A16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9"/>
      <style:map style:condition="cell-content()&lt;=0.5" style:apply-style-name="grey_5f_background" style:base-cell-address="Zeit0.A19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0"/>
      <style:map style:condition="cell-content()&lt;=0.5" style:apply-style-name="grey_5f_background" style:base-cell-address="Zeit0.B1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1"/>
      <style:map style:condition="cell-content()&lt;=0.5" style:apply-style-name="grey_5f_background" style:base-cell-address="Zeit0.B1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6"/>
      <style:map style:condition="cell-content()&lt;=0.5" style:apply-style-name="grey_5f_background" style:base-cell-address="Zeit0.B16"/>
    </style:style>
    <style:style style:name="ce6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10"/>
      <style:map style:condition="cell-content()&lt;=0.5" style:apply-style-name="grey_5f_background" style:base-cell-address="Zeit0.C1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16"/>
      <style:map style:condition="cell-content()&lt;=0.5" style:apply-style-name="grey_5f_background" style:base-cell-address="Zeit0.C16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10"/>
      <style:map style:condition="cell-content()&lt;=0.5" style:apply-style-name="grey_5f_background" style:base-cell-address="Zeit0.D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16"/>
      <style:map style:condition="cell-content()&lt;=0.5" style:apply-style-name="grey_5f_background" style:base-cell-address="Zeit0.D16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10"/>
      <style:map style:condition="cell-content()&lt;=0.5" style:apply-style-name="grey_5f_background" style:base-cell-address="Zeit0.E1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16"/>
      <style:map style:condition="cell-content()&lt;=0.5" style:apply-style-name="grey_5f_background" style:base-cell-address="Zeit0.E16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10"/>
      <style:map style:condition="cell-content()&lt;=0.5" style:apply-style-name="grey_5f_background" style:base-cell-address="Zeit0.F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16"/>
      <style:map style:condition="cell-content()&lt;=0.5" style:apply-style-name="grey_5f_background" style:base-cell-address="Zeit0.F16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10"/>
      <style:map style:condition="cell-content()&lt;=0.5" style:apply-style-name="grey_5f_background" style:base-cell-address="Zeit0.G1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16"/>
      <style:map style:condition="cell-content()&lt;=0.5" style:apply-style-name="grey_5f_background" style:base-cell-address="Zeit0.G16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0"/>
      <style:map style:condition="cell-content()&lt;=0.5" style:apply-style-name="grey_5f_background" style:base-cell-address="Zeit0.H1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1"/>
      <style:map style:condition="cell-content()&lt;=0.5" style:apply-style-name="grey_5f_background" style:base-cell-address="Zeit0.H11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2"/>
      <style:map style:condition="cell-content()&lt;=0.5" style:apply-style-name="grey_5f_background" style:base-cell-address="Zeit0.H12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3"/>
      <style:map style:condition="cell-content()&lt;=0.5" style:apply-style-name="grey_5f_background" style:base-cell-address="Zeit0.H1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4"/>
      <style:map style:condition="cell-content()&lt;=0.5" style:apply-style-name="grey_5f_background" style:base-cell-address="Zeit0.H14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5"/>
      <style:map style:condition="cell-content()&lt;=0.5" style:apply-style-name="grey_5f_background" style:base-cell-address="Zeit0.H15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6"/>
      <style:map style:condition="cell-content()&lt;=0.5" style:apply-style-name="grey_5f_background" style:base-cell-address="Zeit0.H16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10"/>
      <style:map style:condition="cell-content()&lt;=0.5" style:apply-style-name="grey_5f_background" style:base-cell-address="Zeit1.A10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19"/>
      <style:map style:condition="cell-content()&lt;=0.5" style:apply-style-name="grey_5f_background" style:base-cell-address="Zeit1.A19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1.P10"/>
      <style:map style:condition="cell-content()&lt;=-0.5" style:apply-style-name="Bad" style:base-cell-address="Zeit1.P10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10"/>
      <style:map style:condition="cell-content()&lt;=0.5" style:apply-style-name="grey_5f_background" style:base-cell-address="Zeit2.A10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19"/>
      <style:map style:condition="cell-content()&lt;=0.5" style:apply-style-name="grey_5f_background" style:base-cell-address="Zeit2.A19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B11"/>
      <style:map style:condition="cell-content()&lt;=0.5" style:apply-style-name="grey_5f_background" style:base-cell-address="Zeit2.B11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2.P10"/>
      <style:map style:condition="cell-content()&lt;=-0.5" style:apply-style-name="Bad" style:base-cell-address="Zeit2.P1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10"/>
      <style:map style:condition="cell-content()&lt;=0.5" style:apply-style-name="grey_5f_background" style:base-cell-address="Zeit3.A1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19"/>
      <style:map style:condition="cell-content()&lt;=0.5" style:apply-style-name="grey_5f_background" style:base-cell-address="Zeit3.A19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B11"/>
      <style:map style:condition="cell-content()&lt;=0.5" style:apply-style-name="grey_5f_background" style:base-cell-address="Zeit3.B11"/>
    </style:style>
    <style:style style:name="ce1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3.P10"/>
      <style:map style:condition="cell-content()&lt;=-0.5" style:apply-style-name="Bad" style:base-cell-address="Zeit3.P10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10"/>
      <style:map style:condition="cell-content()&lt;=0.5" style:apply-style-name="grey_5f_background" style:base-cell-address="Zeit4.A10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19"/>
      <style:map style:condition="cell-content()&lt;=0.5" style:apply-style-name="grey_5f_background" style:base-cell-address="Zeit4.A19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B11"/>
      <style:map style:condition="cell-content()&lt;=0.5" style:apply-style-name="grey_5f_background" style:base-cell-address="Zeit4.B11"/>
    </style:style>
    <style:style style:name="ce1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4.P10"/>
      <style:map style:condition="cell-content()&lt;=-0.5" style:apply-style-name="Bad" style:base-cell-address="Zeit4.P1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10"/>
      <style:map style:condition="cell-content()&lt;=0.5" style:apply-style-name="grey_5f_background" style:base-cell-address="Zeit5.A10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19"/>
      <style:map style:condition="cell-content()&lt;=0.5" style:apply-style-name="grey_5f_background" style:base-cell-address="Zeit5.A19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B11"/>
      <style:map style:condition="cell-content()&lt;=0.5" style:apply-style-name="grey_5f_background" style:base-cell-address="Zeit5.B11"/>
    </style:style>
    <style:style style:name="ce12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5.P10"/>
      <style:map style:condition="cell-content()&lt;=-0.5" style:apply-style-name="Bad" style:base-cell-address="Zeit5.P10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10"/>
      <style:map style:condition="cell-content()&lt;=0.5" style:apply-style-name="grey_5f_background" style:base-cell-address="Zeit6.A10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19"/>
      <style:map style:condition="cell-content()&lt;=0.5" style:apply-style-name="grey_5f_background" style:base-cell-address="Zeit6.A19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B11"/>
      <style:map style:condition="cell-content()&lt;=0.5" style:apply-style-name="grey_5f_background" style:base-cell-address="Zeit6.B11"/>
    </style:style>
    <style:style style:name="ce1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6.P10"/>
      <style:map style:condition="cell-content()&lt;=-0.5" style:apply-style-name="Bad" style:base-cell-address="Zeit6.P10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10"/>
      <style:map style:condition="cell-content()&lt;=0.5" style:apply-style-name="grey_5f_background" style:base-cell-address="Zeit7.A10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19"/>
      <style:map style:condition="cell-content()&lt;=0.5" style:apply-style-name="grey_5f_background" style:base-cell-address="Zeit7.A19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B11"/>
      <style:map style:condition="cell-content()&lt;=0.5" style:apply-style-name="grey_5f_background" style:base-cell-address="Zeit7.B11"/>
    </style:style>
    <style:style style:name="ce1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7.P10"/>
      <style:map style:condition="cell-content()&lt;=-0.5" style:apply-style-name="Bad" style:base-cell-address="Zeit7.P10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0"/>
      <style:map style:condition="cell-content()&lt;=0.5" style:apply-style-name="grey_5f_background" style:base-cell-address="Zeit8.A10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9"/>
      <style:map style:condition="cell-content()&lt;=0.5" style:apply-style-name="grey_5f_background" style:base-cell-address="Zeit8.A19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B11"/>
      <style:map style:condition="cell-content()&lt;=0.5" style:apply-style-name="grey_5f_background" style:base-cell-address="Zeit8.B11"/>
    </style:style>
    <style:style style:name="ce1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8.P10"/>
      <style:map style:condition="cell-content()&lt;=-0.5" style:apply-style-name="Bad" style:base-cell-address="Zeit8.P10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10"/>
      <style:map style:condition="cell-content()&lt;=0.5" style:apply-style-name="grey_5f_background" style:base-cell-address="Zeit9.A10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19"/>
      <style:map style:condition="cell-content()&lt;=0.5" style:apply-style-name="grey_5f_background" style:base-cell-address="Zeit9.A19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B11"/>
      <style:map style:condition="cell-content()&lt;=0.5" style:apply-style-name="grey_5f_background" style:base-cell-address="Zeit9.B11"/>
    </style:style>
    <style:style style:name="ce1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9.P10"/>
      <style:map style:condition="cell-content()&lt;=-0.5" style:apply-style-name="Bad" style:base-cell-address="Zeit9.P10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10"/>
      <style:map style:condition="cell-content()&lt;=0.5" style:apply-style-name="grey_5f_background" style:base-cell-address="Zeit10.A10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19"/>
      <style:map style:condition="cell-content()&lt;=0.5" style:apply-style-name="grey_5f_background" style:base-cell-address="Zeit10.A19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B11"/>
      <style:map style:condition="cell-content()&lt;=0.5" style:apply-style-name="grey_5f_background" style:base-cell-address="Zeit10.B11"/>
    </style:style>
    <style:style style:name="ce15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10.P10"/>
      <style:map style:condition="cell-content()&lt;=-0.5" style:apply-style-name="Bad" style:base-cell-address="Zeit10.P1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156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font-weight="bold"/>
    </style:style>
    <style:style style:name="ce157" style:family="table-cell" style:parent-style-name="Default">
      <style:table-cell-properties fo:background-color="#adc5e7"/>
    </style:style>
    <style:style style:name="ce70" style:family="table-cell" style:parent-style-name="Default">
      <style:table-cell-properties style:vertical-align="middle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79" style:family="table-cell" style:parent-style-name="Default">
      <style:text-properties fo:color="#407927"/>
    </style:style>
    <style:style style:name="ce167" style:family="table-cell" style:parent-style-name="Default">
      <style:text-properties fo:font-size="9pt" style:font-size-asian="9pt" style:font-size-complex="9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  <style:map style:condition="cell-content()&lt;0.5" style:apply-style-name="blue_5f_dark_5f_background" style:base-cell-address="Verteilung.X18"/>
      <style:map style:condition="cell-content()&gt;=0.5" style:apply-style-name="grey_5f_background" style:base-cell-address="Verteilung.X18"/>
    </style:style>
    <style:style style:name="ce16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rtwerte Diffusion" table:style-name="ta1">
        <table:table-column table:style-name="co1" table:number-columns-repeated="1024" table:default-cell-style-name="ce2"/>
        <table:table-row table:style-name="ro1">
          <table:table-cell/>
          <table:table-cell table:style-name="ce6" office:value-type="string" calcext:value-type="string">
            <text:p>Gewichtung Umgebung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62" office:value-type="string" calcext:value-type="string">
            <text:p>Konzentration der Schadstoffe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n Prozent</text:p>
          </table:table-cell>
          <table:table-cell table:style-name="Default"/>
          <table:table-cell table:number-columns-repeated="2"/>
          <table:table-cell table:style-name="ce58" table:number-columns-repeated="2"/>
          <table:table-cell table:style-name="ce59" table:number-columns-repeated="2"/>
          <table:table-cell table:style-name="ce58" table:number-columns-repeated="4"/>
          <table:table-cell table:number-columns-repeated="1010"/>
        </table:table-row>
        <table:table-row table:style-name="ro1">
          <table:table-cell/>
          <table:table-cell table:style-name="ce7" table:formula="of:=[.C8]/SQRT(2)" office:value-type="float" office:value="3.53553390593274" calcext:value-type="float">
            <text:p>3,53553390593274</text:p>
          </table:table-cell>
          <table:table-cell table:style-name="ce7" table:formula="of:=[.C8]" office:value-type="float" office:value="5" calcext:value-type="float">
            <text:p>5</text:p>
          </table:table-cell>
          <table:table-cell table:style-name="ce7" table:formula="of:=[.C8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58"/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58"/>
          <table:table-cell table:number-columns-repeated="1010"/>
        </table:table-row>
        <table:table-row table:style-name="ro1">
          <table:table-cell/>
          <table:table-cell table:style-name="ce7" table:formula="of:=[.C8]" office:value-type="float" office:value="5" calcext:value-type="float">
            <text:p>5</text:p>
          </table:table-cell>
          <table:table-cell table:style-name="ce7" table:formula="of:=100-[.B3]-[.C3]---[.D3]-[.D4]-[.D5]-[.C5]-[.B5]-[.B4]" office:value-type="float" office:value="65.8578643762691" calcext:value-type="float">
            <text:p>65,8578643762691</text:p>
          </table:table-cell>
          <table:table-cell table:style-name="ce7" table:formula="of:=[.C8]" office:value-type="float" office:value="5" calcext:value-type="float">
            <text:p>5</text:p>
          </table:table-cell>
          <table:table-cell table:number-columns-repeated="2"/>
          <table:table-cell table:style-name="ce58"/>
          <table:table-cell table:number-columns-repeated="6" table:style-name="ce24" office:value-type="float" office:value="0" calcext:value-type="float">
            <text:p>0</text:p>
          </table:table-cell>
          <table:table-cell table:style-name="ce58"/>
          <table:table-cell table:number-columns-repeated="1010"/>
        </table:table-row>
        <table:table-row table:style-name="ro1">
          <table:table-cell/>
          <table:table-cell table:style-name="ce7" table:formula="of:=[.C8]/SQRT(2)" office:value-type="float" office:value="3.53553390593274" calcext:value-type="float">
            <text:p>3,53553390593274</text:p>
          </table:table-cell>
          <table:table-cell table:style-name="ce7" table:formula="of:=[.C8]" office:value-type="float" office:value="5" calcext:value-type="float">
            <text:p>5</text:p>
          </table:table-cell>
          <table:table-cell table:style-name="ce7" table:formula="of:=[.C8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59"/>
          <table:table-cell table:number-columns-repeated="6" table:style-name="ce24" office:value-type="float" office:value="0" calcext:value-type="float">
            <text:p>0</text:p>
          </table:table-cell>
          <table:table-cell table:style-name="ce58"/>
          <table:table-cell table:number-columns-repeated="1010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59"/>
          <table:table-cell table:style-name="ce24" office:value-type="float" office:value="1000" calcext:value-type="float">
            <text:p>100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58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Diffusionskoeffizient</text:p>
          </table:table-cell>
          <table:table-cell table:style-name="Default" table:number-columns-repeated="2"/>
          <table:table-cell table:number-columns-repeated="2"/>
          <table:table-cell table:style-name="ce59"/>
          <table:table-cell table:number-columns-repeated="6" table:style-name="ce24" office:value-type="float" office:value="0" calcext:value-type="float">
            <text:p>0</text:p>
          </table:table-cell>
          <table:table-cell table:style-name="ce58"/>
          <table:table-cell table:number-columns-repeated="1010"/>
        </table:table-row>
        <table:table-row table:style-name="ro1">
          <table:table-cell/>
          <table:table-cell table:style-name="ce38" office:value-type="string" calcext:value-type="string">
            <text:p>horiz. vertik.</text:p>
          </table:table-cell>
          <table:table-cell table:style-name="ce29" office:value-type="float" office:value="5" calcext:value-type="float">
            <text:p>5</text:p>
          </table:table-cell>
          <table:table-cell table:style-name="ce57" office:value-type="string" calcext:value-type="string">
            <text:p>%</text:p>
          </table:table-cell>
          <table:table-cell table:number-columns-repeated="2"/>
          <table:table-cell table:style-name="ce58" table:number-columns-repeated="8"/>
          <table:table-cell table:number-columns-repeated="101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/>
          <table:table-cell table:style-name="ce55" office:value-type="string" calcext:value-type="string">
            <text:p><text:a xlink:href="https://de.wikiversity.org/wiki/Diffusion/Tabellenkalkulation" xlink:type="simple">https://de.wikiversity.org/wiki/Diffusion/Tabellenkalkulation</text:a></text:p>
          </table:table-cell>
          <table:table-cell table:style-name="ce5" table:number-columns-repeated="6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tartwerte Diffusion'.H4:'Startwerte Diffusion'.M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'Startwerte Diffusion'.H3:'Startwerte Diffusion'.M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0" table:style-name="ta1">
        <table:table-column table:style-name="co2" table:number-columns-repeated="1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08" table:default-cell-style-name="ce1"/>
        <table:table-row table:style-name="ro2">
          <table:table-cell table:style-name="Default" table:number-columns-repeated="3"/>
          <table:table-cell table:style-name="ce62" office:value-type="string" calcext:value-type="string">
            <text:p>Konzentration der Schadstoffe</text:p>
          </table:table-cell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ce15"/>
          <table:table-cell table:style-name="Default"/>
          <table:table-cell table:number-columns-repeated="1008"/>
        </table:table-row>
        <table:table-row table:style-name="ro3">
          <table:table-cell table:style-name="ce58" table:number-columns-repeated="2"/>
          <table:table-cell table:style-name="ce59" table:number-columns-repeated="2"/>
          <table:table-cell table:style-name="ce58" table:number-columns-repeated="4"/>
          <table:table-cell table:number-columns-repeated="2"/>
          <table:table-cell table:style-name="Default"/>
          <table:table-cell table:number-columns-repeated="3"/>
          <table:table-cell table:style-name="ce15" office:value-type="string" calcext:value-type="string">
            <text:p>Summe</text:p>
          </table:table-cell>
          <table:table-cell table:style-name="Default"/>
          <table:table-cell table:number-columns-repeated="1008"/>
        </table:table-row>
        <table:table-row table:style-name="ro3">
          <table:table-cell table:style-name="ce58"/>
          <table:table-cell table:style-name="ce74" table:formula="of:=[$'Startwerte Diffusion'.H3]" office:value-type="float" office:value="0" calcext:value-type="float">
            <text:p>0</text:p>
          </table:table-cell>
          <table:table-cell table:style-name="ce74" table:formula="of:=[$'Startwerte Diffusion'.I3]" office:value-type="float" office:value="0" calcext:value-type="float">
            <text:p>0</text:p>
          </table:table-cell>
          <table:table-cell table:style-name="ce74" table:formula="of:=[$'Startwerte Diffusion'.J3]" office:value-type="float" office:value="0" calcext:value-type="float">
            <text:p>0</text:p>
          </table:table-cell>
          <table:table-cell table:style-name="ce74" table:formula="of:=[$'Startwerte Diffusion'.K3]" office:value-type="float" office:value="100" calcext:value-type="float">
            <text:p>100</text:p>
          </table:table-cell>
          <table:table-cell table:style-name="ce74" table:formula="of:=[$'Startwerte Diffusion'.L3]" office:value-type="float" office:value="0" calcext:value-type="float">
            <text:p>0</text:p>
          </table:table-cell>
          <table:table-cell table:style-name="ce74" table:formula="of:=[$'Startwerte Diffusion'.M3]" office:value-type="float" office:value="1000" calcext:value-type="float">
            <text:p>1000</text:p>
          </table:table-cell>
          <table:table-cell table:style-name="ce58"/>
          <table:table-cell table:number-columns-repeated="2"/>
          <table:table-cell table:style-name="Default"/>
          <table:table-cell table:number-columns-repeated="3"/>
          <table:table-cell table:style-name="ce16" table:formula="of:=SUM([.B3:.G7])" office:value-type="float" office:value="2100" calcext:value-type="float">
            <text:p>2100</text:p>
          </table:table-cell>
          <table:table-cell table:style-name="Default"/>
          <table:table-cell table:number-columns-repeated="1008"/>
        </table:table-row>
        <table:table-row table:style-name="ro3">
          <table:table-cell table:style-name="ce58"/>
          <table:table-cell table:style-name="ce74" table:formula="of:=[$'Startwerte Diffusion'.H4]" office:value-type="float" office:value="0" calcext:value-type="float">
            <text:p>0</text:p>
          </table:table-cell>
          <table:table-cell table:style-name="ce74" table:formula="of:=[$'Startwerte Diffusion'.I4]" office:value-type="float" office:value="0" calcext:value-type="float">
            <text:p>0</text:p>
          </table:table-cell>
          <table:table-cell table:style-name="ce74" table:formula="of:=[$'Startwerte Diffusion'.J4]" office:value-type="float" office:value="0" calcext:value-type="float">
            <text:p>0</text:p>
          </table:table-cell>
          <table:table-cell table:style-name="ce74" table:formula="of:=[$'Startwerte Diffusion'.K4]" office:value-type="float" office:value="0" calcext:value-type="float">
            <text:p>0</text:p>
          </table:table-cell>
          <table:table-cell table:style-name="ce74" table:formula="of:=[$'Startwerte Diffusion'.L4]" office:value-type="float" office:value="0" calcext:value-type="float">
            <text:p>0</text:p>
          </table:table-cell>
          <table:table-cell table:style-name="ce74" table:formula="of:=[$'Startwerte Diffusion'.M4]" office:value-type="float" office:value="0" calcext:value-type="float">
            <text:p>0</text:p>
          </table:table-cell>
          <table:table-cell table:style-name="ce58"/>
          <table:table-cell table:number-columns-repeated="7"/>
          <table:table-cell table:style-name="Default"/>
          <table:table-cell table:number-columns-repeated="1008"/>
        </table:table-row>
        <table:table-row table:style-name="ro3">
          <table:table-cell table:style-name="ce59"/>
          <table:table-cell table:style-name="ce74" table:formula="of:=[$'Startwerte Diffusion'.H5]" office:value-type="float" office:value="0" calcext:value-type="float">
            <text:p>0</text:p>
          </table:table-cell>
          <table:table-cell table:style-name="ce74" table:formula="of:=[$'Startwerte Diffusion'.I5]" office:value-type="float" office:value="0" calcext:value-type="float">
            <text:p>0</text:p>
          </table:table-cell>
          <table:table-cell table:style-name="ce74" table:formula="of:=[$'Startwerte Diffusion'.J5]" office:value-type="float" office:value="0" calcext:value-type="float">
            <text:p>0</text:p>
          </table:table-cell>
          <table:table-cell table:style-name="ce74" table:formula="of:=[$'Startwerte Diffusion'.K5]" office:value-type="float" office:value="0" calcext:value-type="float">
            <text:p>0</text:p>
          </table:table-cell>
          <table:table-cell table:style-name="ce74" table:formula="of:=[$'Startwerte Diffusion'.L5]" office:value-type="float" office:value="0" calcext:value-type="float">
            <text:p>0</text:p>
          </table:table-cell>
          <table:table-cell table:style-name="ce74" table:formula="of:=[$'Startwerte Diffusion'.M5]" office:value-type="float" office:value="0" calcext:value-type="float">
            <text:p>0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9"/>
          <table:table-cell table:style-name="ce74" table:formula="of:=[$'Startwerte Diffusion'.H6]" office:value-type="float" office:value="1000" calcext:value-type="float">
            <text:p>1000</text:p>
          </table:table-cell>
          <table:table-cell table:style-name="ce74" table:formula="of:=[$'Startwerte Diffusion'.I6]" office:value-type="float" office:value="0" calcext:value-type="float">
            <text:p>0</text:p>
          </table:table-cell>
          <table:table-cell table:style-name="ce74" table:formula="of:=[$'Startwerte Diffusion'.J6]" office:value-type="float" office:value="0" calcext:value-type="float">
            <text:p>0</text:p>
          </table:table-cell>
          <table:table-cell table:style-name="ce74" table:formula="of:=[$'Startwerte Diffusion'.K6]" office:value-type="float" office:value="0" calcext:value-type="float">
            <text:p>0</text:p>
          </table:table-cell>
          <table:table-cell table:style-name="ce74" table:formula="of:=[$'Startwerte Diffusion'.L6]" office:value-type="float" office:value="0" calcext:value-type="float">
            <text:p>0</text:p>
          </table:table-cell>
          <table:table-cell table:style-name="ce74" table:formula="of:=[$'Startwerte Diffusion'.M6]" office:value-type="float" office:value="0" calcext:value-type="float">
            <text:p>0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9"/>
          <table:table-cell table:style-name="ce74" table:formula="of:=[$'Startwerte Diffusion'.H7]" office:value-type="float" office:value="0" calcext:value-type="float">
            <text:p>0</text:p>
          </table:table-cell>
          <table:table-cell table:style-name="ce74" table:formula="of:=[$'Startwerte Diffusion'.I7]" office:value-type="float" office:value="0" calcext:value-type="float">
            <text:p>0</text:p>
          </table:table-cell>
          <table:table-cell table:style-name="ce74" table:formula="of:=[$'Startwerte Diffusion'.J7]" office:value-type="float" office:value="0" calcext:value-type="float">
            <text:p>0</text:p>
          </table:table-cell>
          <table:table-cell table:style-name="ce74" table:formula="of:=[$'Startwerte Diffusion'.K7]" office:value-type="float" office:value="0" calcext:value-type="float">
            <text:p>0</text:p>
          </table:table-cell>
          <table:table-cell table:style-name="ce74" table:formula="of:=[$'Startwerte Diffusion'.L7]" office:value-type="float" office:value="0" calcext:value-type="float">
            <text:p>0</text:p>
          </table:table-cell>
          <table:table-cell table:style-name="ce74" table:formula="of:=[$'Startwerte Diffusion'.M7]" office:value-type="float" office:value="0" calcext:value-type="float">
            <text:p>0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 table:number-columns-repeated="8"/>
          <table:table-cell table:number-columns-repeated="1016"/>
        </table:table-row>
        <table:table-row table:style-name="ro3">
          <table:table-cell table:number-columns-repeated="3"/>
          <table:table-cell table:style-name="ce14" office:value-type="string" calcext:value-type="string">
            <text:p>Objekte im Raum (editierbar)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6" table:style-name="ce7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number-columns-repeated="6" table:style-name="ce77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number-columns-repeated="4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number-columns-repeated="4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number-columns-repeated="6" table:style-name="ce77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 office:value-type="string" calcext:value-type="string">
            <text:p>Verwendete Pixel <text:span text:style-name="T1">(abhängig von Objektedefinition)</text:span></text:p>
          </table:table-cell>
          <table:table-cell table:number-columns-repeated="1020"/>
        </table:table-row>
        <table:table-row table:style-name="ro3">
          <table:table-cell table:style-name="ce22" table:formula="of:=1-[.A10]" office:value-type="float" office:value="0" calcext:value-type="float">
            <text:p>0</text:p>
          </table:table-cell>
          <table:table-cell table:style-name="ce22" table:formula="of:=1-[.B10]" office:value-type="float" office:value="0" calcext:value-type="float">
            <text:p>0</text:p>
          </table:table-cell>
          <table:table-cell table:style-name="ce22" table:formula="of:=1-[.C10]" office:value-type="float" office:value="0" calcext:value-type="float">
            <text:p>0</text:p>
          </table:table-cell>
          <table:table-cell table:style-name="ce22" table:formula="of:=1-[.D10]" office:value-type="float" office:value="0" calcext:value-type="float">
            <text:p>0</text:p>
          </table:table-cell>
          <table:table-cell table:style-name="ce22" table:formula="of:=1-[.E10]" office:value-type="float" office:value="0" calcext:value-type="float">
            <text:p>0</text:p>
          </table:table-cell>
          <table:table-cell table:style-name="ce22" table:formula="of:=1-[.F10]" office:value-type="float" office:value="0" calcext:value-type="float">
            <text:p>0</text:p>
          </table:table-cell>
          <table:table-cell table:style-name="ce22" table:formula="of:=1-[.G10]" office:value-type="float" office:value="0" calcext:value-type="float">
            <text:p>0</text:p>
          </table:table-cell>
          <table:table-cell table:style-name="ce22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1]" office:value-type="float" office:value="0" calcext:value-type="float">
            <text:p>0</text:p>
          </table:table-cell>
          <table:table-cell table:style-name="ce22" table:formula="of:=1-[.B11]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1-[.D11]" office:value-type="float" office:value="1" calcext:value-type="float">
            <text:p>1</text:p>
          </table:table-cell>
          <table:table-cell table:style-name="ce22" table:formula="of:=1-[.E11]" office:value-type="float" office:value="1" calcext:value-type="float">
            <text:p>1</text:p>
          </table:table-cell>
          <table:table-cell table:style-name="ce22" table:formula="of:=1-[.F11]" office:value-type="float" office:value="1" calcext:value-type="float">
            <text:p>1</text:p>
          </table:table-cell>
          <table:table-cell table:style-name="ce22" table:formula="of:=1-[.G11]" office:value-type="float" office:value="1" calcext:value-type="float">
            <text:p>1</text:p>
          </table:table-cell>
          <table:table-cell table:style-name="ce22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2]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1-[.C12]" office:value-type="float" office:value="1" calcext:value-type="float">
            <text:p>1</text:p>
          </table:table-cell>
          <table:table-cell table:style-name="ce22" table:formula="of:=1-[.D12]" office:value-type="float" office:value="1" calcext:value-type="float">
            <text:p>1</text:p>
          </table:table-cell>
          <table:table-cell table:style-name="ce22" table:formula="of:=1-[.E12]" office:value-type="float" office:value="1" calcext:value-type="float">
            <text:p>1</text:p>
          </table:table-cell>
          <table:table-cell table:style-name="ce22" table:formula="of:=1-[.F12]" office:value-type="float" office:value="1" calcext:value-type="float">
            <text:p>1</text:p>
          </table:table-cell>
          <table:table-cell table:style-name="ce22" table:formula="of:=1-[.G12]" office:value-type="float" office:value="1" calcext:value-type="float">
            <text:p>1</text:p>
          </table:table-cell>
          <table:table-cell table:style-name="ce22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3]" office:value-type="float" office:value="0" calcext:value-type="float">
            <text:p>0</text:p>
          </table:table-cell>
          <table:table-cell table:style-name="ce22" table:formula="of:=1-[.B13]" office:value-type="float" office:value="1" calcext:value-type="float">
            <text:p>1</text:p>
          </table:table-cell>
          <table:table-cell table:style-name="ce22" table:formula="of:=1-[.C13]" office:value-type="float" office:value="1" calcext:value-type="float">
            <text:p>1</text:p>
          </table:table-cell>
          <table:table-cell table:style-name="ce22" table:formula="of:=1-[.D13]" office:value-type="float" office:value="1" calcext:value-type="float">
            <text:p>1</text:p>
          </table:table-cell>
          <table:table-cell table:style-name="ce22" table:formula="of:=1-[.E13]" office:value-type="float" office:value="1" calcext:value-type="float">
            <text:p>1</text:p>
          </table:table-cell>
          <table:table-cell table:style-name="ce22" table:formula="of:=1-[.F13]" office:value-type="float" office:value="0" calcext:value-type="float">
            <text:p>0</text:p>
          </table:table-cell>
          <table:table-cell table:style-name="ce22" table:formula="of:=1-[.G13]" office:value-type="float" office:value="1" calcext:value-type="float">
            <text:p>1</text:p>
          </table:table-cell>
          <table:table-cell table:style-name="ce22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4]" office:value-type="float" office:value="0" calcext:value-type="float">
            <text:p>0</text:p>
          </table:table-cell>
          <table:table-cell table:style-name="ce22" table:formula="of:=1-[.B14]" office:value-type="float" office:value="1" calcext:value-type="float">
            <text:p>1</text:p>
          </table:table-cell>
          <table:table-cell table:style-name="ce22" table:formula="of:=1-[.C14]" office:value-type="float" office:value="1" calcext:value-type="float">
            <text:p>1</text:p>
          </table:table-cell>
          <table:table-cell table:style-name="ce22" table:formula="of:=1-[.D14]" office:value-type="float" office:value="1" calcext:value-type="float">
            <text:p>1</text:p>
          </table:table-cell>
          <table:table-cell table:style-name="ce22" table:formula="of:=1-[.E14]" office:value-type="float" office:value="1" calcext:value-type="float">
            <text:p>1</text:p>
          </table:table-cell>
          <table:table-cell table:style-name="ce22" table:formula="of:=1-[.F14]" office:value-type="float" office:value="0" calcext:value-type="float">
            <text:p>0</text:p>
          </table:table-cell>
          <table:table-cell table:style-name="ce22" table:formula="of:=1-[.G14]" office:value-type="float" office:value="1" calcext:value-type="float">
            <text:p>1</text:p>
          </table:table-cell>
          <table:table-cell table:style-name="ce22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5]" office:value-type="float" office:value="0" calcext:value-type="float">
            <text:p>0</text:p>
          </table:table-cell>
          <table:table-cell table:style-name="ce22" table:formula="of:=1-[.B15]" office:value-type="float" office:value="1" calcext:value-type="float">
            <text:p>1</text:p>
          </table:table-cell>
          <table:table-cell table:style-name="ce22" table:formula="of:=1-[.C15]" office:value-type="float" office:value="1" calcext:value-type="float">
            <text:p>1</text:p>
          </table:table-cell>
          <table:table-cell table:style-name="ce22" table:formula="of:=1-[.D15]" office:value-type="float" office:value="1" calcext:value-type="float">
            <text:p>1</text:p>
          </table:table-cell>
          <table:table-cell table:style-name="ce22" table:formula="of:=1-[.E15]" office:value-type="float" office:value="1" calcext:value-type="float">
            <text:p>1</text:p>
          </table:table-cell>
          <table:table-cell table:style-name="ce22" table:formula="of:=1-[.F15]" office:value-type="float" office:value="1" calcext:value-type="float">
            <text:p>1</text:p>
          </table:table-cell>
          <table:table-cell table:style-name="ce22" table:formula="of:=1-[.G15]" office:value-type="float" office:value="1" calcext:value-type="float">
            <text:p>1</text:p>
          </table:table-cell>
          <table:table-cell table:style-name="ce22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6]" office:value-type="float" office:value="0" calcext:value-type="float">
            <text:p>0</text:p>
          </table:table-cell>
          <table:table-cell table:style-name="ce22" table:formula="of:=1-[.B16]" office:value-type="float" office:value="0" calcext:value-type="float">
            <text:p>0</text:p>
          </table:table-cell>
          <table:table-cell table:style-name="ce22" table:formula="of:=1-[.C16]" office:value-type="float" office:value="0" calcext:value-type="float">
            <text:p>0</text:p>
          </table:table-cell>
          <table:table-cell table:style-name="ce22" table:formula="of:=1-[.D16]" office:value-type="float" office:value="0" calcext:value-type="float">
            <text:p>0</text:p>
          </table:table-cell>
          <table:table-cell table:style-name="ce22" table:formula="of:=1-[.E16]" office:value-type="float" office:value="0" calcext:value-type="float">
            <text:p>0</text:p>
          </table:table-cell>
          <table:table-cell table:style-name="ce22" table:formula="of:=1-[.F16]" office:value-type="float" office:value="0" calcext:value-type="float">
            <text:p>0</text:p>
          </table:table-cell>
          <table:table-cell table:style-name="ce22" table:formula="of:=1-[.G16]" office:value-type="float" office:value="0" calcext:value-type="float">
            <text:p>0</text:p>
          </table:table-cell>
          <table:table-cell table:style-name="ce22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office:value-type="string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63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63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B20:.D22];[$Verteilung.$A$4:$Verteilung.$C$6])" office:value-type="float" office:value="100" calcext:value-type="float">
            <text:p>100</text:p>
          </table:table-cell>
          <table:table-cell table:style-name="ce63" table:formula="of:=SUMPRODUCT([.C20:.E22];[$Verteilung.$A$4:$Verteilung.$C$6])" office:value-type="float" office:value="100" calcext:value-type="float">
            <text:p>100</text:p>
          </table:table-cell>
          <table:table-cell table:style-name="ce63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63" table:formula="of:=SUMPRODUCT([.E20:.G22];[$Verteilung.$A$4:$Verteilung.$C$6])" office:value-type="float" office:value="95" calcext:value-type="float">
            <text:p>95</text:p>
          </table:table-cell>
          <table:table-cell table:style-name="ce63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B21:.D23];[$Verteilung.$A$4:$Verteilung.$C$6])" office:value-type="float" office:value="100" calcext:value-type="float">
            <text:p>100</text:p>
          </table:table-cell>
          <table:table-cell table:style-name="ce63" table:formula="of:=SUMPRODUCT([.C21:.E23];[$Verteilung.$A$4:$Verteilung.$C$6])" office:value-type="float" office:value="100" calcext:value-type="float">
            <text:p>100</text:p>
          </table:table-cell>
          <table:table-cell table:style-name="ce63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63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63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B22:.D24];[$Verteilung.$A$4:$Verteilung.$C$6])" office:value-type="float" office:value="100" calcext:value-type="float">
            <text:p>100</text:p>
          </table:table-cell>
          <table:table-cell table:style-name="ce63" table:formula="of:=SUMPRODUCT([.C22:.E24];[$Verteilung.$A$4:$Verteilung.$C$6])" office:value-type="float" office:value="100" calcext:value-type="float">
            <text:p>100</text:p>
          </table:table-cell>
          <table:table-cell table:style-name="ce63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63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63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63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63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63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office:value-type="string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63" table:formula="of:=IF([.B28]=0;0;1/[.B28])" office:value-type="float" office:value="0.0125955056923691" calcext:value-type="float">
            <text:p>0,012595505692369</text:p>
          </table:table-cell>
          <table:table-cell table:style-name="ce63" table:formula="of:=IF([.C28]=0;0;1/[.C28])" office:value-type="float" office:value="0.0113728209261131" calcext:value-type="float">
            <text:p>0,011372820926113</text:p>
          </table:table-cell>
          <table:table-cell table:style-name="ce63" table:formula="of:=IF([.D28]=0;0;1/[.D28])" office:value-type="float" office:value="0.0113728209261131" calcext:value-type="float">
            <text:p>0,011372820926113</text:p>
          </table:table-cell>
          <table:table-cell table:style-name="ce63" table:formula="of:=IF([.E28]=0;0;1/[.E28])" office:value-type="float" office:value="0.0113728209261131" calcext:value-type="float">
            <text:p>0,011372820926113</text:p>
          </table:table-cell>
          <table:table-cell table:style-name="ce63" table:formula="of:=IF([.F28]=0;0;1/[.F28])" office:value-type="float" office:value="0.0113728209261131" calcext:value-type="float">
            <text:p>0,011372820926113</text:p>
          </table:table-cell>
          <table:table-cell table:style-name="ce63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IF([.B29]=0;0;1/[.B29])" office:value-type="float" office:value="0.0113728209261131" calcext:value-type="float">
            <text:p>0,011372820926113</text:p>
          </table:table-cell>
          <table:table-cell table:style-name="ce63" table:formula="of:=IF([.C29]=0;0;1/[.C29])" office:value-type="float" office:value="0.01" calcext:value-type="float">
            <text:p>0,01</text:p>
          </table:table-cell>
          <table:table-cell table:style-name="ce63" table:formula="of:=IF([.D29]=0;0;1/[.D29])" office:value-type="float" office:value="0.01" calcext:value-type="float">
            <text:p>0,01</text:p>
          </table:table-cell>
          <table:table-cell table:style-name="ce63" table:formula="of:=IF([.E29]=0;0;1/[.E29])" office:value-type="float" office:value="0.0103665115300058" calcext:value-type="float">
            <text:p>0,010366511530006</text:p>
          </table:table-cell>
          <table:table-cell table:style-name="ce63" table:formula="of:=IF([.F29]=0;0;1/[.F29])" office:value-type="float" office:value="0.0105263157894737" calcext:value-type="float">
            <text:p>0,010526315789474</text:p>
          </table:table-cell>
          <table:table-cell table:style-name="ce63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IF([.B30]=0;0;1/[.B30])" office:value-type="float" office:value="0.0113728209261131" calcext:value-type="float">
            <text:p>0,011372820926113</text:p>
          </table:table-cell>
          <table:table-cell table:style-name="ce63" table:formula="of:=IF([.C30]=0;0;1/[.C30])" office:value-type="float" office:value="0.01" calcext:value-type="float">
            <text:p>0,01</text:p>
          </table:table-cell>
          <table:table-cell table:style-name="ce63" table:formula="of:=IF([.D30]=0;0;1/[.D30])" office:value-type="float" office:value="0.01" calcext:value-type="float">
            <text:p>0,01</text:p>
          </table:table-cell>
          <table:table-cell table:style-name="ce63" table:formula="of:=IF([.E30]=0;0;1/[.E30])" office:value-type="float" office:value="0.0109332076455959" calcext:value-type="float">
            <text:p>0,010933207645596</text:p>
          </table:table-cell>
          <table:table-cell table:style-name="ce63" table:formula="of:=IF([.F30]=0;0;1/[.F30])" office:value-type="float" office:value="0.034314575050762" calcext:value-type="float">
            <text:p>0,034314575050762</text:p>
          </table:table-cell>
          <table:table-cell table:style-name="ce63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IF([.B31]=0;0;1/[.B31])" office:value-type="float" office:value="0.0113728209261131" calcext:value-type="float">
            <text:p>0,011372820926113</text:p>
          </table:table-cell>
          <table:table-cell table:style-name="ce63" table:formula="of:=IF([.C31]=0;0;1/[.C31])" office:value-type="float" office:value="0.01" calcext:value-type="float">
            <text:p>0,01</text:p>
          </table:table-cell>
          <table:table-cell table:style-name="ce63" table:formula="of:=IF([.D31]=0;0;1/[.D31])" office:value-type="float" office:value="0.01" calcext:value-type="float">
            <text:p>0,01</text:p>
          </table:table-cell>
          <table:table-cell table:style-name="ce63" table:formula="of:=IF([.E31]=0;0;1/[.E31])" office:value-type="float" office:value="0.0109332076455959" calcext:value-type="float">
            <text:p>0,010933207645596</text:p>
          </table:table-cell>
          <table:table-cell table:style-name="ce63" table:formula="of:=IF([.F31]=0;0;1/[.F31])" office:value-type="float" office:value="0.034314575050762" calcext:value-type="float">
            <text:p>0,034314575050762</text:p>
          </table:table-cell>
          <table:table-cell table:style-name="ce63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IF([.B32]=0;0;1/[.B32])" office:value-type="float" office:value="0.0125955056923691" calcext:value-type="float">
            <text:p>0,012595505692369</text:p>
          </table:table-cell>
          <table:table-cell table:style-name="ce63" table:formula="of:=IF([.C32]=0;0;1/[.C32])" office:value-type="float" office:value="0.0113728209261131" calcext:value-type="float">
            <text:p>0,011372820926113</text:p>
          </table:table-cell>
          <table:table-cell table:style-name="ce63" table:formula="of:=IF([.D32]=0;0;1/[.D32])" office:value-type="float" office:value="0.0113728209261131" calcext:value-type="float">
            <text:p>0,011372820926113</text:p>
          </table:table-cell>
          <table:table-cell table:style-name="ce63" table:formula="of:=IF([.E32]=0;0;1/[.E32])" office:value-type="float" office:value="0.0118492680749283" calcext:value-type="float">
            <text:p>0,011849268074928</text:p>
          </table:table-cell>
          <table:table-cell table:style-name="ce63" table:formula="of:=IF([.F32]=0;0;1/[.F32])" office:value-type="float" office:value="0.0120585177406044" calcext:value-type="float">
            <text:p>0,012058517740604</text:p>
          </table:table-cell>
          <table:table-cell table:style-name="ce63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0.B11:Zeit0.G15">
            <calcext:condition calcext:apply-style-name="blue_dark_background" calcext:value="&gt;0.5" calcext:base-cell-address="Zeit0.B11"/>
            <calcext:condition calcext:apply-style-name="grey_background" calcext:value="&lt;=0.5" calcext:base-cell-address="Zeit0.B11"/>
          </calcext:conditional-format>
          <calcext:conditional-format calcext:target-range-address="Zeit0.A10:Zeit0.A10">
            <calcext:condition calcext:apply-style-name="blue_dark_background" calcext:value="&gt;0.5" calcext:base-cell-address="Zeit0.A10"/>
            <calcext:condition calcext:apply-style-name="grey_background" calcext:value="&lt;=0.5" calcext:base-cell-address="Zeit0.A10"/>
          </calcext:conditional-format>
          <calcext:conditional-format calcext:target-range-address="Zeit0.B10:Zeit0.B10">
            <calcext:condition calcext:apply-style-name="blue_dark_background" calcext:value="&gt;0.5" calcext:base-cell-address="Zeit0.B10"/>
            <calcext:condition calcext:apply-style-name="grey_background" calcext:value="&lt;=0.5" calcext:base-cell-address="Zeit0.B10"/>
          </calcext:conditional-format>
          <calcext:conditional-format calcext:target-range-address="Zeit0.C10:Zeit0.C10">
            <calcext:condition calcext:apply-style-name="blue_dark_background" calcext:value="&gt;0.5" calcext:base-cell-address="Zeit0.C10"/>
            <calcext:condition calcext:apply-style-name="grey_background" calcext:value="&lt;=0.5" calcext:base-cell-address="Zeit0.C10"/>
          </calcext:conditional-format>
          <calcext:conditional-format calcext:target-range-address="Zeit0.D10:Zeit0.D10">
            <calcext:condition calcext:apply-style-name="blue_dark_background" calcext:value="&gt;0.5" calcext:base-cell-address="Zeit0.D10"/>
            <calcext:condition calcext:apply-style-name="grey_background" calcext:value="&lt;=0.5" calcext:base-cell-address="Zeit0.D10"/>
          </calcext:conditional-format>
          <calcext:conditional-format calcext:target-range-address="Zeit0.E10:Zeit0.E10">
            <calcext:condition calcext:apply-style-name="blue_dark_background" calcext:value="&gt;0.5" calcext:base-cell-address="Zeit0.E10"/>
            <calcext:condition calcext:apply-style-name="grey_background" calcext:value="&lt;=0.5" calcext:base-cell-address="Zeit0.E10"/>
          </calcext:conditional-format>
          <calcext:conditional-format calcext:target-range-address="Zeit0.F10:Zeit0.F10">
            <calcext:condition calcext:apply-style-name="blue_dark_background" calcext:value="&gt;0.5" calcext:base-cell-address="Zeit0.F10"/>
            <calcext:condition calcext:apply-style-name="grey_background" calcext:value="&lt;=0.5" calcext:base-cell-address="Zeit0.F10"/>
          </calcext:conditional-format>
          <calcext:conditional-format calcext:target-range-address="Zeit0.G10:Zeit0.G10">
            <calcext:condition calcext:apply-style-name="blue_dark_background" calcext:value="&gt;0.5" calcext:base-cell-address="Zeit0.G10"/>
            <calcext:condition calcext:apply-style-name="grey_background" calcext:value="&lt;=0.5" calcext:base-cell-address="Zeit0.G10"/>
          </calcext:conditional-format>
          <calcext:conditional-format calcext:target-range-address="Zeit0.H10:Zeit0.H10">
            <calcext:condition calcext:apply-style-name="blue_dark_background" calcext:value="&gt;0.5" calcext:base-cell-address="Zeit0.H10"/>
            <calcext:condition calcext:apply-style-name="grey_background" calcext:value="&lt;=0.5" calcext:base-cell-address="Zeit0.H10"/>
          </calcext:conditional-format>
          <calcext:conditional-format calcext:target-range-address="Zeit0.H11:Zeit0.H11">
            <calcext:condition calcext:apply-style-name="blue_dark_background" calcext:value="&gt;0.5" calcext:base-cell-address="Zeit0.H11"/>
            <calcext:condition calcext:apply-style-name="grey_background" calcext:value="&lt;=0.5" calcext:base-cell-address="Zeit0.H11"/>
          </calcext:conditional-format>
          <calcext:conditional-format calcext:target-range-address="Zeit0.H12:Zeit0.H12">
            <calcext:condition calcext:apply-style-name="blue_dark_background" calcext:value="&gt;0.5" calcext:base-cell-address="Zeit0.H12"/>
            <calcext:condition calcext:apply-style-name="grey_background" calcext:value="&lt;=0.5" calcext:base-cell-address="Zeit0.H12"/>
          </calcext:conditional-format>
          <calcext:conditional-format calcext:target-range-address="Zeit0.H13:Zeit0.H13">
            <calcext:condition calcext:apply-style-name="blue_dark_background" calcext:value="&gt;0.5" calcext:base-cell-address="Zeit0.H13"/>
            <calcext:condition calcext:apply-style-name="grey_background" calcext:value="&lt;=0.5" calcext:base-cell-address="Zeit0.H13"/>
          </calcext:conditional-format>
          <calcext:conditional-format calcext:target-range-address="Zeit0.H14:Zeit0.H14">
            <calcext:condition calcext:apply-style-name="blue_dark_background" calcext:value="&gt;0.5" calcext:base-cell-address="Zeit0.H14"/>
            <calcext:condition calcext:apply-style-name="grey_background" calcext:value="&lt;=0.5" calcext:base-cell-address="Zeit0.H14"/>
          </calcext:conditional-format>
          <calcext:conditional-format calcext:target-range-address="Zeit0.H15:Zeit0.H15">
            <calcext:condition calcext:apply-style-name="blue_dark_background" calcext:value="&gt;0.5" calcext:base-cell-address="Zeit0.H15"/>
            <calcext:condition calcext:apply-style-name="grey_background" calcext:value="&lt;=0.5" calcext:base-cell-address="Zeit0.H15"/>
          </calcext:conditional-format>
          <calcext:conditional-format calcext:target-range-address="Zeit0.H16:Zeit0.H16">
            <calcext:condition calcext:apply-style-name="blue_dark_background" calcext:value="&gt;0.5" calcext:base-cell-address="Zeit0.H16"/>
            <calcext:condition calcext:apply-style-name="grey_background" calcext:value="&lt;=0.5" calcext:base-cell-address="Zeit0.H16"/>
          </calcext:conditional-format>
          <calcext:conditional-format calcext:target-range-address="Zeit0.G16:Zeit0.G16">
            <calcext:condition calcext:apply-style-name="blue_dark_background" calcext:value="&gt;0.5" calcext:base-cell-address="Zeit0.G16"/>
            <calcext:condition calcext:apply-style-name="grey_background" calcext:value="&lt;=0.5" calcext:base-cell-address="Zeit0.G16"/>
          </calcext:conditional-format>
          <calcext:conditional-format calcext:target-range-address="Zeit0.F16:Zeit0.F16">
            <calcext:condition calcext:apply-style-name="blue_dark_background" calcext:value="&gt;0.5" calcext:base-cell-address="Zeit0.F16"/>
            <calcext:condition calcext:apply-style-name="grey_background" calcext:value="&lt;=0.5" calcext:base-cell-address="Zeit0.F16"/>
          </calcext:conditional-format>
          <calcext:conditional-format calcext:target-range-address="Zeit0.E16:Zeit0.E16">
            <calcext:condition calcext:apply-style-name="blue_dark_background" calcext:value="&gt;0.5" calcext:base-cell-address="Zeit0.E16"/>
            <calcext:condition calcext:apply-style-name="grey_background" calcext:value="&lt;=0.5" calcext:base-cell-address="Zeit0.E16"/>
          </calcext:conditional-format>
          <calcext:conditional-format calcext:target-range-address="Zeit0.D16:Zeit0.D16">
            <calcext:condition calcext:apply-style-name="blue_dark_background" calcext:value="&gt;0.5" calcext:base-cell-address="Zeit0.D16"/>
            <calcext:condition calcext:apply-style-name="grey_background" calcext:value="&lt;=0.5" calcext:base-cell-address="Zeit0.D16"/>
          </calcext:conditional-format>
          <calcext:conditional-format calcext:target-range-address="Zeit0.C16:Zeit0.C16">
            <calcext:condition calcext:apply-style-name="blue_dark_background" calcext:value="&gt;0.5" calcext:base-cell-address="Zeit0.C16"/>
            <calcext:condition calcext:apply-style-name="grey_background" calcext:value="&lt;=0.5" calcext:base-cell-address="Zeit0.C16"/>
          </calcext:conditional-format>
          <calcext:conditional-format calcext:target-range-address="Zeit0.B16:Zeit0.B16">
            <calcext:condition calcext:apply-style-name="blue_dark_background" calcext:value="&gt;0.5" calcext:base-cell-address="Zeit0.B16"/>
            <calcext:condition calcext:apply-style-name="grey_background" calcext:value="&lt;=0.5" calcext:base-cell-address="Zeit0.B16"/>
          </calcext:conditional-format>
          <calcext:conditional-format calcext:target-range-address="Zeit0.A16:Zeit0.A16">
            <calcext:condition calcext:apply-style-name="blue_dark_background" calcext:value="&gt;0.5" calcext:base-cell-address="Zeit0.A16"/>
            <calcext:condition calcext:apply-style-name="grey_background" calcext:value="&lt;=0.5" calcext:base-cell-address="Zeit0.A16"/>
          </calcext:conditional-format>
          <calcext:conditional-format calcext:target-range-address="Zeit0.A15:Zeit0.A15">
            <calcext:condition calcext:apply-style-name="blue_dark_background" calcext:value="&gt;0.5" calcext:base-cell-address="Zeit0.A15"/>
            <calcext:condition calcext:apply-style-name="grey_background" calcext:value="&lt;=0.5" calcext:base-cell-address="Zeit0.A15"/>
          </calcext:conditional-format>
          <calcext:conditional-format calcext:target-range-address="Zeit0.A14:Zeit0.A14">
            <calcext:condition calcext:apply-style-name="blue_dark_background" calcext:value="&gt;0.5" calcext:base-cell-address="Zeit0.A14"/>
            <calcext:condition calcext:apply-style-name="grey_background" calcext:value="&lt;=0.5" calcext:base-cell-address="Zeit0.A14"/>
          </calcext:conditional-format>
          <calcext:conditional-format calcext:target-range-address="Zeit0.A13:Zeit0.A13">
            <calcext:condition calcext:apply-style-name="blue_dark_background" calcext:value="&gt;0.5" calcext:base-cell-address="Zeit0.A13"/>
            <calcext:condition calcext:apply-style-name="grey_background" calcext:value="&lt;=0.5" calcext:base-cell-address="Zeit0.A13"/>
          </calcext:conditional-format>
          <calcext:conditional-format calcext:target-range-address="Zeit0.A12:Zeit0.A12">
            <calcext:condition calcext:apply-style-name="blue_dark_background" calcext:value="&gt;0.5" calcext:base-cell-address="Zeit0.A12"/>
            <calcext:condition calcext:apply-style-name="grey_background" calcext:value="&lt;=0.5" calcext:base-cell-address="Zeit0.A12"/>
          </calcext:conditional-format>
          <calcext:conditional-format calcext:target-range-address="Zeit0.A11:Zeit0.A11">
            <calcext:condition calcext:apply-style-name="blue_dark_background" calcext:value="&gt;0.5" calcext:base-cell-address="Zeit0.A11"/>
            <calcext:condition calcext:apply-style-name="grey_background" calcext:value="&lt;=0.5" calcext:base-cell-address="Zeit0.A11"/>
          </calcext:conditional-format>
          <calcext:conditional-format calcext:target-range-address="Zeit0.A19:Zeit0.H25">
            <calcext:condition calcext:apply-style-name="blue_dark_background" calcext:value="&gt;0.5" calcext:base-cell-address="Zeit0.A19"/>
            <calcext:condition calcext:apply-style-name="grey_background" calcext:value="&lt;=0.5" calcext:base-cell-address="Zeit0.A19"/>
          </calcext:conditional-format>
          <calcext:conditional-format calcext:target-range-address="Zeit0.C3:Zeit0.G3 Zeit0.B4:Zeit0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B3:Zeit0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2" table:number-columns-repeated="1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08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58" table:number-columns-repeated="8"/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58"/>
          <table:table-cell table:style-name="ce105" table:formula="of:=IF([Zeit0.B20]=0;0;SUMPRODUCT([Zeit0.A2:.C4];[$Verteilung.$A$4:$Verteilung.$C$6];[.A19:.C21];[.A34:.C36]))" office:value-type="float" office:value="0" calcext:value-type="float">
            <text:p>0</text:p>
          </table:table-cell>
          <table:table-cell table:style-name="ce105" table:formula="of:=IF([Zeit0.C20]=0;0;SUMPRODUCT([Zeit0.B2:.D4];[$Verteilung.$A$4:$Verteilung.$C$6];[.B19:.D21];[.B34:.D36]))" office:value-type="float" office:value="0" calcext:value-type="float">
            <text:p>0</text:p>
          </table:table-cell>
          <table:table-cell table:style-name="ce105" table:formula="of:=IF([Zeit0.D20]=0;0;SUMPRODUCT([Zeit0.C2:.E4];[$Verteilung.$A$4:$Verteilung.$C$6];[.C19:.E21];[.C34:.E36]))" office:value-type="float" office:value="5.68641046305657" calcext:value-type="float">
            <text:p>5,68641046305657</text:p>
          </table:table-cell>
          <table:table-cell table:style-name="ce105" table:formula="of:=IF([$Zeit0.E20]=0;0;SUMPRODUCT([Zeit0.D2:.F4];[$Verteilung.$A$4:$Verteilung.$C$6];[.D19:.F21];[.D34:.F36]))" office:value-type="float" office:value="74.8989698127554" calcext:value-type="float">
            <text:p>74,8989698127554</text:p>
          </table:table-cell>
          <table:table-cell table:style-name="ce105" table:formula="of:=IF([$Zeit0.F20]=0;0;SUMPRODUCT([Zeit0.E2:.G4];[$Verteilung.$A$4:$Verteilung.$C$6];[.E19:.G21];[.E34:.G36]))" office:value-type="float" office:value="68.6639389249021" calcext:value-type="float">
            <text:p>68,6639389249021</text:p>
          </table:table-cell>
          <table:table-cell table:style-name="ce105" table:formula="of:=IF([$Zeit0.G20]=0;0;SUMPRODUCT([Zeit0.F2:.H4];[$Verteilung.$A$4:$Verteilung.$C$6];[.F19:.H21];[.F34:.H36]))" office:value-type="float" office:value="829.513105638569" calcext:value-type="float">
            <text:p>829,513105638569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58"/>
          <table:table-cell table:style-name="ce105" table:formula="of:=IF([Zeit0.B21]=0;0;SUMPRODUCT([Zeit0.A3:.C5];[$Verteilung.$A$4:$Verteilung.$C$6];[.A20:.C22];[.A35:.C37]))" office:value-type="float" office:value="0" calcext:value-type="float">
            <text:p>0</text:p>
          </table:table-cell>
          <table:table-cell table:style-name="ce105" table:formula="of:=IF([Zeit0.C21]=0;0;SUMPRODUCT([Zeit0.B3:.D5];[$Verteilung.$A$4:$Verteilung.$C$6];[.B20:.D22];[.B35:.D37]))" office:value-type="float" office:value="0" calcext:value-type="float">
            <text:p>0</text:p>
          </table:table-cell>
          <table:table-cell table:style-name="ce105" table:formula="of:=IF([Zeit0.D21]=0;0;SUMPRODUCT([Zeit0.C3:.E5];[$Verteilung.$A$4:$Verteilung.$C$6];[.C20:.E22];[.C35:.E37]))" office:value-type="float" office:value="4.02089939903744" calcext:value-type="float">
            <text:p>4,02089939903744</text:p>
          </table:table-cell>
          <table:table-cell table:style-name="ce105" table:formula="of:=IF([$Zeit0.E21]=0;0;SUMPRODUCT([Zeit0.D3:.F5];[$Verteilung.$A$4:$Verteilung.$C$6];[.D20:.F22];[.D35:.F37]))" office:value-type="float" office:value="5.68641046305657" calcext:value-type="float">
            <text:p>5,68641046305657</text:p>
          </table:table-cell>
          <table:table-cell table:style-name="ce105" table:formula="of:=IF([$Zeit0.F21]=0;0;SUMPRODUCT([Zeit0.E3:.G5];[$Verteilung.$A$4:$Verteilung.$C$6];[.E20:.G22];[.E35:.G37]))" office:value-type="float" office:value="48.5527368367772" calcext:value-type="float">
            <text:p>48,5527368367772</text:p>
          </table:table-cell>
          <table:table-cell table:style-name="ce105" table:formula="of:=IF([$Zeit0.G21]=0;0;SUMPRODUCT([Zeit0.F3:.H5];[$Verteilung.$A$4:$Verteilung.$C$6];[.F20:.H22];[.F35:.H37]))" office:value-type="float" office:value="62.9775284618455" calcext:value-type="float">
            <text:p>62,9775284618455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58"/>
          <table:table-cell table:style-name="ce105" table:formula="of:=IF([Zeit0.B22]=0;0;SUMPRODUCT([Zeit0.A4:.C6];[$Verteilung.$A$4:$Verteilung.$C$6];[.A21:.C23];[.A36:.C38]))" office:value-type="float" office:value="56.8641046305657" calcext:value-type="float">
            <text:p>56,8641046305657</text:p>
          </table:table-cell>
          <table:table-cell table:style-name="ce105" table:formula="of:=IF([Zeit0.C22]=0;0;SUMPRODUCT([Zeit0.B4:.D6];[$Verteilung.$A$4:$Verteilung.$C$6];[.B21:.D23];[.B36:.D38]))" office:value-type="float" office:value="40.2089939903744" calcext:value-type="float">
            <text:p>40,2089939903744</text:p>
          </table:table-cell>
          <table:table-cell table:style-name="ce105" table:formula="of:=IF([Zeit0.D22]=0;0;SUMPRODUCT([Zeit0.C4:.E6];[$Verteilung.$A$4:$Verteilung.$C$6];[.C21:.E23];[.C36:.E38]))" office:value-type="float" office:value="0" calcext:value-type="float">
            <text:p>0</text:p>
          </table:table-cell>
          <table:table-cell table:style-name="ce105" table:formula="of:=IF([Zeit0.E22]=0;0;SUMPRODUCT([Zeit0.D4:.F6];[$Verteilung.$A$4:$Verteilung.$C$6];[.D21:.F23];[.D36:.F38]))" office:value-type="float" office:value="0" calcext:value-type="float">
            <text:p>0</text:p>
          </table:table-cell>
          <table:table-cell table:style-name="ce105" table:formula="of:=IF([Zeit0.F22]=0;0;SUMPRODUCT([Zeit0.E4:.G6];[$Verteilung.$A$4:$Verteilung.$C$6];[.E21:.G23];[.E36:.G38]))" office:value-type="float" office:value="0" calcext:value-type="float">
            <text:p>0</text:p>
          </table:table-cell>
          <table:table-cell table:style-name="ce105" table:formula="of:=IF([Zeit0.G22]=0;0;SUMPRODUCT([Zeit0.F4:.H6];[$Verteilung.$A$4:$Verteilung.$C$6];[.F21:.H23];[.F36:.H38]))" office:value-type="float" office:value="0" calcext:value-type="float">
            <text:p>0</text:p>
          </table:table-cell>
          <table:table-cell table:style-name="ce58"/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58"/>
          <table:table-cell table:style-name="ce105" table:formula="of:=IF([Zeit0.B23]=0;0;SUMPRODUCT([Zeit0.A5:.C7];[$Verteilung.$A$4:$Verteilung.$C$6];[.A22:.C24];[.A37:.C39]))" office:value-type="float" office:value="748.989698127554" calcext:value-type="float">
            <text:p>748,989698127554</text:p>
          </table:table-cell>
          <table:table-cell table:style-name="ce105" table:formula="of:=IF([Zeit0.C23]=0;0;SUMPRODUCT([Zeit0.B5:.D7];[$Verteilung.$A$4:$Verteilung.$C$6];[.B22:.D24];[.B37:.D39]))" office:value-type="float" office:value="56.8641046305657" calcext:value-type="float">
            <text:p>56,8641046305657</text:p>
          </table:table-cell>
          <table:table-cell table:style-name="ce105" table:formula="of:=IF([Zeit0.D23]=0;0;SUMPRODUCT([Zeit0.C5:.E7];[$Verteilung.$A$4:$Verteilung.$C$6];[.C22:.E24];[.C37:.E39]))" office:value-type="float" office:value="0" calcext:value-type="float">
            <text:p>0</text:p>
          </table:table-cell>
          <table:table-cell table:style-name="ce105" table:formula="of:=IF([Zeit0.E23]=0;0;SUMPRODUCT([Zeit0.D5:.F7];[$Verteilung.$A$4:$Verteilung.$C$6];[.D22:.F24];[.D37:.F39]))" office:value-type="float" office:value="0" calcext:value-type="float">
            <text:p>0</text:p>
          </table:table-cell>
          <table:table-cell table:style-name="ce105" table:formula="of:=IF([Zeit0.F23]=0;0;SUMPRODUCT([Zeit0.E5:.G7];[$Verteilung.$A$4:$Verteilung.$C$6];[.E22:.G24];[.E37:.G39]))" office:value-type="float" office:value="0" calcext:value-type="float">
            <text:p>0</text:p>
          </table:table-cell>
          <table:table-cell table:style-name="ce105" table:formula="of:=IF([Zeit0.G23]=0;0;SUMPRODUCT([Zeit0.F5:.H7];[$Verteilung.$A$4:$Verteilung.$C$6];[.F22:.H24];[.F37:.H39]))" office:value-type="float" office:value="0" calcext:value-type="float">
            <text:p>0</text:p>
          </table:table-cell>
          <table:table-cell table:style-name="ce58"/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58"/>
          <table:table-cell table:style-name="ce105" table:formula="of:=IF([Zeit0.B24]=0;0;SUMPRODUCT([Zeit0.A6:.C8];[$Verteilung.$A$4:$Verteilung.$C$6];[.A23:.C25];[.A38:.C40]))" office:value-type="float" office:value="56.8641046305657" calcext:value-type="float">
            <text:p>56,8641046305657</text:p>
          </table:table-cell>
          <table:table-cell table:style-name="ce105" table:formula="of:=IF([Zeit0.C24]=0;0;SUMPRODUCT([Zeit0.B6:.D8];[$Verteilung.$A$4:$Verteilung.$C$6];[.B23:.D25];[.B38:.D40]))" office:value-type="float" office:value="40.2089939903744" calcext:value-type="float">
            <text:p>40,2089939903744</text:p>
          </table:table-cell>
          <table:table-cell table:style-name="ce105" table:formula="of:=IF([Zeit0.D24]=0;0;SUMPRODUCT([Zeit0.C6:.E8];[$Verteilung.$A$4:$Verteilung.$C$6];[.C23:.E25];[.C38:.E40]))" office:value-type="float" office:value="0" calcext:value-type="float">
            <text:p>0</text:p>
          </table:table-cell>
          <table:table-cell table:style-name="ce105" table:formula="of:=IF([Zeit0.E24]=0;0;SUMPRODUCT([Zeit0.D6:.F8];[$Verteilung.$A$4:$Verteilung.$C$6];[.D23:.F25];[.D38:.F40]))" office:value-type="float" office:value="0" calcext:value-type="float">
            <text:p>0</text:p>
          </table:table-cell>
          <table:table-cell table:style-name="ce105" table:formula="of:=IF([Zeit0.F24]=0;0;SUMPRODUCT([Zeit0.E6:.G8];[$Verteilung.$A$4:$Verteilung.$C$6];[.E23:.G25];[.E38:.G40]))" office:value-type="float" office:value="0" calcext:value-type="float">
            <text:p>0</text:p>
          </table:table-cell>
          <table:table-cell table:style-name="ce105" table:formula="of:=IF([Zeit0.G24]=0;0;SUMPRODUCT([Zeit0.F6:.H8];[$Verteilung.$A$4:$Verteilung.$C$6];[.F23:.H25];[.F38:.H40]))" office:value-type="float" office:value="0" calcext:value-type="float">
            <text:p>0</text:p>
          </table:table-cell>
          <table:table-cell table:style-name="ce58"/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Default" table:number-columns-repeated="2"/>
          <table:table-cell/>
          <table:table-cell table:style-name="ce14" table:formula="of:=[Zeit0.D9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/>
          <table:table-cell table:style-name="ce14" office:value-type="string" calcext:value-type="string">
            <text:p>Unterschiede bei Bewegung in Pixeln</text:p>
          </table:table-cell>
          <table:table-cell table:style-name="Default" table:number-columns-repeated="7"/>
          <table:table-cell table:number-columns-repeated="998"/>
        </table:table-row>
        <table:table-row table:style-name="ro3">
          <table:table-cell table:style-name="ce103" table:formula="of:=[Zeit0.A10]" office:value-type="float" office:value="1" calcext:value-type="float">
            <text:p>1</text:p>
          </table:table-cell>
          <table:table-cell table:style-name="ce103" table:formula="of:=[Zeit0.B10]" office:value-type="float" office:value="1" calcext:value-type="float">
            <text:p>1</text:p>
          </table:table-cell>
          <table:table-cell table:style-name="ce103" table:formula="of:=[Zeit0.C10]" office:value-type="float" office:value="1" calcext:value-type="float">
            <text:p>1</text:p>
          </table:table-cell>
          <table:table-cell table:style-name="ce103" table:formula="of:=[Zeit0.D10]" office:value-type="float" office:value="1" calcext:value-type="float">
            <text:p>1</text:p>
          </table:table-cell>
          <table:table-cell table:style-name="ce103" table:formula="of:=[Zeit0.E10]" office:value-type="float" office:value="1" calcext:value-type="float">
            <text:p>1</text:p>
          </table:table-cell>
          <table:table-cell table:style-name="ce103" table:formula="of:=[Zeit0.F10]" office:value-type="float" office:value="1" calcext:value-type="float">
            <text:p>1</text:p>
          </table:table-cell>
          <table:table-cell table:style-name="ce103" table:formula="of:=[Zeit0.G10]" office:value-type="float" office:value="1" calcext:value-type="float">
            <text:p>1</text:p>
          </table:table-cell>
          <table:table-cell table:style-name="ce103" table:formula="of:=[Zeit0.H10]"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92" table:formula="of:=[.A10]-[Zeit0.A10]" office:value-type="float" office:value="0" calcext:value-type="float">
            <text:p>0</text:p>
          </table:table-cell>
          <table:table-cell table:style-name="ce92" table:formula="of:=[.B10]-[Zeit0.B10]" office:value-type="float" office:value="0" calcext:value-type="float">
            <text:p>0</text:p>
          </table:table-cell>
          <table:table-cell table:style-name="ce92" table:formula="of:=[.C10]-[Zeit0.C10]" office:value-type="float" office:value="0" calcext:value-type="float">
            <text:p>0</text:p>
          </table:table-cell>
          <table:table-cell table:style-name="ce92" table:formula="of:=[.D10]-[Zeit0.D10]" office:value-type="float" office:value="0" calcext:value-type="float">
            <text:p>0</text:p>
          </table:table-cell>
          <table:table-cell table:style-name="ce92" table:formula="of:=[.E10]-[Zeit0.E10]" office:value-type="float" office:value="0" calcext:value-type="float">
            <text:p>0</text:p>
          </table:table-cell>
          <table:table-cell table:style-name="ce92" table:formula="of:=[.F10]-[Zeit0.F10]" office:value-type="float" office:value="0" calcext:value-type="float">
            <text:p>0</text:p>
          </table:table-cell>
          <table:table-cell table:style-name="ce92" table:formula="of:=[.G10]-[Zeit0.G10]" office:value-type="float" office:value="0" calcext:value-type="float">
            <text:p>0</text:p>
          </table:table-cell>
          <table:table-cell table:style-name="ce92" table:formula="of:=[.H10]-[Zeit0.H10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103" table:formula="of:=[Zeit0.A11]" office:value-type="float" office:value="1" calcext:value-type="float">
            <text:p>1</text:p>
          </table:table-cell>
          <table:table-cell table:style-name="ce103" table:formula="of:=[Zeit0.B11]" office:value-type="float" office:value="0" calcext:value-type="float">
            <text:p>0</text:p>
          </table:table-cell>
          <table:table-cell table:style-name="ce103" table:formula="of:=[Zeit0.C11]" office:value-type="float" office:value="0" calcext:value-type="float">
            <text:p>0</text:p>
          </table:table-cell>
          <table:table-cell table:style-name="ce103" table:formula="of:=[Zeit0.D11]" office:value-type="float" office:value="0" calcext:value-type="float">
            <text:p>0</text:p>
          </table:table-cell>
          <table:table-cell table:style-name="ce103" table:formula="of:=[Zeit0.E11]" office:value-type="float" office:value="0" calcext:value-type="float">
            <text:p>0</text:p>
          </table:table-cell>
          <table:table-cell table:style-name="ce103" table:formula="of:=[Zeit0.F11]" office:value-type="float" office:value="0" calcext:value-type="float">
            <text:p>0</text:p>
          </table:table-cell>
          <table:table-cell table:style-name="ce103" table:formula="of:=[Zeit0.G11]" office:value-type="float" office:value="0" calcext:value-type="float">
            <text:p>0</text:p>
          </table:table-cell>
          <table:table-cell table:style-name="ce103" table:formula="of:=[Zeit0.H11]" office:value-type="float" office:value="1" calcext:value-type="float">
            <text:p>1</text:p>
          </table:table-cell>
          <table:table-cell table:number-columns-repeated="7"/>
          <table:table-cell table:style-name="ce92" table:formula="of:=[.A11]-[Zeit0.A11]" office:value-type="float" office:value="0" calcext:value-type="float">
            <text:p>0</text:p>
          </table:table-cell>
          <table:table-cell table:style-name="ce92" table:formula="of:=[.B11]-[Zeit0.B11]" office:value-type="float" office:value="0" calcext:value-type="float">
            <text:p>0</text:p>
          </table:table-cell>
          <table:table-cell table:style-name="ce92" table:formula="of:=[.C11]-[Zeit0.C11]" office:value-type="float" office:value="0" calcext:value-type="float">
            <text:p>0</text:p>
          </table:table-cell>
          <table:table-cell table:style-name="ce92" table:formula="of:=[.D11]-[Zeit0.D11]" office:value-type="float" office:value="0" calcext:value-type="float">
            <text:p>0</text:p>
          </table:table-cell>
          <table:table-cell table:style-name="ce92" table:formula="of:=[.E11]-[Zeit0.E11]" office:value-type="float" office:value="0" calcext:value-type="float">
            <text:p>0</text:p>
          </table:table-cell>
          <table:table-cell table:style-name="ce92" table:formula="of:=[.F11]-[Zeit0.F11]" office:value-type="float" office:value="0" calcext:value-type="float">
            <text:p>0</text:p>
          </table:table-cell>
          <table:table-cell table:style-name="ce92" table:formula="of:=[.G11]-[Zeit0.G11]" office:value-type="float" office:value="0" calcext:value-type="float">
            <text:p>0</text:p>
          </table:table-cell>
          <table:table-cell table:style-name="ce92" table:formula="of:=[.H11]-[Zeit0.H11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103" table:formula="of:=[Zeit0.A12]" office:value-type="float" office:value="1" calcext:value-type="float">
            <text:p>1</text:p>
          </table:table-cell>
          <table:table-cell table:style-name="ce103" table:formula="of:=[Zeit0.B12]" office:value-type="float" office:value="0" calcext:value-type="float">
            <text:p>0</text:p>
          </table:table-cell>
          <table:table-cell table:style-name="ce103" table:formula="of:=[Zeit0.C12]" office:value-type="float" office:value="0" calcext:value-type="float">
            <text:p>0</text:p>
          </table:table-cell>
          <table:table-cell table:style-name="ce103" table:formula="of:=[Zeit0.D12]" office:value-type="float" office:value="0" calcext:value-type="float">
            <text:p>0</text:p>
          </table:table-cell>
          <table:table-cell table:style-name="ce103" table:formula="of:=[Zeit0.E12]" office:value-type="float" office:value="0" calcext:value-type="float">
            <text:p>0</text:p>
          </table:table-cell>
          <table:table-cell table:style-name="ce103" table:formula="of:=[Zeit0.F12]" office:value-type="float" office:value="0" calcext:value-type="float">
            <text:p>0</text:p>
          </table:table-cell>
          <table:table-cell table:style-name="ce103" table:formula="of:=[Zeit0.G12]" office:value-type="float" office:value="0" calcext:value-type="float">
            <text:p>0</text:p>
          </table:table-cell>
          <table:table-cell table:style-name="ce103" table:formula="of:=[Zeit0.H12]" office:value-type="float" office:value="1" calcext:value-type="float">
            <text:p>1</text:p>
          </table:table-cell>
          <table:table-cell table:number-columns-repeated="7"/>
          <table:table-cell table:style-name="ce92" table:formula="of:=[.A12]-[Zeit0.A12]" office:value-type="float" office:value="0" calcext:value-type="float">
            <text:p>0</text:p>
          </table:table-cell>
          <table:table-cell table:style-name="ce92" table:formula="of:=[.B12]-[Zeit0.B12]" office:value-type="float" office:value="0" calcext:value-type="float">
            <text:p>0</text:p>
          </table:table-cell>
          <table:table-cell table:style-name="ce92" table:formula="of:=[.C12]-[Zeit0.C12]" office:value-type="float" office:value="0" calcext:value-type="float">
            <text:p>0</text:p>
          </table:table-cell>
          <table:table-cell table:style-name="ce92" table:formula="of:=[.D12]-[Zeit0.D12]" office:value-type="float" office:value="0" calcext:value-type="float">
            <text:p>0</text:p>
          </table:table-cell>
          <table:table-cell table:style-name="ce92" table:formula="of:=[.E12]-[Zeit0.E12]" office:value-type="float" office:value="0" calcext:value-type="float">
            <text:p>0</text:p>
          </table:table-cell>
          <table:table-cell table:style-name="ce92" table:formula="of:=[.F12]-[Zeit0.F12]" office:value-type="float" office:value="0" calcext:value-type="float">
            <text:p>0</text:p>
          </table:table-cell>
          <table:table-cell table:style-name="ce92" table:formula="of:=[.G12]-[Zeit0.G12]" office:value-type="float" office:value="0" calcext:value-type="float">
            <text:p>0</text:p>
          </table:table-cell>
          <table:table-cell table:style-name="ce92" table:formula="of:=[.H12]-[Zeit0.H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103" table:formula="of:=[Zeit0.A13]" office:value-type="float" office:value="1" calcext:value-type="float">
            <text:p>1</text:p>
          </table:table-cell>
          <table:table-cell table:style-name="ce103" table:formula="of:=[Zeit0.B13]" office:value-type="float" office:value="0" calcext:value-type="float">
            <text:p>0</text:p>
          </table:table-cell>
          <table:table-cell table:style-name="ce103" table:formula="of:=[Zeit0.C13]" office:value-type="float" office:value="0" calcext:value-type="float">
            <text:p>0</text:p>
          </table:table-cell>
          <table:table-cell table:style-name="ce103" table:formula="of:=[Zeit0.D13]" office:value-type="float" office:value="0" calcext:value-type="float">
            <text:p>0</text:p>
          </table:table-cell>
          <table:table-cell table:style-name="ce103" table:formula="of:=[Zeit0.E13]" office:value-type="float" office:value="0" calcext:value-type="float">
            <text:p>0</text:p>
          </table:table-cell>
          <table:table-cell table:style-name="ce103" table:formula="of:=[Zeit0.F13]" office:value-type="float" office:value="1" calcext:value-type="float">
            <text:p>1</text:p>
          </table:table-cell>
          <table:table-cell table:style-name="ce103" table:formula="of:=[Zeit0.G13]" office:value-type="float" office:value="0" calcext:value-type="float">
            <text:p>0</text:p>
          </table:table-cell>
          <table:table-cell table:style-name="ce103" table:formula="of:=[Zeit0.H13]" office:value-type="float" office:value="1" calcext:value-type="float">
            <text:p>1</text:p>
          </table:table-cell>
          <table:table-cell table:number-columns-repeated="7"/>
          <table:table-cell table:style-name="ce92" table:formula="of:=[.A13]-[Zeit0.A13]" office:value-type="float" office:value="0" calcext:value-type="float">
            <text:p>0</text:p>
          </table:table-cell>
          <table:table-cell table:style-name="ce92" table:formula="of:=[.B13]-[Zeit0.B13]" office:value-type="float" office:value="0" calcext:value-type="float">
            <text:p>0</text:p>
          </table:table-cell>
          <table:table-cell table:style-name="ce92" table:formula="of:=[.C13]-[Zeit0.C13]" office:value-type="float" office:value="0" calcext:value-type="float">
            <text:p>0</text:p>
          </table:table-cell>
          <table:table-cell table:style-name="ce92" table:formula="of:=[.D13]-[Zeit0.D13]" office:value-type="float" office:value="0" calcext:value-type="float">
            <text:p>0</text:p>
          </table:table-cell>
          <table:table-cell table:style-name="ce92" table:formula="of:=[.E13]-[Zeit0.E13]" office:value-type="float" office:value="0" calcext:value-type="float">
            <text:p>0</text:p>
          </table:table-cell>
          <table:table-cell table:style-name="ce92" table:formula="of:=[.F13]-[Zeit0.F13]" office:value-type="float" office:value="0" calcext:value-type="float">
            <text:p>0</text:p>
          </table:table-cell>
          <table:table-cell table:style-name="ce92" table:formula="of:=[.G13]-[Zeit0.G13]" office:value-type="float" office:value="0" calcext:value-type="float">
            <text:p>0</text:p>
          </table:table-cell>
          <table:table-cell table:style-name="ce92" table:formula="of:=[.H13]-[Zeit0.H13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103" table:formula="of:=[Zeit0.A14]" office:value-type="float" office:value="1" calcext:value-type="float">
            <text:p>1</text:p>
          </table:table-cell>
          <table:table-cell table:style-name="ce103" table:formula="of:=[Zeit0.B14]" office:value-type="float" office:value="0" calcext:value-type="float">
            <text:p>0</text:p>
          </table:table-cell>
          <table:table-cell table:style-name="ce103" table:formula="of:=[Zeit0.C14]" office:value-type="float" office:value="0" calcext:value-type="float">
            <text:p>0</text:p>
          </table:table-cell>
          <table:table-cell table:style-name="ce103" table:formula="of:=[Zeit0.D14]" office:value-type="float" office:value="0" calcext:value-type="float">
            <text:p>0</text:p>
          </table:table-cell>
          <table:table-cell table:style-name="ce103" table:formula="of:=[Zeit0.E14]" office:value-type="float" office:value="0" calcext:value-type="float">
            <text:p>0</text:p>
          </table:table-cell>
          <table:table-cell table:style-name="ce103" table:formula="of:=[Zeit0.F14]" office:value-type="float" office:value="1" calcext:value-type="float">
            <text:p>1</text:p>
          </table:table-cell>
          <table:table-cell table:style-name="ce103" table:formula="of:=[Zeit0.G14]" office:value-type="float" office:value="0" calcext:value-type="float">
            <text:p>0</text:p>
          </table:table-cell>
          <table:table-cell table:style-name="ce103" table:formula="of:=[Zeit0.H14]" office:value-type="float" office:value="1" calcext:value-type="float">
            <text:p>1</text:p>
          </table:table-cell>
          <table:table-cell table:number-columns-repeated="7"/>
          <table:table-cell table:style-name="ce92" table:formula="of:=[.A14]-[Zeit0.A14]" office:value-type="float" office:value="0" calcext:value-type="float">
            <text:p>0</text:p>
          </table:table-cell>
          <table:table-cell table:style-name="ce92" table:formula="of:=[.B14]-[Zeit0.B14]" office:value-type="float" office:value="0" calcext:value-type="float">
            <text:p>0</text:p>
          </table:table-cell>
          <table:table-cell table:style-name="ce92" table:formula="of:=[.C14]-[Zeit0.C14]" office:value-type="float" office:value="0" calcext:value-type="float">
            <text:p>0</text:p>
          </table:table-cell>
          <table:table-cell table:style-name="ce92" table:formula="of:=[.D14]-[Zeit0.D14]" office:value-type="float" office:value="0" calcext:value-type="float">
            <text:p>0</text:p>
          </table:table-cell>
          <table:table-cell table:style-name="ce92" table:formula="of:=[.E14]-[Zeit0.E14]" office:value-type="float" office:value="0" calcext:value-type="float">
            <text:p>0</text:p>
          </table:table-cell>
          <table:table-cell table:style-name="ce92" table:formula="of:=[.F14]-[Zeit0.F14]" office:value-type="float" office:value="0" calcext:value-type="float">
            <text:p>0</text:p>
          </table:table-cell>
          <table:table-cell table:style-name="ce92" table:formula="of:=[.G14]-[Zeit0.G14]" office:value-type="float" office:value="0" calcext:value-type="float">
            <text:p>0</text:p>
          </table:table-cell>
          <table:table-cell table:style-name="ce92" table:formula="of:=[.H14]-[Zeit0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3" table:formula="of:=[Zeit0.A15]" office:value-type="float" office:value="1" calcext:value-type="float">
            <text:p>1</text:p>
          </table:table-cell>
          <table:table-cell table:style-name="ce103" table:formula="of:=[Zeit0.B15]" office:value-type="float" office:value="0" calcext:value-type="float">
            <text:p>0</text:p>
          </table:table-cell>
          <table:table-cell table:style-name="ce103" table:formula="of:=[Zeit0.C15]" office:value-type="float" office:value="0" calcext:value-type="float">
            <text:p>0</text:p>
          </table:table-cell>
          <table:table-cell table:style-name="ce103" table:formula="of:=[Zeit0.D15]" office:value-type="float" office:value="0" calcext:value-type="float">
            <text:p>0</text:p>
          </table:table-cell>
          <table:table-cell table:style-name="ce103" table:formula="of:=[Zeit0.E15]" office:value-type="float" office:value="0" calcext:value-type="float">
            <text:p>0</text:p>
          </table:table-cell>
          <table:table-cell table:style-name="ce103" table:formula="of:=[Zeit0.F15]" office:value-type="float" office:value="0" calcext:value-type="float">
            <text:p>0</text:p>
          </table:table-cell>
          <table:table-cell table:style-name="ce103" table:formula="of:=[Zeit0.G15]" office:value-type="float" office:value="0" calcext:value-type="float">
            <text:p>0</text:p>
          </table:table-cell>
          <table:table-cell table:style-name="ce103" table:formula="of:=[Zeit0.H15]" office:value-type="float" office:value="1" calcext:value-type="float">
            <text:p>1</text:p>
          </table:table-cell>
          <table:table-cell table:number-columns-repeated="7"/>
          <table:table-cell table:style-name="ce92" table:formula="of:=[.A15]-[Zeit0.A15]" office:value-type="float" office:value="0" calcext:value-type="float">
            <text:p>0</text:p>
          </table:table-cell>
          <table:table-cell table:style-name="ce92" table:formula="of:=[.B15]-[Zeit0.B15]" office:value-type="float" office:value="0" calcext:value-type="float">
            <text:p>0</text:p>
          </table:table-cell>
          <table:table-cell table:style-name="ce92" table:formula="of:=[.C15]-[Zeit0.C15]" office:value-type="float" office:value="0" calcext:value-type="float">
            <text:p>0</text:p>
          </table:table-cell>
          <table:table-cell table:style-name="ce92" table:formula="of:=[.D15]-[Zeit0.D15]" office:value-type="float" office:value="0" calcext:value-type="float">
            <text:p>0</text:p>
          </table:table-cell>
          <table:table-cell table:style-name="ce92" table:formula="of:=[.E15]-[Zeit0.E15]" office:value-type="float" office:value="0" calcext:value-type="float">
            <text:p>0</text:p>
          </table:table-cell>
          <table:table-cell table:style-name="ce92" table:formula="of:=[.F15]-[Zeit0.F15]" office:value-type="float" office:value="0" calcext:value-type="float">
            <text:p>0</text:p>
          </table:table-cell>
          <table:table-cell table:style-name="ce92" table:formula="of:=[.G15]-[Zeit0.G15]" office:value-type="float" office:value="0" calcext:value-type="float">
            <text:p>0</text:p>
          </table:table-cell>
          <table:table-cell table:style-name="ce92" table:formula="of:=[.H15]-[Zeit0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3" table:formula="of:=[Zeit0.A16]" office:value-type="float" office:value="1" calcext:value-type="float">
            <text:p>1</text:p>
          </table:table-cell>
          <table:table-cell table:style-name="ce103" table:formula="of:=[Zeit0.B16]" office:value-type="float" office:value="1" calcext:value-type="float">
            <text:p>1</text:p>
          </table:table-cell>
          <table:table-cell table:style-name="ce103" table:formula="of:=[Zeit0.C16]" office:value-type="float" office:value="1" calcext:value-type="float">
            <text:p>1</text:p>
          </table:table-cell>
          <table:table-cell table:style-name="ce103" table:formula="of:=[Zeit0.D16]" office:value-type="float" office:value="1" calcext:value-type="float">
            <text:p>1</text:p>
          </table:table-cell>
          <table:table-cell table:style-name="ce103" table:formula="of:=[Zeit0.E16]" office:value-type="float" office:value="1" calcext:value-type="float">
            <text:p>1</text:p>
          </table:table-cell>
          <table:table-cell table:style-name="ce103" table:formula="of:=[Zeit0.F16]" office:value-type="float" office:value="1" calcext:value-type="float">
            <text:p>1</text:p>
          </table:table-cell>
          <table:table-cell table:style-name="ce103" table:formula="of:=[Zeit0.G16]" office:value-type="float" office:value="1" calcext:value-type="float">
            <text:p>1</text:p>
          </table:table-cell>
          <table:table-cell table:style-name="ce103" table:formula="of:=[Zeit0.H16]" office:value-type="float" office:value="1" calcext:value-type="float">
            <text:p>1</text:p>
          </table:table-cell>
          <table:table-cell table:number-columns-repeated="7"/>
          <table:table-cell table:style-name="ce92" table:formula="of:=[.A16]-[Zeit0.A16]" office:value-type="float" office:value="0" calcext:value-type="float">
            <text:p>0</text:p>
          </table:table-cell>
          <table:table-cell table:style-name="ce92" table:formula="of:=[.B16]-[Zeit0.B16]" office:value-type="float" office:value="0" calcext:value-type="float">
            <text:p>0</text:p>
          </table:table-cell>
          <table:table-cell table:style-name="ce92" table:formula="of:=[.C16]-[Zeit0.C16]" office:value-type="float" office:value="0" calcext:value-type="float">
            <text:p>0</text:p>
          </table:table-cell>
          <table:table-cell table:style-name="ce92" table:formula="of:=[.D16]-[Zeit0.D16]" office:value-type="float" office:value="0" calcext:value-type="float">
            <text:p>0</text:p>
          </table:table-cell>
          <table:table-cell table:style-name="ce92" table:formula="of:=[.E16]-[Zeit0.E16]" office:value-type="float" office:value="0" calcext:value-type="float">
            <text:p>0</text:p>
          </table:table-cell>
          <table:table-cell table:style-name="ce92" table:formula="of:=[.F16]-[Zeit0.F16]" office:value-type="float" office:value="0" calcext:value-type="float">
            <text:p>0</text:p>
          </table:table-cell>
          <table:table-cell table:style-name="ce92" table:formula="of:=[.G16]-[Zeit0.G16]" office:value-type="float" office:value="0" calcext:value-type="float">
            <text:p>0</text:p>
          </table:table-cell>
          <table:table-cell table:style-name="ce92" table:formula="of:=[.H16]-[Zeit0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04" table:formula="of:=1-[.A10]" office:value-type="float" office:value="0" calcext:value-type="float">
            <text:p>0</text:p>
          </table:table-cell>
          <table:table-cell table:style-name="ce104" table:formula="of:=1-[.B10]" office:value-type="float" office:value="0" calcext:value-type="float">
            <text:p>0</text:p>
          </table:table-cell>
          <table:table-cell table:style-name="ce104" table:formula="of:=1-[.C10]" office:value-type="float" office:value="0" calcext:value-type="float">
            <text:p>0</text:p>
          </table:table-cell>
          <table:table-cell table:style-name="ce104" table:formula="of:=1-[.D10]" office:value-type="float" office:value="0" calcext:value-type="float">
            <text:p>0</text:p>
          </table:table-cell>
          <table:table-cell table:style-name="ce104" table:formula="of:=1-[.E10]" office:value-type="float" office:value="0" calcext:value-type="float">
            <text:p>0</text:p>
          </table:table-cell>
          <table:table-cell table:style-name="ce104" table:formula="of:=1-[.F10]" office:value-type="float" office:value="0" calcext:value-type="float">
            <text:p>0</text:p>
          </table:table-cell>
          <table:table-cell table:style-name="ce104" table:formula="of:=1-[.G10]" office:value-type="float" office:value="0" calcext:value-type="float">
            <text:p>0</text:p>
          </table:table-cell>
          <table:table-cell table:style-name="ce10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4" table:formula="of:=1-[.A11]" office:value-type="float" office:value="0" calcext:value-type="float">
            <text:p>0</text:p>
          </table:table-cell>
          <table:table-cell table:style-name="ce104" table:formula="of:=1-[.B11]" office:value-type="float" office:value="1" calcext:value-type="float">
            <text:p>1</text:p>
          </table:table-cell>
          <table:table-cell table:style-name="ce104" table:formula="of:=1-[.C11]" office:value-type="float" office:value="1" calcext:value-type="float">
            <text:p>1</text:p>
          </table:table-cell>
          <table:table-cell table:style-name="ce104" table:formula="of:=1-[.D11]" office:value-type="float" office:value="1" calcext:value-type="float">
            <text:p>1</text:p>
          </table:table-cell>
          <table:table-cell table:style-name="ce104" table:formula="of:=1-[.E11]" office:value-type="float" office:value="1" calcext:value-type="float">
            <text:p>1</text:p>
          </table:table-cell>
          <table:table-cell table:style-name="ce104" table:formula="of:=1-[.F11]" office:value-type="float" office:value="1" calcext:value-type="float">
            <text:p>1</text:p>
          </table:table-cell>
          <table:table-cell table:style-name="ce104" table:formula="of:=1-[.G11]" office:value-type="float" office:value="1" calcext:value-type="float">
            <text:p>1</text:p>
          </table:table-cell>
          <table:table-cell table:style-name="ce10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4" table:formula="of:=1-[.A12]" office:value-type="float" office:value="0" calcext:value-type="float">
            <text:p>0</text:p>
          </table:table-cell>
          <table:table-cell table:style-name="ce104" table:formula="of:=1-[.B12]" office:value-type="float" office:value="1" calcext:value-type="float">
            <text:p>1</text:p>
          </table:table-cell>
          <table:table-cell table:style-name="ce104" table:formula="of:=1-[.C12]" office:value-type="float" office:value="1" calcext:value-type="float">
            <text:p>1</text:p>
          </table:table-cell>
          <table:table-cell table:style-name="ce104" table:formula="of:=1-[.D12]" office:value-type="float" office:value="1" calcext:value-type="float">
            <text:p>1</text:p>
          </table:table-cell>
          <table:table-cell table:style-name="ce104" table:formula="of:=1-[.E12]" office:value-type="float" office:value="1" calcext:value-type="float">
            <text:p>1</text:p>
          </table:table-cell>
          <table:table-cell table:style-name="ce104" table:formula="of:=1-[.F12]" office:value-type="float" office:value="1" calcext:value-type="float">
            <text:p>1</text:p>
          </table:table-cell>
          <table:table-cell table:style-name="ce104" table:formula="of:=1-[.G12]" office:value-type="float" office:value="1" calcext:value-type="float">
            <text:p>1</text:p>
          </table:table-cell>
          <table:table-cell table:style-name="ce10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4" table:formula="of:=1-[.A13]" office:value-type="float" office:value="0" calcext:value-type="float">
            <text:p>0</text:p>
          </table:table-cell>
          <table:table-cell table:style-name="ce104" table:formula="of:=1-[.B13]" office:value-type="float" office:value="1" calcext:value-type="float">
            <text:p>1</text:p>
          </table:table-cell>
          <table:table-cell table:style-name="ce104" table:formula="of:=1-[.C13]" office:value-type="float" office:value="1" calcext:value-type="float">
            <text:p>1</text:p>
          </table:table-cell>
          <table:table-cell table:style-name="ce104" table:formula="of:=1-[.D13]" office:value-type="float" office:value="1" calcext:value-type="float">
            <text:p>1</text:p>
          </table:table-cell>
          <table:table-cell table:style-name="ce104" table:formula="of:=1-[.E13]" office:value-type="float" office:value="1" calcext:value-type="float">
            <text:p>1</text:p>
          </table:table-cell>
          <table:table-cell table:style-name="ce104" table:formula="of:=1-[.F13]" office:value-type="float" office:value="0" calcext:value-type="float">
            <text:p>0</text:p>
          </table:table-cell>
          <table:table-cell table:style-name="ce104" table:formula="of:=1-[.G13]" office:value-type="float" office:value="1" calcext:value-type="float">
            <text:p>1</text:p>
          </table:table-cell>
          <table:table-cell table:style-name="ce10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4" table:formula="of:=1-[.A14]" office:value-type="float" office:value="0" calcext:value-type="float">
            <text:p>0</text:p>
          </table:table-cell>
          <table:table-cell table:style-name="ce104" table:formula="of:=1-[.B14]" office:value-type="float" office:value="1" calcext:value-type="float">
            <text:p>1</text:p>
          </table:table-cell>
          <table:table-cell table:style-name="ce104" table:formula="of:=1-[.C14]" office:value-type="float" office:value="1" calcext:value-type="float">
            <text:p>1</text:p>
          </table:table-cell>
          <table:table-cell table:style-name="ce104" table:formula="of:=1-[.D14]" office:value-type="float" office:value="1" calcext:value-type="float">
            <text:p>1</text:p>
          </table:table-cell>
          <table:table-cell table:style-name="ce104" table:formula="of:=1-[.E14]" office:value-type="float" office:value="1" calcext:value-type="float">
            <text:p>1</text:p>
          </table:table-cell>
          <table:table-cell table:style-name="ce104" table:formula="of:=1-[.F14]" office:value-type="float" office:value="0" calcext:value-type="float">
            <text:p>0</text:p>
          </table:table-cell>
          <table:table-cell table:style-name="ce104" table:formula="of:=1-[.G14]" office:value-type="float" office:value="1" calcext:value-type="float">
            <text:p>1</text:p>
          </table:table-cell>
          <table:table-cell table:style-name="ce10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4" table:formula="of:=1-[.A15]" office:value-type="float" office:value="0" calcext:value-type="float">
            <text:p>0</text:p>
          </table:table-cell>
          <table:table-cell table:style-name="ce104" table:formula="of:=1-[.B15]" office:value-type="float" office:value="1" calcext:value-type="float">
            <text:p>1</text:p>
          </table:table-cell>
          <table:table-cell table:style-name="ce104" table:formula="of:=1-[.C15]" office:value-type="float" office:value="1" calcext:value-type="float">
            <text:p>1</text:p>
          </table:table-cell>
          <table:table-cell table:style-name="ce104" table:formula="of:=1-[.D15]" office:value-type="float" office:value="1" calcext:value-type="float">
            <text:p>1</text:p>
          </table:table-cell>
          <table:table-cell table:style-name="ce104" table:formula="of:=1-[.E15]" office:value-type="float" office:value="1" calcext:value-type="float">
            <text:p>1</text:p>
          </table:table-cell>
          <table:table-cell table:style-name="ce104" table:formula="of:=1-[.F15]" office:value-type="float" office:value="1" calcext:value-type="float">
            <text:p>1</text:p>
          </table:table-cell>
          <table:table-cell table:style-name="ce104" table:formula="of:=1-[.G15]" office:value-type="float" office:value="1" calcext:value-type="float">
            <text:p>1</text:p>
          </table:table-cell>
          <table:table-cell table:style-name="ce10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4" table:formula="of:=1-[.A16]" office:value-type="float" office:value="0" calcext:value-type="float">
            <text:p>0</text:p>
          </table:table-cell>
          <table:table-cell table:style-name="ce104" table:formula="of:=1-[.B16]" office:value-type="float" office:value="0" calcext:value-type="float">
            <text:p>0</text:p>
          </table:table-cell>
          <table:table-cell table:style-name="ce104" table:formula="of:=1-[.C16]" office:value-type="float" office:value="0" calcext:value-type="float">
            <text:p>0</text:p>
          </table:table-cell>
          <table:table-cell table:style-name="ce104" table:formula="of:=1-[.D16]" office:value-type="float" office:value="0" calcext:value-type="float">
            <text:p>0</text:p>
          </table:table-cell>
          <table:table-cell table:style-name="ce104" table:formula="of:=1-[.E16]" office:value-type="float" office:value="0" calcext:value-type="float">
            <text:p>0</text:p>
          </table:table-cell>
          <table:table-cell table:style-name="ce104" table:formula="of:=1-[.F16]" office:value-type="float" office:value="0" calcext:value-type="float">
            <text:p>0</text:p>
          </table:table-cell>
          <table:table-cell table:style-name="ce104" table:formula="of:=1-[.G16]" office:value-type="float" office:value="0" calcext:value-type="float">
            <text:p>0</text:p>
          </table:table-cell>
          <table:table-cell table:style-name="ce104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1.B3:Zeit1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A10:Zeit1.H16">
            <calcext:condition calcext:apply-style-name="blue_dark_background" calcext:value="&gt;0.5" calcext:base-cell-address="Zeit1.A10"/>
            <calcext:condition calcext:apply-style-name="grey_background" calcext:value="&lt;=0.5" calcext:base-cell-address="Zeit1.A10"/>
          </calcext:conditional-format>
          <calcext:conditional-format calcext:target-range-address="Zeit1.A19:Zeit1.H25">
            <calcext:condition calcext:apply-style-name="blue_dark_background" calcext:value="&gt;0.5" calcext:base-cell-address="Zeit1.A19"/>
            <calcext:condition calcext:apply-style-name="grey_background" calcext:value="&lt;=0.5" calcext:base-cell-address="Zeit1.A19"/>
          </calcext:conditional-format>
          <calcext:conditional-format calcext:target-range-address="Zeit1.P10:Zeit1.W16">
            <calcext:condition calcext:apply-style-name="Good" calcext:value="&gt;0.5" calcext:base-cell-address="Zeit1.P10"/>
            <calcext:condition calcext:apply-style-name="Bad" calcext:value="&lt;=-0.5" calcext:base-cell-address="Zeit1.P10"/>
          </calcext:conditional-format>
        </calcext:conditional-formats>
      </table:table>
      <table:table table:name="Zeit2" table:style-name="ta1">
        <table:table-column table:style-name="co2" table:number-columns-repeated="14" table:default-cell-style-name="ce1"/>
        <table:table-column table:style-name="co7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7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58" table:number-columns-repeated="8"/>
          <table:table-cell table:number-columns-repeated="7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58"/>
          <table:table-cell table:style-name="ce111" table:formula="of:=IF([Zeit1.B20]=0;0;SUMPRODUCT([Zeit1.A2:.C4];[$Verteilung.$A$4:$Verteilung.$C$6];[.A19:.C21];[.A34:.C36]))" office:value-type="float" office:value="0" calcext:value-type="float">
            <text:p>0</text:p>
          </table:table-cell>
          <table:table-cell table:style-name="ce111" table:formula="of:=IF([Zeit1.C20]=0;0;SUMPRODUCT([Zeit1.B2:.D4];[$Verteilung.$A$4:$Verteilung.$C$6];[.B19:.D21];[.B34:.D36]))" office:value-type="float" office:value="0.465512901120007" calcext:value-type="float">
            <text:p>0,465512901120007</text:p>
          </table:table-cell>
          <table:table-cell table:style-name="ce111" table:formula="of:=IF([Zeit1.D20]=0;0;SUMPRODUCT([Zeit1.C2:.E4];[$Verteilung.$A$4:$Verteilung.$C$6];[.C19:.E21];[.C34:.E36]))" office:value-type="float" office:value="8.92758418216566" calcext:value-type="float">
            <text:p>8,92758418216566</text:p>
          </table:table-cell>
          <table:table-cell table:style-name="ce111" table:formula="of:=IF([$Zeit0.E20]=0;0;SUMPRODUCT([Zeit1.D2:.F4];[$Verteilung.$A$4:$Verteilung.$C$6];[.D19:.F21];[.D34:.F36]))" office:value-type="float" office:value="62.5702700579426" calcext:value-type="float">
            <text:p>62,5702700579426</text:p>
          </table:table-cell>
          <table:table-cell table:style-name="ce111" table:formula="of:=IF([$Zeit0.F20]=0;0;SUMPRODUCT([Zeit1.E2:.G4];[$Verteilung.$A$4:$Verteilung.$C$6];[.E19:.G21];[.E34:.G36]))" office:value-type="float" office:value="113.330500063778" calcext:value-type="float">
            <text:p>113,330500063778</text:p>
          </table:table-cell>
          <table:table-cell table:style-name="ce111" table:formula="of:=IF([$Zeit0.G20]=0;0;SUMPRODUCT([Zeit1.F2:.H4];[$Verteilung.$A$4:$Verteilung.$C$6];[.F19:.H21];[.F34:.H36]))" office:value-type="float" office:value="697.534639681902" calcext:value-type="float">
            <text:p>697,534639681902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58"/>
          <table:table-cell table:style-name="ce111" table:formula="of:=IF([Zeit1.B21]=0;0;SUMPRODUCT([Zeit1.A3:.C5];[$Verteilung.$A$4:$Verteilung.$C$6];[.A20:.C22];[.A35:.C37]))" office:value-type="float" office:value="4.65512901120007" calcext:value-type="float">
            <text:p>4,65512901120007</text:p>
          </table:table-cell>
          <table:table-cell table:style-name="ce111" table:formula="of:=IF([Zeit1.C21]=0;0;SUMPRODUCT([Zeit1.B3:.D5];[$Verteilung.$A$4:$Verteilung.$C$6];[.B20:.D22];[.B35:.D37]))" office:value-type="float" office:value="4.72658795496487" calcext:value-type="float">
            <text:p>4,72658795496487</text:p>
          </table:table-cell>
          <table:table-cell table:style-name="ce111" table:formula="of:=IF([Zeit1.D21]=0;0;SUMPRODUCT([Zeit1.C3:.E5];[$Verteilung.$A$4:$Verteilung.$C$6];[.C20:.E22];[.C35:.E37]))" office:value-type="float" office:value="7.69938715346645" calcext:value-type="float">
            <text:p>7,69938715346645</text:p>
          </table:table-cell>
          <table:table-cell table:style-name="ce111" table:formula="of:=IF([$Zeit0.E21]=0;0;SUMPRODUCT([Zeit1.D3:.F5];[$Verteilung.$A$4:$Verteilung.$C$6];[.D20:.F22];[.D35:.F37]))" office:value-type="float" office:value="13.8872729505117" calcext:value-type="float">
            <text:p>13,8872729505117</text:p>
          </table:table-cell>
          <table:table-cell table:style-name="ce111" table:formula="of:=IF([$Zeit0.F21]=0;0;SUMPRODUCT([Zeit1.E3:.G5];[$Verteilung.$A$4:$Verteilung.$C$6];[.E20:.G22];[.E35:.G37]))" office:value-type="float" office:value="81.5405298788261" calcext:value-type="float">
            <text:p>81,5405298788261</text:p>
          </table:table-cell>
          <table:table-cell table:style-name="ce111" table:formula="of:=IF([$Zeit0.G21]=0;0;SUMPRODUCT([Zeit1.F3:.H5];[$Verteilung.$A$4:$Verteilung.$C$6];[.F20:.H22];[.F35:.H37]))" office:value-type="float" office:value="106.702616131238" calcext:value-type="float">
            <text:p>106,702616131238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58"/>
          <table:table-cell table:style-name="ce111" table:formula="of:=IF([Zeit1.B22]=0;0;SUMPRODUCT([Zeit1.A4:.C6];[$Verteilung.$A$4:$Verteilung.$C$6];[.A21:.C23];[.A36:.C38]))" office:value-type="float" office:value="89.2021565221196" calcext:value-type="float">
            <text:p>89,2021565221196</text:p>
          </table:table-cell>
          <table:table-cell table:style-name="ce111" table:formula="of:=IF([Zeit1.C22]=0;0;SUMPRODUCT([Zeit1.B4:.D6];[$Verteilung.$A$4:$Verteilung.$C$6];[.B21:.D23];[.B36:.D38]))" office:value-type="float" office:value="62.8157988886467" calcext:value-type="float">
            <text:p>62,8157988886467</text:p>
          </table:table-cell>
          <table:table-cell table:style-name="ce111" table:formula="of:=IF([Zeit1.D22]=0;0;SUMPRODUCT([Zeit1.C4:.E6];[$Verteilung.$A$4:$Verteilung.$C$6];[.C21:.E23];[.C36:.E38]))" office:value-type="float" office:value="4.43035786889489" calcext:value-type="float">
            <text:p>4,43035786889489</text:p>
          </table:table-cell>
          <table:table-cell table:style-name="ce111" table:formula="of:=IF([Zeit1.E22]=0;0;SUMPRODUCT([Zeit1.D4:.F6];[$Verteilung.$A$4:$Verteilung.$C$6];[.D21:.F23];[.D36:.F38]))" office:value-type="float" office:value="2.24384722090616" calcext:value-type="float">
            <text:p>2,24384722090616</text:p>
          </table:table-cell>
          <table:table-cell table:style-name="ce111" table:formula="of:=IF([Zeit1.F22]=0;0;SUMPRODUCT([Zeit1.E4:.G6];[$Verteilung.$A$4:$Verteilung.$C$6];[.E21:.G23];[.E36:.G38]))" office:value-type="float" office:value="0" calcext:value-type="float">
            <text:p>0</text:p>
          </table:table-cell>
          <table:table-cell table:style-name="ce111" table:formula="of:=IF([Zeit1.G22]=0;0;SUMPRODUCT([Zeit1.F4:.H6];[$Verteilung.$A$4:$Verteilung.$C$6];[.F21:.H23];[.F36:.H38]))" office:value-type="float" office:value="5.5381338483858" calcext:value-type="float">
            <text:p>5,5381338483858</text:p>
          </table:table-cell>
          <table:table-cell table:style-name="ce58"/>
          <table:table-cell table:number-columns-repeated="9"/>
          <table:table-cell table:style-name="Default"/>
          <table:table-cell table:number-columns-repeated="1006"/>
        </table:table-row>
        <table:table-row table:style-name="ro3">
          <table:table-cell table:style-name="ce58"/>
          <table:table-cell table:style-name="ce111" table:formula="of:=IF([Zeit1.B23]=0;0;SUMPRODUCT([Zeit1.A5:.C7];[$Verteilung.$A$4:$Verteilung.$C$6];[.A22:.C24];[.A37:.C39]))" office:value-type="float" office:value="573.68182610948" calcext:value-type="float">
            <text:p>573,68182610948</text:p>
          </table:table-cell>
          <table:table-cell table:style-name="ce111" table:formula="of:=IF([Zeit1.C23]=0;0;SUMPRODUCT([Zeit1.B5:.D7];[$Verteilung.$A$4:$Verteilung.$C$6];[.B22:.D24];[.B37:.D39]))" office:value-type="float" office:value="89.1557231136053" calcext:value-type="float">
            <text:p>89,1557231136053</text:p>
          </table:table-cell>
          <table:table-cell table:style-name="ce111" table:formula="of:=IF([Zeit1.D23]=0;0;SUMPRODUCT([Zeit1.C5:.E7];[$Verteilung.$A$4:$Verteilung.$C$6];[.C22:.E24];[.C37:.E39]))" office:value-type="float" office:value="5.88157104501039" calcext:value-type="float">
            <text:p>5,88157104501039</text:p>
          </table:table-cell>
          <table:table-cell table:style-name="ce111" table:formula="of:=IF([Zeit1.E23]=0;0;SUMPRODUCT([Zeit1.D5:.F7];[$Verteilung.$A$4:$Verteilung.$C$6];[.D22:.F24];[.D37:.F39]))" office:value-type="float" office:value="0" calcext:value-type="float">
            <text:p>0</text:p>
          </table:table-cell>
          <table:table-cell table:style-name="ce111" table:formula="of:=IF([Zeit1.F23]=0;0;SUMPRODUCT([Zeit1.E5:.G7];[$Verteilung.$A$4:$Verteilung.$C$6];[.E22:.G24];[.E37:.G39]))" office:value-type="float" office:value="0" calcext:value-type="float">
            <text:p>0</text:p>
          </table:table-cell>
          <table:table-cell table:style-name="ce111" table:formula="of:=IF([Zeit1.G23]=0;0;SUMPRODUCT([Zeit1.F5:.H7];[$Verteilung.$A$4:$Verteilung.$C$6];[.F22:.H24];[.F37:.H39]))" office:value-type="float" office:value="0" calcext:value-type="float">
            <text:p>0</text:p>
          </table:table-cell>
          <table:table-cell table:style-name="ce58"/>
          <table:table-cell table:number-columns-repeated="9"/>
          <table:table-cell table:style-name="Default"/>
          <table:table-cell table:number-columns-repeated="1006"/>
        </table:table-row>
        <table:table-row table:style-name="ro3">
          <table:table-cell table:style-name="ce58"/>
          <table:table-cell table:style-name="ce111" table:formula="of:=IF([Zeit1.B24]=0;0;SUMPRODUCT([Zeit1.A6:.C8];[$Verteilung.$A$4:$Verteilung.$C$6];[.A23:.C25];[.A38:.C40]))" office:value-type="float" office:value="94.0570467338753" calcext:value-type="float">
            <text:p>94,0570467338753</text:p>
          </table:table-cell>
          <table:table-cell table:style-name="ce111" table:formula="of:=IF([Zeit1.C24]=0;0;SUMPRODUCT([Zeit1.B6:.D8];[$Verteilung.$A$4:$Verteilung.$C$6];[.B23:.D25];[.B38:.D40]))" office:value-type="float" office:value="66.6566105410834" calcext:value-type="float">
            <text:p>66,6566105410834</text:p>
          </table:table-cell>
          <table:table-cell table:style-name="ce111" table:formula="of:=IF([Zeit1.D24]=0;0;SUMPRODUCT([Zeit1.C6:.E8];[$Verteilung.$A$4:$Verteilung.$C$6];[.C23:.E25];[.C38:.E40]))" office:value-type="float" office:value="4.29689814087716" calcext:value-type="float">
            <text:p>4,29689814087716</text:p>
          </table:table-cell>
          <table:table-cell table:style-name="ce111" table:formula="of:=IF([Zeit1.E24]=0;0;SUMPRODUCT([Zeit1.D6:.F8];[$Verteilung.$A$4:$Verteilung.$C$6];[.D23:.F25];[.D38:.F40]))" office:value-type="float" office:value="0" calcext:value-type="float">
            <text:p>0</text:p>
          </table:table-cell>
          <table:table-cell table:style-name="ce111" table:formula="of:=IF([Zeit1.F24]=0;0;SUMPRODUCT([Zeit1.E6:.G8];[$Verteilung.$A$4:$Verteilung.$C$6];[.E23:.G25];[.E38:.G40]))" office:value-type="float" office:value="0" calcext:value-type="float">
            <text:p>0</text:p>
          </table:table-cell>
          <table:table-cell table:style-name="ce111" table:formula="of:=IF([Zeit1.G24]=0;0;SUMPRODUCT([Zeit1.F6:.H8];[$Verteilung.$A$4:$Verteilung.$C$6];[.F23:.H25];[.F38:.H40]))" office:value-type="float" office:value="0" calcext:value-type="float">
            <text:p>0</text:p>
          </table:table-cell>
          <table:table-cell table:style-name="ce58"/>
          <table:table-cell table:number-columns-repeated="9"/>
          <table:table-cell table:style-name="Default"/>
          <table:table-cell table:number-columns-repeated="1006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9"/>
          <table:table-cell table:style-name="Default"/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ce14" table:formula="of:=[Zeit1.D9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09" table:formula="of:=[Zeit1.A10]" office:value-type="float" office:value="1" calcext:value-type="float">
            <text:p>1</text:p>
          </table:table-cell>
          <table:table-cell table:style-name="ce109" table:formula="of:=[Zeit1.B10]" office:value-type="float" office:value="1" calcext:value-type="float">
            <text:p>1</text:p>
          </table:table-cell>
          <table:table-cell table:style-name="ce109" table:formula="of:=[Zeit1.C10]" office:value-type="float" office:value="1" calcext:value-type="float">
            <text:p>1</text:p>
          </table:table-cell>
          <table:table-cell table:style-name="ce109" table:formula="of:=[Zeit1.D10]" office:value-type="float" office:value="1" calcext:value-type="float">
            <text:p>1</text:p>
          </table:table-cell>
          <table:table-cell table:style-name="ce109" table:formula="of:=[Zeit1.E10]" office:value-type="float" office:value="1" calcext:value-type="float">
            <text:p>1</text:p>
          </table:table-cell>
          <table:table-cell table:style-name="ce109" table:formula="of:=[Zeit1.F10]" office:value-type="float" office:value="1" calcext:value-type="float">
            <text:p>1</text:p>
          </table:table-cell>
          <table:table-cell table:style-name="ce109" table:formula="of:=[Zeit1.G10]" office:value-type="float" office:value="1" calcext:value-type="float">
            <text:p>1</text:p>
          </table:table-cell>
          <table:table-cell table:style-name="ce109" table:formula="of:=[Zeit1.H10]" office:value-type="float" office:value="1" calcext:value-type="float">
            <text:p>1</text:p>
          </table:table-cell>
          <table:table-cell table:number-columns-repeated="7"/>
          <table:table-cell table:style-name="ce113" table:formula="of:=[.A10]-[Zeit1.A10]" office:value-type="float" office:value="0" calcext:value-type="float">
            <text:p>0</text:p>
          </table:table-cell>
          <table:table-cell table:style-name="ce113" table:formula="of:=[.B10]-[Zeit1.B10]" office:value-type="float" office:value="0" calcext:value-type="float">
            <text:p>0</text:p>
          </table:table-cell>
          <table:table-cell table:style-name="ce113" table:formula="of:=[.C10]-[Zeit1.C10]" office:value-type="float" office:value="0" calcext:value-type="float">
            <text:p>0</text:p>
          </table:table-cell>
          <table:table-cell table:style-name="ce113" table:formula="of:=[.D10]-[Zeit1.D10]" office:value-type="float" office:value="0" calcext:value-type="float">
            <text:p>0</text:p>
          </table:table-cell>
          <table:table-cell table:style-name="ce113" table:formula="of:=[.E10]-[Zeit1.E10]" office:value-type="float" office:value="0" calcext:value-type="float">
            <text:p>0</text:p>
          </table:table-cell>
          <table:table-cell table:style-name="ce113" table:formula="of:=[.F10]-[Zeit1.F10]" office:value-type="float" office:value="0" calcext:value-type="float">
            <text:p>0</text:p>
          </table:table-cell>
          <table:table-cell table:style-name="ce113" table:formula="of:=[.G10]-[Zeit1.G10]" office:value-type="float" office:value="0" calcext:value-type="float">
            <text:p>0</text:p>
          </table:table-cell>
          <table:table-cell table:style-name="ce113" table:formula="of:=[.H10]-[Zeit1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9" table:formula="of:=[Zeit1.A11]" office:value-type="float" office:value="1" calcext:value-type="float">
            <text:p>1</text:p>
          </table:table-cell>
          <table:table-cell table:style-name="ce112" table:formula="of:=[Zeit1.B11]" office:value-type="float" office:value="0" calcext:value-type="float">
            <text:p>0</text:p>
          </table:table-cell>
          <table:table-cell table:style-name="ce112" table:formula="of:=[Zeit1.C11]" office:value-type="float" office:value="0" calcext:value-type="float">
            <text:p>0</text:p>
          </table:table-cell>
          <table:table-cell table:style-name="ce112" table:formula="of:=[Zeit1.D11]" office:value-type="float" office:value="0" calcext:value-type="float">
            <text:p>0</text:p>
          </table:table-cell>
          <table:table-cell table:style-name="ce112" table:formula="of:=[Zeit1.E11]" office:value-type="float" office:value="0" calcext:value-type="float">
            <text:p>0</text:p>
          </table:table-cell>
          <table:table-cell table:style-name="ce112" table:formula="of:=[Zeit1.F11]" office:value-type="float" office:value="0" calcext:value-type="float">
            <text:p>0</text:p>
          </table:table-cell>
          <table:table-cell table:style-name="ce112" table:formula="of:=[Zeit1.G11]" office:value-type="float" office:value="0" calcext:value-type="float">
            <text:p>0</text:p>
          </table:table-cell>
          <table:table-cell table:style-name="ce109" table:formula="of:=[Zeit1.H11]" office:value-type="float" office:value="1" calcext:value-type="float">
            <text:p>1</text:p>
          </table:table-cell>
          <table:table-cell table:number-columns-repeated="7"/>
          <table:table-cell table:style-name="ce113" table:formula="of:=[.A11]-[Zeit1.A11]" office:value-type="float" office:value="0" calcext:value-type="float">
            <text:p>0</text:p>
          </table:table-cell>
          <table:table-cell table:style-name="ce113" table:formula="of:=[.B11]-[Zeit1.B11]" office:value-type="float" office:value="0" calcext:value-type="float">
            <text:p>0</text:p>
          </table:table-cell>
          <table:table-cell table:style-name="ce113" table:formula="of:=[.C11]-[Zeit1.C11]" office:value-type="float" office:value="0" calcext:value-type="float">
            <text:p>0</text:p>
          </table:table-cell>
          <table:table-cell table:style-name="ce113" table:formula="of:=[.D11]-[Zeit1.D11]" office:value-type="float" office:value="0" calcext:value-type="float">
            <text:p>0</text:p>
          </table:table-cell>
          <table:table-cell table:style-name="ce113" table:formula="of:=[.E11]-[Zeit1.E11]" office:value-type="float" office:value="0" calcext:value-type="float">
            <text:p>0</text:p>
          </table:table-cell>
          <table:table-cell table:style-name="ce113" table:formula="of:=[.F11]-[Zeit1.F11]" office:value-type="float" office:value="0" calcext:value-type="float">
            <text:p>0</text:p>
          </table:table-cell>
          <table:table-cell table:style-name="ce113" table:formula="of:=[.G11]-[Zeit1.G11]" office:value-type="float" office:value="0" calcext:value-type="float">
            <text:p>0</text:p>
          </table:table-cell>
          <table:table-cell table:style-name="ce113" table:formula="of:=[.H11]-[Zeit1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9" table:formula="of:=[Zeit1.A12]" office:value-type="float" office:value="1" calcext:value-type="float">
            <text:p>1</text:p>
          </table:table-cell>
          <table:table-cell table:style-name="ce112" table:formula="of:=[Zeit1.B12]" office:value-type="float" office:value="0" calcext:value-type="float">
            <text:p>0</text:p>
          </table:table-cell>
          <table:table-cell table:style-name="ce112" table:formula="of:=[Zeit1.C12]" office:value-type="float" office:value="0" calcext:value-type="float">
            <text:p>0</text:p>
          </table:table-cell>
          <table:table-cell table:style-name="ce112" table:formula="of:=[Zeit1.D12]" office:value-type="float" office:value="0" calcext:value-type="float">
            <text:p>0</text:p>
          </table:table-cell>
          <table:table-cell table:style-name="ce112" table:formula="of:=[Zeit1.E12]" office:value-type="float" office:value="0" calcext:value-type="float">
            <text:p>0</text:p>
          </table:table-cell>
          <table:table-cell table:style-name="ce112" table:formula="of:=[Zeit1.F12]" office:value-type="float" office:value="0" calcext:value-type="float">
            <text:p>0</text:p>
          </table:table-cell>
          <table:table-cell table:style-name="ce112" table:formula="of:=[Zeit1.G12]" office:value-type="float" office:value="0" calcext:value-type="float">
            <text:p>0</text:p>
          </table:table-cell>
          <table:table-cell table:style-name="ce109" table:formula="of:=[Zeit1.H12]" office:value-type="float" office:value="1" calcext:value-type="float">
            <text:p>1</text:p>
          </table:table-cell>
          <table:table-cell table:number-columns-repeated="7"/>
          <table:table-cell table:style-name="ce113" table:formula="of:=[.A12]-[Zeit1.A12]" office:value-type="float" office:value="0" calcext:value-type="float">
            <text:p>0</text:p>
          </table:table-cell>
          <table:table-cell table:style-name="ce113" table:formula="of:=[.B12]-[Zeit1.B12]" office:value-type="float" office:value="0" calcext:value-type="float">
            <text:p>0</text:p>
          </table:table-cell>
          <table:table-cell table:style-name="ce113" table:formula="of:=[.C12]-[Zeit1.C12]" office:value-type="float" office:value="0" calcext:value-type="float">
            <text:p>0</text:p>
          </table:table-cell>
          <table:table-cell table:style-name="ce113" table:formula="of:=[.D12]-[Zeit1.D12]" office:value-type="float" office:value="0" calcext:value-type="float">
            <text:p>0</text:p>
          </table:table-cell>
          <table:table-cell table:style-name="ce113" table:formula="of:=[.E12]-[Zeit1.E12]" office:value-type="float" office:value="0" calcext:value-type="float">
            <text:p>0</text:p>
          </table:table-cell>
          <table:table-cell table:style-name="ce113" table:formula="of:=[.F12]-[Zeit1.F12]" office:value-type="float" office:value="0" calcext:value-type="float">
            <text:p>0</text:p>
          </table:table-cell>
          <table:table-cell table:style-name="ce113" table:formula="of:=[.G12]-[Zeit1.G12]" office:value-type="float" office:value="0" calcext:value-type="float">
            <text:p>0</text:p>
          </table:table-cell>
          <table:table-cell table:style-name="ce113" table:formula="of:=[.H12]-[Zeit1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9" table:formula="of:=[Zeit1.A13]" office:value-type="float" office:value="1" calcext:value-type="float">
            <text:p>1</text:p>
          </table:table-cell>
          <table:table-cell table:style-name="ce112" table:formula="of:=[Zeit1.B13]" office:value-type="float" office:value="0" calcext:value-type="float">
            <text:p>0</text:p>
          </table:table-cell>
          <table:table-cell table:style-name="ce112" table:formula="of:=[Zeit1.C13]" office:value-type="float" office:value="0" calcext:value-type="float">
            <text:p>0</text:p>
          </table:table-cell>
          <table:table-cell table:style-name="ce112" table:formula="of:=[Zeit1.D13]" office:value-type="float" office:value="0" calcext:value-type="float">
            <text:p>0</text:p>
          </table:table-cell>
          <table:table-cell table:style-name="ce112" table:formula="of:=[Zeit1.E13]" office:value-type="float" office:value="0" calcext:value-type="float">
            <text:p>0</text:p>
          </table:table-cell>
          <table:table-cell table:style-name="ce112" table:formula="of:=[Zeit1.F13]" office:value-type="float" office:value="1" calcext:value-type="float">
            <text:p>1</text:p>
          </table:table-cell>
          <table:table-cell table:style-name="ce112" table:formula="of:=[Zeit1.G13]" office:value-type="float" office:value="0" calcext:value-type="float">
            <text:p>0</text:p>
          </table:table-cell>
          <table:table-cell table:style-name="ce109" table:formula="of:=[Zeit1.H13]" office:value-type="float" office:value="1" calcext:value-type="float">
            <text:p>1</text:p>
          </table:table-cell>
          <table:table-cell table:number-columns-repeated="7"/>
          <table:table-cell table:style-name="ce113" table:formula="of:=[.A13]-[Zeit1.A13]" office:value-type="float" office:value="0" calcext:value-type="float">
            <text:p>0</text:p>
          </table:table-cell>
          <table:table-cell table:style-name="ce113" table:formula="of:=[.B13]-[Zeit1.B13]" office:value-type="float" office:value="0" calcext:value-type="float">
            <text:p>0</text:p>
          </table:table-cell>
          <table:table-cell table:style-name="ce113" table:formula="of:=[.C13]-[Zeit1.C13]" office:value-type="float" office:value="0" calcext:value-type="float">
            <text:p>0</text:p>
          </table:table-cell>
          <table:table-cell table:style-name="ce113" table:formula="of:=[.D13]-[Zeit1.D13]" office:value-type="float" office:value="0" calcext:value-type="float">
            <text:p>0</text:p>
          </table:table-cell>
          <table:table-cell table:style-name="ce113" table:formula="of:=[.E13]-[Zeit1.E13]" office:value-type="float" office:value="0" calcext:value-type="float">
            <text:p>0</text:p>
          </table:table-cell>
          <table:table-cell table:style-name="ce113" table:formula="of:=[.F13]-[Zeit1.F13]" office:value-type="float" office:value="0" calcext:value-type="float">
            <text:p>0</text:p>
          </table:table-cell>
          <table:table-cell table:style-name="ce113" table:formula="of:=[.G13]-[Zeit1.G13]" office:value-type="float" office:value="0" calcext:value-type="float">
            <text:p>0</text:p>
          </table:table-cell>
          <table:table-cell table:style-name="ce113" table:formula="of:=[.H13]-[Zeit1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9" table:formula="of:=[Zeit1.A14]" office:value-type="float" office:value="1" calcext:value-type="float">
            <text:p>1</text:p>
          </table:table-cell>
          <table:table-cell table:style-name="ce112" table:formula="of:=[Zeit1.B14]" office:value-type="float" office:value="0" calcext:value-type="float">
            <text:p>0</text:p>
          </table:table-cell>
          <table:table-cell table:style-name="ce112" table:formula="of:=[Zeit1.C14]" office:value-type="float" office:value="0" calcext:value-type="float">
            <text:p>0</text:p>
          </table:table-cell>
          <table:table-cell table:style-name="ce112" table:formula="of:=[Zeit1.D14]" office:value-type="float" office:value="0" calcext:value-type="float">
            <text:p>0</text:p>
          </table:table-cell>
          <table:table-cell table:style-name="ce112" table:formula="of:=[Zeit1.E14]" office:value-type="float" office:value="0" calcext:value-type="float">
            <text:p>0</text:p>
          </table:table-cell>
          <table:table-cell table:style-name="ce112" table:formula="of:=[Zeit1.F14]" office:value-type="float" office:value="1" calcext:value-type="float">
            <text:p>1</text:p>
          </table:table-cell>
          <table:table-cell table:style-name="ce112" table:formula="of:=[Zeit1.G14]" office:value-type="float" office:value="0" calcext:value-type="float">
            <text:p>0</text:p>
          </table:table-cell>
          <table:table-cell table:style-name="ce109" table:formula="of:=[Zeit1.H14]" office:value-type="float" office:value="1" calcext:value-type="float">
            <text:p>1</text:p>
          </table:table-cell>
          <table:table-cell table:number-columns-repeated="7"/>
          <table:table-cell table:style-name="ce113" table:formula="of:=[.A14]-[Zeit1.A14]" office:value-type="float" office:value="0" calcext:value-type="float">
            <text:p>0</text:p>
          </table:table-cell>
          <table:table-cell table:style-name="ce113" table:formula="of:=[.B14]-[Zeit1.B14]" office:value-type="float" office:value="0" calcext:value-type="float">
            <text:p>0</text:p>
          </table:table-cell>
          <table:table-cell table:style-name="ce113" table:formula="of:=[.C14]-[Zeit1.C14]" office:value-type="float" office:value="0" calcext:value-type="float">
            <text:p>0</text:p>
          </table:table-cell>
          <table:table-cell table:style-name="ce113" table:formula="of:=[.D14]-[Zeit1.D14]" office:value-type="float" office:value="0" calcext:value-type="float">
            <text:p>0</text:p>
          </table:table-cell>
          <table:table-cell table:style-name="ce113" table:formula="of:=[.E14]-[Zeit1.E14]" office:value-type="float" office:value="0" calcext:value-type="float">
            <text:p>0</text:p>
          </table:table-cell>
          <table:table-cell table:style-name="ce113" table:formula="of:=[.F14]-[Zeit1.F14]" office:value-type="float" office:value="0" calcext:value-type="float">
            <text:p>0</text:p>
          </table:table-cell>
          <table:table-cell table:style-name="ce113" table:formula="of:=[.G14]-[Zeit1.G14]" office:value-type="float" office:value="0" calcext:value-type="float">
            <text:p>0</text:p>
          </table:table-cell>
          <table:table-cell table:style-name="ce113" table:formula="of:=[.H14]-[Zeit1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9" table:formula="of:=[Zeit1.A15]" office:value-type="float" office:value="1" calcext:value-type="float">
            <text:p>1</text:p>
          </table:table-cell>
          <table:table-cell table:style-name="ce112" table:formula="of:=[Zeit1.B15]" office:value-type="float" office:value="0" calcext:value-type="float">
            <text:p>0</text:p>
          </table:table-cell>
          <table:table-cell table:style-name="ce112" table:formula="of:=[Zeit1.C15]" office:value-type="float" office:value="0" calcext:value-type="float">
            <text:p>0</text:p>
          </table:table-cell>
          <table:table-cell table:style-name="ce112" table:formula="of:=[Zeit1.D15]" office:value-type="float" office:value="0" calcext:value-type="float">
            <text:p>0</text:p>
          </table:table-cell>
          <table:table-cell table:style-name="ce112" table:formula="of:=[Zeit1.E15]" office:value-type="float" office:value="0" calcext:value-type="float">
            <text:p>0</text:p>
          </table:table-cell>
          <table:table-cell table:style-name="ce112" table:formula="of:=[Zeit1.F15]" office:value-type="float" office:value="0" calcext:value-type="float">
            <text:p>0</text:p>
          </table:table-cell>
          <table:table-cell table:style-name="ce112" table:formula="of:=[Zeit1.G15]" office:value-type="float" office:value="0" calcext:value-type="float">
            <text:p>0</text:p>
          </table:table-cell>
          <table:table-cell table:style-name="ce109" table:formula="of:=[Zeit1.H15]" office:value-type="float" office:value="1" calcext:value-type="float">
            <text:p>1</text:p>
          </table:table-cell>
          <table:table-cell table:number-columns-repeated="7"/>
          <table:table-cell table:style-name="ce113" table:formula="of:=[.A15]-[Zeit1.A15]" office:value-type="float" office:value="0" calcext:value-type="float">
            <text:p>0</text:p>
          </table:table-cell>
          <table:table-cell table:style-name="ce113" table:formula="of:=[.B15]-[Zeit1.B15]" office:value-type="float" office:value="0" calcext:value-type="float">
            <text:p>0</text:p>
          </table:table-cell>
          <table:table-cell table:style-name="ce113" table:formula="of:=[.C15]-[Zeit1.C15]" office:value-type="float" office:value="0" calcext:value-type="float">
            <text:p>0</text:p>
          </table:table-cell>
          <table:table-cell table:style-name="ce113" table:formula="of:=[.D15]-[Zeit1.D15]" office:value-type="float" office:value="0" calcext:value-type="float">
            <text:p>0</text:p>
          </table:table-cell>
          <table:table-cell table:style-name="ce113" table:formula="of:=[.E15]-[Zeit1.E15]" office:value-type="float" office:value="0" calcext:value-type="float">
            <text:p>0</text:p>
          </table:table-cell>
          <table:table-cell table:style-name="ce113" table:formula="of:=[.F15]-[Zeit1.F15]" office:value-type="float" office:value="0" calcext:value-type="float">
            <text:p>0</text:p>
          </table:table-cell>
          <table:table-cell table:style-name="ce113" table:formula="of:=[.G15]-[Zeit1.G15]" office:value-type="float" office:value="0" calcext:value-type="float">
            <text:p>0</text:p>
          </table:table-cell>
          <table:table-cell table:style-name="ce113" table:formula="of:=[.H15]-[Zeit1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9" table:formula="of:=[Zeit1.A16]" office:value-type="float" office:value="1" calcext:value-type="float">
            <text:p>1</text:p>
          </table:table-cell>
          <table:table-cell table:style-name="ce109" table:formula="of:=[Zeit1.B16]" office:value-type="float" office:value="1" calcext:value-type="float">
            <text:p>1</text:p>
          </table:table-cell>
          <table:table-cell table:style-name="ce109" table:formula="of:=[Zeit1.C16]" office:value-type="float" office:value="1" calcext:value-type="float">
            <text:p>1</text:p>
          </table:table-cell>
          <table:table-cell table:style-name="ce109" table:formula="of:=[Zeit1.D16]" office:value-type="float" office:value="1" calcext:value-type="float">
            <text:p>1</text:p>
          </table:table-cell>
          <table:table-cell table:style-name="ce109" table:formula="of:=[Zeit1.E16]" office:value-type="float" office:value="1" calcext:value-type="float">
            <text:p>1</text:p>
          </table:table-cell>
          <table:table-cell table:style-name="ce109" table:formula="of:=[Zeit1.F16]" office:value-type="float" office:value="1" calcext:value-type="float">
            <text:p>1</text:p>
          </table:table-cell>
          <table:table-cell table:style-name="ce109" table:formula="of:=[Zeit1.G16]" office:value-type="float" office:value="1" calcext:value-type="float">
            <text:p>1</text:p>
          </table:table-cell>
          <table:table-cell table:style-name="ce109" table:formula="of:=[Zeit1.H16]" office:value-type="float" office:value="1" calcext:value-type="float">
            <text:p>1</text:p>
          </table:table-cell>
          <table:table-cell table:number-columns-repeated="7"/>
          <table:table-cell table:style-name="ce113" table:formula="of:=[.A16]-[Zeit1.A16]" office:value-type="float" office:value="0" calcext:value-type="float">
            <text:p>0</text:p>
          </table:table-cell>
          <table:table-cell table:style-name="ce113" table:formula="of:=[.B16]-[Zeit1.B16]" office:value-type="float" office:value="0" calcext:value-type="float">
            <text:p>0</text:p>
          </table:table-cell>
          <table:table-cell table:style-name="ce113" table:formula="of:=[.C16]-[Zeit1.C16]" office:value-type="float" office:value="0" calcext:value-type="float">
            <text:p>0</text:p>
          </table:table-cell>
          <table:table-cell table:style-name="ce113" table:formula="of:=[.D16]-[Zeit1.D16]" office:value-type="float" office:value="0" calcext:value-type="float">
            <text:p>0</text:p>
          </table:table-cell>
          <table:table-cell table:style-name="ce113" table:formula="of:=[.E16]-[Zeit1.E16]" office:value-type="float" office:value="0" calcext:value-type="float">
            <text:p>0</text:p>
          </table:table-cell>
          <table:table-cell table:style-name="ce113" table:formula="of:=[.F16]-[Zeit1.F16]" office:value-type="float" office:value="0" calcext:value-type="float">
            <text:p>0</text:p>
          </table:table-cell>
          <table:table-cell table:style-name="ce113" table:formula="of:=[.G16]-[Zeit1.G16]" office:value-type="float" office:value="0" calcext:value-type="float">
            <text:p>0</text:p>
          </table:table-cell>
          <table:table-cell table:style-name="ce113" table:formula="of:=[.H16]-[Zeit1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10" table:formula="of:=1-[.A10]" office:value-type="float" office:value="0" calcext:value-type="float">
            <text:p>0</text:p>
          </table:table-cell>
          <table:table-cell table:style-name="ce110" table:formula="of:=1-[.B10]" office:value-type="float" office:value="0" calcext:value-type="float">
            <text:p>0</text:p>
          </table:table-cell>
          <table:table-cell table:style-name="ce110" table:formula="of:=1-[.C10]" office:value-type="float" office:value="0" calcext:value-type="float">
            <text:p>0</text:p>
          </table:table-cell>
          <table:table-cell table:style-name="ce110" table:formula="of:=1-[.D10]" office:value-type="float" office:value="0" calcext:value-type="float">
            <text:p>0</text:p>
          </table:table-cell>
          <table:table-cell table:style-name="ce110" table:formula="of:=1-[.E10]" office:value-type="float" office:value="0" calcext:value-type="float">
            <text:p>0</text:p>
          </table:table-cell>
          <table:table-cell table:style-name="ce110" table:formula="of:=1-[.F10]" office:value-type="float" office:value="0" calcext:value-type="float">
            <text:p>0</text:p>
          </table:table-cell>
          <table:table-cell table:style-name="ce110" table:formula="of:=1-[.G10]" office:value-type="float" office:value="0" calcext:value-type="float">
            <text:p>0</text:p>
          </table:table-cell>
          <table:table-cell table:style-name="ce110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0" table:formula="of:=1-[.A11]" office:value-type="float" office:value="0" calcext:value-type="float">
            <text:p>0</text:p>
          </table:table-cell>
          <table:table-cell table:style-name="ce110" table:formula="of:=1-[.B11]" office:value-type="float" office:value="1" calcext:value-type="float">
            <text:p>1</text:p>
          </table:table-cell>
          <table:table-cell table:style-name="ce110" table:formula="of:=1-[.C11]" office:value-type="float" office:value="1" calcext:value-type="float">
            <text:p>1</text:p>
          </table:table-cell>
          <table:table-cell table:style-name="ce110" table:formula="of:=1-[.D11]" office:value-type="float" office:value="1" calcext:value-type="float">
            <text:p>1</text:p>
          </table:table-cell>
          <table:table-cell table:style-name="ce110" table:formula="of:=1-[.E11]" office:value-type="float" office:value="1" calcext:value-type="float">
            <text:p>1</text:p>
          </table:table-cell>
          <table:table-cell table:style-name="ce110" table:formula="of:=1-[.F11]" office:value-type="float" office:value="1" calcext:value-type="float">
            <text:p>1</text:p>
          </table:table-cell>
          <table:table-cell table:style-name="ce110" table:formula="of:=1-[.G11]" office:value-type="float" office:value="1" calcext:value-type="float">
            <text:p>1</text:p>
          </table:table-cell>
          <table:table-cell table:style-name="ce110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0" table:formula="of:=1-[.A12]" office:value-type="float" office:value="0" calcext:value-type="float">
            <text:p>0</text:p>
          </table:table-cell>
          <table:table-cell table:style-name="ce110" table:formula="of:=1-[.B12]" office:value-type="float" office:value="1" calcext:value-type="float">
            <text:p>1</text:p>
          </table:table-cell>
          <table:table-cell table:style-name="ce110" table:formula="of:=1-[.C12]" office:value-type="float" office:value="1" calcext:value-type="float">
            <text:p>1</text:p>
          </table:table-cell>
          <table:table-cell table:style-name="ce110" table:formula="of:=1-[.D12]" office:value-type="float" office:value="1" calcext:value-type="float">
            <text:p>1</text:p>
          </table:table-cell>
          <table:table-cell table:style-name="ce110" table:formula="of:=1-[.E12]" office:value-type="float" office:value="1" calcext:value-type="float">
            <text:p>1</text:p>
          </table:table-cell>
          <table:table-cell table:style-name="ce110" table:formula="of:=1-[.F12]" office:value-type="float" office:value="1" calcext:value-type="float">
            <text:p>1</text:p>
          </table:table-cell>
          <table:table-cell table:style-name="ce110" table:formula="of:=1-[.G12]" office:value-type="float" office:value="1" calcext:value-type="float">
            <text:p>1</text:p>
          </table:table-cell>
          <table:table-cell table:style-name="ce110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0" table:formula="of:=1-[.A13]" office:value-type="float" office:value="0" calcext:value-type="float">
            <text:p>0</text:p>
          </table:table-cell>
          <table:table-cell table:style-name="ce110" table:formula="of:=1-[.B13]" office:value-type="float" office:value="1" calcext:value-type="float">
            <text:p>1</text:p>
          </table:table-cell>
          <table:table-cell table:style-name="ce110" table:formula="of:=1-[.C13]" office:value-type="float" office:value="1" calcext:value-type="float">
            <text:p>1</text:p>
          </table:table-cell>
          <table:table-cell table:style-name="ce110" table:formula="of:=1-[.D13]" office:value-type="float" office:value="1" calcext:value-type="float">
            <text:p>1</text:p>
          </table:table-cell>
          <table:table-cell table:style-name="ce110" table:formula="of:=1-[.E13]" office:value-type="float" office:value="1" calcext:value-type="float">
            <text:p>1</text:p>
          </table:table-cell>
          <table:table-cell table:style-name="ce110" table:formula="of:=1-[.F13]" office:value-type="float" office:value="0" calcext:value-type="float">
            <text:p>0</text:p>
          </table:table-cell>
          <table:table-cell table:style-name="ce110" table:formula="of:=1-[.G13]" office:value-type="float" office:value="1" calcext:value-type="float">
            <text:p>1</text:p>
          </table:table-cell>
          <table:table-cell table:style-name="ce110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0" table:formula="of:=1-[.A14]" office:value-type="float" office:value="0" calcext:value-type="float">
            <text:p>0</text:p>
          </table:table-cell>
          <table:table-cell table:style-name="ce110" table:formula="of:=1-[.B14]" office:value-type="float" office:value="1" calcext:value-type="float">
            <text:p>1</text:p>
          </table:table-cell>
          <table:table-cell table:style-name="ce110" table:formula="of:=1-[.C14]" office:value-type="float" office:value="1" calcext:value-type="float">
            <text:p>1</text:p>
          </table:table-cell>
          <table:table-cell table:style-name="ce110" table:formula="of:=1-[.D14]" office:value-type="float" office:value="1" calcext:value-type="float">
            <text:p>1</text:p>
          </table:table-cell>
          <table:table-cell table:style-name="ce110" table:formula="of:=1-[.E14]" office:value-type="float" office:value="1" calcext:value-type="float">
            <text:p>1</text:p>
          </table:table-cell>
          <table:table-cell table:style-name="ce110" table:formula="of:=1-[.F14]" office:value-type="float" office:value="0" calcext:value-type="float">
            <text:p>0</text:p>
          </table:table-cell>
          <table:table-cell table:style-name="ce110" table:formula="of:=1-[.G14]" office:value-type="float" office:value="1" calcext:value-type="float">
            <text:p>1</text:p>
          </table:table-cell>
          <table:table-cell table:style-name="ce110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0" table:formula="of:=1-[.A15]" office:value-type="float" office:value="0" calcext:value-type="float">
            <text:p>0</text:p>
          </table:table-cell>
          <table:table-cell table:style-name="ce110" table:formula="of:=1-[.B15]" office:value-type="float" office:value="1" calcext:value-type="float">
            <text:p>1</text:p>
          </table:table-cell>
          <table:table-cell table:style-name="ce110" table:formula="of:=1-[.C15]" office:value-type="float" office:value="1" calcext:value-type="float">
            <text:p>1</text:p>
          </table:table-cell>
          <table:table-cell table:style-name="ce110" table:formula="of:=1-[.D15]" office:value-type="float" office:value="1" calcext:value-type="float">
            <text:p>1</text:p>
          </table:table-cell>
          <table:table-cell table:style-name="ce110" table:formula="of:=1-[.E15]" office:value-type="float" office:value="1" calcext:value-type="float">
            <text:p>1</text:p>
          </table:table-cell>
          <table:table-cell table:style-name="ce110" table:formula="of:=1-[.F15]" office:value-type="float" office:value="1" calcext:value-type="float">
            <text:p>1</text:p>
          </table:table-cell>
          <table:table-cell table:style-name="ce110" table:formula="of:=1-[.G15]" office:value-type="float" office:value="1" calcext:value-type="float">
            <text:p>1</text:p>
          </table:table-cell>
          <table:table-cell table:style-name="ce110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0" table:formula="of:=1-[.A16]" office:value-type="float" office:value="0" calcext:value-type="float">
            <text:p>0</text:p>
          </table:table-cell>
          <table:table-cell table:style-name="ce110" table:formula="of:=1-[.B16]" office:value-type="float" office:value="0" calcext:value-type="float">
            <text:p>0</text:p>
          </table:table-cell>
          <table:table-cell table:style-name="ce110" table:formula="of:=1-[.C16]" office:value-type="float" office:value="0" calcext:value-type="float">
            <text:p>0</text:p>
          </table:table-cell>
          <table:table-cell table:style-name="ce110" table:formula="of:=1-[.D16]" office:value-type="float" office:value="0" calcext:value-type="float">
            <text:p>0</text:p>
          </table:table-cell>
          <table:table-cell table:style-name="ce110" table:formula="of:=1-[.E16]" office:value-type="float" office:value="0" calcext:value-type="float">
            <text:p>0</text:p>
          </table:table-cell>
          <table:table-cell table:style-name="ce110" table:formula="of:=1-[.F16]" office:value-type="float" office:value="0" calcext:value-type="float">
            <text:p>0</text:p>
          </table:table-cell>
          <table:table-cell table:style-name="ce110" table:formula="of:=1-[.G16]" office:value-type="float" office:value="0" calcext:value-type="float">
            <text:p>0</text:p>
          </table:table-cell>
          <table:table-cell table:style-name="ce110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2.A10:Zeit2.H10 Zeit2.A16:Zeit2.H16 Zeit2.A11:Zeit2.A15 Zeit2.H11:Zeit2.H15">
            <calcext:condition calcext:apply-style-name="blue_dark_background" calcext:value="&gt;0.5" calcext:base-cell-address="Zeit2.A10"/>
            <calcext:condition calcext:apply-style-name="grey_background" calcext:value="&lt;=0.5" calcext:base-cell-address="Zeit2.A10"/>
          </calcext:conditional-format>
          <calcext:conditional-format calcext:target-range-address="Zeit2.A19:Zeit2.H25">
            <calcext:condition calcext:apply-style-name="blue_dark_background" calcext:value="&gt;0.5" calcext:base-cell-address="Zeit2.A19"/>
            <calcext:condition calcext:apply-style-name="grey_background" calcext:value="&lt;=0.5" calcext:base-cell-address="Zeit2.A19"/>
          </calcext:conditional-format>
          <calcext:conditional-format calcext:target-range-address="Zeit2.P10:Zeit2.W16">
            <calcext:condition calcext:apply-style-name="Good" calcext:value="&gt;0.5" calcext:base-cell-address="Zeit2.P10"/>
            <calcext:condition calcext:apply-style-name="Bad" calcext:value="&lt;=-0.5" calcext:base-cell-address="Zeit2.P10"/>
          </calcext:conditional-format>
          <calcext:conditional-format calcext:target-range-address="Zeit2.B3:Zeit2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B11:Zeit2.G15">
            <calcext:condition calcext:apply-style-name="blue_dark_background" calcext:value="&gt;0.5" calcext:base-cell-address="Zeit2.B11"/>
            <calcext:condition calcext:apply-style-name="grey_background" calcext:value="&lt;=0.5" calcext:base-cell-address="Zeit2.B11"/>
          </calcext:conditional-format>
        </calcext:conditional-formats>
      </table:table>
      <table:table table:name="Zeit3" table:style-name="ta1">
        <table:table-column table:style-name="co2" table:number-columns-repeated="14" table:default-cell-style-name="ce1"/>
        <table:table-column table:style-name="co8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8" table:number-columns-repeated="8"/>
          <table:table-cell table:number-columns-repeated="1016"/>
        </table:table-row>
        <table:table-row table:style-name="ro3">
          <table:table-cell table:style-name="ce58"/>
          <table:table-cell table:style-name="ce116" table:formula="of:=IF([Zeit2.B20]=0;0;SUMPRODUCT([Zeit2.A2:.C4];[$Verteilung.$A$4:$Verteilung.$C$6];[.A19:.C21];[.A34:.C36]))" office:value-type="float" office:value="0.458290837219345" calcext:value-type="float">
            <text:p>0,458290837219345</text:p>
          </table:table-cell>
          <table:table-cell table:style-name="ce116" table:formula="of:=IF([Zeit2.C20]=0;0;SUMPRODUCT([Zeit2.B2:.D4];[$Verteilung.$A$4:$Verteilung.$C$6];[.B19:.D21];[.B34:.D36]))" office:value-type="float" office:value="1.55204534386105" calcext:value-type="float">
            <text:p>1,55204534386105</text:p>
          </table:table-cell>
          <table:table-cell table:style-name="ce116" table:formula="of:=IF([Zeit2.D20]=0;0;SUMPRODUCT([Zeit2.C2:.E4];[$Verteilung.$A$4:$Verteilung.$C$6];[.C19:.E21];[.C34:.E36]))" office:value-type="float" office:value="11.3322059823472" calcext:value-type="float">
            <text:p>11,3322059823472</text:p>
          </table:table-cell>
          <table:table-cell table:style-name="ce116" table:formula="of:=IF([$Zeit0.E20]=0;0;SUMPRODUCT([Zeit2.D2:.F4];[$Verteilung.$A$4:$Verteilung.$C$6];[.D19:.F21];[.D34:.F36]))" office:value-type="float" office:value="57.8432357918503" calcext:value-type="float">
            <text:p>57,8432357918503</text:p>
          </table:table-cell>
          <table:table-cell table:style-name="ce116" table:formula="of:=IF([$Zeit0.F20]=0;0;SUMPRODUCT([Zeit2.E2:.G4];[$Verteilung.$A$4:$Verteilung.$C$6];[.E19:.G21];[.E34:.G36]))" office:value-type="float" office:value="141.641123319208" calcext:value-type="float">
            <text:p>141,641123319208</text:p>
          </table:table-cell>
          <table:table-cell table:style-name="ce116" table:formula="of:=IF([$Zeit0.G20]=0;0;SUMPRODUCT([Zeit2.F2:.H4];[$Verteilung.$A$4:$Verteilung.$C$6];[.F19:.H21];[.F34:.H36]))" office:value-type="float" office:value="594.414926476382" calcext:value-type="float">
            <text:p>594,414926476382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16" table:formula="of:=IF([Zeit2.B21]=0;0;SUMPRODUCT([Zeit2.A3:.C5];[$Verteilung.$A$4:$Verteilung.$C$6];[.A20:.C22];[.A35:.C37]))" office:value-type="float" office:value="11.0349655057719" calcext:value-type="float">
            <text:p>11,0349655057719</text:p>
          </table:table-cell>
          <table:table-cell table:style-name="ce116" table:formula="of:=IF([Zeit2.C21]=0;0;SUMPRODUCT([Zeit2.B3:.D5];[$Verteilung.$A$4:$Verteilung.$C$6];[.B20:.D22];[.B35:.D37]))" office:value-type="float" office:value="11.0321048634539" calcext:value-type="float">
            <text:p>11,0321048634539</text:p>
          </table:table-cell>
          <table:table-cell table:style-name="ce116" table:formula="of:=IF([Zeit2.D21]=0;0;SUMPRODUCT([Zeit2.C3:.E5];[$Verteilung.$A$4:$Verteilung.$C$6];[.C20:.E22];[.C35:.E37]))" office:value-type="float" office:value="11.5981857837929" calcext:value-type="float">
            <text:p>11,5981857837929</text:p>
          </table:table-cell>
          <table:table-cell table:style-name="ce116" table:formula="of:=IF([$Zeit0.E21]=0;0;SUMPRODUCT([Zeit2.D3:.F5];[$Verteilung.$A$4:$Verteilung.$C$6];[.D20:.F22];[.D35:.F37]))" office:value-type="float" office:value="22.9108199442886" calcext:value-type="float">
            <text:p>22,9108199442886</text:p>
          </table:table-cell>
          <table:table-cell table:style-name="ce116" table:formula="of:=IF([$Zeit0.F21]=0;0;SUMPRODUCT([Zeit2.E3:.G5];[$Verteilung.$A$4:$Verteilung.$C$6];[.E20:.G22];[.E35:.G37]))" office:value-type="float" office:value="103.924947362912" calcext:value-type="float">
            <text:p>103,924947362912</text:p>
          </table:table-cell>
          <table:table-cell table:style-name="ce116" table:formula="of:=IF([$Zeit0.G21]=0;0;SUMPRODUCT([Zeit2.F3:.H5];[$Verteilung.$A$4:$Verteilung.$C$6];[.F20:.H22];[.F35:.H37]))" office:value-type="float" office:value="136.393550546812" calcext:value-type="float">
            <text:p>136,393550546812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16" table:formula="of:=IF([Zeit2.B22]=0;0;SUMPRODUCT([Zeit2.A4:.C6];[$Verteilung.$A$4:$Verteilung.$C$6];[.A21:.C23];[.A36:.C38]))" office:value-type="float" office:value="106.158140297469" calcext:value-type="float">
            <text:p>106,158140297469</text:p>
          </table:table-cell>
          <table:table-cell table:style-name="ce116" table:formula="of:=IF([Zeit2.C22]=0;0;SUMPRODUCT([Zeit2.B4:.D6];[$Verteilung.$A$4:$Verteilung.$C$6];[.B21:.D23];[.B36:.D38]))" office:value-type="float" office:value="75.0916843822905" calcext:value-type="float">
            <text:p>75,0916843822905</text:p>
          </table:table-cell>
          <table:table-cell table:style-name="ce116" table:formula="of:=IF([Zeit2.D22]=0;0;SUMPRODUCT([Zeit2.C4:.E6];[$Verteilung.$A$4:$Verteilung.$C$6];[.C21:.E23];[.C36:.E38]))" office:value-type="float" office:value="10.6884646741647" calcext:value-type="float">
            <text:p>10,6884646741647</text:p>
          </table:table-cell>
          <table:table-cell table:style-name="ce116" table:formula="of:=IF([Zeit2.E22]=0;0;SUMPRODUCT([Zeit2.D4:.F6];[$Verteilung.$A$4:$Verteilung.$C$6];[.D21:.F23];[.D36:.F38]))" office:value-type="float" office:value="6.07176905311768" calcext:value-type="float">
            <text:p>6,07176905311768</text:p>
          </table:table-cell>
          <table:table-cell table:style-name="ce116" table:formula="of:=IF([Zeit2.F22]=0;0;SUMPRODUCT([Zeit2.E4:.G6];[$Verteilung.$A$4:$Verteilung.$C$6];[.E21:.G23];[.E36:.G38]))" office:value-type="float" office:value="0" calcext:value-type="float">
            <text:p>0</text:p>
          </table:table-cell>
          <table:table-cell table:style-name="ce116" table:formula="of:=IF([Zeit2.G22]=0;0;SUMPRODUCT([Zeit2.F4:.H6];[$Verteilung.$A$4:$Verteilung.$C$6];[.F21:.H23];[.F36:.H38]))" office:value-type="float" office:value="13.9503184179222" calcext:value-type="float">
            <text:p>13,9503184179222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16" table:formula="of:=IF([Zeit2.B23]=0;0;SUMPRODUCT([Zeit2.A5:.C7];[$Verteilung.$A$4:$Verteilung.$C$6];[.A22:.C24];[.A37:.C39]))" office:value-type="float" office:value="450.036514134805" calcext:value-type="float">
            <text:p>450,036514134805</text:p>
          </table:table-cell>
          <table:table-cell table:style-name="ce116" table:formula="of:=IF([Zeit2.C23]=0;0;SUMPRODUCT([Zeit2.B5:.D7];[$Verteilung.$A$4:$Verteilung.$C$6];[.B22:.D24];[.B37:.D39]))" office:value-type="float" office:value="106.667868415879" calcext:value-type="float">
            <text:p>106,667868415879</text:p>
          </table:table-cell>
          <table:table-cell table:style-name="ce116" table:formula="of:=IF([Zeit2.D23]=0;0;SUMPRODUCT([Zeit2.C5:.E7];[$Verteilung.$A$4:$Verteilung.$C$6];[.C22:.E24];[.C37:.E39]))" office:value-type="float" office:value="13.7849248175214" calcext:value-type="float">
            <text:p>13,7849248175214</text:p>
          </table:table-cell>
          <table:table-cell table:style-name="ce116" table:formula="of:=IF([Zeit2.E23]=0;0;SUMPRODUCT([Zeit2.D5:.F7];[$Verteilung.$A$4:$Verteilung.$C$6];[.D22:.F24];[.D37:.F39]))" office:value-type="float" office:value="0.746151546339039" calcext:value-type="float">
            <text:p>0,746151546339039</text:p>
          </table:table-cell>
          <table:table-cell table:style-name="ce116" table:formula="of:=IF([Zeit2.F23]=0;0;SUMPRODUCT([Zeit2.E5:.G7];[$Verteilung.$A$4:$Verteilung.$C$6];[.E22:.G24];[.E37:.G39]))" office:value-type="float" office:value="0" calcext:value-type="float">
            <text:p>0</text:p>
          </table:table-cell>
          <table:table-cell table:style-name="ce116" table:formula="of:=IF([Zeit2.G23]=0;0;SUMPRODUCT([Zeit2.F5:.H7];[$Verteilung.$A$4:$Verteilung.$C$6];[.F22:.H24];[.F37:.H39]))" office:value-type="float" office:value="0.348777982062226" calcext:value-type="float">
            <text:p>0,348777982062226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16" table:formula="of:=IF([Zeit2.B24]=0;0;SUMPRODUCT([Zeit2.A6:.C8];[$Verteilung.$A$4:$Verteilung.$C$6];[.A23:.C25];[.A38:.C40]))" office:value-type="float" office:value="117.585955623841" calcext:value-type="float">
            <text:p>117,585955623841</text:p>
          </table:table-cell>
          <table:table-cell table:style-name="ce116" table:formula="of:=IF([Zeit2.C24]=0;0;SUMPRODUCT([Zeit2.B6:.D8];[$Verteilung.$A$4:$Verteilung.$C$6];[.B23:.D25];[.B38:.D40]))" office:value-type="float" office:value="83.8258344031627" calcext:value-type="float">
            <text:p>83,8258344031627</text:p>
          </table:table-cell>
          <table:table-cell table:style-name="ce116" table:formula="of:=IF([Zeit2.D24]=0;0;SUMPRODUCT([Zeit2.C6:.E8];[$Verteilung.$A$4:$Verteilung.$C$6];[.C23:.E25];[.C38:.E40]))" office:value-type="float" office:value="10.454910289559" calcext:value-type="float">
            <text:p>10,454910289559</text:p>
          </table:table-cell>
          <table:table-cell table:style-name="ce116" table:formula="of:=IF([Zeit2.E24]=0;0;SUMPRODUCT([Zeit2.D6:.F8];[$Verteilung.$A$4:$Verteilung.$C$6];[.D23:.F25];[.D38:.F40]))" office:value-type="float" office:value="0.452284203967587" calcext:value-type="float">
            <text:p>0,452284203967587</text:p>
          </table:table-cell>
          <table:table-cell table:style-name="ce116" table:formula="of:=IF([Zeit2.F24]=0;0;SUMPRODUCT([Zeit2.E6:.G8];[$Verteilung.$A$4:$Verteilung.$C$6];[.E23:.G25];[.E38:.G40]))" office:value-type="float" office:value="0" calcext:value-type="float">
            <text:p>0</text:p>
          </table:table-cell>
          <table:table-cell table:style-name="ce116" table:formula="of:=IF([Zeit2.G24]=0;0;SUMPRODUCT([Zeit2.F6:.H8];[$Verteilung.$A$4:$Verteilung.$C$6];[.F23:.H25];[.F38:.H40]))" office:value-type="float" office:value="0" calcext:value-type="float">
            <text:p>0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2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14" table:formula="of:=[Zeit2.A10]" office:value-type="float" office:value="1" calcext:value-type="float">
            <text:p>1</text:p>
          </table:table-cell>
          <table:table-cell table:style-name="ce114" table:formula="of:=[Zeit2.B10]" office:value-type="float" office:value="1" calcext:value-type="float">
            <text:p>1</text:p>
          </table:table-cell>
          <table:table-cell table:style-name="ce114" table:formula="of:=[Zeit2.C10]" office:value-type="float" office:value="1" calcext:value-type="float">
            <text:p>1</text:p>
          </table:table-cell>
          <table:table-cell table:style-name="ce114" table:formula="of:=[Zeit2.D10]" office:value-type="float" office:value="1" calcext:value-type="float">
            <text:p>1</text:p>
          </table:table-cell>
          <table:table-cell table:style-name="ce114" table:formula="of:=[Zeit2.E10]" office:value-type="float" office:value="1" calcext:value-type="float">
            <text:p>1</text:p>
          </table:table-cell>
          <table:table-cell table:style-name="ce114" table:formula="of:=[Zeit2.F10]" office:value-type="float" office:value="1" calcext:value-type="float">
            <text:p>1</text:p>
          </table:table-cell>
          <table:table-cell table:style-name="ce114" table:formula="of:=[Zeit2.G10]" office:value-type="float" office:value="1" calcext:value-type="float">
            <text:p>1</text:p>
          </table:table-cell>
          <table:table-cell table:style-name="ce114" table:formula="of:=[Zeit2.H10]" office:value-type="float" office:value="1" calcext:value-type="float">
            <text:p>1</text:p>
          </table:table-cell>
          <table:table-cell table:number-columns-repeated="7"/>
          <table:table-cell table:style-name="ce118" table:formula="of:=[.A10]-[Zeit2.A10]" office:value-type="float" office:value="0" calcext:value-type="float">
            <text:p>0</text:p>
          </table:table-cell>
          <table:table-cell table:style-name="ce118" table:formula="of:=[.B10]-[Zeit2.B10]" office:value-type="float" office:value="0" calcext:value-type="float">
            <text:p>0</text:p>
          </table:table-cell>
          <table:table-cell table:style-name="ce118" table:formula="of:=[.C10]-[Zeit2.C10]" office:value-type="float" office:value="0" calcext:value-type="float">
            <text:p>0</text:p>
          </table:table-cell>
          <table:table-cell table:style-name="ce118" table:formula="of:=[.D10]-[Zeit2.D10]" office:value-type="float" office:value="0" calcext:value-type="float">
            <text:p>0</text:p>
          </table:table-cell>
          <table:table-cell table:style-name="ce118" table:formula="of:=[.E10]-[Zeit2.E10]" office:value-type="float" office:value="0" calcext:value-type="float">
            <text:p>0</text:p>
          </table:table-cell>
          <table:table-cell table:style-name="ce118" table:formula="of:=[.F10]-[Zeit2.F10]" office:value-type="float" office:value="0" calcext:value-type="float">
            <text:p>0</text:p>
          </table:table-cell>
          <table:table-cell table:style-name="ce118" table:formula="of:=[.G10]-[Zeit2.G10]" office:value-type="float" office:value="0" calcext:value-type="float">
            <text:p>0</text:p>
          </table:table-cell>
          <table:table-cell table:style-name="ce118" table:formula="of:=[.H10]-[Zeit2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1]" office:value-type="float" office:value="1" calcext:value-type="float">
            <text:p>1</text:p>
          </table:table-cell>
          <table:table-cell table:style-name="ce117" table:formula="of:=[Zeit2.B11]" office:value-type="float" office:value="0" calcext:value-type="float">
            <text:p>0</text:p>
          </table:table-cell>
          <table:table-cell table:style-name="ce117" table:formula="of:=[Zeit2.C11]" office:value-type="float" office:value="0" calcext:value-type="float">
            <text:p>0</text:p>
          </table:table-cell>
          <table:table-cell table:style-name="ce117" table:formula="of:=[Zeit2.D11]" office:value-type="float" office:value="0" calcext:value-type="float">
            <text:p>0</text:p>
          </table:table-cell>
          <table:table-cell table:style-name="ce117" table:formula="of:=[Zeit2.E11]" office:value-type="float" office:value="0" calcext:value-type="float">
            <text:p>0</text:p>
          </table:table-cell>
          <table:table-cell table:style-name="ce117" table:formula="of:=[Zeit2.F11]" office:value-type="float" office:value="0" calcext:value-type="float">
            <text:p>0</text:p>
          </table:table-cell>
          <table:table-cell table:style-name="ce117" table:formula="of:=[Zeit2.G11]" office:value-type="float" office:value="0" calcext:value-type="float">
            <text:p>0</text:p>
          </table:table-cell>
          <table:table-cell table:style-name="ce114" table:formula="of:=[Zeit2.H11]" office:value-type="float" office:value="1" calcext:value-type="float">
            <text:p>1</text:p>
          </table:table-cell>
          <table:table-cell table:number-columns-repeated="7"/>
          <table:table-cell table:style-name="ce118" table:formula="of:=[.A11]-[Zeit2.A11]" office:value-type="float" office:value="0" calcext:value-type="float">
            <text:p>0</text:p>
          </table:table-cell>
          <table:table-cell table:style-name="ce118" table:formula="of:=[.B11]-[Zeit2.B11]" office:value-type="float" office:value="0" calcext:value-type="float">
            <text:p>0</text:p>
          </table:table-cell>
          <table:table-cell table:style-name="ce118" table:formula="of:=[.C11]-[Zeit2.C11]" office:value-type="float" office:value="0" calcext:value-type="float">
            <text:p>0</text:p>
          </table:table-cell>
          <table:table-cell table:style-name="ce118" table:formula="of:=[.D11]-[Zeit2.D11]" office:value-type="float" office:value="0" calcext:value-type="float">
            <text:p>0</text:p>
          </table:table-cell>
          <table:table-cell table:style-name="ce118" table:formula="of:=[.E11]-[Zeit2.E11]" office:value-type="float" office:value="0" calcext:value-type="float">
            <text:p>0</text:p>
          </table:table-cell>
          <table:table-cell table:style-name="ce118" table:formula="of:=[.F11]-[Zeit2.F11]" office:value-type="float" office:value="0" calcext:value-type="float">
            <text:p>0</text:p>
          </table:table-cell>
          <table:table-cell table:style-name="ce118" table:formula="of:=[.G11]-[Zeit2.G11]" office:value-type="float" office:value="0" calcext:value-type="float">
            <text:p>0</text:p>
          </table:table-cell>
          <table:table-cell table:style-name="ce118" table:formula="of:=[.H11]-[Zeit2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2]" office:value-type="float" office:value="1" calcext:value-type="float">
            <text:p>1</text:p>
          </table:table-cell>
          <table:table-cell table:style-name="ce117" table:formula="of:=[Zeit2.B12]" office:value-type="float" office:value="0" calcext:value-type="float">
            <text:p>0</text:p>
          </table:table-cell>
          <table:table-cell table:style-name="ce117" table:formula="of:=[Zeit2.C12]" office:value-type="float" office:value="0" calcext:value-type="float">
            <text:p>0</text:p>
          </table:table-cell>
          <table:table-cell table:style-name="ce117" table:formula="of:=[Zeit2.D12]" office:value-type="float" office:value="0" calcext:value-type="float">
            <text:p>0</text:p>
          </table:table-cell>
          <table:table-cell table:style-name="ce117" table:formula="of:=[Zeit2.E12]" office:value-type="float" office:value="0" calcext:value-type="float">
            <text:p>0</text:p>
          </table:table-cell>
          <table:table-cell table:style-name="ce117" table:formula="of:=[Zeit2.F12]" office:value-type="float" office:value="0" calcext:value-type="float">
            <text:p>0</text:p>
          </table:table-cell>
          <table:table-cell table:style-name="ce117" table:formula="of:=[Zeit2.G12]" office:value-type="float" office:value="0" calcext:value-type="float">
            <text:p>0</text:p>
          </table:table-cell>
          <table:table-cell table:style-name="ce114" table:formula="of:=[Zeit2.H12]" office:value-type="float" office:value="1" calcext:value-type="float">
            <text:p>1</text:p>
          </table:table-cell>
          <table:table-cell table:number-columns-repeated="7"/>
          <table:table-cell table:style-name="ce118" table:formula="of:=[.A12]-[Zeit2.A12]" office:value-type="float" office:value="0" calcext:value-type="float">
            <text:p>0</text:p>
          </table:table-cell>
          <table:table-cell table:style-name="ce118" table:formula="of:=[.B12]-[Zeit2.B12]" office:value-type="float" office:value="0" calcext:value-type="float">
            <text:p>0</text:p>
          </table:table-cell>
          <table:table-cell table:style-name="ce118" table:formula="of:=[.C12]-[Zeit2.C12]" office:value-type="float" office:value="0" calcext:value-type="float">
            <text:p>0</text:p>
          </table:table-cell>
          <table:table-cell table:style-name="ce118" table:formula="of:=[.D12]-[Zeit2.D12]" office:value-type="float" office:value="0" calcext:value-type="float">
            <text:p>0</text:p>
          </table:table-cell>
          <table:table-cell table:style-name="ce118" table:formula="of:=[.E12]-[Zeit2.E12]" office:value-type="float" office:value="0" calcext:value-type="float">
            <text:p>0</text:p>
          </table:table-cell>
          <table:table-cell table:style-name="ce118" table:formula="of:=[.F12]-[Zeit2.F12]" office:value-type="float" office:value="0" calcext:value-type="float">
            <text:p>0</text:p>
          </table:table-cell>
          <table:table-cell table:style-name="ce118" table:formula="of:=[.G12]-[Zeit2.G12]" office:value-type="float" office:value="0" calcext:value-type="float">
            <text:p>0</text:p>
          </table:table-cell>
          <table:table-cell table:style-name="ce118" table:formula="of:=[.H12]-[Zeit2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3]" office:value-type="float" office:value="1" calcext:value-type="float">
            <text:p>1</text:p>
          </table:table-cell>
          <table:table-cell table:style-name="ce117" table:formula="of:=[Zeit2.B13]" office:value-type="float" office:value="0" calcext:value-type="float">
            <text:p>0</text:p>
          </table:table-cell>
          <table:table-cell table:style-name="ce117" table:formula="of:=[Zeit2.C13]" office:value-type="float" office:value="0" calcext:value-type="float">
            <text:p>0</text:p>
          </table:table-cell>
          <table:table-cell table:style-name="ce117" table:formula="of:=[Zeit2.D13]" office:value-type="float" office:value="0" calcext:value-type="float">
            <text:p>0</text:p>
          </table:table-cell>
          <table:table-cell table:style-name="ce117" table:formula="of:=[Zeit2.E13]" office:value-type="float" office:value="0" calcext:value-type="float">
            <text:p>0</text:p>
          </table:table-cell>
          <table:table-cell table:style-name="ce117" table:formula="of:=[Zeit2.F13]" office:value-type="float" office:value="1" calcext:value-type="float">
            <text:p>1</text:p>
          </table:table-cell>
          <table:table-cell table:style-name="ce117" table:formula="of:=[Zeit2.G13]" office:value-type="float" office:value="0" calcext:value-type="float">
            <text:p>0</text:p>
          </table:table-cell>
          <table:table-cell table:style-name="ce114" table:formula="of:=[Zeit2.H13]" office:value-type="float" office:value="1" calcext:value-type="float">
            <text:p>1</text:p>
          </table:table-cell>
          <table:table-cell table:number-columns-repeated="7"/>
          <table:table-cell table:style-name="ce118" table:formula="of:=[.A13]-[Zeit2.A13]" office:value-type="float" office:value="0" calcext:value-type="float">
            <text:p>0</text:p>
          </table:table-cell>
          <table:table-cell table:style-name="ce118" table:formula="of:=[.B13]-[Zeit2.B13]" office:value-type="float" office:value="0" calcext:value-type="float">
            <text:p>0</text:p>
          </table:table-cell>
          <table:table-cell table:style-name="ce118" table:formula="of:=[.C13]-[Zeit2.C13]" office:value-type="float" office:value="0" calcext:value-type="float">
            <text:p>0</text:p>
          </table:table-cell>
          <table:table-cell table:style-name="ce118" table:formula="of:=[.D13]-[Zeit2.D13]" office:value-type="float" office:value="0" calcext:value-type="float">
            <text:p>0</text:p>
          </table:table-cell>
          <table:table-cell table:style-name="ce118" table:formula="of:=[.E13]-[Zeit2.E13]" office:value-type="float" office:value="0" calcext:value-type="float">
            <text:p>0</text:p>
          </table:table-cell>
          <table:table-cell table:style-name="ce118" table:formula="of:=[.F13]-[Zeit2.F13]" office:value-type="float" office:value="0" calcext:value-type="float">
            <text:p>0</text:p>
          </table:table-cell>
          <table:table-cell table:style-name="ce118" table:formula="of:=[.G13]-[Zeit2.G13]" office:value-type="float" office:value="0" calcext:value-type="float">
            <text:p>0</text:p>
          </table:table-cell>
          <table:table-cell table:style-name="ce118" table:formula="of:=[.H13]-[Zeit2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4]" office:value-type="float" office:value="1" calcext:value-type="float">
            <text:p>1</text:p>
          </table:table-cell>
          <table:table-cell table:style-name="ce117" table:formula="of:=[Zeit2.B14]" office:value-type="float" office:value="0" calcext:value-type="float">
            <text:p>0</text:p>
          </table:table-cell>
          <table:table-cell table:style-name="ce117" table:formula="of:=[Zeit2.C14]" office:value-type="float" office:value="0" calcext:value-type="float">
            <text:p>0</text:p>
          </table:table-cell>
          <table:table-cell table:style-name="ce117" table:formula="of:=[Zeit2.D14]" office:value-type="float" office:value="0" calcext:value-type="float">
            <text:p>0</text:p>
          </table:table-cell>
          <table:table-cell table:style-name="ce117" table:formula="of:=[Zeit2.E14]" office:value-type="float" office:value="0" calcext:value-type="float">
            <text:p>0</text:p>
          </table:table-cell>
          <table:table-cell table:style-name="ce117" table:formula="of:=[Zeit2.F14]" office:value-type="float" office:value="1" calcext:value-type="float">
            <text:p>1</text:p>
          </table:table-cell>
          <table:table-cell table:style-name="ce117" table:formula="of:=[Zeit2.G14]" office:value-type="float" office:value="0" calcext:value-type="float">
            <text:p>0</text:p>
          </table:table-cell>
          <table:table-cell table:style-name="ce114" table:formula="of:=[Zeit2.H14]" office:value-type="float" office:value="1" calcext:value-type="float">
            <text:p>1</text:p>
          </table:table-cell>
          <table:table-cell table:number-columns-repeated="7"/>
          <table:table-cell table:style-name="ce118" table:formula="of:=[.A14]-[Zeit2.A14]" office:value-type="float" office:value="0" calcext:value-type="float">
            <text:p>0</text:p>
          </table:table-cell>
          <table:table-cell table:style-name="ce118" table:formula="of:=[.B14]-[Zeit2.B14]" office:value-type="float" office:value="0" calcext:value-type="float">
            <text:p>0</text:p>
          </table:table-cell>
          <table:table-cell table:style-name="ce118" table:formula="of:=[.C14]-[Zeit2.C14]" office:value-type="float" office:value="0" calcext:value-type="float">
            <text:p>0</text:p>
          </table:table-cell>
          <table:table-cell table:style-name="ce118" table:formula="of:=[.D14]-[Zeit2.D14]" office:value-type="float" office:value="0" calcext:value-type="float">
            <text:p>0</text:p>
          </table:table-cell>
          <table:table-cell table:style-name="ce118" table:formula="of:=[.E14]-[Zeit2.E14]" office:value-type="float" office:value="0" calcext:value-type="float">
            <text:p>0</text:p>
          </table:table-cell>
          <table:table-cell table:style-name="ce118" table:formula="of:=[.F14]-[Zeit2.F14]" office:value-type="float" office:value="0" calcext:value-type="float">
            <text:p>0</text:p>
          </table:table-cell>
          <table:table-cell table:style-name="ce118" table:formula="of:=[.G14]-[Zeit2.G14]" office:value-type="float" office:value="0" calcext:value-type="float">
            <text:p>0</text:p>
          </table:table-cell>
          <table:table-cell table:style-name="ce118" table:formula="of:=[.H14]-[Zeit2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5]" office:value-type="float" office:value="1" calcext:value-type="float">
            <text:p>1</text:p>
          </table:table-cell>
          <table:table-cell table:style-name="ce117" table:formula="of:=[Zeit2.B15]" office:value-type="float" office:value="0" calcext:value-type="float">
            <text:p>0</text:p>
          </table:table-cell>
          <table:table-cell table:style-name="ce117" table:formula="of:=[Zeit2.C15]" office:value-type="float" office:value="0" calcext:value-type="float">
            <text:p>0</text:p>
          </table:table-cell>
          <table:table-cell table:style-name="ce117" table:formula="of:=[Zeit2.D15]" office:value-type="float" office:value="0" calcext:value-type="float">
            <text:p>0</text:p>
          </table:table-cell>
          <table:table-cell table:style-name="ce117" table:formula="of:=[Zeit2.E15]" office:value-type="float" office:value="0" calcext:value-type="float">
            <text:p>0</text:p>
          </table:table-cell>
          <table:table-cell table:style-name="ce117" table:formula="of:=[Zeit2.F15]" office:value-type="float" office:value="0" calcext:value-type="float">
            <text:p>0</text:p>
          </table:table-cell>
          <table:table-cell table:style-name="ce117" table:formula="of:=[Zeit2.G15]" office:value-type="float" office:value="0" calcext:value-type="float">
            <text:p>0</text:p>
          </table:table-cell>
          <table:table-cell table:style-name="ce114" table:formula="of:=[Zeit2.H15]" office:value-type="float" office:value="1" calcext:value-type="float">
            <text:p>1</text:p>
          </table:table-cell>
          <table:table-cell table:number-columns-repeated="7"/>
          <table:table-cell table:style-name="ce118" table:formula="of:=[.A15]-[Zeit2.A15]" office:value-type="float" office:value="0" calcext:value-type="float">
            <text:p>0</text:p>
          </table:table-cell>
          <table:table-cell table:style-name="ce118" table:formula="of:=[.B15]-[Zeit2.B15]" office:value-type="float" office:value="0" calcext:value-type="float">
            <text:p>0</text:p>
          </table:table-cell>
          <table:table-cell table:style-name="ce118" table:formula="of:=[.C15]-[Zeit2.C15]" office:value-type="float" office:value="0" calcext:value-type="float">
            <text:p>0</text:p>
          </table:table-cell>
          <table:table-cell table:style-name="ce118" table:formula="of:=[.D15]-[Zeit2.D15]" office:value-type="float" office:value="0" calcext:value-type="float">
            <text:p>0</text:p>
          </table:table-cell>
          <table:table-cell table:style-name="ce118" table:formula="of:=[.E15]-[Zeit2.E15]" office:value-type="float" office:value="0" calcext:value-type="float">
            <text:p>0</text:p>
          </table:table-cell>
          <table:table-cell table:style-name="ce118" table:formula="of:=[.F15]-[Zeit2.F15]" office:value-type="float" office:value="0" calcext:value-type="float">
            <text:p>0</text:p>
          </table:table-cell>
          <table:table-cell table:style-name="ce118" table:formula="of:=[.G15]-[Zeit2.G15]" office:value-type="float" office:value="0" calcext:value-type="float">
            <text:p>0</text:p>
          </table:table-cell>
          <table:table-cell table:style-name="ce118" table:formula="of:=[.H15]-[Zeit2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6]" office:value-type="float" office:value="1" calcext:value-type="float">
            <text:p>1</text:p>
          </table:table-cell>
          <table:table-cell table:style-name="ce114" table:formula="of:=[Zeit2.B16]" office:value-type="float" office:value="1" calcext:value-type="float">
            <text:p>1</text:p>
          </table:table-cell>
          <table:table-cell table:style-name="ce114" table:formula="of:=[Zeit2.C16]" office:value-type="float" office:value="1" calcext:value-type="float">
            <text:p>1</text:p>
          </table:table-cell>
          <table:table-cell table:style-name="ce114" table:formula="of:=[Zeit2.D16]" office:value-type="float" office:value="1" calcext:value-type="float">
            <text:p>1</text:p>
          </table:table-cell>
          <table:table-cell table:style-name="ce114" table:formula="of:=[Zeit2.E16]" office:value-type="float" office:value="1" calcext:value-type="float">
            <text:p>1</text:p>
          </table:table-cell>
          <table:table-cell table:style-name="ce114" table:formula="of:=[Zeit2.F16]" office:value-type="float" office:value="1" calcext:value-type="float">
            <text:p>1</text:p>
          </table:table-cell>
          <table:table-cell table:style-name="ce114" table:formula="of:=[Zeit2.G16]" office:value-type="float" office:value="1" calcext:value-type="float">
            <text:p>1</text:p>
          </table:table-cell>
          <table:table-cell table:style-name="ce114" table:formula="of:=[Zeit2.H16]" office:value-type="float" office:value="1" calcext:value-type="float">
            <text:p>1</text:p>
          </table:table-cell>
          <table:table-cell table:number-columns-repeated="7"/>
          <table:table-cell table:style-name="ce118" table:formula="of:=[.A16]-[Zeit2.A16]" office:value-type="float" office:value="0" calcext:value-type="float">
            <text:p>0</text:p>
          </table:table-cell>
          <table:table-cell table:style-name="ce118" table:formula="of:=[.B16]-[Zeit2.B16]" office:value-type="float" office:value="0" calcext:value-type="float">
            <text:p>0</text:p>
          </table:table-cell>
          <table:table-cell table:style-name="ce118" table:formula="of:=[.C16]-[Zeit2.C16]" office:value-type="float" office:value="0" calcext:value-type="float">
            <text:p>0</text:p>
          </table:table-cell>
          <table:table-cell table:style-name="ce118" table:formula="of:=[.D16]-[Zeit2.D16]" office:value-type="float" office:value="0" calcext:value-type="float">
            <text:p>0</text:p>
          </table:table-cell>
          <table:table-cell table:style-name="ce118" table:formula="of:=[.E16]-[Zeit2.E16]" office:value-type="float" office:value="0" calcext:value-type="float">
            <text:p>0</text:p>
          </table:table-cell>
          <table:table-cell table:style-name="ce118" table:formula="of:=[.F16]-[Zeit2.F16]" office:value-type="float" office:value="0" calcext:value-type="float">
            <text:p>0</text:p>
          </table:table-cell>
          <table:table-cell table:style-name="ce118" table:formula="of:=[.G16]-[Zeit2.G16]" office:value-type="float" office:value="0" calcext:value-type="float">
            <text:p>0</text:p>
          </table:table-cell>
          <table:table-cell table:style-name="ce118" table:formula="of:=[.H16]-[Zeit2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15" table:formula="of:=1-[.A10]" office:value-type="float" office:value="0" calcext:value-type="float">
            <text:p>0</text:p>
          </table:table-cell>
          <table:table-cell table:style-name="ce115" table:formula="of:=1-[.B10]" office:value-type="float" office:value="0" calcext:value-type="float">
            <text:p>0</text:p>
          </table:table-cell>
          <table:table-cell table:style-name="ce115" table:formula="of:=1-[.C10]" office:value-type="float" office:value="0" calcext:value-type="float">
            <text:p>0</text:p>
          </table:table-cell>
          <table:table-cell table:style-name="ce115" table:formula="of:=1-[.D10]" office:value-type="float" office:value="0" calcext:value-type="float">
            <text:p>0</text:p>
          </table:table-cell>
          <table:table-cell table:style-name="ce115" table:formula="of:=1-[.E10]" office:value-type="float" office:value="0" calcext:value-type="float">
            <text:p>0</text:p>
          </table:table-cell>
          <table:table-cell table:style-name="ce115" table:formula="of:=1-[.F10]" office:value-type="float" office:value="0" calcext:value-type="float">
            <text:p>0</text:p>
          </table:table-cell>
          <table:table-cell table:style-name="ce115" table:formula="of:=1-[.G10]" office:value-type="float" office:value="0" calcext:value-type="float">
            <text:p>0</text:p>
          </table:table-cell>
          <table:table-cell table:style-name="ce11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1]" office:value-type="float" office:value="0" calcext:value-type="float">
            <text:p>0</text:p>
          </table:table-cell>
          <table:table-cell table:style-name="ce115" table:formula="of:=1-[.B11]" office:value-type="float" office:value="1" calcext:value-type="float">
            <text:p>1</text:p>
          </table:table-cell>
          <table:table-cell table:style-name="ce115" table:formula="of:=1-[.C11]" office:value-type="float" office:value="1" calcext:value-type="float">
            <text:p>1</text:p>
          </table:table-cell>
          <table:table-cell table:style-name="ce115" table:formula="of:=1-[.D11]" office:value-type="float" office:value="1" calcext:value-type="float">
            <text:p>1</text:p>
          </table:table-cell>
          <table:table-cell table:style-name="ce115" table:formula="of:=1-[.E11]" office:value-type="float" office:value="1" calcext:value-type="float">
            <text:p>1</text:p>
          </table:table-cell>
          <table:table-cell table:style-name="ce115" table:formula="of:=1-[.F11]" office:value-type="float" office:value="1" calcext:value-type="float">
            <text:p>1</text:p>
          </table:table-cell>
          <table:table-cell table:style-name="ce115" table:formula="of:=1-[.G11]" office:value-type="float" office:value="1" calcext:value-type="float">
            <text:p>1</text:p>
          </table:table-cell>
          <table:table-cell table:style-name="ce11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2]" office:value-type="float" office:value="0" calcext:value-type="float">
            <text:p>0</text:p>
          </table:table-cell>
          <table:table-cell table:style-name="ce115" table:formula="of:=1-[.B12]" office:value-type="float" office:value="1" calcext:value-type="float">
            <text:p>1</text:p>
          </table:table-cell>
          <table:table-cell table:style-name="ce115" table:formula="of:=1-[.C12]" office:value-type="float" office:value="1" calcext:value-type="float">
            <text:p>1</text:p>
          </table:table-cell>
          <table:table-cell table:style-name="ce115" table:formula="of:=1-[.D12]" office:value-type="float" office:value="1" calcext:value-type="float">
            <text:p>1</text:p>
          </table:table-cell>
          <table:table-cell table:style-name="ce115" table:formula="of:=1-[.E12]" office:value-type="float" office:value="1" calcext:value-type="float">
            <text:p>1</text:p>
          </table:table-cell>
          <table:table-cell table:style-name="ce115" table:formula="of:=1-[.F12]" office:value-type="float" office:value="1" calcext:value-type="float">
            <text:p>1</text:p>
          </table:table-cell>
          <table:table-cell table:style-name="ce115" table:formula="of:=1-[.G12]" office:value-type="float" office:value="1" calcext:value-type="float">
            <text:p>1</text:p>
          </table:table-cell>
          <table:table-cell table:style-name="ce11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3]" office:value-type="float" office:value="0" calcext:value-type="float">
            <text:p>0</text:p>
          </table:table-cell>
          <table:table-cell table:style-name="ce115" table:formula="of:=1-[.B13]" office:value-type="float" office:value="1" calcext:value-type="float">
            <text:p>1</text:p>
          </table:table-cell>
          <table:table-cell table:style-name="ce115" table:formula="of:=1-[.C13]" office:value-type="float" office:value="1" calcext:value-type="float">
            <text:p>1</text:p>
          </table:table-cell>
          <table:table-cell table:style-name="ce115" table:formula="of:=1-[.D13]" office:value-type="float" office:value="1" calcext:value-type="float">
            <text:p>1</text:p>
          </table:table-cell>
          <table:table-cell table:style-name="ce115" table:formula="of:=1-[.E13]" office:value-type="float" office:value="1" calcext:value-type="float">
            <text:p>1</text:p>
          </table:table-cell>
          <table:table-cell table:style-name="ce115" table:formula="of:=1-[.F13]" office:value-type="float" office:value="0" calcext:value-type="float">
            <text:p>0</text:p>
          </table:table-cell>
          <table:table-cell table:style-name="ce115" table:formula="of:=1-[.G13]" office:value-type="float" office:value="1" calcext:value-type="float">
            <text:p>1</text:p>
          </table:table-cell>
          <table:table-cell table:style-name="ce11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4]" office:value-type="float" office:value="0" calcext:value-type="float">
            <text:p>0</text:p>
          </table:table-cell>
          <table:table-cell table:style-name="ce115" table:formula="of:=1-[.B14]" office:value-type="float" office:value="1" calcext:value-type="float">
            <text:p>1</text:p>
          </table:table-cell>
          <table:table-cell table:style-name="ce115" table:formula="of:=1-[.C14]" office:value-type="float" office:value="1" calcext:value-type="float">
            <text:p>1</text:p>
          </table:table-cell>
          <table:table-cell table:style-name="ce115" table:formula="of:=1-[.D14]" office:value-type="float" office:value="1" calcext:value-type="float">
            <text:p>1</text:p>
          </table:table-cell>
          <table:table-cell table:style-name="ce115" table:formula="of:=1-[.E14]" office:value-type="float" office:value="1" calcext:value-type="float">
            <text:p>1</text:p>
          </table:table-cell>
          <table:table-cell table:style-name="ce115" table:formula="of:=1-[.F14]" office:value-type="float" office:value="0" calcext:value-type="float">
            <text:p>0</text:p>
          </table:table-cell>
          <table:table-cell table:style-name="ce115" table:formula="of:=1-[.G14]" office:value-type="float" office:value="1" calcext:value-type="float">
            <text:p>1</text:p>
          </table:table-cell>
          <table:table-cell table:style-name="ce11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5]" office:value-type="float" office:value="0" calcext:value-type="float">
            <text:p>0</text:p>
          </table:table-cell>
          <table:table-cell table:style-name="ce115" table:formula="of:=1-[.B15]" office:value-type="float" office:value="1" calcext:value-type="float">
            <text:p>1</text:p>
          </table:table-cell>
          <table:table-cell table:style-name="ce115" table:formula="of:=1-[.C15]" office:value-type="float" office:value="1" calcext:value-type="float">
            <text:p>1</text:p>
          </table:table-cell>
          <table:table-cell table:style-name="ce115" table:formula="of:=1-[.D15]" office:value-type="float" office:value="1" calcext:value-type="float">
            <text:p>1</text:p>
          </table:table-cell>
          <table:table-cell table:style-name="ce115" table:formula="of:=1-[.E15]" office:value-type="float" office:value="1" calcext:value-type="float">
            <text:p>1</text:p>
          </table:table-cell>
          <table:table-cell table:style-name="ce115" table:formula="of:=1-[.F15]" office:value-type="float" office:value="1" calcext:value-type="float">
            <text:p>1</text:p>
          </table:table-cell>
          <table:table-cell table:style-name="ce115" table:formula="of:=1-[.G15]" office:value-type="float" office:value="1" calcext:value-type="float">
            <text:p>1</text:p>
          </table:table-cell>
          <table:table-cell table:style-name="ce11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6]" office:value-type="float" office:value="0" calcext:value-type="float">
            <text:p>0</text:p>
          </table:table-cell>
          <table:table-cell table:style-name="ce115" table:formula="of:=1-[.B16]" office:value-type="float" office:value="0" calcext:value-type="float">
            <text:p>0</text:p>
          </table:table-cell>
          <table:table-cell table:style-name="ce115" table:formula="of:=1-[.C16]" office:value-type="float" office:value="0" calcext:value-type="float">
            <text:p>0</text:p>
          </table:table-cell>
          <table:table-cell table:style-name="ce115" table:formula="of:=1-[.D16]" office:value-type="float" office:value="0" calcext:value-type="float">
            <text:p>0</text:p>
          </table:table-cell>
          <table:table-cell table:style-name="ce115" table:formula="of:=1-[.E16]" office:value-type="float" office:value="0" calcext:value-type="float">
            <text:p>0</text:p>
          </table:table-cell>
          <table:table-cell table:style-name="ce115" table:formula="of:=1-[.F16]" office:value-type="float" office:value="0" calcext:value-type="float">
            <text:p>0</text:p>
          </table:table-cell>
          <table:table-cell table:style-name="ce115" table:formula="of:=1-[.G16]" office:value-type="float" office:value="0" calcext:value-type="float">
            <text:p>0</text:p>
          </table:table-cell>
          <table:table-cell table:style-name="ce115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3.A10:Zeit3.H10 Zeit3.A16:Zeit3.H16 Zeit3.A11:Zeit3.A15 Zeit3.H11:Zeit3.H15">
            <calcext:condition calcext:apply-style-name="blue_dark_background" calcext:value="&gt;0.5" calcext:base-cell-address="Zeit3.A10"/>
            <calcext:condition calcext:apply-style-name="grey_background" calcext:value="&lt;=0.5" calcext:base-cell-address="Zeit3.A10"/>
          </calcext:conditional-format>
          <calcext:conditional-format calcext:target-range-address="Zeit3.A19:Zeit3.H25">
            <calcext:condition calcext:apply-style-name="blue_dark_background" calcext:value="&gt;0.5" calcext:base-cell-address="Zeit3.A19"/>
            <calcext:condition calcext:apply-style-name="grey_background" calcext:value="&lt;=0.5" calcext:base-cell-address="Zeit3.A19"/>
          </calcext:conditional-format>
          <calcext:conditional-format calcext:target-range-address="Zeit3.P10:Zeit3.W16">
            <calcext:condition calcext:apply-style-name="Good" calcext:value="&gt;0.5" calcext:base-cell-address="Zeit3.P10"/>
            <calcext:condition calcext:apply-style-name="Bad" calcext:value="&lt;=-0.5" calcext:base-cell-address="Zeit3.P10"/>
          </calcext:conditional-format>
          <calcext:conditional-format calcext:target-range-address="Zeit3.B3:Zeit3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B11:Zeit3.G15">
            <calcext:condition calcext:apply-style-name="blue_dark_background" calcext:value="&gt;0.5" calcext:base-cell-address="Zeit3.B11"/>
            <calcext:condition calcext:apply-style-name="grey_background" calcext:value="&lt;=0.5" calcext:base-cell-address="Zeit3.B11"/>
          </calcext:conditional-format>
        </calcext:conditional-formats>
      </table:table>
      <table:table table:name="Zeit4" table:style-name="ta1">
        <table:table-column table:style-name="co2" table:number-columns-repeated="14" table:default-cell-style-name="ce1"/>
        <table:table-column table:style-name="co9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8" table:number-columns-repeated="8"/>
          <table:table-cell table:number-columns-repeated="1016"/>
        </table:table-row>
        <table:table-row table:style-name="ro3">
          <table:table-cell table:style-name="ce58"/>
          <table:table-cell table:style-name="ce121" table:formula="of:=IF([Zeit3.B20]=0;0;SUMPRODUCT([Zeit3.A2:.C4];[$Verteilung.$A$4:$Verteilung.$C$6];[.A19:.C21];[.A34:.C36]))" office:value-type="float" office:value="1.48595116559258" calcext:value-type="float">
            <text:p>1,48595116559258</text:p>
          </table:table-cell>
          <table:table-cell table:style-name="ce121" table:formula="of:=IF([Zeit3.C20]=0;0;SUMPRODUCT([Zeit3.B2:.D4];[$Verteilung.$A$4:$Verteilung.$C$6];[.B19:.D21];[.B34:.D36]))" office:value-type="float" office:value="3.24109164023619" calcext:value-type="float">
            <text:p>3,24109164023619</text:p>
          </table:table-cell>
          <table:table-cell table:style-name="ce121" table:formula="of:=IF([Zeit3.D20]=0;0;SUMPRODUCT([Zeit3.C2:.E4];[$Verteilung.$A$4:$Verteilung.$C$6];[.C19:.E21];[.C34:.E36]))" office:value-type="float" office:value="13.6748260832224" calcext:value-type="float">
            <text:p>13,6748260832224</text:p>
          </table:table-cell>
          <table:table-cell table:style-name="ce121" table:formula="of:=IF([$Zeit0.E20]=0;0;SUMPRODUCT([Zeit3.D2:.F4];[$Verteilung.$A$4:$Verteilung.$C$6];[.D19:.F21];[.D34:.F36]))" office:value-type="float" office:value="57.4879493573884" calcext:value-type="float">
            <text:p>57,4879493573884</text:p>
          </table:table-cell>
          <table:table-cell table:style-name="ce121" table:formula="of:=IF([$Zeit0.F20]=0;0;SUMPRODUCT([Zeit3.E2:.G4];[$Verteilung.$A$4:$Verteilung.$C$6];[.E19:.G21];[.E34:.G36]))" office:value-type="float" office:value="158.835172713608" calcext:value-type="float">
            <text:p>158,835172713608</text:p>
          </table:table-cell>
          <table:table-cell table:style-name="ce121" table:formula="of:=IF([$Zeit0.G20]=0;0;SUMPRODUCT([Zeit3.F2:.H4];[$Verteilung.$A$4:$Verteilung.$C$6];[.F19:.H21];[.F34:.H36]))" office:value-type="float" office:value="513.077772129771" calcext:value-type="float">
            <text:p>513,077772129771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21" table:formula="of:=IF([Zeit3.B21]=0;0;SUMPRODUCT([Zeit3.A3:.C5];[$Verteilung.$A$4:$Verteilung.$C$6];[.A20:.C22];[.A35:.C37]))" office:value-type="float" office:value="17.5994284914711" calcext:value-type="float">
            <text:p>17,5994284914711</text:p>
          </table:table-cell>
          <table:table-cell table:style-name="ce121" table:formula="of:=IF([Zeit3.C21]=0;0;SUMPRODUCT([Zeit3.B3:.D5];[$Verteilung.$A$4:$Verteilung.$C$6];[.B20:.D22];[.B35:.D37]))" office:value-type="float" office:value="17.4382227221981" calcext:value-type="float">
            <text:p>17,4382227221981</text:p>
          </table:table-cell>
          <table:table-cell table:style-name="ce121" table:formula="of:=IF([Zeit3.D21]=0;0;SUMPRODUCT([Zeit3.C3:.E5];[$Verteilung.$A$4:$Verteilung.$C$6];[.C20:.E22];[.C35:.E37]))" office:value-type="float" office:value="15.8340871179374" calcext:value-type="float">
            <text:p>15,8340871179374</text:p>
          </table:table-cell>
          <table:table-cell table:style-name="ce121" table:formula="of:=IF([$Zeit0.E21]=0;0;SUMPRODUCT([Zeit3.D3:.F5];[$Verteilung.$A$4:$Verteilung.$C$6];[.D20:.F22];[.D35:.F37]))" office:value-type="float" office:value="31.8411551640429" calcext:value-type="float">
            <text:p>31,8411551640429</text:p>
          </table:table-cell>
          <table:table-cell table:style-name="ce121" table:formula="of:=IF([$Zeit0.F21]=0;0;SUMPRODUCT([Zeit3.E3:.G5];[$Verteilung.$A$4:$Verteilung.$C$6];[.E20:.G22];[.E35:.G37]))" office:value-type="float" office:value="119.019784786507" calcext:value-type="float">
            <text:p>119,019784786507</text:p>
          </table:table-cell>
          <table:table-cell table:style-name="ce121" table:formula="of:=IF([$Zeit0.G21]=0;0;SUMPRODUCT([Zeit3.F3:.H5];[$Verteilung.$A$4:$Verteilung.$C$6];[.F20:.H22];[.F35:.H37]))" office:value-type="float" office:value="155.915413343721" calcext:value-type="float">
            <text:p>155,915413343721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21" table:formula="of:=IF([Zeit3.B22]=0;0;SUMPRODUCT([Zeit3.A4:.C6];[$Verteilung.$A$4:$Verteilung.$C$6];[.A21:.C23];[.A36:.C38]))" office:value-type="float" office:value="113.645676997315" calcext:value-type="float">
            <text:p>113,645676997315</text:p>
          </table:table-cell>
          <table:table-cell table:style-name="ce121" table:formula="of:=IF([Zeit3.C22]=0;0;SUMPRODUCT([Zeit3.B4:.D6];[$Verteilung.$A$4:$Verteilung.$C$6];[.B21:.D23];[.B36:.D38]))" office:value-type="float" office:value="81.3464379889722" calcext:value-type="float">
            <text:p>81,3464379889722</text:p>
          </table:table-cell>
          <table:table-cell table:style-name="ce121" table:formula="of:=IF([Zeit3.D22]=0;0;SUMPRODUCT([Zeit3.C4:.E6];[$Verteilung.$A$4:$Verteilung.$C$6];[.C21:.E23];[.C36:.E38]))" office:value-type="float" office:value="17.4247265909033" calcext:value-type="float">
            <text:p>17,4247265909033</text:p>
          </table:table-cell>
          <table:table-cell table:style-name="ce121" table:formula="of:=IF([Zeit3.E22]=0;0;SUMPRODUCT([Zeit3.D4:.F6];[$Verteilung.$A$4:$Verteilung.$C$6];[.D21:.F23];[.D36:.F38]))" office:value-type="float" office:value="10.899755975654" calcext:value-type="float">
            <text:p>10,899755975654</text:p>
          </table:table-cell>
          <table:table-cell table:style-name="ce121" table:formula="of:=IF([Zeit3.F22]=0;0;SUMPRODUCT([Zeit3.E4:.G6];[$Verteilung.$A$4:$Verteilung.$C$6];[.E21:.G23];[.E36:.G38]))" office:value-type="float" office:value="0" calcext:value-type="float">
            <text:p>0</text:p>
          </table:table-cell>
          <table:table-cell table:style-name="ce121" table:formula="of:=IF([Zeit3.G22]=0;0;SUMPRODUCT([Zeit3.F4:.H6];[$Verteilung.$A$4:$Verteilung.$C$6];[.F21:.H23];[.F36:.H38]))" office:value-type="float" office:value="23.542441904801" calcext:value-type="float">
            <text:p>23,542441904801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21" table:formula="of:=IF([Zeit3.B23]=0;0;SUMPRODUCT([Zeit3.A5:.C7];[$Verteilung.$A$4:$Verteilung.$C$6];[.A22:.C24];[.A37:.C39]))" office:value-type="float" office:value="361.8734111869" calcext:value-type="float">
            <text:p>361,8734111869</text:p>
          </table:table-cell>
          <table:table-cell table:style-name="ce121" table:formula="of:=IF([Zeit3.C23]=0;0;SUMPRODUCT([Zeit3.B5:.D7];[$Verteilung.$A$4:$Verteilung.$C$6];[.B22:.D24];[.B37:.D39]))" office:value-type="float" office:value="115.353721423594" calcext:value-type="float">
            <text:p>115,353721423594</text:p>
          </table:table-cell>
          <table:table-cell table:style-name="ce121" table:formula="of:=IF([Zeit3.D23]=0;0;SUMPRODUCT([Zeit3.C5:.E7];[$Verteilung.$A$4:$Verteilung.$C$6];[.C22:.E24];[.C37:.E39]))" office:value-type="float" office:value="21.8606667748262" calcext:value-type="float">
            <text:p>21,8606667748262</text:p>
          </table:table-cell>
          <table:table-cell table:style-name="ce121" table:formula="of:=IF([Zeit3.E23]=0;0;SUMPRODUCT([Zeit3.D5:.F7];[$Verteilung.$A$4:$Verteilung.$C$6];[.D22:.F24];[.D37:.F39]))" office:value-type="float" office:value="2.38349494951513" calcext:value-type="float">
            <text:p>2,38349494951513</text:p>
          </table:table-cell>
          <table:table-cell table:style-name="ce121" table:formula="of:=IF([Zeit3.F23]=0;0;SUMPRODUCT([Zeit3.E5:.G7];[$Verteilung.$A$4:$Verteilung.$C$6];[.E22:.G24];[.E37:.G39]))" office:value-type="float" office:value="0" calcext:value-type="float">
            <text:p>0</text:p>
          </table:table-cell>
          <table:table-cell table:style-name="ce121" table:formula="of:=IF([Zeit3.G23]=0;0;SUMPRODUCT([Zeit3.F5:.H7];[$Verteilung.$A$4:$Verteilung.$C$6];[.F22:.H24];[.F37:.H39]))" office:value-type="float" office:value="1.16787248229529" calcext:value-type="float">
            <text:p>1,16787248229529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21" table:formula="of:=IF([Zeit3.B24]=0;0;SUMPRODUCT([Zeit3.A6:.C8];[$Verteilung.$A$4:$Verteilung.$C$6];[.A23:.C25];[.A38:.C40]))" office:value-type="float" office:value="131.667974329173" calcext:value-type="float">
            <text:p>131,667974329173</text:p>
          </table:table-cell>
          <table:table-cell table:style-name="ce121" table:formula="of:=IF([Zeit3.C24]=0;0;SUMPRODUCT([Zeit3.B6:.D8];[$Verteilung.$A$4:$Verteilung.$C$6];[.B23:.D25];[.B38:.D40]))" office:value-type="float" office:value="94.7007479884577" calcext:value-type="float">
            <text:p>94,7007479884577</text:p>
          </table:table-cell>
          <table:table-cell table:style-name="ce121" table:formula="of:=IF([Zeit3.D24]=0;0;SUMPRODUCT([Zeit3.C6:.E8];[$Verteilung.$A$4:$Verteilung.$C$6];[.C23:.E25];[.C38:.E40]))" office:value-type="float" office:value="17.1134644831486" calcext:value-type="float">
            <text:p>17,1134644831486</text:p>
          </table:table-cell>
          <table:table-cell table:style-name="ce121" table:formula="of:=IF([Zeit3.E24]=0;0;SUMPRODUCT([Zeit3.D6:.F8];[$Verteilung.$A$4:$Verteilung.$C$6];[.D23:.F25];[.D38:.F40]))" office:value-type="float" office:value="1.47561684133847" calcext:value-type="float">
            <text:p>1,47561684133847</text:p>
          </table:table-cell>
          <table:table-cell table:style-name="ce121" table:formula="of:=IF([Zeit3.F24]=0;0;SUMPRODUCT([Zeit3.E6:.G8];[$Verteilung.$A$4:$Verteilung.$C$6];[.E23:.G25];[.E38:.G40]))" office:value-type="float" office:value="0.0711701921190364" calcext:value-type="float">
            <text:p>0,071170192119037</text:p>
          </table:table-cell>
          <table:table-cell table:style-name="ce121" table:formula="of:=IF([Zeit3.G24]=0;0;SUMPRODUCT([Zeit3.F6:.H8];[$Verteilung.$A$4:$Verteilung.$C$6];[.F23:.H25];[.F38:.H40]))" office:value-type="float" office:value="0.0219651752921889" calcext:value-type="float">
            <text:p>0,021965175292189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3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19" table:formula="of:=[Zeit3.A10]" office:value-type="float" office:value="1" calcext:value-type="float">
            <text:p>1</text:p>
          </table:table-cell>
          <table:table-cell table:style-name="ce119" table:formula="of:=[Zeit3.B10]" office:value-type="float" office:value="1" calcext:value-type="float">
            <text:p>1</text:p>
          </table:table-cell>
          <table:table-cell table:style-name="ce119" table:formula="of:=[Zeit3.C10]" office:value-type="float" office:value="1" calcext:value-type="float">
            <text:p>1</text:p>
          </table:table-cell>
          <table:table-cell table:style-name="ce119" table:formula="of:=[Zeit3.D10]" office:value-type="float" office:value="1" calcext:value-type="float">
            <text:p>1</text:p>
          </table:table-cell>
          <table:table-cell table:style-name="ce119" table:formula="of:=[Zeit3.E10]" office:value-type="float" office:value="1" calcext:value-type="float">
            <text:p>1</text:p>
          </table:table-cell>
          <table:table-cell table:style-name="ce119" table:formula="of:=[Zeit3.F10]" office:value-type="float" office:value="1" calcext:value-type="float">
            <text:p>1</text:p>
          </table:table-cell>
          <table:table-cell table:style-name="ce119" table:formula="of:=[Zeit3.G10]" office:value-type="float" office:value="1" calcext:value-type="float">
            <text:p>1</text:p>
          </table:table-cell>
          <table:table-cell table:style-name="ce119" table:formula="of:=[Zeit3.H10]" office:value-type="float" office:value="1" calcext:value-type="float">
            <text:p>1</text:p>
          </table:table-cell>
          <table:table-cell table:number-columns-repeated="7"/>
          <table:table-cell table:style-name="ce123" table:formula="of:=[.A10]-[Zeit3.A10]" office:value-type="float" office:value="0" calcext:value-type="float">
            <text:p>0</text:p>
          </table:table-cell>
          <table:table-cell table:style-name="ce123" table:formula="of:=[.B10]-[Zeit3.B10]" office:value-type="float" office:value="0" calcext:value-type="float">
            <text:p>0</text:p>
          </table:table-cell>
          <table:table-cell table:style-name="ce123" table:formula="of:=[.C10]-[Zeit3.C10]" office:value-type="float" office:value="0" calcext:value-type="float">
            <text:p>0</text:p>
          </table:table-cell>
          <table:table-cell table:style-name="ce123" table:formula="of:=[.D10]-[Zeit3.D10]" office:value-type="float" office:value="0" calcext:value-type="float">
            <text:p>0</text:p>
          </table:table-cell>
          <table:table-cell table:style-name="ce123" table:formula="of:=[.E10]-[Zeit3.E10]" office:value-type="float" office:value="0" calcext:value-type="float">
            <text:p>0</text:p>
          </table:table-cell>
          <table:table-cell table:style-name="ce123" table:formula="of:=[.F10]-[Zeit3.F10]" office:value-type="float" office:value="0" calcext:value-type="float">
            <text:p>0</text:p>
          </table:table-cell>
          <table:table-cell table:style-name="ce123" table:formula="of:=[.G10]-[Zeit3.G10]" office:value-type="float" office:value="0" calcext:value-type="float">
            <text:p>0</text:p>
          </table:table-cell>
          <table:table-cell table:style-name="ce123" table:formula="of:=[.H10]-[Zeit3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9" table:formula="of:=[Zeit3.A11]" office:value-type="float" office:value="1" calcext:value-type="float">
            <text:p>1</text:p>
          </table:table-cell>
          <table:table-cell table:style-name="ce122" table:formula="of:=[Zeit3.B11]" office:value-type="float" office:value="0" calcext:value-type="float">
            <text:p>0</text:p>
          </table:table-cell>
          <table:table-cell table:style-name="ce122" table:formula="of:=[Zeit3.C11]" office:value-type="float" office:value="0" calcext:value-type="float">
            <text:p>0</text:p>
          </table:table-cell>
          <table:table-cell table:style-name="ce122" table:formula="of:=[Zeit3.D11]" office:value-type="float" office:value="0" calcext:value-type="float">
            <text:p>0</text:p>
          </table:table-cell>
          <table:table-cell table:style-name="ce122" table:formula="of:=[Zeit3.E11]" office:value-type="float" office:value="0" calcext:value-type="float">
            <text:p>0</text:p>
          </table:table-cell>
          <table:table-cell table:style-name="ce122" table:formula="of:=[Zeit3.F11]" office:value-type="float" office:value="0" calcext:value-type="float">
            <text:p>0</text:p>
          </table:table-cell>
          <table:table-cell table:style-name="ce122" table:formula="of:=[Zeit3.G11]" office:value-type="float" office:value="0" calcext:value-type="float">
            <text:p>0</text:p>
          </table:table-cell>
          <table:table-cell table:style-name="ce119" table:formula="of:=[Zeit3.H11]" office:value-type="float" office:value="1" calcext:value-type="float">
            <text:p>1</text:p>
          </table:table-cell>
          <table:table-cell table:number-columns-repeated="7"/>
          <table:table-cell table:style-name="ce123" table:formula="of:=[.A11]-[Zeit3.A11]" office:value-type="float" office:value="0" calcext:value-type="float">
            <text:p>0</text:p>
          </table:table-cell>
          <table:table-cell table:style-name="ce123" table:formula="of:=[.B11]-[Zeit3.B11]" office:value-type="float" office:value="0" calcext:value-type="float">
            <text:p>0</text:p>
          </table:table-cell>
          <table:table-cell table:style-name="ce123" table:formula="of:=[.C11]-[Zeit3.C11]" office:value-type="float" office:value="0" calcext:value-type="float">
            <text:p>0</text:p>
          </table:table-cell>
          <table:table-cell table:style-name="ce123" table:formula="of:=[.D11]-[Zeit3.D11]" office:value-type="float" office:value="0" calcext:value-type="float">
            <text:p>0</text:p>
          </table:table-cell>
          <table:table-cell table:style-name="ce123" table:formula="of:=[.E11]-[Zeit3.E11]" office:value-type="float" office:value="0" calcext:value-type="float">
            <text:p>0</text:p>
          </table:table-cell>
          <table:table-cell table:style-name="ce123" table:formula="of:=[.F11]-[Zeit3.F11]" office:value-type="float" office:value="0" calcext:value-type="float">
            <text:p>0</text:p>
          </table:table-cell>
          <table:table-cell table:style-name="ce123" table:formula="of:=[.G11]-[Zeit3.G11]" office:value-type="float" office:value="0" calcext:value-type="float">
            <text:p>0</text:p>
          </table:table-cell>
          <table:table-cell table:style-name="ce123" table:formula="of:=[.H11]-[Zeit3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9" table:formula="of:=[Zeit3.A12]" office:value-type="float" office:value="1" calcext:value-type="float">
            <text:p>1</text:p>
          </table:table-cell>
          <table:table-cell table:style-name="ce122" table:formula="of:=[Zeit3.B12]" office:value-type="float" office:value="0" calcext:value-type="float">
            <text:p>0</text:p>
          </table:table-cell>
          <table:table-cell table:style-name="ce122" table:formula="of:=[Zeit3.C12]" office:value-type="float" office:value="0" calcext:value-type="float">
            <text:p>0</text:p>
          </table:table-cell>
          <table:table-cell table:style-name="ce122" table:formula="of:=[Zeit3.D12]" office:value-type="float" office:value="0" calcext:value-type="float">
            <text:p>0</text:p>
          </table:table-cell>
          <table:table-cell table:style-name="ce122" table:formula="of:=[Zeit3.E12]" office:value-type="float" office:value="0" calcext:value-type="float">
            <text:p>0</text:p>
          </table:table-cell>
          <table:table-cell table:style-name="ce122" table:formula="of:=[Zeit3.F12]" office:value-type="float" office:value="0" calcext:value-type="float">
            <text:p>0</text:p>
          </table:table-cell>
          <table:table-cell table:style-name="ce122" table:formula="of:=[Zeit3.G12]" office:value-type="float" office:value="0" calcext:value-type="float">
            <text:p>0</text:p>
          </table:table-cell>
          <table:table-cell table:style-name="ce119" table:formula="of:=[Zeit3.H12]" office:value-type="float" office:value="1" calcext:value-type="float">
            <text:p>1</text:p>
          </table:table-cell>
          <table:table-cell table:number-columns-repeated="7"/>
          <table:table-cell table:style-name="ce123" table:formula="of:=[.A12]-[Zeit3.A12]" office:value-type="float" office:value="0" calcext:value-type="float">
            <text:p>0</text:p>
          </table:table-cell>
          <table:table-cell table:style-name="ce123" table:formula="of:=[.B12]-[Zeit3.B12]" office:value-type="float" office:value="0" calcext:value-type="float">
            <text:p>0</text:p>
          </table:table-cell>
          <table:table-cell table:style-name="ce123" table:formula="of:=[.C12]-[Zeit3.C12]" office:value-type="float" office:value="0" calcext:value-type="float">
            <text:p>0</text:p>
          </table:table-cell>
          <table:table-cell table:style-name="ce123" table:formula="of:=[.D12]-[Zeit3.D12]" office:value-type="float" office:value="0" calcext:value-type="float">
            <text:p>0</text:p>
          </table:table-cell>
          <table:table-cell table:style-name="ce123" table:formula="of:=[.E12]-[Zeit3.E12]" office:value-type="float" office:value="0" calcext:value-type="float">
            <text:p>0</text:p>
          </table:table-cell>
          <table:table-cell table:style-name="ce123" table:formula="of:=[.F12]-[Zeit3.F12]" office:value-type="float" office:value="0" calcext:value-type="float">
            <text:p>0</text:p>
          </table:table-cell>
          <table:table-cell table:style-name="ce123" table:formula="of:=[.G12]-[Zeit3.G12]" office:value-type="float" office:value="0" calcext:value-type="float">
            <text:p>0</text:p>
          </table:table-cell>
          <table:table-cell table:style-name="ce123" table:formula="of:=[.H12]-[Zeit3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9" table:formula="of:=[Zeit3.A13]" office:value-type="float" office:value="1" calcext:value-type="float">
            <text:p>1</text:p>
          </table:table-cell>
          <table:table-cell table:style-name="ce122" table:formula="of:=[Zeit3.B13]" office:value-type="float" office:value="0" calcext:value-type="float">
            <text:p>0</text:p>
          </table:table-cell>
          <table:table-cell table:style-name="ce122" table:formula="of:=[Zeit3.C13]" office:value-type="float" office:value="0" calcext:value-type="float">
            <text:p>0</text:p>
          </table:table-cell>
          <table:table-cell table:style-name="ce122" table:formula="of:=[Zeit3.D13]" office:value-type="float" office:value="0" calcext:value-type="float">
            <text:p>0</text:p>
          </table:table-cell>
          <table:table-cell table:style-name="ce122" table:formula="of:=[Zeit3.E13]" office:value-type="float" office:value="0" calcext:value-type="float">
            <text:p>0</text:p>
          </table:table-cell>
          <table:table-cell table:style-name="ce122" table:formula="of:=[Zeit3.F13]" office:value-type="float" office:value="1" calcext:value-type="float">
            <text:p>1</text:p>
          </table:table-cell>
          <table:table-cell table:style-name="ce122" table:formula="of:=[Zeit3.G13]" office:value-type="float" office:value="0" calcext:value-type="float">
            <text:p>0</text:p>
          </table:table-cell>
          <table:table-cell table:style-name="ce119" table:formula="of:=[Zeit3.H13]" office:value-type="float" office:value="1" calcext:value-type="float">
            <text:p>1</text:p>
          </table:table-cell>
          <table:table-cell table:number-columns-repeated="7"/>
          <table:table-cell table:style-name="ce123" table:formula="of:=[.A13]-[Zeit3.A13]" office:value-type="float" office:value="0" calcext:value-type="float">
            <text:p>0</text:p>
          </table:table-cell>
          <table:table-cell table:style-name="ce123" table:formula="of:=[.B13]-[Zeit3.B13]" office:value-type="float" office:value="0" calcext:value-type="float">
            <text:p>0</text:p>
          </table:table-cell>
          <table:table-cell table:style-name="ce123" table:formula="of:=[.C13]-[Zeit3.C13]" office:value-type="float" office:value="0" calcext:value-type="float">
            <text:p>0</text:p>
          </table:table-cell>
          <table:table-cell table:style-name="ce123" table:formula="of:=[.D13]-[Zeit3.D13]" office:value-type="float" office:value="0" calcext:value-type="float">
            <text:p>0</text:p>
          </table:table-cell>
          <table:table-cell table:style-name="ce123" table:formula="of:=[.E13]-[Zeit3.E13]" office:value-type="float" office:value="0" calcext:value-type="float">
            <text:p>0</text:p>
          </table:table-cell>
          <table:table-cell table:style-name="ce123" table:formula="of:=[.F13]-[Zeit3.F13]" office:value-type="float" office:value="0" calcext:value-type="float">
            <text:p>0</text:p>
          </table:table-cell>
          <table:table-cell table:style-name="ce123" table:formula="of:=[.G13]-[Zeit3.G13]" office:value-type="float" office:value="0" calcext:value-type="float">
            <text:p>0</text:p>
          </table:table-cell>
          <table:table-cell table:style-name="ce123" table:formula="of:=[.H13]-[Zeit3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9" table:formula="of:=[Zeit3.A14]" office:value-type="float" office:value="1" calcext:value-type="float">
            <text:p>1</text:p>
          </table:table-cell>
          <table:table-cell table:style-name="ce122" table:formula="of:=[Zeit3.B14]" office:value-type="float" office:value="0" calcext:value-type="float">
            <text:p>0</text:p>
          </table:table-cell>
          <table:table-cell table:style-name="ce122" table:formula="of:=[Zeit3.C14]" office:value-type="float" office:value="0" calcext:value-type="float">
            <text:p>0</text:p>
          </table:table-cell>
          <table:table-cell table:style-name="ce122" table:formula="of:=[Zeit3.D14]" office:value-type="float" office:value="0" calcext:value-type="float">
            <text:p>0</text:p>
          </table:table-cell>
          <table:table-cell table:style-name="ce122" table:formula="of:=[Zeit3.E14]" office:value-type="float" office:value="0" calcext:value-type="float">
            <text:p>0</text:p>
          </table:table-cell>
          <table:table-cell table:style-name="ce122" table:formula="of:=[Zeit3.F14]" office:value-type="float" office:value="1" calcext:value-type="float">
            <text:p>1</text:p>
          </table:table-cell>
          <table:table-cell table:style-name="ce122" table:formula="of:=[Zeit3.G14]" office:value-type="float" office:value="0" calcext:value-type="float">
            <text:p>0</text:p>
          </table:table-cell>
          <table:table-cell table:style-name="ce119" table:formula="of:=[Zeit3.H14]" office:value-type="float" office:value="1" calcext:value-type="float">
            <text:p>1</text:p>
          </table:table-cell>
          <table:table-cell table:number-columns-repeated="7"/>
          <table:table-cell table:style-name="ce123" table:formula="of:=[.A14]-[Zeit3.A14]" office:value-type="float" office:value="0" calcext:value-type="float">
            <text:p>0</text:p>
          </table:table-cell>
          <table:table-cell table:style-name="ce123" table:formula="of:=[.B14]-[Zeit3.B14]" office:value-type="float" office:value="0" calcext:value-type="float">
            <text:p>0</text:p>
          </table:table-cell>
          <table:table-cell table:style-name="ce123" table:formula="of:=[.C14]-[Zeit3.C14]" office:value-type="float" office:value="0" calcext:value-type="float">
            <text:p>0</text:p>
          </table:table-cell>
          <table:table-cell table:style-name="ce123" table:formula="of:=[.D14]-[Zeit3.D14]" office:value-type="float" office:value="0" calcext:value-type="float">
            <text:p>0</text:p>
          </table:table-cell>
          <table:table-cell table:style-name="ce123" table:formula="of:=[.E14]-[Zeit3.E14]" office:value-type="float" office:value="0" calcext:value-type="float">
            <text:p>0</text:p>
          </table:table-cell>
          <table:table-cell table:style-name="ce123" table:formula="of:=[.F14]-[Zeit3.F14]" office:value-type="float" office:value="0" calcext:value-type="float">
            <text:p>0</text:p>
          </table:table-cell>
          <table:table-cell table:style-name="ce123" table:formula="of:=[.G14]-[Zeit3.G14]" office:value-type="float" office:value="0" calcext:value-type="float">
            <text:p>0</text:p>
          </table:table-cell>
          <table:table-cell table:style-name="ce123" table:formula="of:=[.H14]-[Zeit3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9" table:formula="of:=[Zeit3.A15]" office:value-type="float" office:value="1" calcext:value-type="float">
            <text:p>1</text:p>
          </table:table-cell>
          <table:table-cell table:style-name="ce122" table:formula="of:=[Zeit3.B15]" office:value-type="float" office:value="0" calcext:value-type="float">
            <text:p>0</text:p>
          </table:table-cell>
          <table:table-cell table:style-name="ce122" table:formula="of:=[Zeit3.C15]" office:value-type="float" office:value="0" calcext:value-type="float">
            <text:p>0</text:p>
          </table:table-cell>
          <table:table-cell table:style-name="ce122" table:formula="of:=[Zeit3.D15]" office:value-type="float" office:value="0" calcext:value-type="float">
            <text:p>0</text:p>
          </table:table-cell>
          <table:table-cell table:style-name="ce122" table:formula="of:=[Zeit3.E15]" office:value-type="float" office:value="0" calcext:value-type="float">
            <text:p>0</text:p>
          </table:table-cell>
          <table:table-cell table:style-name="ce122" table:formula="of:=[Zeit3.F15]" office:value-type="float" office:value="0" calcext:value-type="float">
            <text:p>0</text:p>
          </table:table-cell>
          <table:table-cell table:style-name="ce122" table:formula="of:=[Zeit3.G15]" office:value-type="float" office:value="0" calcext:value-type="float">
            <text:p>0</text:p>
          </table:table-cell>
          <table:table-cell table:style-name="ce119" table:formula="of:=[Zeit3.H15]" office:value-type="float" office:value="1" calcext:value-type="float">
            <text:p>1</text:p>
          </table:table-cell>
          <table:table-cell table:number-columns-repeated="7"/>
          <table:table-cell table:style-name="ce123" table:formula="of:=[.A15]-[Zeit3.A15]" office:value-type="float" office:value="0" calcext:value-type="float">
            <text:p>0</text:p>
          </table:table-cell>
          <table:table-cell table:style-name="ce123" table:formula="of:=[.B15]-[Zeit3.B15]" office:value-type="float" office:value="0" calcext:value-type="float">
            <text:p>0</text:p>
          </table:table-cell>
          <table:table-cell table:style-name="ce123" table:formula="of:=[.C15]-[Zeit3.C15]" office:value-type="float" office:value="0" calcext:value-type="float">
            <text:p>0</text:p>
          </table:table-cell>
          <table:table-cell table:style-name="ce123" table:formula="of:=[.D15]-[Zeit3.D15]" office:value-type="float" office:value="0" calcext:value-type="float">
            <text:p>0</text:p>
          </table:table-cell>
          <table:table-cell table:style-name="ce123" table:formula="of:=[.E15]-[Zeit3.E15]" office:value-type="float" office:value="0" calcext:value-type="float">
            <text:p>0</text:p>
          </table:table-cell>
          <table:table-cell table:style-name="ce123" table:formula="of:=[.F15]-[Zeit3.F15]" office:value-type="float" office:value="0" calcext:value-type="float">
            <text:p>0</text:p>
          </table:table-cell>
          <table:table-cell table:style-name="ce123" table:formula="of:=[.G15]-[Zeit3.G15]" office:value-type="float" office:value="0" calcext:value-type="float">
            <text:p>0</text:p>
          </table:table-cell>
          <table:table-cell table:style-name="ce123" table:formula="of:=[.H15]-[Zeit3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9" table:formula="of:=[Zeit3.A16]" office:value-type="float" office:value="1" calcext:value-type="float">
            <text:p>1</text:p>
          </table:table-cell>
          <table:table-cell table:style-name="ce119" table:formula="of:=[Zeit3.B16]" office:value-type="float" office:value="1" calcext:value-type="float">
            <text:p>1</text:p>
          </table:table-cell>
          <table:table-cell table:style-name="ce119" table:formula="of:=[Zeit3.C16]" office:value-type="float" office:value="1" calcext:value-type="float">
            <text:p>1</text:p>
          </table:table-cell>
          <table:table-cell table:style-name="ce119" table:formula="of:=[Zeit3.D16]" office:value-type="float" office:value="1" calcext:value-type="float">
            <text:p>1</text:p>
          </table:table-cell>
          <table:table-cell table:style-name="ce119" table:formula="of:=[Zeit3.E16]" office:value-type="float" office:value="1" calcext:value-type="float">
            <text:p>1</text:p>
          </table:table-cell>
          <table:table-cell table:style-name="ce119" table:formula="of:=[Zeit3.F16]" office:value-type="float" office:value="1" calcext:value-type="float">
            <text:p>1</text:p>
          </table:table-cell>
          <table:table-cell table:style-name="ce119" table:formula="of:=[Zeit3.G16]" office:value-type="float" office:value="1" calcext:value-type="float">
            <text:p>1</text:p>
          </table:table-cell>
          <table:table-cell table:style-name="ce119" table:formula="of:=[Zeit3.H16]" office:value-type="float" office:value="1" calcext:value-type="float">
            <text:p>1</text:p>
          </table:table-cell>
          <table:table-cell table:number-columns-repeated="7"/>
          <table:table-cell table:style-name="ce123" table:formula="of:=[.A16]-[Zeit3.A16]" office:value-type="float" office:value="0" calcext:value-type="float">
            <text:p>0</text:p>
          </table:table-cell>
          <table:table-cell table:style-name="ce123" table:formula="of:=[.B16]-[Zeit3.B16]" office:value-type="float" office:value="0" calcext:value-type="float">
            <text:p>0</text:p>
          </table:table-cell>
          <table:table-cell table:style-name="ce123" table:formula="of:=[.C16]-[Zeit3.C16]" office:value-type="float" office:value="0" calcext:value-type="float">
            <text:p>0</text:p>
          </table:table-cell>
          <table:table-cell table:style-name="ce123" table:formula="of:=[.D16]-[Zeit3.D16]" office:value-type="float" office:value="0" calcext:value-type="float">
            <text:p>0</text:p>
          </table:table-cell>
          <table:table-cell table:style-name="ce123" table:formula="of:=[.E16]-[Zeit3.E16]" office:value-type="float" office:value="0" calcext:value-type="float">
            <text:p>0</text:p>
          </table:table-cell>
          <table:table-cell table:style-name="ce123" table:formula="of:=[.F16]-[Zeit3.F16]" office:value-type="float" office:value="0" calcext:value-type="float">
            <text:p>0</text:p>
          </table:table-cell>
          <table:table-cell table:style-name="ce123" table:formula="of:=[.G16]-[Zeit3.G16]" office:value-type="float" office:value="0" calcext:value-type="float">
            <text:p>0</text:p>
          </table:table-cell>
          <table:table-cell table:style-name="ce123" table:formula="of:=[.H16]-[Zeit3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20" table:formula="of:=1-[.A10]" office:value-type="float" office:value="0" calcext:value-type="float">
            <text:p>0</text:p>
          </table:table-cell>
          <table:table-cell table:style-name="ce120" table:formula="of:=1-[.B10]" office:value-type="float" office:value="0" calcext:value-type="float">
            <text:p>0</text:p>
          </table:table-cell>
          <table:table-cell table:style-name="ce120" table:formula="of:=1-[.C10]" office:value-type="float" office:value="0" calcext:value-type="float">
            <text:p>0</text:p>
          </table:table-cell>
          <table:table-cell table:style-name="ce120" table:formula="of:=1-[.D10]" office:value-type="float" office:value="0" calcext:value-type="float">
            <text:p>0</text:p>
          </table:table-cell>
          <table:table-cell table:style-name="ce120" table:formula="of:=1-[.E10]" office:value-type="float" office:value="0" calcext:value-type="float">
            <text:p>0</text:p>
          </table:table-cell>
          <table:table-cell table:style-name="ce120" table:formula="of:=1-[.F10]" office:value-type="float" office:value="0" calcext:value-type="float">
            <text:p>0</text:p>
          </table:table-cell>
          <table:table-cell table:style-name="ce120" table:formula="of:=1-[.G10]" office:value-type="float" office:value="0" calcext:value-type="float">
            <text:p>0</text:p>
          </table:table-cell>
          <table:table-cell table:style-name="ce120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0" table:formula="of:=1-[.A11]" office:value-type="float" office:value="0" calcext:value-type="float">
            <text:p>0</text:p>
          </table:table-cell>
          <table:table-cell table:style-name="ce120" table:formula="of:=1-[.B11]" office:value-type="float" office:value="1" calcext:value-type="float">
            <text:p>1</text:p>
          </table:table-cell>
          <table:table-cell table:style-name="ce120" table:formula="of:=1-[.C11]" office:value-type="float" office:value="1" calcext:value-type="float">
            <text:p>1</text:p>
          </table:table-cell>
          <table:table-cell table:style-name="ce120" table:formula="of:=1-[.D11]" office:value-type="float" office:value="1" calcext:value-type="float">
            <text:p>1</text:p>
          </table:table-cell>
          <table:table-cell table:style-name="ce120" table:formula="of:=1-[.E11]" office:value-type="float" office:value="1" calcext:value-type="float">
            <text:p>1</text:p>
          </table:table-cell>
          <table:table-cell table:style-name="ce120" table:formula="of:=1-[.F11]" office:value-type="float" office:value="1" calcext:value-type="float">
            <text:p>1</text:p>
          </table:table-cell>
          <table:table-cell table:style-name="ce120" table:formula="of:=1-[.G11]" office:value-type="float" office:value="1" calcext:value-type="float">
            <text:p>1</text:p>
          </table:table-cell>
          <table:table-cell table:style-name="ce120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0" table:formula="of:=1-[.A12]" office:value-type="float" office:value="0" calcext:value-type="float">
            <text:p>0</text:p>
          </table:table-cell>
          <table:table-cell table:style-name="ce120" table:formula="of:=1-[.B12]" office:value-type="float" office:value="1" calcext:value-type="float">
            <text:p>1</text:p>
          </table:table-cell>
          <table:table-cell table:style-name="ce120" table:formula="of:=1-[.C12]" office:value-type="float" office:value="1" calcext:value-type="float">
            <text:p>1</text:p>
          </table:table-cell>
          <table:table-cell table:style-name="ce120" table:formula="of:=1-[.D12]" office:value-type="float" office:value="1" calcext:value-type="float">
            <text:p>1</text:p>
          </table:table-cell>
          <table:table-cell table:style-name="ce120" table:formula="of:=1-[.E12]" office:value-type="float" office:value="1" calcext:value-type="float">
            <text:p>1</text:p>
          </table:table-cell>
          <table:table-cell table:style-name="ce120" table:formula="of:=1-[.F12]" office:value-type="float" office:value="1" calcext:value-type="float">
            <text:p>1</text:p>
          </table:table-cell>
          <table:table-cell table:style-name="ce120" table:formula="of:=1-[.G12]" office:value-type="float" office:value="1" calcext:value-type="float">
            <text:p>1</text:p>
          </table:table-cell>
          <table:table-cell table:style-name="ce120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0" table:formula="of:=1-[.A13]" office:value-type="float" office:value="0" calcext:value-type="float">
            <text:p>0</text:p>
          </table:table-cell>
          <table:table-cell table:style-name="ce120" table:formula="of:=1-[.B13]" office:value-type="float" office:value="1" calcext:value-type="float">
            <text:p>1</text:p>
          </table:table-cell>
          <table:table-cell table:style-name="ce120" table:formula="of:=1-[.C13]" office:value-type="float" office:value="1" calcext:value-type="float">
            <text:p>1</text:p>
          </table:table-cell>
          <table:table-cell table:style-name="ce120" table:formula="of:=1-[.D13]" office:value-type="float" office:value="1" calcext:value-type="float">
            <text:p>1</text:p>
          </table:table-cell>
          <table:table-cell table:style-name="ce120" table:formula="of:=1-[.E13]" office:value-type="float" office:value="1" calcext:value-type="float">
            <text:p>1</text:p>
          </table:table-cell>
          <table:table-cell table:style-name="ce120" table:formula="of:=1-[.F13]" office:value-type="float" office:value="0" calcext:value-type="float">
            <text:p>0</text:p>
          </table:table-cell>
          <table:table-cell table:style-name="ce120" table:formula="of:=1-[.G13]" office:value-type="float" office:value="1" calcext:value-type="float">
            <text:p>1</text:p>
          </table:table-cell>
          <table:table-cell table:style-name="ce120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0" table:formula="of:=1-[.A14]" office:value-type="float" office:value="0" calcext:value-type="float">
            <text:p>0</text:p>
          </table:table-cell>
          <table:table-cell table:style-name="ce120" table:formula="of:=1-[.B14]" office:value-type="float" office:value="1" calcext:value-type="float">
            <text:p>1</text:p>
          </table:table-cell>
          <table:table-cell table:style-name="ce120" table:formula="of:=1-[.C14]" office:value-type="float" office:value="1" calcext:value-type="float">
            <text:p>1</text:p>
          </table:table-cell>
          <table:table-cell table:style-name="ce120" table:formula="of:=1-[.D14]" office:value-type="float" office:value="1" calcext:value-type="float">
            <text:p>1</text:p>
          </table:table-cell>
          <table:table-cell table:style-name="ce120" table:formula="of:=1-[.E14]" office:value-type="float" office:value="1" calcext:value-type="float">
            <text:p>1</text:p>
          </table:table-cell>
          <table:table-cell table:style-name="ce120" table:formula="of:=1-[.F14]" office:value-type="float" office:value="0" calcext:value-type="float">
            <text:p>0</text:p>
          </table:table-cell>
          <table:table-cell table:style-name="ce120" table:formula="of:=1-[.G14]" office:value-type="float" office:value="1" calcext:value-type="float">
            <text:p>1</text:p>
          </table:table-cell>
          <table:table-cell table:style-name="ce120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0" table:formula="of:=1-[.A15]" office:value-type="float" office:value="0" calcext:value-type="float">
            <text:p>0</text:p>
          </table:table-cell>
          <table:table-cell table:style-name="ce120" table:formula="of:=1-[.B15]" office:value-type="float" office:value="1" calcext:value-type="float">
            <text:p>1</text:p>
          </table:table-cell>
          <table:table-cell table:style-name="ce120" table:formula="of:=1-[.C15]" office:value-type="float" office:value="1" calcext:value-type="float">
            <text:p>1</text:p>
          </table:table-cell>
          <table:table-cell table:style-name="ce120" table:formula="of:=1-[.D15]" office:value-type="float" office:value="1" calcext:value-type="float">
            <text:p>1</text:p>
          </table:table-cell>
          <table:table-cell table:style-name="ce120" table:formula="of:=1-[.E15]" office:value-type="float" office:value="1" calcext:value-type="float">
            <text:p>1</text:p>
          </table:table-cell>
          <table:table-cell table:style-name="ce120" table:formula="of:=1-[.F15]" office:value-type="float" office:value="1" calcext:value-type="float">
            <text:p>1</text:p>
          </table:table-cell>
          <table:table-cell table:style-name="ce120" table:formula="of:=1-[.G15]" office:value-type="float" office:value="1" calcext:value-type="float">
            <text:p>1</text:p>
          </table:table-cell>
          <table:table-cell table:style-name="ce120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0" table:formula="of:=1-[.A16]" office:value-type="float" office:value="0" calcext:value-type="float">
            <text:p>0</text:p>
          </table:table-cell>
          <table:table-cell table:style-name="ce120" table:formula="of:=1-[.B16]" office:value-type="float" office:value="0" calcext:value-type="float">
            <text:p>0</text:p>
          </table:table-cell>
          <table:table-cell table:style-name="ce120" table:formula="of:=1-[.C16]" office:value-type="float" office:value="0" calcext:value-type="float">
            <text:p>0</text:p>
          </table:table-cell>
          <table:table-cell table:style-name="ce120" table:formula="of:=1-[.D16]" office:value-type="float" office:value="0" calcext:value-type="float">
            <text:p>0</text:p>
          </table:table-cell>
          <table:table-cell table:style-name="ce120" table:formula="of:=1-[.E16]" office:value-type="float" office:value="0" calcext:value-type="float">
            <text:p>0</text:p>
          </table:table-cell>
          <table:table-cell table:style-name="ce120" table:formula="of:=1-[.F16]" office:value-type="float" office:value="0" calcext:value-type="float">
            <text:p>0</text:p>
          </table:table-cell>
          <table:table-cell table:style-name="ce120" table:formula="of:=1-[.G16]" office:value-type="float" office:value="0" calcext:value-type="float">
            <text:p>0</text:p>
          </table:table-cell>
          <table:table-cell table:style-name="ce120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4.A10:Zeit4.H10 Zeit4.A16:Zeit4.H16 Zeit4.A11:Zeit4.A15 Zeit4.H11:Zeit4.H15">
            <calcext:condition calcext:apply-style-name="blue_dark_background" calcext:value="&gt;0.5" calcext:base-cell-address="Zeit4.A10"/>
            <calcext:condition calcext:apply-style-name="grey_background" calcext:value="&lt;=0.5" calcext:base-cell-address="Zeit4.A10"/>
          </calcext:conditional-format>
          <calcext:conditional-format calcext:target-range-address="Zeit4.A19:Zeit4.H25">
            <calcext:condition calcext:apply-style-name="blue_dark_background" calcext:value="&gt;0.5" calcext:base-cell-address="Zeit4.A19"/>
            <calcext:condition calcext:apply-style-name="grey_background" calcext:value="&lt;=0.5" calcext:base-cell-address="Zeit4.A19"/>
          </calcext:conditional-format>
          <calcext:conditional-format calcext:target-range-address="Zeit4.P10:Zeit4.W16">
            <calcext:condition calcext:apply-style-name="Good" calcext:value="&gt;0.5" calcext:base-cell-address="Zeit4.P10"/>
            <calcext:condition calcext:apply-style-name="Bad" calcext:value="&lt;=-0.5" calcext:base-cell-address="Zeit4.P10"/>
          </calcext:conditional-format>
          <calcext:conditional-format calcext:target-range-address="Zeit4.B3:Zeit4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B11:Zeit4.G15">
            <calcext:condition calcext:apply-style-name="blue_dark_background" calcext:value="&gt;0.5" calcext:base-cell-address="Zeit4.B11"/>
            <calcext:condition calcext:apply-style-name="grey_background" calcext:value="&lt;=0.5" calcext:base-cell-address="Zeit4.B11"/>
          </calcext:conditional-format>
        </calcext:conditional-formats>
      </table:table>
      <table:table table:name="Zeit5" table:style-name="ta1">
        <table:table-column table:style-name="co2" table:number-columns-repeated="14" table:default-cell-style-name="ce1"/>
        <table:table-column table:style-name="co5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8" table:number-columns-repeated="8"/>
          <table:table-cell table:number-columns-repeated="1016"/>
        </table:table-row>
        <table:table-row table:style-name="ro3">
          <table:table-cell table:style-name="ce58"/>
          <table:table-cell table:style-name="ce126" table:formula="of:=IF([Zeit4.B20]=0;0;SUMPRODUCT([Zeit4.A2:.C4];[$Verteilung.$A$4:$Verteilung.$C$6];[.A19:.C21];[.A34:.C36]))" office:value-type="float" office:value="3.03422776045815" calcext:value-type="float">
            <text:p>3,03422776045815</text:p>
          </table:table-cell>
          <table:table-cell table:style-name="ce126" table:formula="of:=IF([Zeit4.C20]=0;0;SUMPRODUCT([Zeit4.B2:.D4];[$Verteilung.$A$4:$Verteilung.$C$6];[.B19:.D21];[.B34:.D36]))" office:value-type="float" office:value="5.43811849155651" calcext:value-type="float">
            <text:p>5,43811849155651</text:p>
          </table:table-cell>
          <table:table-cell table:style-name="ce126" table:formula="of:=IF([Zeit4.D20]=0;0;SUMPRODUCT([Zeit4.C2:.E4];[$Verteilung.$A$4:$Verteilung.$C$6];[.C19:.E21];[.C34:.E36]))" office:value-type="float" office:value="16.2708600838871" calcext:value-type="float">
            <text:p>16,2708600838871</text:p>
          </table:table-cell>
          <table:table-cell table:style-name="ce126" table:formula="of:=IF([$Zeit0.E20]=0;0;SUMPRODUCT([Zeit4.D2:.F4];[$Verteilung.$A$4:$Verteilung.$C$6];[.D19:.F21];[.D34:.F36]))" office:value-type="float" office:value="59.5071942185187" calcext:value-type="float">
            <text:p>59,5071942185187</text:p>
          </table:table-cell>
          <table:table-cell table:style-name="ce126" table:formula="of:=IF([$Zeit0.F20]=0;0;SUMPRODUCT([Zeit4.E2:.G4];[$Verteilung.$A$4:$Verteilung.$C$6];[.E19:.G21];[.E34:.G36]))" office:value-type="float" office:value="168.510333736411" calcext:value-type="float">
            <text:p>168,510333736411</text:p>
          </table:table-cell>
          <table:table-cell table:style-name="ce126" table:formula="of:=IF([$Zeit0.G20]=0;0;SUMPRODUCT([Zeit4.F2:.H4];[$Verteilung.$A$4:$Verteilung.$C$6];[.F19:.H21];[.F34:.H36]))" office:value-type="float" office:value="448.303631454821" calcext:value-type="float">
            <text:p>448,303631454821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26" table:formula="of:=IF([Zeit4.B21]=0;0;SUMPRODUCT([Zeit4.A3:.C5];[$Verteilung.$A$4:$Verteilung.$C$6];[.A20:.C22];[.A35:.C37]))" office:value-type="float" office:value="23.6159948992183" calcext:value-type="float">
            <text:p>23,6159948992183</text:p>
          </table:table-cell>
          <table:table-cell table:style-name="ce126" table:formula="of:=IF([Zeit4.C21]=0;0;SUMPRODUCT([Zeit4.B3:.D5];[$Verteilung.$A$4:$Verteilung.$C$6];[.B20:.D22];[.B35:.D37]))" office:value-type="float" office:value="23.3302034382881" calcext:value-type="float">
            <text:p>23,3302034382881</text:p>
          </table:table-cell>
          <table:table-cell table:style-name="ce126" table:formula="of:=IF([Zeit4.D21]=0;0;SUMPRODUCT([Zeit4.C3:.E5];[$Verteilung.$A$4:$Verteilung.$C$6];[.C20:.E22];[.C35:.E37]))" office:value-type="float" office:value="20.338365962095" calcext:value-type="float">
            <text:p>20,338365962095</text:p>
          </table:table-cell>
          <table:table-cell table:style-name="ce126" table:formula="of:=IF([$Zeit0.E21]=0;0;SUMPRODUCT([Zeit4.D3:.F5];[$Verteilung.$A$4:$Verteilung.$C$6];[.D20:.F22];[.D35:.F37]))" office:value-type="float" office:value="40.2117373932317" calcext:value-type="float">
            <text:p>40,2117373932317</text:p>
          </table:table-cell>
          <table:table-cell table:style-name="ce126" table:formula="of:=IF([$Zeit0.F21]=0;0;SUMPRODUCT([Zeit4.E3:.G5];[$Verteilung.$A$4:$Verteilung.$C$6];[.E20:.G22];[.E35:.G37]))" office:value-type="float" office:value="129.058746129795" calcext:value-type="float">
            <text:p>129,058746129795</text:p>
          </table:table-cell>
          <table:table-cell table:style-name="ce126" table:formula="of:=IF([$Zeit0.G21]=0;0;SUMPRODUCT([Zeit4.F3:.H5];[$Verteilung.$A$4:$Verteilung.$C$6];[.F20:.H22];[.F35:.H37]))" office:value-type="float" office:value="168.117136244843" calcext:value-type="float">
            <text:p>168,117136244843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26" table:formula="of:=IF([Zeit4.B22]=0;0;SUMPRODUCT([Zeit4.A4:.C6];[$Verteilung.$A$4:$Verteilung.$C$6];[.A21:.C23];[.A36:.C38]))" office:value-type="float" office:value="115.460050676719" calcext:value-type="float">
            <text:p>115,460050676719</text:p>
          </table:table-cell>
          <table:table-cell table:style-name="ce126" table:formula="of:=IF([Zeit4.C22]=0;0;SUMPRODUCT([Zeit4.B4:.D6];[$Verteilung.$A$4:$Verteilung.$C$6];[.B21:.D23];[.B36:.D38]))" office:value-type="float" office:value="84.1371519448992" calcext:value-type="float">
            <text:p>84,1371519448992</text:p>
          </table:table-cell>
          <table:table-cell table:style-name="ce126" table:formula="of:=IF([Zeit4.D22]=0;0;SUMPRODUCT([Zeit4.C4:.E6];[$Verteilung.$A$4:$Verteilung.$C$6];[.C21:.E23];[.C36:.E38]))" office:value-type="float" office:value="23.9775114813408" calcext:value-type="float">
            <text:p>23,9775114813408</text:p>
          </table:table-cell>
          <table:table-cell table:style-name="ce126" table:formula="of:=IF([Zeit4.E22]=0;0;SUMPRODUCT([Zeit4.D4:.F6];[$Verteilung.$A$4:$Verteilung.$C$6];[.D21:.F23];[.D36:.F38]))" office:value-type="float" office:value="16.2623448955842" calcext:value-type="float">
            <text:p>16,2623448955842</text:p>
          </table:table-cell>
          <table:table-cell table:style-name="ce126" table:formula="of:=IF([Zeit4.F22]=0;0;SUMPRODUCT([Zeit4.E4:.G6];[$Verteilung.$A$4:$Verteilung.$C$6];[.E21:.G23];[.E36:.G38]))" office:value-type="float" office:value="0" calcext:value-type="float">
            <text:p>0</text:p>
          </table:table-cell>
          <table:table-cell table:style-name="ce126" table:formula="of:=IF([Zeit4.G22]=0;0;SUMPRODUCT([Zeit4.F4:.H6];[$Verteilung.$A$4:$Verteilung.$C$6];[.F21:.H23];[.F36:.H38]))" office:value-type="float" office:value="33.2691892023968" calcext:value-type="float">
            <text:p>33,2691892023968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26" table:formula="of:=IF([Zeit4.B23]=0;0;SUMPRODUCT([Zeit4.A5:.C7];[$Verteilung.$A$4:$Verteilung.$C$6];[.A22:.C24];[.A37:.C39]))" office:value-type="float" office:value="298.245479047981" calcext:value-type="float">
            <text:p>298,245479047981</text:p>
          </table:table-cell>
          <table:table-cell table:style-name="ce126" table:formula="of:=IF([Zeit4.C23]=0;0;SUMPRODUCT([Zeit4.B5:.D7];[$Verteilung.$A$4:$Verteilung.$C$6];[.B22:.D24];[.B37:.D39]))" office:value-type="float" office:value="118.829700884475" calcext:value-type="float">
            <text:p>118,829700884475</text:p>
          </table:table-cell>
          <table:table-cell table:style-name="ce126" table:formula="of:=IF([Zeit4.D23]=0;0;SUMPRODUCT([Zeit4.C5:.E7];[$Verteilung.$A$4:$Verteilung.$C$6];[.C22:.E24];[.C37:.E39]))" office:value-type="float" office:value="29.3063272634353" calcext:value-type="float">
            <text:p>29,3063272634353</text:p>
          </table:table-cell>
          <table:table-cell table:style-name="ce126" table:formula="of:=IF([Zeit4.E23]=0;0;SUMPRODUCT([Zeit4.D5:.F7];[$Verteilung.$A$4:$Verteilung.$C$6];[.D22:.F24];[.D37:.F39]))" office:value-type="float" office:value="4.79971747693117" calcext:value-type="float">
            <text:p>4,79971747693117</text:p>
          </table:table-cell>
          <table:table-cell table:style-name="ce126" table:formula="of:=IF([Zeit4.F23]=0;0;SUMPRODUCT([Zeit4.E5:.G7];[$Verteilung.$A$4:$Verteilung.$C$6];[.E22:.G24];[.E37:.G39]))" office:value-type="float" office:value="0" calcext:value-type="float">
            <text:p>0</text:p>
          </table:table-cell>
          <table:table-cell table:style-name="ce126" table:formula="of:=IF([Zeit4.G23]=0;0;SUMPRODUCT([Zeit4.F5:.H7];[$Verteilung.$A$4:$Verteilung.$C$6];[.F22:.H24];[.F37:.H39]))" office:value-type="float" office:value="2.45589233990955" calcext:value-type="float">
            <text:p>2,45589233990955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26" table:formula="of:=IF([Zeit4.B24]=0;0;SUMPRODUCT([Zeit4.A6:.C8];[$Verteilung.$A$4:$Verteilung.$C$6];[.A23:.C25];[.A38:.C40]))" office:value-type="float" office:value="139.261360990578" calcext:value-type="float">
            <text:p>139,261360990578</text:p>
          </table:table-cell>
          <table:table-cell table:style-name="ce126" table:formula="of:=IF([Zeit4.C24]=0;0;SUMPRODUCT([Zeit4.B6:.D8];[$Verteilung.$A$4:$Verteilung.$C$6];[.B23:.D25];[.B38:.D40]))" office:value-type="float" office:value="101.286293256876" calcext:value-type="float">
            <text:p>101,286293256876</text:p>
          </table:table-cell>
          <table:table-cell table:style-name="ce126" table:formula="of:=IF([Zeit4.D24]=0;0;SUMPRODUCT([Zeit4.C6:.E8];[$Verteilung.$A$4:$Verteilung.$C$6];[.C23:.E25];[.C38:.E40]))" office:value-type="float" office:value="23.553843353417" calcext:value-type="float">
            <text:p>23,553843353417</text:p>
          </table:table-cell>
          <table:table-cell table:style-name="ce126" table:formula="of:=IF([Zeit4.E24]=0;0;SUMPRODUCT([Zeit4.D6:.F8];[$Verteilung.$A$4:$Verteilung.$C$6];[.D23:.F25];[.D38:.F40]))" office:value-type="float" office:value="3.03214379243195" calcext:value-type="float">
            <text:p>3,03214379243195</text:p>
          </table:table-cell>
          <table:table-cell table:style-name="ce126" table:formula="of:=IF([Zeit4.F24]=0;0;SUMPRODUCT([Zeit4.E6:.G8];[$Verteilung.$A$4:$Verteilung.$C$6];[.E23:.G25];[.E38:.G40]))" office:value-type="float" office:value="0.289533216948853" calcext:value-type="float">
            <text:p>0,289533216948853</text:p>
          </table:table-cell>
          <table:table-cell table:style-name="ce126" table:formula="of:=IF([Zeit4.G24]=0;0;SUMPRODUCT([Zeit4.F6:.H8];[$Verteilung.$A$4:$Verteilung.$C$6];[.F23:.H25];[.F38:.H40]))" office:value-type="float" office:value="0.0969103629523125" calcext:value-type="float">
            <text:p>0,096910362952313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4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24" table:formula="of:=[Zeit4.A10]" office:value-type="float" office:value="1" calcext:value-type="float">
            <text:p>1</text:p>
          </table:table-cell>
          <table:table-cell table:style-name="ce124" table:formula="of:=[Zeit4.B10]" office:value-type="float" office:value="1" calcext:value-type="float">
            <text:p>1</text:p>
          </table:table-cell>
          <table:table-cell table:style-name="ce124" table:formula="of:=[Zeit4.C10]" office:value-type="float" office:value="1" calcext:value-type="float">
            <text:p>1</text:p>
          </table:table-cell>
          <table:table-cell table:style-name="ce124" table:formula="of:=[Zeit4.D10]" office:value-type="float" office:value="1" calcext:value-type="float">
            <text:p>1</text:p>
          </table:table-cell>
          <table:table-cell table:style-name="ce124" table:formula="of:=[Zeit4.E10]" office:value-type="float" office:value="1" calcext:value-type="float">
            <text:p>1</text:p>
          </table:table-cell>
          <table:table-cell table:style-name="ce124" table:formula="of:=[Zeit4.F10]" office:value-type="float" office:value="1" calcext:value-type="float">
            <text:p>1</text:p>
          </table:table-cell>
          <table:table-cell table:style-name="ce124" table:formula="of:=[Zeit4.G10]" office:value-type="float" office:value="1" calcext:value-type="float">
            <text:p>1</text:p>
          </table:table-cell>
          <table:table-cell table:style-name="ce124" table:formula="of:=[Zeit4.H10]" office:value-type="float" office:value="1" calcext:value-type="float">
            <text:p>1</text:p>
          </table:table-cell>
          <table:table-cell table:number-columns-repeated="7"/>
          <table:table-cell table:style-name="ce128" table:formula="of:=[.A10]-[Zeit4.A10]" office:value-type="float" office:value="0" calcext:value-type="float">
            <text:p>0</text:p>
          </table:table-cell>
          <table:table-cell table:style-name="ce128" table:formula="of:=[.B10]-[Zeit4.B10]" office:value-type="float" office:value="0" calcext:value-type="float">
            <text:p>0</text:p>
          </table:table-cell>
          <table:table-cell table:style-name="ce128" table:formula="of:=[.C10]-[Zeit4.C10]" office:value-type="float" office:value="0" calcext:value-type="float">
            <text:p>0</text:p>
          </table:table-cell>
          <table:table-cell table:style-name="ce128" table:formula="of:=[.D10]-[Zeit4.D10]" office:value-type="float" office:value="0" calcext:value-type="float">
            <text:p>0</text:p>
          </table:table-cell>
          <table:table-cell table:style-name="ce128" table:formula="of:=[.E10]-[Zeit4.E10]" office:value-type="float" office:value="0" calcext:value-type="float">
            <text:p>0</text:p>
          </table:table-cell>
          <table:table-cell table:style-name="ce128" table:formula="of:=[.F10]-[Zeit4.F10]" office:value-type="float" office:value="0" calcext:value-type="float">
            <text:p>0</text:p>
          </table:table-cell>
          <table:table-cell table:style-name="ce128" table:formula="of:=[.G10]-[Zeit4.G10]" office:value-type="float" office:value="0" calcext:value-type="float">
            <text:p>0</text:p>
          </table:table-cell>
          <table:table-cell table:style-name="ce128" table:formula="of:=[.H10]-[Zeit4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4" table:formula="of:=[Zeit4.A11]" office:value-type="float" office:value="1" calcext:value-type="float">
            <text:p>1</text:p>
          </table:table-cell>
          <table:table-cell table:style-name="ce127" table:formula="of:=[Zeit4.B11]" office:value-type="float" office:value="0" calcext:value-type="float">
            <text:p>0</text:p>
          </table:table-cell>
          <table:table-cell table:style-name="ce127" table:formula="of:=[Zeit4.C11]" office:value-type="float" office:value="0" calcext:value-type="float">
            <text:p>0</text:p>
          </table:table-cell>
          <table:table-cell table:style-name="ce127" table:formula="of:=[Zeit4.D11]" office:value-type="float" office:value="0" calcext:value-type="float">
            <text:p>0</text:p>
          </table:table-cell>
          <table:table-cell table:style-name="ce127" table:formula="of:=[Zeit4.E11]" office:value-type="float" office:value="0" calcext:value-type="float">
            <text:p>0</text:p>
          </table:table-cell>
          <table:table-cell table:style-name="ce127" table:formula="of:=[Zeit4.F11]" office:value-type="float" office:value="0" calcext:value-type="float">
            <text:p>0</text:p>
          </table:table-cell>
          <table:table-cell table:style-name="ce127" table:formula="of:=[Zeit4.G11]" office:value-type="float" office:value="0" calcext:value-type="float">
            <text:p>0</text:p>
          </table:table-cell>
          <table:table-cell table:style-name="ce124" table:formula="of:=[Zeit4.H11]" office:value-type="float" office:value="1" calcext:value-type="float">
            <text:p>1</text:p>
          </table:table-cell>
          <table:table-cell table:number-columns-repeated="7"/>
          <table:table-cell table:style-name="ce128" table:formula="of:=[.A11]-[Zeit4.A11]" office:value-type="float" office:value="0" calcext:value-type="float">
            <text:p>0</text:p>
          </table:table-cell>
          <table:table-cell table:style-name="ce128" table:formula="of:=[.B11]-[Zeit4.B11]" office:value-type="float" office:value="0" calcext:value-type="float">
            <text:p>0</text:p>
          </table:table-cell>
          <table:table-cell table:style-name="ce128" table:formula="of:=[.C11]-[Zeit4.C11]" office:value-type="float" office:value="0" calcext:value-type="float">
            <text:p>0</text:p>
          </table:table-cell>
          <table:table-cell table:style-name="ce128" table:formula="of:=[.D11]-[Zeit4.D11]" office:value-type="float" office:value="0" calcext:value-type="float">
            <text:p>0</text:p>
          </table:table-cell>
          <table:table-cell table:style-name="ce128" table:formula="of:=[.E11]-[Zeit4.E11]" office:value-type="float" office:value="0" calcext:value-type="float">
            <text:p>0</text:p>
          </table:table-cell>
          <table:table-cell table:style-name="ce128" table:formula="of:=[.F11]-[Zeit4.F11]" office:value-type="float" office:value="0" calcext:value-type="float">
            <text:p>0</text:p>
          </table:table-cell>
          <table:table-cell table:style-name="ce128" table:formula="of:=[.G11]-[Zeit4.G11]" office:value-type="float" office:value="0" calcext:value-type="float">
            <text:p>0</text:p>
          </table:table-cell>
          <table:table-cell table:style-name="ce128" table:formula="of:=[.H11]-[Zeit4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4" table:formula="of:=[Zeit4.A12]" office:value-type="float" office:value="1" calcext:value-type="float">
            <text:p>1</text:p>
          </table:table-cell>
          <table:table-cell table:style-name="ce127" table:formula="of:=[Zeit4.B12]" office:value-type="float" office:value="0" calcext:value-type="float">
            <text:p>0</text:p>
          </table:table-cell>
          <table:table-cell table:style-name="ce127" table:formula="of:=[Zeit4.C12]" office:value-type="float" office:value="0" calcext:value-type="float">
            <text:p>0</text:p>
          </table:table-cell>
          <table:table-cell table:style-name="ce127" table:formula="of:=[Zeit4.D12]" office:value-type="float" office:value="0" calcext:value-type="float">
            <text:p>0</text:p>
          </table:table-cell>
          <table:table-cell table:style-name="ce127" table:formula="of:=[Zeit4.E12]" office:value-type="float" office:value="0" calcext:value-type="float">
            <text:p>0</text:p>
          </table:table-cell>
          <table:table-cell table:style-name="ce127" table:formula="of:=[Zeit4.F12]" office:value-type="float" office:value="0" calcext:value-type="float">
            <text:p>0</text:p>
          </table:table-cell>
          <table:table-cell table:style-name="ce127" table:formula="of:=[Zeit4.G12]" office:value-type="float" office:value="0" calcext:value-type="float">
            <text:p>0</text:p>
          </table:table-cell>
          <table:table-cell table:style-name="ce124" table:formula="of:=[Zeit4.H12]" office:value-type="float" office:value="1" calcext:value-type="float">
            <text:p>1</text:p>
          </table:table-cell>
          <table:table-cell table:number-columns-repeated="7"/>
          <table:table-cell table:style-name="ce128" table:formula="of:=[.A12]-[Zeit4.A12]" office:value-type="float" office:value="0" calcext:value-type="float">
            <text:p>0</text:p>
          </table:table-cell>
          <table:table-cell table:style-name="ce128" table:formula="of:=[.B12]-[Zeit4.B12]" office:value-type="float" office:value="0" calcext:value-type="float">
            <text:p>0</text:p>
          </table:table-cell>
          <table:table-cell table:style-name="ce128" table:formula="of:=[.C12]-[Zeit4.C12]" office:value-type="float" office:value="0" calcext:value-type="float">
            <text:p>0</text:p>
          </table:table-cell>
          <table:table-cell table:style-name="ce128" table:formula="of:=[.D12]-[Zeit4.D12]" office:value-type="float" office:value="0" calcext:value-type="float">
            <text:p>0</text:p>
          </table:table-cell>
          <table:table-cell table:style-name="ce128" table:formula="of:=[.E12]-[Zeit4.E12]" office:value-type="float" office:value="0" calcext:value-type="float">
            <text:p>0</text:p>
          </table:table-cell>
          <table:table-cell table:style-name="ce128" table:formula="of:=[.F12]-[Zeit4.F12]" office:value-type="float" office:value="0" calcext:value-type="float">
            <text:p>0</text:p>
          </table:table-cell>
          <table:table-cell table:style-name="ce128" table:formula="of:=[.G12]-[Zeit4.G12]" office:value-type="float" office:value="0" calcext:value-type="float">
            <text:p>0</text:p>
          </table:table-cell>
          <table:table-cell table:style-name="ce128" table:formula="of:=[.H12]-[Zeit4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4" table:formula="of:=[Zeit4.A13]" office:value-type="float" office:value="1" calcext:value-type="float">
            <text:p>1</text:p>
          </table:table-cell>
          <table:table-cell table:style-name="ce127" table:formula="of:=[Zeit4.B13]" office:value-type="float" office:value="0" calcext:value-type="float">
            <text:p>0</text:p>
          </table:table-cell>
          <table:table-cell table:style-name="ce127" table:formula="of:=[Zeit4.C13]" office:value-type="float" office:value="0" calcext:value-type="float">
            <text:p>0</text:p>
          </table:table-cell>
          <table:table-cell table:style-name="ce127" table:formula="of:=[Zeit4.D13]" office:value-type="float" office:value="0" calcext:value-type="float">
            <text:p>0</text:p>
          </table:table-cell>
          <table:table-cell table:style-name="ce127" table:formula="of:=[Zeit4.E13]" office:value-type="float" office:value="0" calcext:value-type="float">
            <text:p>0</text:p>
          </table:table-cell>
          <table:table-cell table:style-name="ce127" table:formula="of:=[Zeit4.F13]" office:value-type="float" office:value="1" calcext:value-type="float">
            <text:p>1</text:p>
          </table:table-cell>
          <table:table-cell table:style-name="ce127" table:formula="of:=[Zeit4.G13]" office:value-type="float" office:value="0" calcext:value-type="float">
            <text:p>0</text:p>
          </table:table-cell>
          <table:table-cell table:style-name="ce124" table:formula="of:=[Zeit4.H13]" office:value-type="float" office:value="1" calcext:value-type="float">
            <text:p>1</text:p>
          </table:table-cell>
          <table:table-cell table:number-columns-repeated="7"/>
          <table:table-cell table:style-name="ce128" table:formula="of:=[.A13]-[Zeit4.A13]" office:value-type="float" office:value="0" calcext:value-type="float">
            <text:p>0</text:p>
          </table:table-cell>
          <table:table-cell table:style-name="ce128" table:formula="of:=[.B13]-[Zeit4.B13]" office:value-type="float" office:value="0" calcext:value-type="float">
            <text:p>0</text:p>
          </table:table-cell>
          <table:table-cell table:style-name="ce128" table:formula="of:=[.C13]-[Zeit4.C13]" office:value-type="float" office:value="0" calcext:value-type="float">
            <text:p>0</text:p>
          </table:table-cell>
          <table:table-cell table:style-name="ce128" table:formula="of:=[.D13]-[Zeit4.D13]" office:value-type="float" office:value="0" calcext:value-type="float">
            <text:p>0</text:p>
          </table:table-cell>
          <table:table-cell table:style-name="ce128" table:formula="of:=[.E13]-[Zeit4.E13]" office:value-type="float" office:value="0" calcext:value-type="float">
            <text:p>0</text:p>
          </table:table-cell>
          <table:table-cell table:style-name="ce128" table:formula="of:=[.F13]-[Zeit4.F13]" office:value-type="float" office:value="0" calcext:value-type="float">
            <text:p>0</text:p>
          </table:table-cell>
          <table:table-cell table:style-name="ce128" table:formula="of:=[.G13]-[Zeit4.G13]" office:value-type="float" office:value="0" calcext:value-type="float">
            <text:p>0</text:p>
          </table:table-cell>
          <table:table-cell table:style-name="ce128" table:formula="of:=[.H13]-[Zeit4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4" table:formula="of:=[Zeit4.A14]" office:value-type="float" office:value="1" calcext:value-type="float">
            <text:p>1</text:p>
          </table:table-cell>
          <table:table-cell table:style-name="ce127" table:formula="of:=[Zeit4.B14]" office:value-type="float" office:value="0" calcext:value-type="float">
            <text:p>0</text:p>
          </table:table-cell>
          <table:table-cell table:style-name="ce127" table:formula="of:=[Zeit4.C14]" office:value-type="float" office:value="0" calcext:value-type="float">
            <text:p>0</text:p>
          </table:table-cell>
          <table:table-cell table:style-name="ce127" table:formula="of:=[Zeit4.D14]" office:value-type="float" office:value="0" calcext:value-type="float">
            <text:p>0</text:p>
          </table:table-cell>
          <table:table-cell table:style-name="ce127" table:formula="of:=[Zeit4.E14]" office:value-type="float" office:value="0" calcext:value-type="float">
            <text:p>0</text:p>
          </table:table-cell>
          <table:table-cell table:style-name="ce127" table:formula="of:=[Zeit4.F14]" office:value-type="float" office:value="1" calcext:value-type="float">
            <text:p>1</text:p>
          </table:table-cell>
          <table:table-cell table:style-name="ce127" table:formula="of:=[Zeit4.G14]" office:value-type="float" office:value="0" calcext:value-type="float">
            <text:p>0</text:p>
          </table:table-cell>
          <table:table-cell table:style-name="ce124" table:formula="of:=[Zeit4.H14]" office:value-type="float" office:value="1" calcext:value-type="float">
            <text:p>1</text:p>
          </table:table-cell>
          <table:table-cell table:number-columns-repeated="7"/>
          <table:table-cell table:style-name="ce128" table:formula="of:=[.A14]-[Zeit4.A14]" office:value-type="float" office:value="0" calcext:value-type="float">
            <text:p>0</text:p>
          </table:table-cell>
          <table:table-cell table:style-name="ce128" table:formula="of:=[.B14]-[Zeit4.B14]" office:value-type="float" office:value="0" calcext:value-type="float">
            <text:p>0</text:p>
          </table:table-cell>
          <table:table-cell table:style-name="ce128" table:formula="of:=[.C14]-[Zeit4.C14]" office:value-type="float" office:value="0" calcext:value-type="float">
            <text:p>0</text:p>
          </table:table-cell>
          <table:table-cell table:style-name="ce128" table:formula="of:=[.D14]-[Zeit4.D14]" office:value-type="float" office:value="0" calcext:value-type="float">
            <text:p>0</text:p>
          </table:table-cell>
          <table:table-cell table:style-name="ce128" table:formula="of:=[.E14]-[Zeit4.E14]" office:value-type="float" office:value="0" calcext:value-type="float">
            <text:p>0</text:p>
          </table:table-cell>
          <table:table-cell table:style-name="ce128" table:formula="of:=[.F14]-[Zeit4.F14]" office:value-type="float" office:value="0" calcext:value-type="float">
            <text:p>0</text:p>
          </table:table-cell>
          <table:table-cell table:style-name="ce128" table:formula="of:=[.G14]-[Zeit4.G14]" office:value-type="float" office:value="0" calcext:value-type="float">
            <text:p>0</text:p>
          </table:table-cell>
          <table:table-cell table:style-name="ce128" table:formula="of:=[.H14]-[Zeit4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4" table:formula="of:=[Zeit4.A15]" office:value-type="float" office:value="1" calcext:value-type="float">
            <text:p>1</text:p>
          </table:table-cell>
          <table:table-cell table:style-name="ce127" table:formula="of:=[Zeit4.B15]" office:value-type="float" office:value="0" calcext:value-type="float">
            <text:p>0</text:p>
          </table:table-cell>
          <table:table-cell table:style-name="ce127" table:formula="of:=[Zeit4.C15]" office:value-type="float" office:value="0" calcext:value-type="float">
            <text:p>0</text:p>
          </table:table-cell>
          <table:table-cell table:style-name="ce127" table:formula="of:=[Zeit4.D15]" office:value-type="float" office:value="0" calcext:value-type="float">
            <text:p>0</text:p>
          </table:table-cell>
          <table:table-cell table:style-name="ce127" table:formula="of:=[Zeit4.E15]" office:value-type="float" office:value="0" calcext:value-type="float">
            <text:p>0</text:p>
          </table:table-cell>
          <table:table-cell table:style-name="ce127" table:formula="of:=[Zeit4.F15]" office:value-type="float" office:value="0" calcext:value-type="float">
            <text:p>0</text:p>
          </table:table-cell>
          <table:table-cell table:style-name="ce127" table:formula="of:=[Zeit4.G15]" office:value-type="float" office:value="0" calcext:value-type="float">
            <text:p>0</text:p>
          </table:table-cell>
          <table:table-cell table:style-name="ce124" table:formula="of:=[Zeit4.H15]" office:value-type="float" office:value="1" calcext:value-type="float">
            <text:p>1</text:p>
          </table:table-cell>
          <table:table-cell table:number-columns-repeated="7"/>
          <table:table-cell table:style-name="ce128" table:formula="of:=[.A15]-[Zeit4.A15]" office:value-type="float" office:value="0" calcext:value-type="float">
            <text:p>0</text:p>
          </table:table-cell>
          <table:table-cell table:style-name="ce128" table:formula="of:=[.B15]-[Zeit4.B15]" office:value-type="float" office:value="0" calcext:value-type="float">
            <text:p>0</text:p>
          </table:table-cell>
          <table:table-cell table:style-name="ce128" table:formula="of:=[.C15]-[Zeit4.C15]" office:value-type="float" office:value="0" calcext:value-type="float">
            <text:p>0</text:p>
          </table:table-cell>
          <table:table-cell table:style-name="ce128" table:formula="of:=[.D15]-[Zeit4.D15]" office:value-type="float" office:value="0" calcext:value-type="float">
            <text:p>0</text:p>
          </table:table-cell>
          <table:table-cell table:style-name="ce128" table:formula="of:=[.E15]-[Zeit4.E15]" office:value-type="float" office:value="0" calcext:value-type="float">
            <text:p>0</text:p>
          </table:table-cell>
          <table:table-cell table:style-name="ce128" table:formula="of:=[.F15]-[Zeit4.F15]" office:value-type="float" office:value="0" calcext:value-type="float">
            <text:p>0</text:p>
          </table:table-cell>
          <table:table-cell table:style-name="ce128" table:formula="of:=[.G15]-[Zeit4.G15]" office:value-type="float" office:value="0" calcext:value-type="float">
            <text:p>0</text:p>
          </table:table-cell>
          <table:table-cell table:style-name="ce128" table:formula="of:=[.H15]-[Zeit4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4" table:formula="of:=[Zeit4.A16]" office:value-type="float" office:value="1" calcext:value-type="float">
            <text:p>1</text:p>
          </table:table-cell>
          <table:table-cell table:style-name="ce124" table:formula="of:=[Zeit4.B16]" office:value-type="float" office:value="1" calcext:value-type="float">
            <text:p>1</text:p>
          </table:table-cell>
          <table:table-cell table:style-name="ce124" table:formula="of:=[Zeit4.C16]" office:value-type="float" office:value="1" calcext:value-type="float">
            <text:p>1</text:p>
          </table:table-cell>
          <table:table-cell table:style-name="ce124" table:formula="of:=[Zeit4.D16]" office:value-type="float" office:value="1" calcext:value-type="float">
            <text:p>1</text:p>
          </table:table-cell>
          <table:table-cell table:style-name="ce124" table:formula="of:=[Zeit4.E16]" office:value-type="float" office:value="1" calcext:value-type="float">
            <text:p>1</text:p>
          </table:table-cell>
          <table:table-cell table:style-name="ce124" table:formula="of:=[Zeit4.F16]" office:value-type="float" office:value="1" calcext:value-type="float">
            <text:p>1</text:p>
          </table:table-cell>
          <table:table-cell table:style-name="ce124" table:formula="of:=[Zeit4.G16]" office:value-type="float" office:value="1" calcext:value-type="float">
            <text:p>1</text:p>
          </table:table-cell>
          <table:table-cell table:style-name="ce124" table:formula="of:=[Zeit4.H16]" office:value-type="float" office:value="1" calcext:value-type="float">
            <text:p>1</text:p>
          </table:table-cell>
          <table:table-cell table:number-columns-repeated="7"/>
          <table:table-cell table:style-name="ce128" table:formula="of:=[.A16]-[Zeit4.A16]" office:value-type="float" office:value="0" calcext:value-type="float">
            <text:p>0</text:p>
          </table:table-cell>
          <table:table-cell table:style-name="ce128" table:formula="of:=[.B16]-[Zeit4.B16]" office:value-type="float" office:value="0" calcext:value-type="float">
            <text:p>0</text:p>
          </table:table-cell>
          <table:table-cell table:style-name="ce128" table:formula="of:=[.C16]-[Zeit4.C16]" office:value-type="float" office:value="0" calcext:value-type="float">
            <text:p>0</text:p>
          </table:table-cell>
          <table:table-cell table:style-name="ce128" table:formula="of:=[.D16]-[Zeit4.D16]" office:value-type="float" office:value="0" calcext:value-type="float">
            <text:p>0</text:p>
          </table:table-cell>
          <table:table-cell table:style-name="ce128" table:formula="of:=[.E16]-[Zeit4.E16]" office:value-type="float" office:value="0" calcext:value-type="float">
            <text:p>0</text:p>
          </table:table-cell>
          <table:table-cell table:style-name="ce128" table:formula="of:=[.F16]-[Zeit4.F16]" office:value-type="float" office:value="0" calcext:value-type="float">
            <text:p>0</text:p>
          </table:table-cell>
          <table:table-cell table:style-name="ce128" table:formula="of:=[.G16]-[Zeit4.G16]" office:value-type="float" office:value="0" calcext:value-type="float">
            <text:p>0</text:p>
          </table:table-cell>
          <table:table-cell table:style-name="ce128" table:formula="of:=[.H16]-[Zeit4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25" table:formula="of:=1-[.A10]" office:value-type="float" office:value="0" calcext:value-type="float">
            <text:p>0</text:p>
          </table:table-cell>
          <table:table-cell table:style-name="ce125" table:formula="of:=1-[.B10]" office:value-type="float" office:value="0" calcext:value-type="float">
            <text:p>0</text:p>
          </table:table-cell>
          <table:table-cell table:style-name="ce125" table:formula="of:=1-[.C10]" office:value-type="float" office:value="0" calcext:value-type="float">
            <text:p>0</text:p>
          </table:table-cell>
          <table:table-cell table:style-name="ce125" table:formula="of:=1-[.D10]" office:value-type="float" office:value="0" calcext:value-type="float">
            <text:p>0</text:p>
          </table:table-cell>
          <table:table-cell table:style-name="ce125" table:formula="of:=1-[.E10]" office:value-type="float" office:value="0" calcext:value-type="float">
            <text:p>0</text:p>
          </table:table-cell>
          <table:table-cell table:style-name="ce125" table:formula="of:=1-[.F10]" office:value-type="float" office:value="0" calcext:value-type="float">
            <text:p>0</text:p>
          </table:table-cell>
          <table:table-cell table:style-name="ce125" table:formula="of:=1-[.G10]" office:value-type="float" office:value="0" calcext:value-type="float">
            <text:p>0</text:p>
          </table:table-cell>
          <table:table-cell table:style-name="ce12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5" table:formula="of:=1-[.A11]" office:value-type="float" office:value="0" calcext:value-type="float">
            <text:p>0</text:p>
          </table:table-cell>
          <table:table-cell table:style-name="ce125" table:formula="of:=1-[.B11]" office:value-type="float" office:value="1" calcext:value-type="float">
            <text:p>1</text:p>
          </table:table-cell>
          <table:table-cell table:style-name="ce125" table:formula="of:=1-[.C11]" office:value-type="float" office:value="1" calcext:value-type="float">
            <text:p>1</text:p>
          </table:table-cell>
          <table:table-cell table:style-name="ce125" table:formula="of:=1-[.D11]" office:value-type="float" office:value="1" calcext:value-type="float">
            <text:p>1</text:p>
          </table:table-cell>
          <table:table-cell table:style-name="ce125" table:formula="of:=1-[.E11]" office:value-type="float" office:value="1" calcext:value-type="float">
            <text:p>1</text:p>
          </table:table-cell>
          <table:table-cell table:style-name="ce125" table:formula="of:=1-[.F11]" office:value-type="float" office:value="1" calcext:value-type="float">
            <text:p>1</text:p>
          </table:table-cell>
          <table:table-cell table:style-name="ce125" table:formula="of:=1-[.G11]" office:value-type="float" office:value="1" calcext:value-type="float">
            <text:p>1</text:p>
          </table:table-cell>
          <table:table-cell table:style-name="ce12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5" table:formula="of:=1-[.A12]" office:value-type="float" office:value="0" calcext:value-type="float">
            <text:p>0</text:p>
          </table:table-cell>
          <table:table-cell table:style-name="ce125" table:formula="of:=1-[.B12]" office:value-type="float" office:value="1" calcext:value-type="float">
            <text:p>1</text:p>
          </table:table-cell>
          <table:table-cell table:style-name="ce125" table:formula="of:=1-[.C12]" office:value-type="float" office:value="1" calcext:value-type="float">
            <text:p>1</text:p>
          </table:table-cell>
          <table:table-cell table:style-name="ce125" table:formula="of:=1-[.D12]" office:value-type="float" office:value="1" calcext:value-type="float">
            <text:p>1</text:p>
          </table:table-cell>
          <table:table-cell table:style-name="ce125" table:formula="of:=1-[.E12]" office:value-type="float" office:value="1" calcext:value-type="float">
            <text:p>1</text:p>
          </table:table-cell>
          <table:table-cell table:style-name="ce125" table:formula="of:=1-[.F12]" office:value-type="float" office:value="1" calcext:value-type="float">
            <text:p>1</text:p>
          </table:table-cell>
          <table:table-cell table:style-name="ce125" table:formula="of:=1-[.G12]" office:value-type="float" office:value="1" calcext:value-type="float">
            <text:p>1</text:p>
          </table:table-cell>
          <table:table-cell table:style-name="ce12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5" table:formula="of:=1-[.A13]" office:value-type="float" office:value="0" calcext:value-type="float">
            <text:p>0</text:p>
          </table:table-cell>
          <table:table-cell table:style-name="ce125" table:formula="of:=1-[.B13]" office:value-type="float" office:value="1" calcext:value-type="float">
            <text:p>1</text:p>
          </table:table-cell>
          <table:table-cell table:style-name="ce125" table:formula="of:=1-[.C13]" office:value-type="float" office:value="1" calcext:value-type="float">
            <text:p>1</text:p>
          </table:table-cell>
          <table:table-cell table:style-name="ce125" table:formula="of:=1-[.D13]" office:value-type="float" office:value="1" calcext:value-type="float">
            <text:p>1</text:p>
          </table:table-cell>
          <table:table-cell table:style-name="ce125" table:formula="of:=1-[.E13]" office:value-type="float" office:value="1" calcext:value-type="float">
            <text:p>1</text:p>
          </table:table-cell>
          <table:table-cell table:style-name="ce125" table:formula="of:=1-[.F13]" office:value-type="float" office:value="0" calcext:value-type="float">
            <text:p>0</text:p>
          </table:table-cell>
          <table:table-cell table:style-name="ce125" table:formula="of:=1-[.G13]" office:value-type="float" office:value="1" calcext:value-type="float">
            <text:p>1</text:p>
          </table:table-cell>
          <table:table-cell table:style-name="ce12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5" table:formula="of:=1-[.A14]" office:value-type="float" office:value="0" calcext:value-type="float">
            <text:p>0</text:p>
          </table:table-cell>
          <table:table-cell table:style-name="ce125" table:formula="of:=1-[.B14]" office:value-type="float" office:value="1" calcext:value-type="float">
            <text:p>1</text:p>
          </table:table-cell>
          <table:table-cell table:style-name="ce125" table:formula="of:=1-[.C14]" office:value-type="float" office:value="1" calcext:value-type="float">
            <text:p>1</text:p>
          </table:table-cell>
          <table:table-cell table:style-name="ce125" table:formula="of:=1-[.D14]" office:value-type="float" office:value="1" calcext:value-type="float">
            <text:p>1</text:p>
          </table:table-cell>
          <table:table-cell table:style-name="ce125" table:formula="of:=1-[.E14]" office:value-type="float" office:value="1" calcext:value-type="float">
            <text:p>1</text:p>
          </table:table-cell>
          <table:table-cell table:style-name="ce125" table:formula="of:=1-[.F14]" office:value-type="float" office:value="0" calcext:value-type="float">
            <text:p>0</text:p>
          </table:table-cell>
          <table:table-cell table:style-name="ce125" table:formula="of:=1-[.G14]" office:value-type="float" office:value="1" calcext:value-type="float">
            <text:p>1</text:p>
          </table:table-cell>
          <table:table-cell table:style-name="ce12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5" table:formula="of:=1-[.A15]" office:value-type="float" office:value="0" calcext:value-type="float">
            <text:p>0</text:p>
          </table:table-cell>
          <table:table-cell table:style-name="ce125" table:formula="of:=1-[.B15]" office:value-type="float" office:value="1" calcext:value-type="float">
            <text:p>1</text:p>
          </table:table-cell>
          <table:table-cell table:style-name="ce125" table:formula="of:=1-[.C15]" office:value-type="float" office:value="1" calcext:value-type="float">
            <text:p>1</text:p>
          </table:table-cell>
          <table:table-cell table:style-name="ce125" table:formula="of:=1-[.D15]" office:value-type="float" office:value="1" calcext:value-type="float">
            <text:p>1</text:p>
          </table:table-cell>
          <table:table-cell table:style-name="ce125" table:formula="of:=1-[.E15]" office:value-type="float" office:value="1" calcext:value-type="float">
            <text:p>1</text:p>
          </table:table-cell>
          <table:table-cell table:style-name="ce125" table:formula="of:=1-[.F15]" office:value-type="float" office:value="1" calcext:value-type="float">
            <text:p>1</text:p>
          </table:table-cell>
          <table:table-cell table:style-name="ce125" table:formula="of:=1-[.G15]" office:value-type="float" office:value="1" calcext:value-type="float">
            <text:p>1</text:p>
          </table:table-cell>
          <table:table-cell table:style-name="ce12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5" table:formula="of:=1-[.A16]" office:value-type="float" office:value="0" calcext:value-type="float">
            <text:p>0</text:p>
          </table:table-cell>
          <table:table-cell table:style-name="ce125" table:formula="of:=1-[.B16]" office:value-type="float" office:value="0" calcext:value-type="float">
            <text:p>0</text:p>
          </table:table-cell>
          <table:table-cell table:style-name="ce125" table:formula="of:=1-[.C16]" office:value-type="float" office:value="0" calcext:value-type="float">
            <text:p>0</text:p>
          </table:table-cell>
          <table:table-cell table:style-name="ce125" table:formula="of:=1-[.D16]" office:value-type="float" office:value="0" calcext:value-type="float">
            <text:p>0</text:p>
          </table:table-cell>
          <table:table-cell table:style-name="ce125" table:formula="of:=1-[.E16]" office:value-type="float" office:value="0" calcext:value-type="float">
            <text:p>0</text:p>
          </table:table-cell>
          <table:table-cell table:style-name="ce125" table:formula="of:=1-[.F16]" office:value-type="float" office:value="0" calcext:value-type="float">
            <text:p>0</text:p>
          </table:table-cell>
          <table:table-cell table:style-name="ce125" table:formula="of:=1-[.G16]" office:value-type="float" office:value="0" calcext:value-type="float">
            <text:p>0</text:p>
          </table:table-cell>
          <table:table-cell table:style-name="ce125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5.A10:Zeit5.H10 Zeit5.A16:Zeit5.H16 Zeit5.A11:Zeit5.A15 Zeit5.H11:Zeit5.H15">
            <calcext:condition calcext:apply-style-name="blue_dark_background" calcext:value="&gt;0.5" calcext:base-cell-address="Zeit5.A10"/>
            <calcext:condition calcext:apply-style-name="grey_background" calcext:value="&lt;=0.5" calcext:base-cell-address="Zeit5.A10"/>
          </calcext:conditional-format>
          <calcext:conditional-format calcext:target-range-address="Zeit5.A19:Zeit5.H25">
            <calcext:condition calcext:apply-style-name="blue_dark_background" calcext:value="&gt;0.5" calcext:base-cell-address="Zeit5.A19"/>
            <calcext:condition calcext:apply-style-name="grey_background" calcext:value="&lt;=0.5" calcext:base-cell-address="Zeit5.A19"/>
          </calcext:conditional-format>
          <calcext:conditional-format calcext:target-range-address="Zeit5.P10:Zeit5.W16">
            <calcext:condition calcext:apply-style-name="Good" calcext:value="&gt;0.5" calcext:base-cell-address="Zeit5.P10"/>
            <calcext:condition calcext:apply-style-name="Bad" calcext:value="&lt;=-0.5" calcext:base-cell-address="Zeit5.P10"/>
          </calcext:conditional-format>
          <calcext:conditional-format calcext:target-range-address="Zeit5.B3:Zeit5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B11:Zeit5.G15">
            <calcext:condition calcext:apply-style-name="blue_dark_background" calcext:value="&gt;0.5" calcext:base-cell-address="Zeit5.B11"/>
            <calcext:condition calcext:apply-style-name="grey_background" calcext:value="&lt;=0.5" calcext:base-cell-address="Zeit5.B11"/>
          </calcext:conditional-format>
        </calcext:conditional-formats>
      </table:table>
      <table:table table:name="Zeit6" table:style-name="ta1">
        <table:table-column table:style-name="co2" table:number-columns-repeated="14" table:default-cell-style-name="ce1"/>
        <table:table-column table:style-name="co10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8" table:number-columns-repeated="8"/>
          <table:table-cell table:number-columns-repeated="1016"/>
        </table:table-row>
        <table:table-row table:style-name="ro3">
          <table:table-cell table:style-name="ce58"/>
          <table:table-cell table:style-name="ce131" table:formula="of:=IF([Zeit5.B20]=0;0;SUMPRODUCT([Zeit5.A2:.C4];[$Verteilung.$A$4:$Verteilung.$C$6];[.A19:.C21];[.A34:.C36]))" office:value-type="float" office:value="4.9939150894775" calcext:value-type="float">
            <text:p>4,9939150894775</text:p>
          </table:table-cell>
          <table:table-cell table:style-name="ce131" table:formula="of:=IF([Zeit5.C20]=0;0;SUMPRODUCT([Zeit5.B2:.D4];[$Verteilung.$A$4:$Verteilung.$C$6];[.B19:.D21];[.B34:.D36]))" office:value-type="float" office:value="8.02456617615254" calcext:value-type="float">
            <text:p>8,02456617615254</text:p>
          </table:table-cell>
          <table:table-cell table:style-name="ce131" table:formula="of:=IF([Zeit5.D20]=0;0;SUMPRODUCT([Zeit5.C2:.E4];[$Verteilung.$A$4:$Verteilung.$C$6];[.C19:.E21];[.C34:.E36]))" office:value-type="float" office:value="19.1953357303237" calcext:value-type="float">
            <text:p>19,1953357303237</text:p>
          </table:table-cell>
          <table:table-cell table:style-name="ce131" table:formula="of:=IF([$Zeit0.E20]=0;0;SUMPRODUCT([Zeit5.D2:.F4];[$Verteilung.$A$4:$Verteilung.$C$6];[.D19:.F21];[.D34:.F36]))" office:value-type="float" office:value="62.6841087818079" calcext:value-type="float">
            <text:p>62,6841087818079</text:p>
          </table:table-cell>
          <table:table-cell table:style-name="ce131" table:formula="of:=IF([$Zeit0.F20]=0;0;SUMPRODUCT([Zeit5.E2:.G4];[$Verteilung.$A$4:$Verteilung.$C$6];[.E19:.G21];[.E34:.G36]))" office:value-type="float" office:value="173.138767554421" calcext:value-type="float">
            <text:p>173,138767554421</text:p>
          </table:table-cell>
          <table:table-cell table:style-name="ce131" table:formula="of:=IF([$Zeit0.G20]=0;0;SUMPRODUCT([Zeit5.F2:.H4];[$Verteilung.$A$4:$Verteilung.$C$6];[.F19:.H21];[.F34:.H36]))" office:value-type="float" office:value="396.219321110186" calcext:value-type="float">
            <text:p>396,219321110186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31" table:formula="of:=IF([Zeit5.B21]=0;0;SUMPRODUCT([Zeit5.A3:.C5];[$Verteilung.$A$4:$Verteilung.$C$6];[.A20:.C22];[.A35:.C37]))" office:value-type="float" office:value="28.8046264381811" calcext:value-type="float">
            <text:p>28,8046264381811</text:p>
          </table:table-cell>
          <table:table-cell table:style-name="ce131" table:formula="of:=IF([Zeit5.C21]=0;0;SUMPRODUCT([Zeit5.B3:.D5];[$Verteilung.$A$4:$Verteilung.$C$6];[.B20:.D22];[.B35:.D37]))" office:value-type="float" office:value="28.5203059629658" calcext:value-type="float">
            <text:p>28,5203059629658</text:p>
          </table:table-cell>
          <table:table-cell table:style-name="ce131" table:formula="of:=IF([Zeit5.D21]=0;0;SUMPRODUCT([Zeit5.C3:.E5];[$Verteilung.$A$4:$Verteilung.$C$6];[.C20:.E22];[.C35:.E37]))" office:value-type="float" office:value="24.9840040189387" calcext:value-type="float">
            <text:p>24,9840040189387</text:p>
          </table:table-cell>
          <table:table-cell table:style-name="ce131" table:formula="of:=IF([$Zeit0.E21]=0;0;SUMPRODUCT([Zeit5.D3:.F5];[$Verteilung.$A$4:$Verteilung.$C$6];[.D20:.F22];[.D35:.F37]))" office:value-type="float" office:value="47.8131131178181" calcext:value-type="float">
            <text:p>47,8131131178181</text:p>
          </table:table-cell>
          <table:table-cell table:style-name="ce131" table:formula="of:=IF([$Zeit0.F21]=0;0;SUMPRODUCT([Zeit5.E3:.G5];[$Verteilung.$A$4:$Verteilung.$C$6];[.E20:.G22];[.E35:.G37]))" office:value-type="float" office:value="135.562227615465" calcext:value-type="float">
            <text:p>135,562227615465</text:p>
          </table:table-cell>
          <table:table-cell table:style-name="ce131" table:formula="of:=IF([$Zeit0.G21]=0;0;SUMPRODUCT([Zeit5.F3:.H5];[$Verteilung.$A$4:$Verteilung.$C$6];[.F20:.H22];[.F35:.H37]))" office:value-type="float" office:value="175.089610211613" calcext:value-type="float">
            <text:p>175,089610211613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31" table:formula="of:=IF([Zeit5.B22]=0;0;SUMPRODUCT([Zeit5.A4:.C6];[$Verteilung.$A$4:$Verteilung.$C$6];[.A21:.C23];[.A36:.C38]))" office:value-type="float" office:value="114.013722248448" calcext:value-type="float">
            <text:p>114,013722248448</text:p>
          </table:table-cell>
          <table:table-cell table:style-name="ce131" table:formula="of:=IF([Zeit5.C22]=0;0;SUMPRODUCT([Zeit5.B4:.D6];[$Verteilung.$A$4:$Verteilung.$C$6];[.B21:.D23];[.B36:.D38]))" office:value-type="float" office:value="84.9802656436246" calcext:value-type="float">
            <text:p>84,9802656436246</text:p>
          </table:table-cell>
          <table:table-cell table:style-name="ce131" table:formula="of:=IF([Zeit5.D22]=0;0;SUMPRODUCT([Zeit5.C4:.E6];[$Verteilung.$A$4:$Verteilung.$C$6];[.C21:.E23];[.C36:.E38]))" office:value-type="float" office:value="30.0546171415769" calcext:value-type="float">
            <text:p>30,0546171415769</text:p>
          </table:table-cell>
          <table:table-cell table:style-name="ce131" table:formula="of:=IF([Zeit5.E22]=0;0;SUMPRODUCT([Zeit5.D4:.F6];[$Verteilung.$A$4:$Verteilung.$C$6];[.D21:.F23];[.D36:.F38]))" office:value-type="float" office:value="21.8133099766518" calcext:value-type="float">
            <text:p>21,8133099766518</text:p>
          </table:table-cell>
          <table:table-cell table:style-name="ce131" table:formula="of:=IF([Zeit5.F22]=0;0;SUMPRODUCT([Zeit5.E4:.G6];[$Verteilung.$A$4:$Verteilung.$C$6];[.E21:.G23];[.E36:.G38]))" office:value-type="float" office:value="0" calcext:value-type="float">
            <text:p>0</text:p>
          </table:table-cell>
          <table:table-cell table:style-name="ce131" table:formula="of:=IF([Zeit5.G22]=0;0;SUMPRODUCT([Zeit5.F4:.H6];[$Verteilung.$A$4:$Verteilung.$C$6];[.F21:.H23];[.F36:.H38]))" office:value-type="float" office:value="42.5152887512236" calcext:value-type="float">
            <text:p>42,5152887512236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31" table:formula="of:=IF([Zeit5.B23]=0;0;SUMPRODUCT([Zeit5.A5:.C7];[$Verteilung.$A$4:$Verteilung.$C$6];[.A22:.C24];[.A37:.C39]))" office:value-type="float" office:value="251.707462583401" calcext:value-type="float">
            <text:p>251,707462583401</text:p>
          </table:table-cell>
          <table:table-cell table:style-name="ce131" table:formula="of:=IF([Zeit5.C23]=0;0;SUMPRODUCT([Zeit5.B5:.D7];[$Verteilung.$A$4:$Verteilung.$C$6];[.B22:.D24];[.B37:.D39]))" office:value-type="float" office:value="119.288799878068" calcext:value-type="float">
            <text:p>119,288799878068</text:p>
          </table:table-cell>
          <table:table-cell table:style-name="ce131" table:formula="of:=IF([Zeit5.D23]=0;0;SUMPRODUCT([Zeit5.C5:.E7];[$Verteilung.$A$4:$Verteilung.$C$6];[.C22:.E24];[.C37:.E39]))" office:value-type="float" office:value="35.8455926986418" calcext:value-type="float">
            <text:p>35,8455926986418</text:p>
          </table:table-cell>
          <table:table-cell table:style-name="ce131" table:formula="of:=IF([Zeit5.E23]=0;0;SUMPRODUCT([Zeit5.D5:.F7];[$Verteilung.$A$4:$Verteilung.$C$6];[.D22:.F24];[.D37:.F39]))" office:value-type="float" office:value="7.79708846726442" calcext:value-type="float">
            <text:p>7,79708846726442</text:p>
          </table:table-cell>
          <table:table-cell table:style-name="ce131" table:formula="of:=IF([Zeit5.F23]=0;0;SUMPRODUCT([Zeit5.E5:.G7];[$Verteilung.$A$4:$Verteilung.$C$6];[.E22:.G24];[.E37:.G39]))" office:value-type="float" office:value="0" calcext:value-type="float">
            <text:p>0</text:p>
          </table:table-cell>
          <table:table-cell table:style-name="ce131" table:formula="of:=IF([Zeit5.G23]=0;0;SUMPRODUCT([Zeit5.F5:.H7];[$Verteilung.$A$4:$Verteilung.$C$6];[.F22:.H24];[.F37:.H39]))" office:value-type="float" office:value="4.1511375758532" calcext:value-type="float">
            <text:p>4,1511375758532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31" table:formula="of:=IF([Zeit5.B24]=0;0;SUMPRODUCT([Zeit5.A6:.C8];[$Verteilung.$A$4:$Verteilung.$C$6];[.A23:.C25];[.A38:.C40]))" office:value-type="float" office:value="142.439404919416" calcext:value-type="float">
            <text:p>142,439404919416</text:p>
          </table:table-cell>
          <table:table-cell table:style-name="ce131" table:formula="of:=IF([Zeit5.C24]=0;0;SUMPRODUCT([Zeit5.B6:.D8];[$Verteilung.$A$4:$Verteilung.$C$6];[.B23:.D25];[.B38:.D40]))" office:value-type="float" office:value="104.941865605149" calcext:value-type="float">
            <text:p>104,941865605149</text:p>
          </table:table-cell>
          <table:table-cell table:style-name="ce131" table:formula="of:=IF([Zeit5.D24]=0;0;SUMPRODUCT([Zeit5.C6:.E8];[$Verteilung.$A$4:$Verteilung.$C$6];[.C23:.E25];[.C38:.E40]))" office:value-type="float" office:value="29.4328963174126" calcext:value-type="float">
            <text:p>29,4328963174126</text:p>
          </table:table-cell>
          <table:table-cell table:style-name="ce131" table:formula="of:=IF([Zeit5.E24]=0;0;SUMPRODUCT([Zeit5.D6:.F8];[$Verteilung.$A$4:$Verteilung.$C$6];[.D23:.F25];[.D38:.F40]))" office:value-type="float" office:value="5.0215280362498" calcext:value-type="float">
            <text:p>5,0215280362498</text:p>
          </table:table-cell>
          <table:table-cell table:style-name="ce131" table:formula="of:=IF([Zeit5.F24]=0;0;SUMPRODUCT([Zeit5.E6:.G8];[$Verteilung.$A$4:$Verteilung.$C$6];[.E23:.G25];[.E38:.G40]))" office:value-type="float" office:value="0.710860505717618" calcext:value-type="float">
            <text:p>0,710860505717618</text:p>
          </table:table-cell>
          <table:table-cell table:style-name="ce131" table:formula="of:=IF([Zeit5.G24]=0;0;SUMPRODUCT([Zeit5.F6:.H8];[$Verteilung.$A$4:$Verteilung.$C$6];[.F23:.H25];[.F38:.H40]))" office:value-type="float" office:value="0.256257843952384" calcext:value-type="float">
            <text:p>0,256257843952384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5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29" table:formula="of:=[Zeit5.A10]" office:value-type="float" office:value="1" calcext:value-type="float">
            <text:p>1</text:p>
          </table:table-cell>
          <table:table-cell table:style-name="ce129" table:formula="of:=[Zeit5.B10]" office:value-type="float" office:value="1" calcext:value-type="float">
            <text:p>1</text:p>
          </table:table-cell>
          <table:table-cell table:style-name="ce129" table:formula="of:=[Zeit5.C10]" office:value-type="float" office:value="1" calcext:value-type="float">
            <text:p>1</text:p>
          </table:table-cell>
          <table:table-cell table:style-name="ce129" table:formula="of:=[Zeit5.D10]" office:value-type="float" office:value="1" calcext:value-type="float">
            <text:p>1</text:p>
          </table:table-cell>
          <table:table-cell table:style-name="ce129" table:formula="of:=[Zeit5.E10]" office:value-type="float" office:value="1" calcext:value-type="float">
            <text:p>1</text:p>
          </table:table-cell>
          <table:table-cell table:style-name="ce129" table:formula="of:=[Zeit5.F10]" office:value-type="float" office:value="1" calcext:value-type="float">
            <text:p>1</text:p>
          </table:table-cell>
          <table:table-cell table:style-name="ce129" table:formula="of:=[Zeit5.G10]" office:value-type="float" office:value="1" calcext:value-type="float">
            <text:p>1</text:p>
          </table:table-cell>
          <table:table-cell table:style-name="ce129" table:formula="of:=[Zeit5.H10]" office:value-type="float" office:value="1" calcext:value-type="float">
            <text:p>1</text:p>
          </table:table-cell>
          <table:table-cell table:number-columns-repeated="7"/>
          <table:table-cell table:style-name="ce133" table:formula="of:=[.A10]-[Zeit5.A10]" office:value-type="float" office:value="0" calcext:value-type="float">
            <text:p>0</text:p>
          </table:table-cell>
          <table:table-cell table:style-name="ce133" table:formula="of:=[.B10]-[Zeit5.B10]" office:value-type="float" office:value="0" calcext:value-type="float">
            <text:p>0</text:p>
          </table:table-cell>
          <table:table-cell table:style-name="ce133" table:formula="of:=[.C10]-[Zeit5.C10]" office:value-type="float" office:value="0" calcext:value-type="float">
            <text:p>0</text:p>
          </table:table-cell>
          <table:table-cell table:style-name="ce133" table:formula="of:=[.D10]-[Zeit5.D10]" office:value-type="float" office:value="0" calcext:value-type="float">
            <text:p>0</text:p>
          </table:table-cell>
          <table:table-cell table:style-name="ce133" table:formula="of:=[.E10]-[Zeit5.E10]" office:value-type="float" office:value="0" calcext:value-type="float">
            <text:p>0</text:p>
          </table:table-cell>
          <table:table-cell table:style-name="ce133" table:formula="of:=[.F10]-[Zeit5.F10]" office:value-type="float" office:value="0" calcext:value-type="float">
            <text:p>0</text:p>
          </table:table-cell>
          <table:table-cell table:style-name="ce133" table:formula="of:=[.G10]-[Zeit5.G10]" office:value-type="float" office:value="0" calcext:value-type="float">
            <text:p>0</text:p>
          </table:table-cell>
          <table:table-cell table:style-name="ce133" table:formula="of:=[.H10]-[Zeit5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9" table:formula="of:=[Zeit5.A11]" office:value-type="float" office:value="1" calcext:value-type="float">
            <text:p>1</text:p>
          </table:table-cell>
          <table:table-cell table:style-name="ce132" table:formula="of:=[Zeit5.B11]" office:value-type="float" office:value="0" calcext:value-type="float">
            <text:p>0</text:p>
          </table:table-cell>
          <table:table-cell table:style-name="ce132" table:formula="of:=[Zeit5.C11]" office:value-type="float" office:value="0" calcext:value-type="float">
            <text:p>0</text:p>
          </table:table-cell>
          <table:table-cell table:style-name="ce132" table:formula="of:=[Zeit5.D11]" office:value-type="float" office:value="0" calcext:value-type="float">
            <text:p>0</text:p>
          </table:table-cell>
          <table:table-cell table:style-name="ce132" table:formula="of:=[Zeit5.E11]" office:value-type="float" office:value="0" calcext:value-type="float">
            <text:p>0</text:p>
          </table:table-cell>
          <table:table-cell table:style-name="ce132" table:formula="of:=[Zeit5.F11]" office:value-type="float" office:value="0" calcext:value-type="float">
            <text:p>0</text:p>
          </table:table-cell>
          <table:table-cell table:style-name="ce132" table:formula="of:=[Zeit5.G11]" office:value-type="float" office:value="0" calcext:value-type="float">
            <text:p>0</text:p>
          </table:table-cell>
          <table:table-cell table:style-name="ce129" table:formula="of:=[Zeit5.H11]" office:value-type="float" office:value="1" calcext:value-type="float">
            <text:p>1</text:p>
          </table:table-cell>
          <table:table-cell table:number-columns-repeated="7"/>
          <table:table-cell table:style-name="ce133" table:formula="of:=[.A11]-[Zeit5.A11]" office:value-type="float" office:value="0" calcext:value-type="float">
            <text:p>0</text:p>
          </table:table-cell>
          <table:table-cell table:style-name="ce133" table:formula="of:=[.B11]-[Zeit5.B11]" office:value-type="float" office:value="0" calcext:value-type="float">
            <text:p>0</text:p>
          </table:table-cell>
          <table:table-cell table:style-name="ce133" table:formula="of:=[.C11]-[Zeit5.C11]" office:value-type="float" office:value="0" calcext:value-type="float">
            <text:p>0</text:p>
          </table:table-cell>
          <table:table-cell table:style-name="ce133" table:formula="of:=[.D11]-[Zeit5.D11]" office:value-type="float" office:value="0" calcext:value-type="float">
            <text:p>0</text:p>
          </table:table-cell>
          <table:table-cell table:style-name="ce133" table:formula="of:=[.E11]-[Zeit5.E11]" office:value-type="float" office:value="0" calcext:value-type="float">
            <text:p>0</text:p>
          </table:table-cell>
          <table:table-cell table:style-name="ce133" table:formula="of:=[.F11]-[Zeit5.F11]" office:value-type="float" office:value="0" calcext:value-type="float">
            <text:p>0</text:p>
          </table:table-cell>
          <table:table-cell table:style-name="ce133" table:formula="of:=[.G11]-[Zeit5.G11]" office:value-type="float" office:value="0" calcext:value-type="float">
            <text:p>0</text:p>
          </table:table-cell>
          <table:table-cell table:style-name="ce133" table:formula="of:=[.H11]-[Zeit5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9" table:formula="of:=[Zeit5.A12]" office:value-type="float" office:value="1" calcext:value-type="float">
            <text:p>1</text:p>
          </table:table-cell>
          <table:table-cell table:style-name="ce132" table:formula="of:=[Zeit5.B12]" office:value-type="float" office:value="0" calcext:value-type="float">
            <text:p>0</text:p>
          </table:table-cell>
          <table:table-cell table:style-name="ce132" table:formula="of:=[Zeit5.C12]" office:value-type="float" office:value="0" calcext:value-type="float">
            <text:p>0</text:p>
          </table:table-cell>
          <table:table-cell table:style-name="ce132" table:formula="of:=[Zeit5.D12]" office:value-type="float" office:value="0" calcext:value-type="float">
            <text:p>0</text:p>
          </table:table-cell>
          <table:table-cell table:style-name="ce132" table:formula="of:=[Zeit5.E12]" office:value-type="float" office:value="0" calcext:value-type="float">
            <text:p>0</text:p>
          </table:table-cell>
          <table:table-cell table:style-name="ce132" table:formula="of:=[Zeit5.F12]" office:value-type="float" office:value="0" calcext:value-type="float">
            <text:p>0</text:p>
          </table:table-cell>
          <table:table-cell table:style-name="ce132" table:formula="of:=[Zeit5.G12]" office:value-type="float" office:value="0" calcext:value-type="float">
            <text:p>0</text:p>
          </table:table-cell>
          <table:table-cell table:style-name="ce129" table:formula="of:=[Zeit5.H12]" office:value-type="float" office:value="1" calcext:value-type="float">
            <text:p>1</text:p>
          </table:table-cell>
          <table:table-cell table:number-columns-repeated="7"/>
          <table:table-cell table:style-name="ce133" table:formula="of:=[.A12]-[Zeit5.A12]" office:value-type="float" office:value="0" calcext:value-type="float">
            <text:p>0</text:p>
          </table:table-cell>
          <table:table-cell table:style-name="ce133" table:formula="of:=[.B12]-[Zeit5.B12]" office:value-type="float" office:value="0" calcext:value-type="float">
            <text:p>0</text:p>
          </table:table-cell>
          <table:table-cell table:style-name="ce133" table:formula="of:=[.C12]-[Zeit5.C12]" office:value-type="float" office:value="0" calcext:value-type="float">
            <text:p>0</text:p>
          </table:table-cell>
          <table:table-cell table:style-name="ce133" table:formula="of:=[.D12]-[Zeit5.D12]" office:value-type="float" office:value="0" calcext:value-type="float">
            <text:p>0</text:p>
          </table:table-cell>
          <table:table-cell table:style-name="ce133" table:formula="of:=[.E12]-[Zeit5.E12]" office:value-type="float" office:value="0" calcext:value-type="float">
            <text:p>0</text:p>
          </table:table-cell>
          <table:table-cell table:style-name="ce133" table:formula="of:=[.F12]-[Zeit5.F12]" office:value-type="float" office:value="0" calcext:value-type="float">
            <text:p>0</text:p>
          </table:table-cell>
          <table:table-cell table:style-name="ce133" table:formula="of:=[.G12]-[Zeit5.G12]" office:value-type="float" office:value="0" calcext:value-type="float">
            <text:p>0</text:p>
          </table:table-cell>
          <table:table-cell table:style-name="ce133" table:formula="of:=[.H12]-[Zeit5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9" table:formula="of:=[Zeit5.A13]" office:value-type="float" office:value="1" calcext:value-type="float">
            <text:p>1</text:p>
          </table:table-cell>
          <table:table-cell table:style-name="ce132" table:formula="of:=[Zeit5.B13]" office:value-type="float" office:value="0" calcext:value-type="float">
            <text:p>0</text:p>
          </table:table-cell>
          <table:table-cell table:style-name="ce132" table:formula="of:=[Zeit5.C13]" office:value-type="float" office:value="0" calcext:value-type="float">
            <text:p>0</text:p>
          </table:table-cell>
          <table:table-cell table:style-name="ce132" table:formula="of:=[Zeit5.D13]" office:value-type="float" office:value="0" calcext:value-type="float">
            <text:p>0</text:p>
          </table:table-cell>
          <table:table-cell table:style-name="ce132" table:formula="of:=[Zeit5.E13]" office:value-type="float" office:value="0" calcext:value-type="float">
            <text:p>0</text:p>
          </table:table-cell>
          <table:table-cell table:style-name="ce132" table:formula="of:=[Zeit5.F13]" office:value-type="float" office:value="1" calcext:value-type="float">
            <text:p>1</text:p>
          </table:table-cell>
          <table:table-cell table:style-name="ce132" table:formula="of:=[Zeit5.G13]" office:value-type="float" office:value="0" calcext:value-type="float">
            <text:p>0</text:p>
          </table:table-cell>
          <table:table-cell table:style-name="ce129" table:formula="of:=[Zeit5.H13]" office:value-type="float" office:value="1" calcext:value-type="float">
            <text:p>1</text:p>
          </table:table-cell>
          <table:table-cell table:number-columns-repeated="7"/>
          <table:table-cell table:style-name="ce133" table:formula="of:=[.A13]-[Zeit5.A13]" office:value-type="float" office:value="0" calcext:value-type="float">
            <text:p>0</text:p>
          </table:table-cell>
          <table:table-cell table:style-name="ce133" table:formula="of:=[.B13]-[Zeit5.B13]" office:value-type="float" office:value="0" calcext:value-type="float">
            <text:p>0</text:p>
          </table:table-cell>
          <table:table-cell table:style-name="ce133" table:formula="of:=[.C13]-[Zeit5.C13]" office:value-type="float" office:value="0" calcext:value-type="float">
            <text:p>0</text:p>
          </table:table-cell>
          <table:table-cell table:style-name="ce133" table:formula="of:=[.D13]-[Zeit5.D13]" office:value-type="float" office:value="0" calcext:value-type="float">
            <text:p>0</text:p>
          </table:table-cell>
          <table:table-cell table:style-name="ce133" table:formula="of:=[.E13]-[Zeit5.E13]" office:value-type="float" office:value="0" calcext:value-type="float">
            <text:p>0</text:p>
          </table:table-cell>
          <table:table-cell table:style-name="ce133" table:formula="of:=[.F13]-[Zeit5.F13]" office:value-type="float" office:value="0" calcext:value-type="float">
            <text:p>0</text:p>
          </table:table-cell>
          <table:table-cell table:style-name="ce133" table:formula="of:=[.G13]-[Zeit5.G13]" office:value-type="float" office:value="0" calcext:value-type="float">
            <text:p>0</text:p>
          </table:table-cell>
          <table:table-cell table:style-name="ce133" table:formula="of:=[.H13]-[Zeit5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9" table:formula="of:=[Zeit5.A14]" office:value-type="float" office:value="1" calcext:value-type="float">
            <text:p>1</text:p>
          </table:table-cell>
          <table:table-cell table:style-name="ce132" table:formula="of:=[Zeit5.B14]" office:value-type="float" office:value="0" calcext:value-type="float">
            <text:p>0</text:p>
          </table:table-cell>
          <table:table-cell table:style-name="ce132" table:formula="of:=[Zeit5.C14]" office:value-type="float" office:value="0" calcext:value-type="float">
            <text:p>0</text:p>
          </table:table-cell>
          <table:table-cell table:style-name="ce132" table:formula="of:=[Zeit5.D14]" office:value-type="float" office:value="0" calcext:value-type="float">
            <text:p>0</text:p>
          </table:table-cell>
          <table:table-cell table:style-name="ce132" table:formula="of:=[Zeit5.E14]" office:value-type="float" office:value="0" calcext:value-type="float">
            <text:p>0</text:p>
          </table:table-cell>
          <table:table-cell table:style-name="ce132" table:formula="of:=[Zeit5.F14]" office:value-type="float" office:value="1" calcext:value-type="float">
            <text:p>1</text:p>
          </table:table-cell>
          <table:table-cell table:style-name="ce132" table:formula="of:=[Zeit5.G14]" office:value-type="float" office:value="0" calcext:value-type="float">
            <text:p>0</text:p>
          </table:table-cell>
          <table:table-cell table:style-name="ce129" table:formula="of:=[Zeit5.H14]" office:value-type="float" office:value="1" calcext:value-type="float">
            <text:p>1</text:p>
          </table:table-cell>
          <table:table-cell table:number-columns-repeated="7"/>
          <table:table-cell table:style-name="ce133" table:formula="of:=[.A14]-[Zeit5.A14]" office:value-type="float" office:value="0" calcext:value-type="float">
            <text:p>0</text:p>
          </table:table-cell>
          <table:table-cell table:style-name="ce133" table:formula="of:=[.B14]-[Zeit5.B14]" office:value-type="float" office:value="0" calcext:value-type="float">
            <text:p>0</text:p>
          </table:table-cell>
          <table:table-cell table:style-name="ce133" table:formula="of:=[.C14]-[Zeit5.C14]" office:value-type="float" office:value="0" calcext:value-type="float">
            <text:p>0</text:p>
          </table:table-cell>
          <table:table-cell table:style-name="ce133" table:formula="of:=[.D14]-[Zeit5.D14]" office:value-type="float" office:value="0" calcext:value-type="float">
            <text:p>0</text:p>
          </table:table-cell>
          <table:table-cell table:style-name="ce133" table:formula="of:=[.E14]-[Zeit5.E14]" office:value-type="float" office:value="0" calcext:value-type="float">
            <text:p>0</text:p>
          </table:table-cell>
          <table:table-cell table:style-name="ce133" table:formula="of:=[.F14]-[Zeit5.F14]" office:value-type="float" office:value="0" calcext:value-type="float">
            <text:p>0</text:p>
          </table:table-cell>
          <table:table-cell table:style-name="ce133" table:formula="of:=[.G14]-[Zeit5.G14]" office:value-type="float" office:value="0" calcext:value-type="float">
            <text:p>0</text:p>
          </table:table-cell>
          <table:table-cell table:style-name="ce133" table:formula="of:=[.H14]-[Zeit5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9" table:formula="of:=[Zeit5.A15]" office:value-type="float" office:value="1" calcext:value-type="float">
            <text:p>1</text:p>
          </table:table-cell>
          <table:table-cell table:style-name="ce132" table:formula="of:=[Zeit5.B15]" office:value-type="float" office:value="0" calcext:value-type="float">
            <text:p>0</text:p>
          </table:table-cell>
          <table:table-cell table:style-name="ce132" table:formula="of:=[Zeit5.C15]" office:value-type="float" office:value="0" calcext:value-type="float">
            <text:p>0</text:p>
          </table:table-cell>
          <table:table-cell table:style-name="ce132" table:formula="of:=[Zeit5.D15]" office:value-type="float" office:value="0" calcext:value-type="float">
            <text:p>0</text:p>
          </table:table-cell>
          <table:table-cell table:style-name="ce132" table:formula="of:=[Zeit5.E15]" office:value-type="float" office:value="0" calcext:value-type="float">
            <text:p>0</text:p>
          </table:table-cell>
          <table:table-cell table:style-name="ce132" table:formula="of:=[Zeit5.F15]" office:value-type="float" office:value="0" calcext:value-type="float">
            <text:p>0</text:p>
          </table:table-cell>
          <table:table-cell table:style-name="ce132" table:formula="of:=[Zeit5.G15]" office:value-type="float" office:value="0" calcext:value-type="float">
            <text:p>0</text:p>
          </table:table-cell>
          <table:table-cell table:style-name="ce129" table:formula="of:=[Zeit5.H15]" office:value-type="float" office:value="1" calcext:value-type="float">
            <text:p>1</text:p>
          </table:table-cell>
          <table:table-cell table:number-columns-repeated="7"/>
          <table:table-cell table:style-name="ce133" table:formula="of:=[.A15]-[Zeit5.A15]" office:value-type="float" office:value="0" calcext:value-type="float">
            <text:p>0</text:p>
          </table:table-cell>
          <table:table-cell table:style-name="ce133" table:formula="of:=[.B15]-[Zeit5.B15]" office:value-type="float" office:value="0" calcext:value-type="float">
            <text:p>0</text:p>
          </table:table-cell>
          <table:table-cell table:style-name="ce133" table:formula="of:=[.C15]-[Zeit5.C15]" office:value-type="float" office:value="0" calcext:value-type="float">
            <text:p>0</text:p>
          </table:table-cell>
          <table:table-cell table:style-name="ce133" table:formula="of:=[.D15]-[Zeit5.D15]" office:value-type="float" office:value="0" calcext:value-type="float">
            <text:p>0</text:p>
          </table:table-cell>
          <table:table-cell table:style-name="ce133" table:formula="of:=[.E15]-[Zeit5.E15]" office:value-type="float" office:value="0" calcext:value-type="float">
            <text:p>0</text:p>
          </table:table-cell>
          <table:table-cell table:style-name="ce133" table:formula="of:=[.F15]-[Zeit5.F15]" office:value-type="float" office:value="0" calcext:value-type="float">
            <text:p>0</text:p>
          </table:table-cell>
          <table:table-cell table:style-name="ce133" table:formula="of:=[.G15]-[Zeit5.G15]" office:value-type="float" office:value="0" calcext:value-type="float">
            <text:p>0</text:p>
          </table:table-cell>
          <table:table-cell table:style-name="ce133" table:formula="of:=[.H15]-[Zeit5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9" table:formula="of:=[Zeit5.A16]" office:value-type="float" office:value="1" calcext:value-type="float">
            <text:p>1</text:p>
          </table:table-cell>
          <table:table-cell table:style-name="ce129" table:formula="of:=[Zeit5.B16]" office:value-type="float" office:value="1" calcext:value-type="float">
            <text:p>1</text:p>
          </table:table-cell>
          <table:table-cell table:style-name="ce129" table:formula="of:=[Zeit5.C16]" office:value-type="float" office:value="1" calcext:value-type="float">
            <text:p>1</text:p>
          </table:table-cell>
          <table:table-cell table:style-name="ce129" table:formula="of:=[Zeit5.D16]" office:value-type="float" office:value="1" calcext:value-type="float">
            <text:p>1</text:p>
          </table:table-cell>
          <table:table-cell table:style-name="ce129" table:formula="of:=[Zeit5.E16]" office:value-type="float" office:value="1" calcext:value-type="float">
            <text:p>1</text:p>
          </table:table-cell>
          <table:table-cell table:style-name="ce129" table:formula="of:=[Zeit5.F16]" office:value-type="float" office:value="1" calcext:value-type="float">
            <text:p>1</text:p>
          </table:table-cell>
          <table:table-cell table:style-name="ce129" table:formula="of:=[Zeit5.G16]" office:value-type="float" office:value="1" calcext:value-type="float">
            <text:p>1</text:p>
          </table:table-cell>
          <table:table-cell table:style-name="ce129" table:formula="of:=[Zeit5.H16]" office:value-type="float" office:value="1" calcext:value-type="float">
            <text:p>1</text:p>
          </table:table-cell>
          <table:table-cell table:number-columns-repeated="7"/>
          <table:table-cell table:style-name="ce133" table:formula="of:=[.A16]-[Zeit5.A16]" office:value-type="float" office:value="0" calcext:value-type="float">
            <text:p>0</text:p>
          </table:table-cell>
          <table:table-cell table:style-name="ce133" table:formula="of:=[.B16]-[Zeit5.B16]" office:value-type="float" office:value="0" calcext:value-type="float">
            <text:p>0</text:p>
          </table:table-cell>
          <table:table-cell table:style-name="ce133" table:formula="of:=[.C16]-[Zeit5.C16]" office:value-type="float" office:value="0" calcext:value-type="float">
            <text:p>0</text:p>
          </table:table-cell>
          <table:table-cell table:style-name="ce133" table:formula="of:=[.D16]-[Zeit5.D16]" office:value-type="float" office:value="0" calcext:value-type="float">
            <text:p>0</text:p>
          </table:table-cell>
          <table:table-cell table:style-name="ce133" table:formula="of:=[.E16]-[Zeit5.E16]" office:value-type="float" office:value="0" calcext:value-type="float">
            <text:p>0</text:p>
          </table:table-cell>
          <table:table-cell table:style-name="ce133" table:formula="of:=[.F16]-[Zeit5.F16]" office:value-type="float" office:value="0" calcext:value-type="float">
            <text:p>0</text:p>
          </table:table-cell>
          <table:table-cell table:style-name="ce133" table:formula="of:=[.G16]-[Zeit5.G16]" office:value-type="float" office:value="0" calcext:value-type="float">
            <text:p>0</text:p>
          </table:table-cell>
          <table:table-cell table:style-name="ce133" table:formula="of:=[.H16]-[Zeit5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30" table:formula="of:=1-[.A10]" office:value-type="float" office:value="0" calcext:value-type="float">
            <text:p>0</text:p>
          </table:table-cell>
          <table:table-cell table:style-name="ce130" table:formula="of:=1-[.B10]" office:value-type="float" office:value="0" calcext:value-type="float">
            <text:p>0</text:p>
          </table:table-cell>
          <table:table-cell table:style-name="ce130" table:formula="of:=1-[.C10]" office:value-type="float" office:value="0" calcext:value-type="float">
            <text:p>0</text:p>
          </table:table-cell>
          <table:table-cell table:style-name="ce130" table:formula="of:=1-[.D10]" office:value-type="float" office:value="0" calcext:value-type="float">
            <text:p>0</text:p>
          </table:table-cell>
          <table:table-cell table:style-name="ce130" table:formula="of:=1-[.E10]" office:value-type="float" office:value="0" calcext:value-type="float">
            <text:p>0</text:p>
          </table:table-cell>
          <table:table-cell table:style-name="ce130" table:formula="of:=1-[.F10]" office:value-type="float" office:value="0" calcext:value-type="float">
            <text:p>0</text:p>
          </table:table-cell>
          <table:table-cell table:style-name="ce130" table:formula="of:=1-[.G10]" office:value-type="float" office:value="0" calcext:value-type="float">
            <text:p>0</text:p>
          </table:table-cell>
          <table:table-cell table:style-name="ce130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0" table:formula="of:=1-[.A11]" office:value-type="float" office:value="0" calcext:value-type="float">
            <text:p>0</text:p>
          </table:table-cell>
          <table:table-cell table:style-name="ce130" table:formula="of:=1-[.B11]" office:value-type="float" office:value="1" calcext:value-type="float">
            <text:p>1</text:p>
          </table:table-cell>
          <table:table-cell table:style-name="ce130" table:formula="of:=1-[.C11]" office:value-type="float" office:value="1" calcext:value-type="float">
            <text:p>1</text:p>
          </table:table-cell>
          <table:table-cell table:style-name="ce130" table:formula="of:=1-[.D11]" office:value-type="float" office:value="1" calcext:value-type="float">
            <text:p>1</text:p>
          </table:table-cell>
          <table:table-cell table:style-name="ce130" table:formula="of:=1-[.E11]" office:value-type="float" office:value="1" calcext:value-type="float">
            <text:p>1</text:p>
          </table:table-cell>
          <table:table-cell table:style-name="ce130" table:formula="of:=1-[.F11]" office:value-type="float" office:value="1" calcext:value-type="float">
            <text:p>1</text:p>
          </table:table-cell>
          <table:table-cell table:style-name="ce130" table:formula="of:=1-[.G11]" office:value-type="float" office:value="1" calcext:value-type="float">
            <text:p>1</text:p>
          </table:table-cell>
          <table:table-cell table:style-name="ce130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0" table:formula="of:=1-[.A12]" office:value-type="float" office:value="0" calcext:value-type="float">
            <text:p>0</text:p>
          </table:table-cell>
          <table:table-cell table:style-name="ce130" table:formula="of:=1-[.B12]" office:value-type="float" office:value="1" calcext:value-type="float">
            <text:p>1</text:p>
          </table:table-cell>
          <table:table-cell table:style-name="ce130" table:formula="of:=1-[.C12]" office:value-type="float" office:value="1" calcext:value-type="float">
            <text:p>1</text:p>
          </table:table-cell>
          <table:table-cell table:style-name="ce130" table:formula="of:=1-[.D12]" office:value-type="float" office:value="1" calcext:value-type="float">
            <text:p>1</text:p>
          </table:table-cell>
          <table:table-cell table:style-name="ce130" table:formula="of:=1-[.E12]" office:value-type="float" office:value="1" calcext:value-type="float">
            <text:p>1</text:p>
          </table:table-cell>
          <table:table-cell table:style-name="ce130" table:formula="of:=1-[.F12]" office:value-type="float" office:value="1" calcext:value-type="float">
            <text:p>1</text:p>
          </table:table-cell>
          <table:table-cell table:style-name="ce130" table:formula="of:=1-[.G12]" office:value-type="float" office:value="1" calcext:value-type="float">
            <text:p>1</text:p>
          </table:table-cell>
          <table:table-cell table:style-name="ce130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0" table:formula="of:=1-[.A13]" office:value-type="float" office:value="0" calcext:value-type="float">
            <text:p>0</text:p>
          </table:table-cell>
          <table:table-cell table:style-name="ce130" table:formula="of:=1-[.B13]" office:value-type="float" office:value="1" calcext:value-type="float">
            <text:p>1</text:p>
          </table:table-cell>
          <table:table-cell table:style-name="ce130" table:formula="of:=1-[.C13]" office:value-type="float" office:value="1" calcext:value-type="float">
            <text:p>1</text:p>
          </table:table-cell>
          <table:table-cell table:style-name="ce130" table:formula="of:=1-[.D13]" office:value-type="float" office:value="1" calcext:value-type="float">
            <text:p>1</text:p>
          </table:table-cell>
          <table:table-cell table:style-name="ce130" table:formula="of:=1-[.E13]" office:value-type="float" office:value="1" calcext:value-type="float">
            <text:p>1</text:p>
          </table:table-cell>
          <table:table-cell table:style-name="ce130" table:formula="of:=1-[.F13]" office:value-type="float" office:value="0" calcext:value-type="float">
            <text:p>0</text:p>
          </table:table-cell>
          <table:table-cell table:style-name="ce130" table:formula="of:=1-[.G13]" office:value-type="float" office:value="1" calcext:value-type="float">
            <text:p>1</text:p>
          </table:table-cell>
          <table:table-cell table:style-name="ce130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0" table:formula="of:=1-[.A14]" office:value-type="float" office:value="0" calcext:value-type="float">
            <text:p>0</text:p>
          </table:table-cell>
          <table:table-cell table:style-name="ce130" table:formula="of:=1-[.B14]" office:value-type="float" office:value="1" calcext:value-type="float">
            <text:p>1</text:p>
          </table:table-cell>
          <table:table-cell table:style-name="ce130" table:formula="of:=1-[.C14]" office:value-type="float" office:value="1" calcext:value-type="float">
            <text:p>1</text:p>
          </table:table-cell>
          <table:table-cell table:style-name="ce130" table:formula="of:=1-[.D14]" office:value-type="float" office:value="1" calcext:value-type="float">
            <text:p>1</text:p>
          </table:table-cell>
          <table:table-cell table:style-name="ce130" table:formula="of:=1-[.E14]" office:value-type="float" office:value="1" calcext:value-type="float">
            <text:p>1</text:p>
          </table:table-cell>
          <table:table-cell table:style-name="ce130" table:formula="of:=1-[.F14]" office:value-type="float" office:value="0" calcext:value-type="float">
            <text:p>0</text:p>
          </table:table-cell>
          <table:table-cell table:style-name="ce130" table:formula="of:=1-[.G14]" office:value-type="float" office:value="1" calcext:value-type="float">
            <text:p>1</text:p>
          </table:table-cell>
          <table:table-cell table:style-name="ce130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0" table:formula="of:=1-[.A15]" office:value-type="float" office:value="0" calcext:value-type="float">
            <text:p>0</text:p>
          </table:table-cell>
          <table:table-cell table:style-name="ce130" table:formula="of:=1-[.B15]" office:value-type="float" office:value="1" calcext:value-type="float">
            <text:p>1</text:p>
          </table:table-cell>
          <table:table-cell table:style-name="ce130" table:formula="of:=1-[.C15]" office:value-type="float" office:value="1" calcext:value-type="float">
            <text:p>1</text:p>
          </table:table-cell>
          <table:table-cell table:style-name="ce130" table:formula="of:=1-[.D15]" office:value-type="float" office:value="1" calcext:value-type="float">
            <text:p>1</text:p>
          </table:table-cell>
          <table:table-cell table:style-name="ce130" table:formula="of:=1-[.E15]" office:value-type="float" office:value="1" calcext:value-type="float">
            <text:p>1</text:p>
          </table:table-cell>
          <table:table-cell table:style-name="ce130" table:formula="of:=1-[.F15]" office:value-type="float" office:value="1" calcext:value-type="float">
            <text:p>1</text:p>
          </table:table-cell>
          <table:table-cell table:style-name="ce130" table:formula="of:=1-[.G15]" office:value-type="float" office:value="1" calcext:value-type="float">
            <text:p>1</text:p>
          </table:table-cell>
          <table:table-cell table:style-name="ce130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0" table:formula="of:=1-[.A16]" office:value-type="float" office:value="0" calcext:value-type="float">
            <text:p>0</text:p>
          </table:table-cell>
          <table:table-cell table:style-name="ce130" table:formula="of:=1-[.B16]" office:value-type="float" office:value="0" calcext:value-type="float">
            <text:p>0</text:p>
          </table:table-cell>
          <table:table-cell table:style-name="ce130" table:formula="of:=1-[.C16]" office:value-type="float" office:value="0" calcext:value-type="float">
            <text:p>0</text:p>
          </table:table-cell>
          <table:table-cell table:style-name="ce130" table:formula="of:=1-[.D16]" office:value-type="float" office:value="0" calcext:value-type="float">
            <text:p>0</text:p>
          </table:table-cell>
          <table:table-cell table:style-name="ce130" table:formula="of:=1-[.E16]" office:value-type="float" office:value="0" calcext:value-type="float">
            <text:p>0</text:p>
          </table:table-cell>
          <table:table-cell table:style-name="ce130" table:formula="of:=1-[.F16]" office:value-type="float" office:value="0" calcext:value-type="float">
            <text:p>0</text:p>
          </table:table-cell>
          <table:table-cell table:style-name="ce130" table:formula="of:=1-[.G16]" office:value-type="float" office:value="0" calcext:value-type="float">
            <text:p>0</text:p>
          </table:table-cell>
          <table:table-cell table:style-name="ce130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6.A10:Zeit6.H10 Zeit6.A16:Zeit6.H16 Zeit6.A11:Zeit6.A15 Zeit6.H11:Zeit6.H15">
            <calcext:condition calcext:apply-style-name="blue_dark_background" calcext:value="&gt;0.5" calcext:base-cell-address="Zeit6.A10"/>
            <calcext:condition calcext:apply-style-name="grey_background" calcext:value="&lt;=0.5" calcext:base-cell-address="Zeit6.A10"/>
          </calcext:conditional-format>
          <calcext:conditional-format calcext:target-range-address="Zeit6.A19:Zeit6.H25">
            <calcext:condition calcext:apply-style-name="blue_dark_background" calcext:value="&gt;0.5" calcext:base-cell-address="Zeit6.A19"/>
            <calcext:condition calcext:apply-style-name="grey_background" calcext:value="&lt;=0.5" calcext:base-cell-address="Zeit6.A19"/>
          </calcext:conditional-format>
          <calcext:conditional-format calcext:target-range-address="Zeit6.P10:Zeit6.W16">
            <calcext:condition calcext:apply-style-name="Good" calcext:value="&gt;0.5" calcext:base-cell-address="Zeit6.P10"/>
            <calcext:condition calcext:apply-style-name="Bad" calcext:value="&lt;=-0.5" calcext:base-cell-address="Zeit6.P10"/>
          </calcext:conditional-format>
          <calcext:conditional-format calcext:target-range-address="Zeit6.B3:Zeit6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B11:Zeit6.G15">
            <calcext:condition calcext:apply-style-name="blue_dark_background" calcext:value="&gt;0.5" calcext:base-cell-address="Zeit6.B11"/>
            <calcext:condition calcext:apply-style-name="grey_background" calcext:value="&lt;=0.5" calcext:base-cell-address="Zeit6.B11"/>
          </calcext:conditional-format>
        </calcext:conditional-formats>
      </table:table>
      <table:table table:name="Zeit7" table:style-name="ta1">
        <table:table-column table:style-name="co2" table:number-columns-repeated="1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8" table:number-columns-repeated="8"/>
          <table:table-cell table:number-columns-repeated="1016"/>
        </table:table-row>
        <table:table-row table:style-name="ro3">
          <table:table-cell table:style-name="ce58"/>
          <table:table-cell table:style-name="ce136" table:formula="of:=IF([Zeit6.B20]=0;0;SUMPRODUCT([Zeit6.A2:.C4];[$Verteilung.$A$4:$Verteilung.$C$6];[.A19:.C21];[.A34:.C36]))" office:value-type="float" office:value="7.24512216484493" calcext:value-type="float">
            <text:p>7,24512216484493</text:p>
          </table:table-cell>
          <table:table-cell table:style-name="ce136" table:formula="of:=IF([Zeit6.C20]=0;0;SUMPRODUCT([Zeit6.B2:.D4];[$Verteilung.$A$4:$Verteilung.$C$6];[.B19:.D21];[.B34:.D36]))" office:value-type="float" office:value="10.8838856895979" calcext:value-type="float">
            <text:p>10,8838856895979</text:p>
          </table:table-cell>
          <table:table-cell table:style-name="ce136" table:formula="of:=IF([Zeit6.D20]=0;0;SUMPRODUCT([Zeit6.C2:.E4];[$Verteilung.$A$4:$Verteilung.$C$6];[.C19:.E21];[.C34:.E36]))" office:value-type="float" office:value="22.4078452178688" calcext:value-type="float">
            <text:p>22,4078452178688</text:p>
          </table:table-cell>
          <table:table-cell table:style-name="ce136" table:formula="of:=IF([$Zeit0.E20]=0;0;SUMPRODUCT([Zeit6.D2:.F4];[$Verteilung.$A$4:$Verteilung.$C$6];[.D19:.F21];[.D34:.F36]))" office:value-type="float" office:value="66.293355868644" calcext:value-type="float">
            <text:p>66,293355868644</text:p>
          </table:table-cell>
          <table:table-cell table:style-name="ce136" table:formula="of:=IF([$Zeit0.F20]=0;0;SUMPRODUCT([Zeit6.E2:.G4];[$Verteilung.$A$4:$Verteilung.$C$6];[.E19:.G21];[.E34:.G36]))" office:value-type="float" office:value="174.418917013207" calcext:value-type="float">
            <text:p>174,418917013207</text:p>
          </table:table-cell>
          <table:table-cell table:style-name="ce136" table:formula="of:=IF([$Zeit0.G20]=0;0;SUMPRODUCT([Zeit6.F2:.H4];[$Verteilung.$A$4:$Verteilung.$C$6];[.F19:.H21];[.F34:.H36]))" office:value-type="float" office:value="353.933022910896" calcext:value-type="float">
            <text:p>353,933022910896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36" table:formula="of:=IF([Zeit6.B21]=0;0;SUMPRODUCT([Zeit6.A3:.C5];[$Verteilung.$A$4:$Verteilung.$C$6];[.A20:.C22];[.A35:.C37]))" office:value-type="float" office:value="33.1253422580325" calcext:value-type="float">
            <text:p>33,1253422580325</text:p>
          </table:table-cell>
          <table:table-cell table:style-name="ce136" table:formula="of:=IF([Zeit6.C21]=0;0;SUMPRODUCT([Zeit6.B3:.D5];[$Verteilung.$A$4:$Verteilung.$C$6];[.B20:.D22];[.B35:.D37]))" office:value-type="float" office:value="33.0165185722089" calcext:value-type="float">
            <text:p>33,0165185722089</text:p>
          </table:table-cell>
          <table:table-cell table:style-name="ce136" table:formula="of:=IF([Zeit6.D21]=0;0;SUMPRODUCT([Zeit6.C3:.E5];[$Verteilung.$A$4:$Verteilung.$C$6];[.C20:.E22];[.C35:.E37]))" office:value-type="float" office:value="29.643297478444" calcext:value-type="float">
            <text:p>29,643297478444</text:p>
          </table:table-cell>
          <table:table-cell table:style-name="ce136" table:formula="of:=IF([$Zeit0.E21]=0;0;SUMPRODUCT([Zeit6.D3:.F5];[$Verteilung.$A$4:$Verteilung.$C$6];[.D20:.F22];[.D35:.F37]))" office:value-type="float" office:value="54.5799214023815" calcext:value-type="float">
            <text:p>54,5799214023815</text:p>
          </table:table-cell>
          <table:table-cell table:style-name="ce136" table:formula="of:=IF([$Zeit0.F21]=0;0;SUMPRODUCT([Zeit6.E3:.G5];[$Verteilung.$A$4:$Verteilung.$C$6];[.E20:.G22];[.E35:.G37]))" office:value-type="float" office:value="139.575636919283" calcext:value-type="float">
            <text:p>139,575636919283</text:p>
          </table:table-cell>
          <table:table-cell table:style-name="ce136" table:formula="of:=IF([$Zeit0.G21]=0;0;SUMPRODUCT([Zeit6.F3:.H5];[$Verteilung.$A$4:$Verteilung.$C$6];[.F20:.H22];[.F35:.H37]))" office:value-type="float" office:value="178.361250746184" calcext:value-type="float">
            <text:p>178,361250746184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36" table:formula="of:=IF([Zeit6.B22]=0;0;SUMPRODUCT([Zeit6.A4:.C6];[$Verteilung.$A$4:$Verteilung.$C$6];[.A21:.C23];[.A36:.C38]))" office:value-type="float" office:value="110.821026524772" calcext:value-type="float">
            <text:p>110,821026524772</text:p>
          </table:table-cell>
          <table:table-cell table:style-name="ce136" table:formula="of:=IF([Zeit6.C22]=0;0;SUMPRODUCT([Zeit6.B4:.D6];[$Verteilung.$A$4:$Verteilung.$C$6];[.B21:.D23];[.B36:.D38]))" office:value-type="float" office:value="84.7724223930463" calcext:value-type="float">
            <text:p>84,7724223930463</text:p>
          </table:table-cell>
          <table:table-cell table:style-name="ce136" table:formula="of:=IF([Zeit6.D22]=0;0;SUMPRODUCT([Zeit6.C4:.E6];[$Verteilung.$A$4:$Verteilung.$C$6];[.C21:.E23];[.C36:.E38]))" office:value-type="float" office:value="35.5559104492956" calcext:value-type="float">
            <text:p>35,5559104492956</text:p>
          </table:table-cell>
          <table:table-cell table:style-name="ce136" table:formula="of:=IF([Zeit6.E22]=0;0;SUMPRODUCT([Zeit6.D4:.F6];[$Verteilung.$A$4:$Verteilung.$C$6];[.D21:.F23];[.D36:.F38]))" office:value-type="float" office:value="27.309403141356" calcext:value-type="float">
            <text:p>27,309403141356</text:p>
          </table:table-cell>
          <table:table-cell table:style-name="ce136" table:formula="of:=IF([Zeit6.F22]=0;0;SUMPRODUCT([Zeit6.E4:.G6];[$Verteilung.$A$4:$Verteilung.$C$6];[.E21:.G23];[.E36:.G38]))" office:value-type="float" office:value="0" calcext:value-type="float">
            <text:p>0</text:p>
          </table:table-cell>
          <table:table-cell table:style-name="ce136" table:formula="of:=IF([Zeit6.G22]=0;0;SUMPRODUCT([Zeit6.F4:.H6];[$Verteilung.$A$4:$Verteilung.$C$6];[.F21:.H23];[.F36:.H38]))" office:value-type="float" office:value="50.9469399429382" calcext:value-type="float">
            <text:p>50,9469399429382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36" table:formula="of:=IF([Zeit6.B23]=0;0;SUMPRODUCT([Zeit6.A5:.C7];[$Verteilung.$A$4:$Verteilung.$C$6];[.A22:.C24];[.A37:.C39]))" office:value-type="float" office:value="217.168619267992" calcext:value-type="float">
            <text:p>217,168619267992</text:p>
          </table:table-cell>
          <table:table-cell table:style-name="ce136" table:formula="of:=IF([Zeit6.C23]=0;0;SUMPRODUCT([Zeit6.B5:.D7];[$Verteilung.$A$4:$Verteilung.$C$6];[.B22:.D24];[.B37:.D39]))" office:value-type="float" office:value="118.056417499218" calcext:value-type="float">
            <text:p>118,056417499218</text:p>
          </table:table-cell>
          <table:table-cell table:style-name="ce136" table:formula="of:=IF([Zeit6.D23]=0;0;SUMPRODUCT([Zeit6.C5:.E7];[$Verteilung.$A$4:$Verteilung.$C$6];[.C22:.E24];[.C37:.E39]))" office:value-type="float" office:value="41.4518937132358" calcext:value-type="float">
            <text:p>41,4518937132358</text:p>
          </table:table-cell>
          <table:table-cell table:style-name="ce136" table:formula="of:=IF([Zeit6.E23]=0;0;SUMPRODUCT([Zeit6.D5:.F7];[$Verteilung.$A$4:$Verteilung.$C$6];[.D22:.F24];[.D37:.F39]))" office:value-type="float" office:value="11.172796385678" calcext:value-type="float">
            <text:p>11,172796385678</text:p>
          </table:table-cell>
          <table:table-cell table:style-name="ce136" table:formula="of:=IF([Zeit6.F23]=0;0;SUMPRODUCT([Zeit6.E5:.G7];[$Verteilung.$A$4:$Verteilung.$C$6];[.E22:.G24];[.E37:.G39]))" office:value-type="float" office:value="0" calcext:value-type="float">
            <text:p>0</text:p>
          </table:table-cell>
          <table:table-cell table:style-name="ce136" table:formula="of:=IF([Zeit6.G23]=0;0;SUMPRODUCT([Zeit6.F5:.H7];[$Verteilung.$A$4:$Verteilung.$C$6];[.F22:.H24];[.F37:.H39]))" office:value-type="float" office:value="6.16812781556525" calcext:value-type="float">
            <text:p>6,16812781556525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36" table:formula="of:=IF([Zeit6.B24]=0;0;SUMPRODUCT([Zeit6.A6:.C8];[$Verteilung.$A$4:$Verteilung.$C$6];[.A23:.C25];[.A38:.C40]))" office:value-type="float" office:value="142.653393820218" calcext:value-type="float">
            <text:p>142,653393820218</text:p>
          </table:table-cell>
          <table:table-cell table:style-name="ce136" table:formula="of:=IF([Zeit6.C24]=0;0;SUMPRODUCT([Zeit6.B6:.D8];[$Verteilung.$A$4:$Verteilung.$C$6];[.B23:.D25];[.B38:.D40]))" office:value-type="float" office:value="106.597210141613" calcext:value-type="float">
            <text:p>106,597210141613</text:p>
          </table:table-cell>
          <table:table-cell table:style-name="ce136" table:formula="of:=IF([Zeit6.D24]=0;0;SUMPRODUCT([Zeit6.C6:.E8];[$Verteilung.$A$4:$Verteilung.$C$6];[.C23:.E25];[.C38:.E40]))" office:value-type="float" office:value="34.6210384344197" calcext:value-type="float">
            <text:p>34,6210384344197</text:p>
          </table:table-cell>
          <table:table-cell table:style-name="ce136" table:formula="of:=IF([Zeit6.E24]=0;0;SUMPRODUCT([Zeit6.D6:.F8];[$Verteilung.$A$4:$Verteilung.$C$6];[.D23:.F25];[.D38:.F40]))" office:value-type="float" office:value="7.32874116452462" calcext:value-type="float">
            <text:p>7,32874116452462</text:p>
          </table:table-cell>
          <table:table-cell table:style-name="ce136" table:formula="of:=IF([Zeit6.F24]=0;0;SUMPRODUCT([Zeit6.E6:.G8];[$Verteilung.$A$4:$Verteilung.$C$6];[.E23:.G25];[.E38:.G40]))" office:value-type="float" office:value="1.36517853102088" calcext:value-type="float">
            <text:p>1,36517853102088</text:p>
          </table:table-cell>
          <table:table-cell table:style-name="ce136" table:formula="of:=IF([Zeit6.G24]=0;0;SUMPRODUCT([Zeit6.F6:.H8];[$Verteilung.$A$4:$Verteilung.$C$6];[.F23:.H25];[.F38:.H40]))" office:value-type="float" office:value="0.526764533514671" calcext:value-type="float">
            <text:p>0,526764533514671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6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34" table:formula="of:=[Zeit6.A10]" office:value-type="float" office:value="1" calcext:value-type="float">
            <text:p>1</text:p>
          </table:table-cell>
          <table:table-cell table:style-name="ce134" table:formula="of:=[Zeit6.B10]" office:value-type="float" office:value="1" calcext:value-type="float">
            <text:p>1</text:p>
          </table:table-cell>
          <table:table-cell table:style-name="ce134" table:formula="of:=[Zeit6.C10]" office:value-type="float" office:value="1" calcext:value-type="float">
            <text:p>1</text:p>
          </table:table-cell>
          <table:table-cell table:style-name="ce134" table:formula="of:=[Zeit6.D10]" office:value-type="float" office:value="1" calcext:value-type="float">
            <text:p>1</text:p>
          </table:table-cell>
          <table:table-cell table:style-name="ce134" table:formula="of:=[Zeit6.E10]" office:value-type="float" office:value="1" calcext:value-type="float">
            <text:p>1</text:p>
          </table:table-cell>
          <table:table-cell table:style-name="ce134" table:formula="of:=[Zeit6.F10]" office:value-type="float" office:value="1" calcext:value-type="float">
            <text:p>1</text:p>
          </table:table-cell>
          <table:table-cell table:style-name="ce134" table:formula="of:=[Zeit6.G10]" office:value-type="float" office:value="1" calcext:value-type="float">
            <text:p>1</text:p>
          </table:table-cell>
          <table:table-cell table:style-name="ce134" table:formula="of:=[Zeit6.H10]" office:value-type="float" office:value="1" calcext:value-type="float">
            <text:p>1</text:p>
          </table:table-cell>
          <table:table-cell table:number-columns-repeated="7"/>
          <table:table-cell table:style-name="ce138" table:formula="of:=[.A10]-[Zeit6.A10]" office:value-type="float" office:value="0" calcext:value-type="float">
            <text:p>0</text:p>
          </table:table-cell>
          <table:table-cell table:style-name="ce138" table:formula="of:=[.B10]-[Zeit6.B10]" office:value-type="float" office:value="0" calcext:value-type="float">
            <text:p>0</text:p>
          </table:table-cell>
          <table:table-cell table:style-name="ce138" table:formula="of:=[.C10]-[Zeit6.C10]" office:value-type="float" office:value="0" calcext:value-type="float">
            <text:p>0</text:p>
          </table:table-cell>
          <table:table-cell table:style-name="ce138" table:formula="of:=[.D10]-[Zeit6.D10]" office:value-type="float" office:value="0" calcext:value-type="float">
            <text:p>0</text:p>
          </table:table-cell>
          <table:table-cell table:style-name="ce138" table:formula="of:=[.E10]-[Zeit6.E10]" office:value-type="float" office:value="0" calcext:value-type="float">
            <text:p>0</text:p>
          </table:table-cell>
          <table:table-cell table:style-name="ce138" table:formula="of:=[.F10]-[Zeit6.F10]" office:value-type="float" office:value="0" calcext:value-type="float">
            <text:p>0</text:p>
          </table:table-cell>
          <table:table-cell table:style-name="ce138" table:formula="of:=[.G10]-[Zeit6.G10]" office:value-type="float" office:value="0" calcext:value-type="float">
            <text:p>0</text:p>
          </table:table-cell>
          <table:table-cell table:style-name="ce138" table:formula="of:=[.H10]-[Zeit6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6.A11]" office:value-type="float" office:value="1" calcext:value-type="float">
            <text:p>1</text:p>
          </table:table-cell>
          <table:table-cell table:style-name="ce137" table:formula="of:=[Zeit6.B11]" office:value-type="float" office:value="0" calcext:value-type="float">
            <text:p>0</text:p>
          </table:table-cell>
          <table:table-cell table:style-name="ce137" table:formula="of:=[Zeit6.C11]" office:value-type="float" office:value="0" calcext:value-type="float">
            <text:p>0</text:p>
          </table:table-cell>
          <table:table-cell table:style-name="ce137" table:formula="of:=[Zeit6.D11]" office:value-type="float" office:value="0" calcext:value-type="float">
            <text:p>0</text:p>
          </table:table-cell>
          <table:table-cell table:style-name="ce137" table:formula="of:=[Zeit6.E11]" office:value-type="float" office:value="0" calcext:value-type="float">
            <text:p>0</text:p>
          </table:table-cell>
          <table:table-cell table:style-name="ce137" table:formula="of:=[Zeit6.F11]" office:value-type="float" office:value="0" calcext:value-type="float">
            <text:p>0</text:p>
          </table:table-cell>
          <table:table-cell table:style-name="ce137" table:formula="of:=[Zeit6.G11]" office:value-type="float" office:value="0" calcext:value-type="float">
            <text:p>0</text:p>
          </table:table-cell>
          <table:table-cell table:style-name="ce134" table:formula="of:=[Zeit6.H11]" office:value-type="float" office:value="1" calcext:value-type="float">
            <text:p>1</text:p>
          </table:table-cell>
          <table:table-cell table:number-columns-repeated="7"/>
          <table:table-cell table:style-name="ce138" table:formula="of:=[.A11]-[Zeit6.A11]" office:value-type="float" office:value="0" calcext:value-type="float">
            <text:p>0</text:p>
          </table:table-cell>
          <table:table-cell table:style-name="ce138" table:formula="of:=[.B11]-[Zeit6.B11]" office:value-type="float" office:value="0" calcext:value-type="float">
            <text:p>0</text:p>
          </table:table-cell>
          <table:table-cell table:style-name="ce138" table:formula="of:=[.C11]-[Zeit6.C11]" office:value-type="float" office:value="0" calcext:value-type="float">
            <text:p>0</text:p>
          </table:table-cell>
          <table:table-cell table:style-name="ce138" table:formula="of:=[.D11]-[Zeit6.D11]" office:value-type="float" office:value="0" calcext:value-type="float">
            <text:p>0</text:p>
          </table:table-cell>
          <table:table-cell table:style-name="ce138" table:formula="of:=[.E11]-[Zeit6.E11]" office:value-type="float" office:value="0" calcext:value-type="float">
            <text:p>0</text:p>
          </table:table-cell>
          <table:table-cell table:style-name="ce138" table:formula="of:=[.F11]-[Zeit6.F11]" office:value-type="float" office:value="0" calcext:value-type="float">
            <text:p>0</text:p>
          </table:table-cell>
          <table:table-cell table:style-name="ce138" table:formula="of:=[.G11]-[Zeit6.G11]" office:value-type="float" office:value="0" calcext:value-type="float">
            <text:p>0</text:p>
          </table:table-cell>
          <table:table-cell table:style-name="ce138" table:formula="of:=[.H11]-[Zeit6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6.A12]" office:value-type="float" office:value="1" calcext:value-type="float">
            <text:p>1</text:p>
          </table:table-cell>
          <table:table-cell table:style-name="ce137" table:formula="of:=[Zeit6.B12]" office:value-type="float" office:value="0" calcext:value-type="float">
            <text:p>0</text:p>
          </table:table-cell>
          <table:table-cell table:style-name="ce137" table:formula="of:=[Zeit6.C12]" office:value-type="float" office:value="0" calcext:value-type="float">
            <text:p>0</text:p>
          </table:table-cell>
          <table:table-cell table:style-name="ce137" table:formula="of:=[Zeit6.D12]" office:value-type="float" office:value="0" calcext:value-type="float">
            <text:p>0</text:p>
          </table:table-cell>
          <table:table-cell table:style-name="ce137" table:formula="of:=[Zeit6.E12]" office:value-type="float" office:value="0" calcext:value-type="float">
            <text:p>0</text:p>
          </table:table-cell>
          <table:table-cell table:style-name="ce137" table:formula="of:=[Zeit6.F12]" office:value-type="float" office:value="0" calcext:value-type="float">
            <text:p>0</text:p>
          </table:table-cell>
          <table:table-cell table:style-name="ce137" table:formula="of:=[Zeit6.G12]" office:value-type="float" office:value="0" calcext:value-type="float">
            <text:p>0</text:p>
          </table:table-cell>
          <table:table-cell table:style-name="ce134" table:formula="of:=[Zeit6.H12]" office:value-type="float" office:value="1" calcext:value-type="float">
            <text:p>1</text:p>
          </table:table-cell>
          <table:table-cell table:number-columns-repeated="7"/>
          <table:table-cell table:style-name="ce138" table:formula="of:=[.A12]-[Zeit6.A12]" office:value-type="float" office:value="0" calcext:value-type="float">
            <text:p>0</text:p>
          </table:table-cell>
          <table:table-cell table:style-name="ce138" table:formula="of:=[.B12]-[Zeit6.B12]" office:value-type="float" office:value="0" calcext:value-type="float">
            <text:p>0</text:p>
          </table:table-cell>
          <table:table-cell table:style-name="ce138" table:formula="of:=[.C12]-[Zeit6.C12]" office:value-type="float" office:value="0" calcext:value-type="float">
            <text:p>0</text:p>
          </table:table-cell>
          <table:table-cell table:style-name="ce138" table:formula="of:=[.D12]-[Zeit6.D12]" office:value-type="float" office:value="0" calcext:value-type="float">
            <text:p>0</text:p>
          </table:table-cell>
          <table:table-cell table:style-name="ce138" table:formula="of:=[.E12]-[Zeit6.E12]" office:value-type="float" office:value="0" calcext:value-type="float">
            <text:p>0</text:p>
          </table:table-cell>
          <table:table-cell table:style-name="ce138" table:formula="of:=[.F12]-[Zeit6.F12]" office:value-type="float" office:value="0" calcext:value-type="float">
            <text:p>0</text:p>
          </table:table-cell>
          <table:table-cell table:style-name="ce138" table:formula="of:=[.G12]-[Zeit6.G12]" office:value-type="float" office:value="0" calcext:value-type="float">
            <text:p>0</text:p>
          </table:table-cell>
          <table:table-cell table:style-name="ce138" table:formula="of:=[.H12]-[Zeit6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6.A13]" office:value-type="float" office:value="1" calcext:value-type="float">
            <text:p>1</text:p>
          </table:table-cell>
          <table:table-cell table:style-name="ce137" table:formula="of:=[Zeit6.B13]" office:value-type="float" office:value="0" calcext:value-type="float">
            <text:p>0</text:p>
          </table:table-cell>
          <table:table-cell table:style-name="ce137" table:formula="of:=[Zeit6.C13]" office:value-type="float" office:value="0" calcext:value-type="float">
            <text:p>0</text:p>
          </table:table-cell>
          <table:table-cell table:style-name="ce137" table:formula="of:=[Zeit6.D13]" office:value-type="float" office:value="0" calcext:value-type="float">
            <text:p>0</text:p>
          </table:table-cell>
          <table:table-cell table:style-name="ce137" table:formula="of:=[Zeit6.E13]" office:value-type="float" office:value="0" calcext:value-type="float">
            <text:p>0</text:p>
          </table:table-cell>
          <table:table-cell table:style-name="ce137" table:formula="of:=[Zeit6.F13]" office:value-type="float" office:value="1" calcext:value-type="float">
            <text:p>1</text:p>
          </table:table-cell>
          <table:table-cell table:style-name="ce137" table:formula="of:=[Zeit6.G13]" office:value-type="float" office:value="0" calcext:value-type="float">
            <text:p>0</text:p>
          </table:table-cell>
          <table:table-cell table:style-name="ce134" table:formula="of:=[Zeit6.H13]" office:value-type="float" office:value="1" calcext:value-type="float">
            <text:p>1</text:p>
          </table:table-cell>
          <table:table-cell table:number-columns-repeated="7"/>
          <table:table-cell table:style-name="ce138" table:formula="of:=[.A13]-[Zeit6.A13]" office:value-type="float" office:value="0" calcext:value-type="float">
            <text:p>0</text:p>
          </table:table-cell>
          <table:table-cell table:style-name="ce138" table:formula="of:=[.B13]-[Zeit6.B13]" office:value-type="float" office:value="0" calcext:value-type="float">
            <text:p>0</text:p>
          </table:table-cell>
          <table:table-cell table:style-name="ce138" table:formula="of:=[.C13]-[Zeit6.C13]" office:value-type="float" office:value="0" calcext:value-type="float">
            <text:p>0</text:p>
          </table:table-cell>
          <table:table-cell table:style-name="ce138" table:formula="of:=[.D13]-[Zeit6.D13]" office:value-type="float" office:value="0" calcext:value-type="float">
            <text:p>0</text:p>
          </table:table-cell>
          <table:table-cell table:style-name="ce138" table:formula="of:=[.E13]-[Zeit6.E13]" office:value-type="float" office:value="0" calcext:value-type="float">
            <text:p>0</text:p>
          </table:table-cell>
          <table:table-cell table:style-name="ce138" table:formula="of:=[.F13]-[Zeit6.F13]" office:value-type="float" office:value="0" calcext:value-type="float">
            <text:p>0</text:p>
          </table:table-cell>
          <table:table-cell table:style-name="ce138" table:formula="of:=[.G13]-[Zeit6.G13]" office:value-type="float" office:value="0" calcext:value-type="float">
            <text:p>0</text:p>
          </table:table-cell>
          <table:table-cell table:style-name="ce138" table:formula="of:=[.H13]-[Zeit6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6.A14]" office:value-type="float" office:value="1" calcext:value-type="float">
            <text:p>1</text:p>
          </table:table-cell>
          <table:table-cell table:style-name="ce137" table:formula="of:=[Zeit6.B14]" office:value-type="float" office:value="0" calcext:value-type="float">
            <text:p>0</text:p>
          </table:table-cell>
          <table:table-cell table:style-name="ce137" table:formula="of:=[Zeit6.C14]" office:value-type="float" office:value="0" calcext:value-type="float">
            <text:p>0</text:p>
          </table:table-cell>
          <table:table-cell table:style-name="ce137" table:formula="of:=[Zeit6.D14]" office:value-type="float" office:value="0" calcext:value-type="float">
            <text:p>0</text:p>
          </table:table-cell>
          <table:table-cell table:style-name="ce137" table:formula="of:=[Zeit6.E14]" office:value-type="float" office:value="0" calcext:value-type="float">
            <text:p>0</text:p>
          </table:table-cell>
          <table:table-cell table:style-name="ce137" table:formula="of:=[Zeit6.F14]" office:value-type="float" office:value="1" calcext:value-type="float">
            <text:p>1</text:p>
          </table:table-cell>
          <table:table-cell table:style-name="ce137" table:formula="of:=[Zeit6.G14]" office:value-type="float" office:value="0" calcext:value-type="float">
            <text:p>0</text:p>
          </table:table-cell>
          <table:table-cell table:style-name="ce134" table:formula="of:=[Zeit6.H14]" office:value-type="float" office:value="1" calcext:value-type="float">
            <text:p>1</text:p>
          </table:table-cell>
          <table:table-cell table:number-columns-repeated="7"/>
          <table:table-cell table:style-name="ce138" table:formula="of:=[.A14]-[Zeit6.A14]" office:value-type="float" office:value="0" calcext:value-type="float">
            <text:p>0</text:p>
          </table:table-cell>
          <table:table-cell table:style-name="ce138" table:formula="of:=[.B14]-[Zeit6.B14]" office:value-type="float" office:value="0" calcext:value-type="float">
            <text:p>0</text:p>
          </table:table-cell>
          <table:table-cell table:style-name="ce138" table:formula="of:=[.C14]-[Zeit6.C14]" office:value-type="float" office:value="0" calcext:value-type="float">
            <text:p>0</text:p>
          </table:table-cell>
          <table:table-cell table:style-name="ce138" table:formula="of:=[.D14]-[Zeit6.D14]" office:value-type="float" office:value="0" calcext:value-type="float">
            <text:p>0</text:p>
          </table:table-cell>
          <table:table-cell table:style-name="ce138" table:formula="of:=[.E14]-[Zeit6.E14]" office:value-type="float" office:value="0" calcext:value-type="float">
            <text:p>0</text:p>
          </table:table-cell>
          <table:table-cell table:style-name="ce138" table:formula="of:=[.F14]-[Zeit6.F14]" office:value-type="float" office:value="0" calcext:value-type="float">
            <text:p>0</text:p>
          </table:table-cell>
          <table:table-cell table:style-name="ce138" table:formula="of:=[.G14]-[Zeit6.G14]" office:value-type="float" office:value="0" calcext:value-type="float">
            <text:p>0</text:p>
          </table:table-cell>
          <table:table-cell table:style-name="ce138" table:formula="of:=[.H14]-[Zeit6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6.A15]" office:value-type="float" office:value="1" calcext:value-type="float">
            <text:p>1</text:p>
          </table:table-cell>
          <table:table-cell table:style-name="ce137" table:formula="of:=[Zeit6.B15]" office:value-type="float" office:value="0" calcext:value-type="float">
            <text:p>0</text:p>
          </table:table-cell>
          <table:table-cell table:style-name="ce137" table:formula="of:=[Zeit6.C15]" office:value-type="float" office:value="0" calcext:value-type="float">
            <text:p>0</text:p>
          </table:table-cell>
          <table:table-cell table:style-name="ce137" table:formula="of:=[Zeit6.D15]" office:value-type="float" office:value="0" calcext:value-type="float">
            <text:p>0</text:p>
          </table:table-cell>
          <table:table-cell table:style-name="ce137" table:formula="of:=[Zeit6.E15]" office:value-type="float" office:value="0" calcext:value-type="float">
            <text:p>0</text:p>
          </table:table-cell>
          <table:table-cell table:style-name="ce137" table:formula="of:=[Zeit6.F15]" office:value-type="float" office:value="0" calcext:value-type="float">
            <text:p>0</text:p>
          </table:table-cell>
          <table:table-cell table:style-name="ce137" table:formula="of:=[Zeit6.G15]" office:value-type="float" office:value="0" calcext:value-type="float">
            <text:p>0</text:p>
          </table:table-cell>
          <table:table-cell table:style-name="ce134" table:formula="of:=[Zeit6.H15]" office:value-type="float" office:value="1" calcext:value-type="float">
            <text:p>1</text:p>
          </table:table-cell>
          <table:table-cell table:number-columns-repeated="7"/>
          <table:table-cell table:style-name="ce138" table:formula="of:=[.A15]-[Zeit6.A15]" office:value-type="float" office:value="0" calcext:value-type="float">
            <text:p>0</text:p>
          </table:table-cell>
          <table:table-cell table:style-name="ce138" table:formula="of:=[.B15]-[Zeit6.B15]" office:value-type="float" office:value="0" calcext:value-type="float">
            <text:p>0</text:p>
          </table:table-cell>
          <table:table-cell table:style-name="ce138" table:formula="of:=[.C15]-[Zeit6.C15]" office:value-type="float" office:value="0" calcext:value-type="float">
            <text:p>0</text:p>
          </table:table-cell>
          <table:table-cell table:style-name="ce138" table:formula="of:=[.D15]-[Zeit6.D15]" office:value-type="float" office:value="0" calcext:value-type="float">
            <text:p>0</text:p>
          </table:table-cell>
          <table:table-cell table:style-name="ce138" table:formula="of:=[.E15]-[Zeit6.E15]" office:value-type="float" office:value="0" calcext:value-type="float">
            <text:p>0</text:p>
          </table:table-cell>
          <table:table-cell table:style-name="ce138" table:formula="of:=[.F15]-[Zeit6.F15]" office:value-type="float" office:value="0" calcext:value-type="float">
            <text:p>0</text:p>
          </table:table-cell>
          <table:table-cell table:style-name="ce138" table:formula="of:=[.G15]-[Zeit6.G15]" office:value-type="float" office:value="0" calcext:value-type="float">
            <text:p>0</text:p>
          </table:table-cell>
          <table:table-cell table:style-name="ce138" table:formula="of:=[.H15]-[Zeit6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6.A16]" office:value-type="float" office:value="1" calcext:value-type="float">
            <text:p>1</text:p>
          </table:table-cell>
          <table:table-cell table:style-name="ce134" table:formula="of:=[Zeit6.B16]" office:value-type="float" office:value="1" calcext:value-type="float">
            <text:p>1</text:p>
          </table:table-cell>
          <table:table-cell table:style-name="ce134" table:formula="of:=[Zeit6.C16]" office:value-type="float" office:value="1" calcext:value-type="float">
            <text:p>1</text:p>
          </table:table-cell>
          <table:table-cell table:style-name="ce134" table:formula="of:=[Zeit6.D16]" office:value-type="float" office:value="1" calcext:value-type="float">
            <text:p>1</text:p>
          </table:table-cell>
          <table:table-cell table:style-name="ce134" table:formula="of:=[Zeit6.E16]" office:value-type="float" office:value="1" calcext:value-type="float">
            <text:p>1</text:p>
          </table:table-cell>
          <table:table-cell table:style-name="ce134" table:formula="of:=[Zeit6.F16]" office:value-type="float" office:value="1" calcext:value-type="float">
            <text:p>1</text:p>
          </table:table-cell>
          <table:table-cell table:style-name="ce134" table:formula="of:=[Zeit6.G16]" office:value-type="float" office:value="1" calcext:value-type="float">
            <text:p>1</text:p>
          </table:table-cell>
          <table:table-cell table:style-name="ce134" table:formula="of:=[Zeit6.H16]" office:value-type="float" office:value="1" calcext:value-type="float">
            <text:p>1</text:p>
          </table:table-cell>
          <table:table-cell table:number-columns-repeated="7"/>
          <table:table-cell table:style-name="ce138" table:formula="of:=[.A16]-[Zeit6.A16]" office:value-type="float" office:value="0" calcext:value-type="float">
            <text:p>0</text:p>
          </table:table-cell>
          <table:table-cell table:style-name="ce138" table:formula="of:=[.B16]-[Zeit6.B16]" office:value-type="float" office:value="0" calcext:value-type="float">
            <text:p>0</text:p>
          </table:table-cell>
          <table:table-cell table:style-name="ce138" table:formula="of:=[.C16]-[Zeit6.C16]" office:value-type="float" office:value="0" calcext:value-type="float">
            <text:p>0</text:p>
          </table:table-cell>
          <table:table-cell table:style-name="ce138" table:formula="of:=[.D16]-[Zeit6.D16]" office:value-type="float" office:value="0" calcext:value-type="float">
            <text:p>0</text:p>
          </table:table-cell>
          <table:table-cell table:style-name="ce138" table:formula="of:=[.E16]-[Zeit6.E16]" office:value-type="float" office:value="0" calcext:value-type="float">
            <text:p>0</text:p>
          </table:table-cell>
          <table:table-cell table:style-name="ce138" table:formula="of:=[.F16]-[Zeit6.F16]" office:value-type="float" office:value="0" calcext:value-type="float">
            <text:p>0</text:p>
          </table:table-cell>
          <table:table-cell table:style-name="ce138" table:formula="of:=[.G16]-[Zeit6.G16]" office:value-type="float" office:value="0" calcext:value-type="float">
            <text:p>0</text:p>
          </table:table-cell>
          <table:table-cell table:style-name="ce138" table:formula="of:=[.H16]-[Zeit6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35" table:formula="of:=1-[.A10]" office:value-type="float" office:value="0" calcext:value-type="float">
            <text:p>0</text:p>
          </table:table-cell>
          <table:table-cell table:style-name="ce135" table:formula="of:=1-[.B10]" office:value-type="float" office:value="0" calcext:value-type="float">
            <text:p>0</text:p>
          </table:table-cell>
          <table:table-cell table:style-name="ce135" table:formula="of:=1-[.C10]" office:value-type="float" office:value="0" calcext:value-type="float">
            <text:p>0</text:p>
          </table:table-cell>
          <table:table-cell table:style-name="ce135" table:formula="of:=1-[.D10]" office:value-type="float" office:value="0" calcext:value-type="float">
            <text:p>0</text:p>
          </table:table-cell>
          <table:table-cell table:style-name="ce135" table:formula="of:=1-[.E10]" office:value-type="float" office:value="0" calcext:value-type="float">
            <text:p>0</text:p>
          </table:table-cell>
          <table:table-cell table:style-name="ce135" table:formula="of:=1-[.F10]" office:value-type="float" office:value="0" calcext:value-type="float">
            <text:p>0</text:p>
          </table:table-cell>
          <table:table-cell table:style-name="ce135" table:formula="of:=1-[.G10]" office:value-type="float" office:value="0" calcext:value-type="float">
            <text:p>0</text:p>
          </table:table-cell>
          <table:table-cell table:style-name="ce13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1]" office:value-type="float" office:value="0" calcext:value-type="float">
            <text:p>0</text:p>
          </table:table-cell>
          <table:table-cell table:style-name="ce135" table:formula="of:=1-[.B11]" office:value-type="float" office:value="1" calcext:value-type="float">
            <text:p>1</text:p>
          </table:table-cell>
          <table:table-cell table:style-name="ce135" table:formula="of:=1-[.C11]" office:value-type="float" office:value="1" calcext:value-type="float">
            <text:p>1</text:p>
          </table:table-cell>
          <table:table-cell table:style-name="ce135" table:formula="of:=1-[.D11]" office:value-type="float" office:value="1" calcext:value-type="float">
            <text:p>1</text:p>
          </table:table-cell>
          <table:table-cell table:style-name="ce135" table:formula="of:=1-[.E11]" office:value-type="float" office:value="1" calcext:value-type="float">
            <text:p>1</text:p>
          </table:table-cell>
          <table:table-cell table:style-name="ce135" table:formula="of:=1-[.F11]" office:value-type="float" office:value="1" calcext:value-type="float">
            <text:p>1</text:p>
          </table:table-cell>
          <table:table-cell table:style-name="ce135" table:formula="of:=1-[.G11]" office:value-type="float" office:value="1" calcext:value-type="float">
            <text:p>1</text:p>
          </table:table-cell>
          <table:table-cell table:style-name="ce13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2]" office:value-type="float" office:value="0" calcext:value-type="float">
            <text:p>0</text:p>
          </table:table-cell>
          <table:table-cell table:style-name="ce135" table:formula="of:=1-[.B12]" office:value-type="float" office:value="1" calcext:value-type="float">
            <text:p>1</text:p>
          </table:table-cell>
          <table:table-cell table:style-name="ce135" table:formula="of:=1-[.C12]" office:value-type="float" office:value="1" calcext:value-type="float">
            <text:p>1</text:p>
          </table:table-cell>
          <table:table-cell table:style-name="ce135" table:formula="of:=1-[.D12]" office:value-type="float" office:value="1" calcext:value-type="float">
            <text:p>1</text:p>
          </table:table-cell>
          <table:table-cell table:style-name="ce135" table:formula="of:=1-[.E12]" office:value-type="float" office:value="1" calcext:value-type="float">
            <text:p>1</text:p>
          </table:table-cell>
          <table:table-cell table:style-name="ce135" table:formula="of:=1-[.F12]" office:value-type="float" office:value="1" calcext:value-type="float">
            <text:p>1</text:p>
          </table:table-cell>
          <table:table-cell table:style-name="ce135" table:formula="of:=1-[.G12]" office:value-type="float" office:value="1" calcext:value-type="float">
            <text:p>1</text:p>
          </table:table-cell>
          <table:table-cell table:style-name="ce13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3]" office:value-type="float" office:value="0" calcext:value-type="float">
            <text:p>0</text:p>
          </table:table-cell>
          <table:table-cell table:style-name="ce135" table:formula="of:=1-[.B13]" office:value-type="float" office:value="1" calcext:value-type="float">
            <text:p>1</text:p>
          </table:table-cell>
          <table:table-cell table:style-name="ce135" table:formula="of:=1-[.C13]" office:value-type="float" office:value="1" calcext:value-type="float">
            <text:p>1</text:p>
          </table:table-cell>
          <table:table-cell table:style-name="ce135" table:formula="of:=1-[.D13]" office:value-type="float" office:value="1" calcext:value-type="float">
            <text:p>1</text:p>
          </table:table-cell>
          <table:table-cell table:style-name="ce135" table:formula="of:=1-[.E13]" office:value-type="float" office:value="1" calcext:value-type="float">
            <text:p>1</text:p>
          </table:table-cell>
          <table:table-cell table:style-name="ce135" table:formula="of:=1-[.F13]" office:value-type="float" office:value="0" calcext:value-type="float">
            <text:p>0</text:p>
          </table:table-cell>
          <table:table-cell table:style-name="ce135" table:formula="of:=1-[.G13]" office:value-type="float" office:value="1" calcext:value-type="float">
            <text:p>1</text:p>
          </table:table-cell>
          <table:table-cell table:style-name="ce13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4]" office:value-type="float" office:value="0" calcext:value-type="float">
            <text:p>0</text:p>
          </table:table-cell>
          <table:table-cell table:style-name="ce135" table:formula="of:=1-[.B14]" office:value-type="float" office:value="1" calcext:value-type="float">
            <text:p>1</text:p>
          </table:table-cell>
          <table:table-cell table:style-name="ce135" table:formula="of:=1-[.C14]" office:value-type="float" office:value="1" calcext:value-type="float">
            <text:p>1</text:p>
          </table:table-cell>
          <table:table-cell table:style-name="ce135" table:formula="of:=1-[.D14]" office:value-type="float" office:value="1" calcext:value-type="float">
            <text:p>1</text:p>
          </table:table-cell>
          <table:table-cell table:style-name="ce135" table:formula="of:=1-[.E14]" office:value-type="float" office:value="1" calcext:value-type="float">
            <text:p>1</text:p>
          </table:table-cell>
          <table:table-cell table:style-name="ce135" table:formula="of:=1-[.F14]" office:value-type="float" office:value="0" calcext:value-type="float">
            <text:p>0</text:p>
          </table:table-cell>
          <table:table-cell table:style-name="ce135" table:formula="of:=1-[.G14]" office:value-type="float" office:value="1" calcext:value-type="float">
            <text:p>1</text:p>
          </table:table-cell>
          <table:table-cell table:style-name="ce13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5]" office:value-type="float" office:value="0" calcext:value-type="float">
            <text:p>0</text:p>
          </table:table-cell>
          <table:table-cell table:style-name="ce135" table:formula="of:=1-[.B15]" office:value-type="float" office:value="1" calcext:value-type="float">
            <text:p>1</text:p>
          </table:table-cell>
          <table:table-cell table:style-name="ce135" table:formula="of:=1-[.C15]" office:value-type="float" office:value="1" calcext:value-type="float">
            <text:p>1</text:p>
          </table:table-cell>
          <table:table-cell table:style-name="ce135" table:formula="of:=1-[.D15]" office:value-type="float" office:value="1" calcext:value-type="float">
            <text:p>1</text:p>
          </table:table-cell>
          <table:table-cell table:style-name="ce135" table:formula="of:=1-[.E15]" office:value-type="float" office:value="1" calcext:value-type="float">
            <text:p>1</text:p>
          </table:table-cell>
          <table:table-cell table:style-name="ce135" table:formula="of:=1-[.F15]" office:value-type="float" office:value="1" calcext:value-type="float">
            <text:p>1</text:p>
          </table:table-cell>
          <table:table-cell table:style-name="ce135" table:formula="of:=1-[.G15]" office:value-type="float" office:value="1" calcext:value-type="float">
            <text:p>1</text:p>
          </table:table-cell>
          <table:table-cell table:style-name="ce13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6]" office:value-type="float" office:value="0" calcext:value-type="float">
            <text:p>0</text:p>
          </table:table-cell>
          <table:table-cell table:style-name="ce135" table:formula="of:=1-[.B16]" office:value-type="float" office:value="0" calcext:value-type="float">
            <text:p>0</text:p>
          </table:table-cell>
          <table:table-cell table:style-name="ce135" table:formula="of:=1-[.C16]" office:value-type="float" office:value="0" calcext:value-type="float">
            <text:p>0</text:p>
          </table:table-cell>
          <table:table-cell table:style-name="ce135" table:formula="of:=1-[.D16]" office:value-type="float" office:value="0" calcext:value-type="float">
            <text:p>0</text:p>
          </table:table-cell>
          <table:table-cell table:style-name="ce135" table:formula="of:=1-[.E16]" office:value-type="float" office:value="0" calcext:value-type="float">
            <text:p>0</text:p>
          </table:table-cell>
          <table:table-cell table:style-name="ce135" table:formula="of:=1-[.F16]" office:value-type="float" office:value="0" calcext:value-type="float">
            <text:p>0</text:p>
          </table:table-cell>
          <table:table-cell table:style-name="ce135" table:formula="of:=1-[.G16]" office:value-type="float" office:value="0" calcext:value-type="float">
            <text:p>0</text:p>
          </table:table-cell>
          <table:table-cell table:style-name="ce135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7.A10:Zeit7.H10 Zeit7.A16:Zeit7.H16 Zeit7.A11:Zeit7.A15 Zeit7.H11:Zeit7.H15">
            <calcext:condition calcext:apply-style-name="blue_dark_background" calcext:value="&gt;0.5" calcext:base-cell-address="Zeit7.A10"/>
            <calcext:condition calcext:apply-style-name="grey_background" calcext:value="&lt;=0.5" calcext:base-cell-address="Zeit7.A10"/>
          </calcext:conditional-format>
          <calcext:conditional-format calcext:target-range-address="Zeit7.A19:Zeit7.H25">
            <calcext:condition calcext:apply-style-name="blue_dark_background" calcext:value="&gt;0.5" calcext:base-cell-address="Zeit7.A19"/>
            <calcext:condition calcext:apply-style-name="grey_background" calcext:value="&lt;=0.5" calcext:base-cell-address="Zeit7.A19"/>
          </calcext:conditional-format>
          <calcext:conditional-format calcext:target-range-address="Zeit7.P10:Zeit7.W16">
            <calcext:condition calcext:apply-style-name="Good" calcext:value="&gt;0.5" calcext:base-cell-address="Zeit7.P10"/>
            <calcext:condition calcext:apply-style-name="Bad" calcext:value="&lt;=-0.5" calcext:base-cell-address="Zeit7.P10"/>
          </calcext:conditional-format>
          <calcext:conditional-format calcext:target-range-address="Zeit7.B3:Zeit7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B11:Zeit7.G15">
            <calcext:condition calcext:apply-style-name="blue_dark_background" calcext:value="&gt;0.5" calcext:base-cell-address="Zeit7.B11"/>
            <calcext:condition calcext:apply-style-name="grey_background" calcext:value="&lt;=0.5" calcext:base-cell-address="Zeit7.B11"/>
          </calcext:conditional-format>
        </calcext:conditional-formats>
      </table:table>
      <table:table table:name="Zeit8" table:style-name="ta1">
        <table:table-column table:style-name="co2" table:number-columns-repeated="1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8" table:number-columns-repeated="8"/>
          <table:table-cell table:number-columns-repeated="1016"/>
        </table:table-row>
        <table:table-row table:style-name="ro3">
          <table:table-cell table:style-name="ce58"/>
          <table:table-cell table:style-name="ce141" table:formula="of:=IF([Zeit7.B20]=0;0;SUMPRODUCT([Zeit7.A2:.C4];[$Verteilung.$A$4:$Verteilung.$C$6];[.A19:.C21];[.A34:.C36]))" office:value-type="float" office:value="9.67977933909485" calcext:value-type="float">
            <text:p>9,67977933909485</text:p>
          </table:table-cell>
          <table:table-cell table:style-name="ce141" table:formula="of:=IF([Zeit7.C20]=0;0;SUMPRODUCT([Zeit7.B2:.D4];[$Verteilung.$A$4:$Verteilung.$C$6];[.B19:.D21];[.B34:.D36]))" office:value-type="float" office:value="13.9132116490469" calcext:value-type="float">
            <text:p>13,9132116490469</text:p>
          </table:table-cell>
          <table:table-cell table:style-name="ce141" table:formula="of:=IF([Zeit7.D20]=0;0;SUMPRODUCT([Zeit7.C2:.E4];[$Verteilung.$A$4:$Verteilung.$C$6];[.C19:.E21];[.C34:.E36]))" office:value-type="float" office:value="25.8217520971662" calcext:value-type="float">
            <text:p>25,8217520971662</text:p>
          </table:table-cell>
          <table:table-cell table:style-name="ce141" table:formula="of:=IF([$Zeit0.E20]=0;0;SUMPRODUCT([Zeit7.D2:.F4];[$Verteilung.$A$4:$Verteilung.$C$6];[.D19:.F21];[.D34:.F36]))" office:value-type="float" office:value="69.9169512917555" calcext:value-type="float">
            <text:p>69,9169512917555</text:p>
          </table:table-cell>
          <table:table-cell table:style-name="ce141" table:formula="of:=IF([$Zeit0.F20]=0;0;SUMPRODUCT([Zeit7.E2:.G4];[$Verteilung.$A$4:$Verteilung.$C$6];[.E19:.G21];[.E34:.G36]))" office:value-type="float" office:value="173.516189656753" calcext:value-type="float">
            <text:p>173,516189656753</text:p>
          </table:table-cell>
          <table:table-cell table:style-name="ce141" table:formula="of:=IF([$Zeit0.G20]=0;0;SUMPRODUCT([Zeit7.F2:.H4];[$Verteilung.$A$4:$Verteilung.$C$6];[.F19:.H21];[.F34:.H36]))" office:value-type="float" office:value="319.271975275232" calcext:value-type="float">
            <text:p>319,271975275232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41" table:formula="of:=IF([Zeit7.B21]=0;0;SUMPRODUCT([Zeit7.A3:.C5];[$Verteilung.$A$4:$Verteilung.$C$6];[.A20:.C22];[.A35:.C37]))" office:value-type="float" office:value="36.6541721926151" calcext:value-type="float">
            <text:p>36,6541721926151</text:p>
          </table:table-cell>
          <table:table-cell table:style-name="ce141" table:formula="of:=IF([Zeit7.C21]=0;0;SUMPRODUCT([Zeit7.B3:.D5];[$Verteilung.$A$4:$Verteilung.$C$6];[.B20:.D22];[.B35:.D37]))" office:value-type="float" office:value="36.9040341345536" calcext:value-type="float">
            <text:p>36,9040341345536</text:p>
          </table:table-cell>
          <table:table-cell table:style-name="ce141" table:formula="of:=IF([Zeit7.D21]=0;0;SUMPRODUCT([Zeit7.C3:.E5];[$Verteilung.$A$4:$Verteilung.$C$6];[.C20:.E22];[.C35:.E37]))" office:value-type="float" office:value="34.2102975620246" calcext:value-type="float">
            <text:p>34,2102975620246</text:p>
          </table:table-cell>
          <table:table-cell table:style-name="ce141" table:formula="of:=IF([$Zeit0.E21]=0;0;SUMPRODUCT([Zeit7.D3:.F5];[$Verteilung.$A$4:$Verteilung.$C$6];[.D20:.F22];[.D35:.F37]))" office:value-type="float" office:value="60.5247601589503" calcext:value-type="float">
            <text:p>60,5247601589503</text:p>
          </table:table-cell>
          <table:table-cell table:style-name="ce141" table:formula="of:=IF([$Zeit0.F21]=0;0;SUMPRODUCT([Zeit7.E3:.G5];[$Verteilung.$A$4:$Verteilung.$C$6];[.E20:.G22];[.E35:.G37]))" office:value-type="float" office:value="141.825228301253" calcext:value-type="float">
            <text:p>141,825228301253</text:p>
          </table:table-cell>
          <table:table-cell table:style-name="ce141" table:formula="of:=IF([$Zeit0.G21]=0;0;SUMPRODUCT([Zeit7.F3:.H5];[$Verteilung.$A$4:$Verteilung.$C$6];[.F20:.H22];[.F35:.H37]))" office:value-type="float" office:value="179.044956252826" calcext:value-type="float">
            <text:p>179,044956252826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41" table:formula="of:=IF([Zeit7.B22]=0;0;SUMPRODUCT([Zeit7.A4:.C6];[$Verteilung.$A$4:$Verteilung.$C$6];[.A21:.C23];[.A36:.C38]))" office:value-type="float" office:value="106.816405216735" calcext:value-type="float">
            <text:p>106,816405216735</text:p>
          </table:table-cell>
          <table:table-cell table:style-name="ce141" table:formula="of:=IF([Zeit7.C22]=0;0;SUMPRODUCT([Zeit7.B4:.D6];[$Verteilung.$A$4:$Verteilung.$C$6];[.B21:.D23];[.B36:.D38]))" office:value-type="float" office:value="84.0401507265943" calcext:value-type="float">
            <text:p>84,0401507265943</text:p>
          </table:table-cell>
          <table:table-cell table:style-name="ce141" table:formula="of:=IF([Zeit7.D22]=0;0;SUMPRODUCT([Zeit7.C4:.E6];[$Verteilung.$A$4:$Verteilung.$C$6];[.C21:.E23];[.C36:.E38]))" office:value-type="float" office:value="40.4761741510085" calcext:value-type="float">
            <text:p>40,4761741510085</text:p>
          </table:table-cell>
          <table:table-cell table:style-name="ce141" table:formula="of:=IF([Zeit7.E22]=0;0;SUMPRODUCT([Zeit7.D4:.F6];[$Verteilung.$A$4:$Verteilung.$C$6];[.D21:.F23];[.D36:.F38]))" office:value-type="float" office:value="32.5894468828183" calcext:value-type="float">
            <text:p>32,5894468828183</text:p>
          </table:table-cell>
          <table:table-cell table:style-name="ce141" table:formula="of:=IF([Zeit7.F22]=0;0;SUMPRODUCT([Zeit7.E4:.G6];[$Verteilung.$A$4:$Verteilung.$C$6];[.E21:.G23];[.E36:.G38]))" office:value-type="float" office:value="0" calcext:value-type="float">
            <text:p>0</text:p>
          </table:table-cell>
          <table:table-cell table:style-name="ce141" table:formula="of:=IF([Zeit7.G22]=0;0;SUMPRODUCT([Zeit7.F4:.H6];[$Verteilung.$A$4:$Verteilung.$C$6];[.F21:.H23];[.F36:.H38]))" office:value-type="float" office:value="58.4113265256885" calcext:value-type="float">
            <text:p>58,4113265256885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41" table:formula="of:=IF([Zeit7.B23]=0;0;SUMPRODUCT([Zeit7.A5:.C7];[$Verteilung.$A$4:$Verteilung.$C$6];[.A22:.C24];[.A37:.C39]))" office:value-type="float" office:value="191.128900398897" calcext:value-type="float">
            <text:p>191,128900398897</text:p>
          </table:table-cell>
          <table:table-cell table:style-name="ce141" table:formula="of:=IF([Zeit7.C23]=0;0;SUMPRODUCT([Zeit7.B5:.D7];[$Verteilung.$A$4:$Verteilung.$C$6];[.B22:.D24];[.B37:.D39]))" office:value-type="float" office:value="115.929093257714" calcext:value-type="float">
            <text:p>115,929093257714</text:p>
          </table:table-cell>
          <table:table-cell table:style-name="ce141" table:formula="of:=IF([Zeit7.D23]=0;0;SUMPRODUCT([Zeit7.C5:.E7];[$Verteilung.$A$4:$Verteilung.$C$6];[.C22:.E24];[.C37:.E39]))" office:value-type="float" office:value="46.2054035676889" calcext:value-type="float">
            <text:p>46,2054035676889</text:p>
          </table:table-cell>
          <table:table-cell table:style-name="ce141" table:formula="of:=IF([Zeit7.E23]=0;0;SUMPRODUCT([Zeit7.D5:.F7];[$Verteilung.$A$4:$Verteilung.$C$6];[.D22:.F24];[.D37:.F39]))" office:value-type="float" office:value="14.7518977974903" calcext:value-type="float">
            <text:p>14,7518977974903</text:p>
          </table:table-cell>
          <table:table-cell table:style-name="ce141" table:formula="of:=IF([Zeit7.F23]=0;0;SUMPRODUCT([Zeit7.E5:.G7];[$Verteilung.$A$4:$Verteilung.$C$6];[.E22:.G24];[.E37:.G39]))" office:value-type="float" office:value="0" calcext:value-type="float">
            <text:p>0</text:p>
          </table:table-cell>
          <table:table-cell table:style-name="ce141" table:formula="of:=IF([Zeit7.G23]=0;0;SUMPRODUCT([Zeit7.F5:.H7];[$Verteilung.$A$4:$Verteilung.$C$6];[.F22:.H24];[.F37:.H39]))" office:value-type="float" office:value="8.41797778002881" calcext:value-type="float">
            <text:p>8,41797778002881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41" table:formula="of:=IF([Zeit7.B24]=0;0;SUMPRODUCT([Zeit7.A6:.C8];[$Verteilung.$A$4:$Verteilung.$C$6];[.A23:.C25];[.A38:.C40]))" office:value-type="float" office:value="140.917438405855" calcext:value-type="float">
            <text:p>140,917438405855</text:p>
          </table:table-cell>
          <table:table-cell table:style-name="ce141" table:formula="of:=IF([Zeit7.C24]=0;0;SUMPRODUCT([Zeit7.B6:.D8];[$Verteilung.$A$4:$Verteilung.$C$6];[.B23:.D25];[.B38:.D40]))" office:value-type="float" office:value="106.893363105539" calcext:value-type="float">
            <text:p>106,893363105539</text:p>
          </table:table-cell>
          <table:table-cell table:style-name="ce141" table:formula="of:=IF([Zeit7.D24]=0;0;SUMPRODUCT([Zeit7.C6:.E8];[$Verteilung.$A$4:$Verteilung.$C$6];[.C23:.E25];[.C38:.E40]))" office:value-type="float" office:value="39.1049578713519" calcext:value-type="float">
            <text:p>39,1049578713519</text:p>
          </table:table-cell>
          <table:table-cell table:style-name="ce141" table:formula="of:=IF([Zeit7.E24]=0;0;SUMPRODUCT([Zeit7.D6:.F8];[$Verteilung.$A$4:$Verteilung.$C$6];[.D23:.F25];[.D38:.F40]))" office:value-type="float" office:value="9.8464341170691" calcext:value-type="float">
            <text:p>9,8464341170691</text:p>
          </table:table-cell>
          <table:table-cell table:style-name="ce141" table:formula="of:=IF([Zeit7.F24]=0;0;SUMPRODUCT([Zeit7.E6:.G8];[$Verteilung.$A$4:$Verteilung.$C$6];[.E23:.G25];[.E38:.G40]))" office:value-type="float" office:value="2.2596351497576" calcext:value-type="float">
            <text:p>2,2596351497576</text:p>
          </table:table-cell>
          <table:table-cell table:style-name="ce141" table:formula="of:=IF([Zeit7.G24]=0;0;SUMPRODUCT([Zeit7.F6:.H8];[$Verteilung.$A$4:$Verteilung.$C$6];[.F23:.H25];[.F38:.H40]))" office:value-type="float" office:value="0.92808713449194" calcext:value-type="float">
            <text:p>0,92808713449194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7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39" table:formula="of:=[Zeit7.A10]" office:value-type="float" office:value="1" calcext:value-type="float">
            <text:p>1</text:p>
          </table:table-cell>
          <table:table-cell table:style-name="ce139" table:formula="of:=[Zeit7.B10]" office:value-type="float" office:value="1" calcext:value-type="float">
            <text:p>1</text:p>
          </table:table-cell>
          <table:table-cell table:style-name="ce139" table:formula="of:=[Zeit7.C10]" office:value-type="float" office:value="1" calcext:value-type="float">
            <text:p>1</text:p>
          </table:table-cell>
          <table:table-cell table:style-name="ce139" table:formula="of:=[Zeit7.D10]" office:value-type="float" office:value="1" calcext:value-type="float">
            <text:p>1</text:p>
          </table:table-cell>
          <table:table-cell table:style-name="ce139" table:formula="of:=[Zeit7.E10]" office:value-type="float" office:value="1" calcext:value-type="float">
            <text:p>1</text:p>
          </table:table-cell>
          <table:table-cell table:style-name="ce139" table:formula="of:=[Zeit7.F10]" office:value-type="float" office:value="1" calcext:value-type="float">
            <text:p>1</text:p>
          </table:table-cell>
          <table:table-cell table:style-name="ce139" table:formula="of:=[Zeit7.G10]" office:value-type="float" office:value="1" calcext:value-type="float">
            <text:p>1</text:p>
          </table:table-cell>
          <table:table-cell table:style-name="ce139" table:formula="of:=[Zeit7.H10]" office:value-type="float" office:value="1" calcext:value-type="float">
            <text:p>1</text:p>
          </table:table-cell>
          <table:table-cell table:number-columns-repeated="7"/>
          <table:table-cell table:style-name="ce143" table:formula="of:=[.A10]-[Zeit7.A10]" office:value-type="float" office:value="0" calcext:value-type="float">
            <text:p>0</text:p>
          </table:table-cell>
          <table:table-cell table:style-name="ce143" table:formula="of:=[.B10]-[Zeit7.B10]" office:value-type="float" office:value="0" calcext:value-type="float">
            <text:p>0</text:p>
          </table:table-cell>
          <table:table-cell table:style-name="ce143" table:formula="of:=[.C10]-[Zeit7.C10]" office:value-type="float" office:value="0" calcext:value-type="float">
            <text:p>0</text:p>
          </table:table-cell>
          <table:table-cell table:style-name="ce143" table:formula="of:=[.D10]-[Zeit7.D10]" office:value-type="float" office:value="0" calcext:value-type="float">
            <text:p>0</text:p>
          </table:table-cell>
          <table:table-cell table:style-name="ce143" table:formula="of:=[.E10]-[Zeit7.E10]" office:value-type="float" office:value="0" calcext:value-type="float">
            <text:p>0</text:p>
          </table:table-cell>
          <table:table-cell table:style-name="ce143" table:formula="of:=[.F10]-[Zeit7.F10]" office:value-type="float" office:value="0" calcext:value-type="float">
            <text:p>0</text:p>
          </table:table-cell>
          <table:table-cell table:style-name="ce143" table:formula="of:=[.G10]-[Zeit7.G10]" office:value-type="float" office:value="0" calcext:value-type="float">
            <text:p>0</text:p>
          </table:table-cell>
          <table:table-cell table:style-name="ce143" table:formula="of:=[.H10]-[Zeit7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9" table:formula="of:=[Zeit7.A11]" office:value-type="float" office:value="1" calcext:value-type="float">
            <text:p>1</text:p>
          </table:table-cell>
          <table:table-cell table:style-name="ce142" table:formula="of:=[Zeit7.B11]" office:value-type="float" office:value="0" calcext:value-type="float">
            <text:p>0</text:p>
          </table:table-cell>
          <table:table-cell table:style-name="ce142" table:formula="of:=[Zeit7.C11]" office:value-type="float" office:value="0" calcext:value-type="float">
            <text:p>0</text:p>
          </table:table-cell>
          <table:table-cell table:style-name="ce142" table:formula="of:=[Zeit7.D11]" office:value-type="float" office:value="0" calcext:value-type="float">
            <text:p>0</text:p>
          </table:table-cell>
          <table:table-cell table:style-name="ce142" table:formula="of:=[Zeit7.E11]" office:value-type="float" office:value="0" calcext:value-type="float">
            <text:p>0</text:p>
          </table:table-cell>
          <table:table-cell table:style-name="ce142" table:formula="of:=[Zeit7.F11]" office:value-type="float" office:value="0" calcext:value-type="float">
            <text:p>0</text:p>
          </table:table-cell>
          <table:table-cell table:style-name="ce142" table:formula="of:=[Zeit7.G11]" office:value-type="float" office:value="0" calcext:value-type="float">
            <text:p>0</text:p>
          </table:table-cell>
          <table:table-cell table:style-name="ce139" table:formula="of:=[Zeit7.H11]" office:value-type="float" office:value="1" calcext:value-type="float">
            <text:p>1</text:p>
          </table:table-cell>
          <table:table-cell table:number-columns-repeated="7"/>
          <table:table-cell table:style-name="ce143" table:formula="of:=[.A11]-[Zeit7.A11]" office:value-type="float" office:value="0" calcext:value-type="float">
            <text:p>0</text:p>
          </table:table-cell>
          <table:table-cell table:style-name="ce143" table:formula="of:=[.B11]-[Zeit7.B11]" office:value-type="float" office:value="0" calcext:value-type="float">
            <text:p>0</text:p>
          </table:table-cell>
          <table:table-cell table:style-name="ce143" table:formula="of:=[.C11]-[Zeit7.C11]" office:value-type="float" office:value="0" calcext:value-type="float">
            <text:p>0</text:p>
          </table:table-cell>
          <table:table-cell table:style-name="ce143" table:formula="of:=[.D11]-[Zeit7.D11]" office:value-type="float" office:value="0" calcext:value-type="float">
            <text:p>0</text:p>
          </table:table-cell>
          <table:table-cell table:style-name="ce143" table:formula="of:=[.E11]-[Zeit7.E11]" office:value-type="float" office:value="0" calcext:value-type="float">
            <text:p>0</text:p>
          </table:table-cell>
          <table:table-cell table:style-name="ce143" table:formula="of:=[.F11]-[Zeit7.F11]" office:value-type="float" office:value="0" calcext:value-type="float">
            <text:p>0</text:p>
          </table:table-cell>
          <table:table-cell table:style-name="ce143" table:formula="of:=[.G11]-[Zeit7.G11]" office:value-type="float" office:value="0" calcext:value-type="float">
            <text:p>0</text:p>
          </table:table-cell>
          <table:table-cell table:style-name="ce143" table:formula="of:=[.H11]-[Zeit7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9" table:formula="of:=[Zeit7.A12]" office:value-type="float" office:value="1" calcext:value-type="float">
            <text:p>1</text:p>
          </table:table-cell>
          <table:table-cell table:style-name="ce142" table:formula="of:=[Zeit7.B12]" office:value-type="float" office:value="0" calcext:value-type="float">
            <text:p>0</text:p>
          </table:table-cell>
          <table:table-cell table:style-name="ce142" table:formula="of:=[Zeit7.C12]" office:value-type="float" office:value="0" calcext:value-type="float">
            <text:p>0</text:p>
          </table:table-cell>
          <table:table-cell table:style-name="ce142" table:formula="of:=[Zeit7.D12]" office:value-type="float" office:value="0" calcext:value-type="float">
            <text:p>0</text:p>
          </table:table-cell>
          <table:table-cell table:style-name="ce142" table:formula="of:=[Zeit7.E12]" office:value-type="float" office:value="0" calcext:value-type="float">
            <text:p>0</text:p>
          </table:table-cell>
          <table:table-cell table:style-name="ce142" table:formula="of:=[Zeit7.F12]" office:value-type="float" office:value="0" calcext:value-type="float">
            <text:p>0</text:p>
          </table:table-cell>
          <table:table-cell table:style-name="ce142" table:formula="of:=[Zeit7.G12]" office:value-type="float" office:value="0" calcext:value-type="float">
            <text:p>0</text:p>
          </table:table-cell>
          <table:table-cell table:style-name="ce139" table:formula="of:=[Zeit7.H12]" office:value-type="float" office:value="1" calcext:value-type="float">
            <text:p>1</text:p>
          </table:table-cell>
          <table:table-cell table:number-columns-repeated="7"/>
          <table:table-cell table:style-name="ce143" table:formula="of:=[.A12]-[Zeit7.A12]" office:value-type="float" office:value="0" calcext:value-type="float">
            <text:p>0</text:p>
          </table:table-cell>
          <table:table-cell table:style-name="ce143" table:formula="of:=[.B12]-[Zeit7.B12]" office:value-type="float" office:value="0" calcext:value-type="float">
            <text:p>0</text:p>
          </table:table-cell>
          <table:table-cell table:style-name="ce143" table:formula="of:=[.C12]-[Zeit7.C12]" office:value-type="float" office:value="0" calcext:value-type="float">
            <text:p>0</text:p>
          </table:table-cell>
          <table:table-cell table:style-name="ce143" table:formula="of:=[.D12]-[Zeit7.D12]" office:value-type="float" office:value="0" calcext:value-type="float">
            <text:p>0</text:p>
          </table:table-cell>
          <table:table-cell table:style-name="ce143" table:formula="of:=[.E12]-[Zeit7.E12]" office:value-type="float" office:value="0" calcext:value-type="float">
            <text:p>0</text:p>
          </table:table-cell>
          <table:table-cell table:style-name="ce143" table:formula="of:=[.F12]-[Zeit7.F12]" office:value-type="float" office:value="0" calcext:value-type="float">
            <text:p>0</text:p>
          </table:table-cell>
          <table:table-cell table:style-name="ce143" table:formula="of:=[.G12]-[Zeit7.G12]" office:value-type="float" office:value="0" calcext:value-type="float">
            <text:p>0</text:p>
          </table:table-cell>
          <table:table-cell table:style-name="ce143" table:formula="of:=[.H12]-[Zeit7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9" table:formula="of:=[Zeit7.A13]" office:value-type="float" office:value="1" calcext:value-type="float">
            <text:p>1</text:p>
          </table:table-cell>
          <table:table-cell table:style-name="ce142" table:formula="of:=[Zeit7.B13]" office:value-type="float" office:value="0" calcext:value-type="float">
            <text:p>0</text:p>
          </table:table-cell>
          <table:table-cell table:style-name="ce142" table:formula="of:=[Zeit7.C13]" office:value-type="float" office:value="0" calcext:value-type="float">
            <text:p>0</text:p>
          </table:table-cell>
          <table:table-cell table:style-name="ce142" table:formula="of:=[Zeit7.D13]" office:value-type="float" office:value="0" calcext:value-type="float">
            <text:p>0</text:p>
          </table:table-cell>
          <table:table-cell table:style-name="ce142" table:formula="of:=[Zeit7.E13]" office:value-type="float" office:value="0" calcext:value-type="float">
            <text:p>0</text:p>
          </table:table-cell>
          <table:table-cell table:style-name="ce142" table:formula="of:=[Zeit7.F13]" office:value-type="float" office:value="1" calcext:value-type="float">
            <text:p>1</text:p>
          </table:table-cell>
          <table:table-cell table:style-name="ce142" table:formula="of:=[Zeit7.G13]" office:value-type="float" office:value="0" calcext:value-type="float">
            <text:p>0</text:p>
          </table:table-cell>
          <table:table-cell table:style-name="ce139" table:formula="of:=[Zeit7.H13]" office:value-type="float" office:value="1" calcext:value-type="float">
            <text:p>1</text:p>
          </table:table-cell>
          <table:table-cell table:number-columns-repeated="7"/>
          <table:table-cell table:style-name="ce143" table:formula="of:=[.A13]-[Zeit7.A13]" office:value-type="float" office:value="0" calcext:value-type="float">
            <text:p>0</text:p>
          </table:table-cell>
          <table:table-cell table:style-name="ce143" table:formula="of:=[.B13]-[Zeit7.B13]" office:value-type="float" office:value="0" calcext:value-type="float">
            <text:p>0</text:p>
          </table:table-cell>
          <table:table-cell table:style-name="ce143" table:formula="of:=[.C13]-[Zeit7.C13]" office:value-type="float" office:value="0" calcext:value-type="float">
            <text:p>0</text:p>
          </table:table-cell>
          <table:table-cell table:style-name="ce143" table:formula="of:=[.D13]-[Zeit7.D13]" office:value-type="float" office:value="0" calcext:value-type="float">
            <text:p>0</text:p>
          </table:table-cell>
          <table:table-cell table:style-name="ce143" table:formula="of:=[.E13]-[Zeit7.E13]" office:value-type="float" office:value="0" calcext:value-type="float">
            <text:p>0</text:p>
          </table:table-cell>
          <table:table-cell table:style-name="ce143" table:formula="of:=[.F13]-[Zeit7.F13]" office:value-type="float" office:value="0" calcext:value-type="float">
            <text:p>0</text:p>
          </table:table-cell>
          <table:table-cell table:style-name="ce143" table:formula="of:=[.G13]-[Zeit7.G13]" office:value-type="float" office:value="0" calcext:value-type="float">
            <text:p>0</text:p>
          </table:table-cell>
          <table:table-cell table:style-name="ce143" table:formula="of:=[.H13]-[Zeit7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9" table:formula="of:=[Zeit7.A14]" office:value-type="float" office:value="1" calcext:value-type="float">
            <text:p>1</text:p>
          </table:table-cell>
          <table:table-cell table:style-name="ce142" table:formula="of:=[Zeit7.B14]" office:value-type="float" office:value="0" calcext:value-type="float">
            <text:p>0</text:p>
          </table:table-cell>
          <table:table-cell table:style-name="ce142" table:formula="of:=[Zeit7.C14]" office:value-type="float" office:value="0" calcext:value-type="float">
            <text:p>0</text:p>
          </table:table-cell>
          <table:table-cell table:style-name="ce142" table:formula="of:=[Zeit7.D14]" office:value-type="float" office:value="0" calcext:value-type="float">
            <text:p>0</text:p>
          </table:table-cell>
          <table:table-cell table:style-name="ce142" table:formula="of:=[Zeit7.E14]" office:value-type="float" office:value="0" calcext:value-type="float">
            <text:p>0</text:p>
          </table:table-cell>
          <table:table-cell table:style-name="ce142" table:formula="of:=[Zeit7.F14]" office:value-type="float" office:value="1" calcext:value-type="float">
            <text:p>1</text:p>
          </table:table-cell>
          <table:table-cell table:style-name="ce142" table:formula="of:=[Zeit7.G14]" office:value-type="float" office:value="0" calcext:value-type="float">
            <text:p>0</text:p>
          </table:table-cell>
          <table:table-cell table:style-name="ce139" table:formula="of:=[Zeit7.H14]" office:value-type="float" office:value="1" calcext:value-type="float">
            <text:p>1</text:p>
          </table:table-cell>
          <table:table-cell table:number-columns-repeated="7"/>
          <table:table-cell table:style-name="ce143" table:formula="of:=[.A14]-[Zeit7.A14]" office:value-type="float" office:value="0" calcext:value-type="float">
            <text:p>0</text:p>
          </table:table-cell>
          <table:table-cell table:style-name="ce143" table:formula="of:=[.B14]-[Zeit7.B14]" office:value-type="float" office:value="0" calcext:value-type="float">
            <text:p>0</text:p>
          </table:table-cell>
          <table:table-cell table:style-name="ce143" table:formula="of:=[.C14]-[Zeit7.C14]" office:value-type="float" office:value="0" calcext:value-type="float">
            <text:p>0</text:p>
          </table:table-cell>
          <table:table-cell table:style-name="ce143" table:formula="of:=[.D14]-[Zeit7.D14]" office:value-type="float" office:value="0" calcext:value-type="float">
            <text:p>0</text:p>
          </table:table-cell>
          <table:table-cell table:style-name="ce143" table:formula="of:=[.E14]-[Zeit7.E14]" office:value-type="float" office:value="0" calcext:value-type="float">
            <text:p>0</text:p>
          </table:table-cell>
          <table:table-cell table:style-name="ce143" table:formula="of:=[.F14]-[Zeit7.F14]" office:value-type="float" office:value="0" calcext:value-type="float">
            <text:p>0</text:p>
          </table:table-cell>
          <table:table-cell table:style-name="ce143" table:formula="of:=[.G14]-[Zeit7.G14]" office:value-type="float" office:value="0" calcext:value-type="float">
            <text:p>0</text:p>
          </table:table-cell>
          <table:table-cell table:style-name="ce143" table:formula="of:=[.H14]-[Zeit7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9" table:formula="of:=[Zeit7.A15]" office:value-type="float" office:value="1" calcext:value-type="float">
            <text:p>1</text:p>
          </table:table-cell>
          <table:table-cell table:style-name="ce142" table:formula="of:=[Zeit7.B15]" office:value-type="float" office:value="0" calcext:value-type="float">
            <text:p>0</text:p>
          </table:table-cell>
          <table:table-cell table:style-name="ce142" table:formula="of:=[Zeit7.C15]" office:value-type="float" office:value="0" calcext:value-type="float">
            <text:p>0</text:p>
          </table:table-cell>
          <table:table-cell table:style-name="ce142" table:formula="of:=[Zeit7.D15]" office:value-type="float" office:value="0" calcext:value-type="float">
            <text:p>0</text:p>
          </table:table-cell>
          <table:table-cell table:style-name="ce142" table:formula="of:=[Zeit7.E15]" office:value-type="float" office:value="0" calcext:value-type="float">
            <text:p>0</text:p>
          </table:table-cell>
          <table:table-cell table:style-name="ce142" table:formula="of:=[Zeit7.F15]" office:value-type="float" office:value="0" calcext:value-type="float">
            <text:p>0</text:p>
          </table:table-cell>
          <table:table-cell table:style-name="ce142" table:formula="of:=[Zeit7.G15]" office:value-type="float" office:value="0" calcext:value-type="float">
            <text:p>0</text:p>
          </table:table-cell>
          <table:table-cell table:style-name="ce139" table:formula="of:=[Zeit7.H15]" office:value-type="float" office:value="1" calcext:value-type="float">
            <text:p>1</text:p>
          </table:table-cell>
          <table:table-cell table:number-columns-repeated="7"/>
          <table:table-cell table:style-name="ce143" table:formula="of:=[.A15]-[Zeit7.A15]" office:value-type="float" office:value="0" calcext:value-type="float">
            <text:p>0</text:p>
          </table:table-cell>
          <table:table-cell table:style-name="ce143" table:formula="of:=[.B15]-[Zeit7.B15]" office:value-type="float" office:value="0" calcext:value-type="float">
            <text:p>0</text:p>
          </table:table-cell>
          <table:table-cell table:style-name="ce143" table:formula="of:=[.C15]-[Zeit7.C15]" office:value-type="float" office:value="0" calcext:value-type="float">
            <text:p>0</text:p>
          </table:table-cell>
          <table:table-cell table:style-name="ce143" table:formula="of:=[.D15]-[Zeit7.D15]" office:value-type="float" office:value="0" calcext:value-type="float">
            <text:p>0</text:p>
          </table:table-cell>
          <table:table-cell table:style-name="ce143" table:formula="of:=[.E15]-[Zeit7.E15]" office:value-type="float" office:value="0" calcext:value-type="float">
            <text:p>0</text:p>
          </table:table-cell>
          <table:table-cell table:style-name="ce143" table:formula="of:=[.F15]-[Zeit7.F15]" office:value-type="float" office:value="0" calcext:value-type="float">
            <text:p>0</text:p>
          </table:table-cell>
          <table:table-cell table:style-name="ce143" table:formula="of:=[.G15]-[Zeit7.G15]" office:value-type="float" office:value="0" calcext:value-type="float">
            <text:p>0</text:p>
          </table:table-cell>
          <table:table-cell table:style-name="ce143" table:formula="of:=[.H15]-[Zeit7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9" table:formula="of:=[Zeit7.A16]" office:value-type="float" office:value="1" calcext:value-type="float">
            <text:p>1</text:p>
          </table:table-cell>
          <table:table-cell table:style-name="ce139" table:formula="of:=[Zeit7.B16]" office:value-type="float" office:value="1" calcext:value-type="float">
            <text:p>1</text:p>
          </table:table-cell>
          <table:table-cell table:style-name="ce139" table:formula="of:=[Zeit7.C16]" office:value-type="float" office:value="1" calcext:value-type="float">
            <text:p>1</text:p>
          </table:table-cell>
          <table:table-cell table:style-name="ce139" table:formula="of:=[Zeit7.D16]" office:value-type="float" office:value="1" calcext:value-type="float">
            <text:p>1</text:p>
          </table:table-cell>
          <table:table-cell table:style-name="ce139" table:formula="of:=[Zeit7.E16]" office:value-type="float" office:value="1" calcext:value-type="float">
            <text:p>1</text:p>
          </table:table-cell>
          <table:table-cell table:style-name="ce139" table:formula="of:=[Zeit7.F16]" office:value-type="float" office:value="1" calcext:value-type="float">
            <text:p>1</text:p>
          </table:table-cell>
          <table:table-cell table:style-name="ce139" table:formula="of:=[Zeit7.G16]" office:value-type="float" office:value="1" calcext:value-type="float">
            <text:p>1</text:p>
          </table:table-cell>
          <table:table-cell table:style-name="ce139" table:formula="of:=[Zeit7.H16]" office:value-type="float" office:value="1" calcext:value-type="float">
            <text:p>1</text:p>
          </table:table-cell>
          <table:table-cell table:number-columns-repeated="7"/>
          <table:table-cell table:style-name="ce143" table:formula="of:=[.A16]-[Zeit7.A16]" office:value-type="float" office:value="0" calcext:value-type="float">
            <text:p>0</text:p>
          </table:table-cell>
          <table:table-cell table:style-name="ce143" table:formula="of:=[.B16]-[Zeit7.B16]" office:value-type="float" office:value="0" calcext:value-type="float">
            <text:p>0</text:p>
          </table:table-cell>
          <table:table-cell table:style-name="ce143" table:formula="of:=[.C16]-[Zeit7.C16]" office:value-type="float" office:value="0" calcext:value-type="float">
            <text:p>0</text:p>
          </table:table-cell>
          <table:table-cell table:style-name="ce143" table:formula="of:=[.D16]-[Zeit7.D16]" office:value-type="float" office:value="0" calcext:value-type="float">
            <text:p>0</text:p>
          </table:table-cell>
          <table:table-cell table:style-name="ce143" table:formula="of:=[.E16]-[Zeit7.E16]" office:value-type="float" office:value="0" calcext:value-type="float">
            <text:p>0</text:p>
          </table:table-cell>
          <table:table-cell table:style-name="ce143" table:formula="of:=[.F16]-[Zeit7.F16]" office:value-type="float" office:value="0" calcext:value-type="float">
            <text:p>0</text:p>
          </table:table-cell>
          <table:table-cell table:style-name="ce143" table:formula="of:=[.G16]-[Zeit7.G16]" office:value-type="float" office:value="0" calcext:value-type="float">
            <text:p>0</text:p>
          </table:table-cell>
          <table:table-cell table:style-name="ce143" table:formula="of:=[.H16]-[Zeit7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40" table:formula="of:=1-[.A10]" office:value-type="float" office:value="0" calcext:value-type="float">
            <text:p>0</text:p>
          </table:table-cell>
          <table:table-cell table:style-name="ce140" table:formula="of:=1-[.B10]" office:value-type="float" office:value="0" calcext:value-type="float">
            <text:p>0</text:p>
          </table:table-cell>
          <table:table-cell table:style-name="ce140" table:formula="of:=1-[.C10]" office:value-type="float" office:value="0" calcext:value-type="float">
            <text:p>0</text:p>
          </table:table-cell>
          <table:table-cell table:style-name="ce140" table:formula="of:=1-[.D10]" office:value-type="float" office:value="0" calcext:value-type="float">
            <text:p>0</text:p>
          </table:table-cell>
          <table:table-cell table:style-name="ce140" table:formula="of:=1-[.E10]" office:value-type="float" office:value="0" calcext:value-type="float">
            <text:p>0</text:p>
          </table:table-cell>
          <table:table-cell table:style-name="ce140" table:formula="of:=1-[.F10]" office:value-type="float" office:value="0" calcext:value-type="float">
            <text:p>0</text:p>
          </table:table-cell>
          <table:table-cell table:style-name="ce140" table:formula="of:=1-[.G10]" office:value-type="float" office:value="0" calcext:value-type="float">
            <text:p>0</text:p>
          </table:table-cell>
          <table:table-cell table:style-name="ce140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0" table:formula="of:=1-[.A11]" office:value-type="float" office:value="0" calcext:value-type="float">
            <text:p>0</text:p>
          </table:table-cell>
          <table:table-cell table:style-name="ce140" table:formula="of:=1-[.B11]" office:value-type="float" office:value="1" calcext:value-type="float">
            <text:p>1</text:p>
          </table:table-cell>
          <table:table-cell table:style-name="ce140" table:formula="of:=1-[.C11]" office:value-type="float" office:value="1" calcext:value-type="float">
            <text:p>1</text:p>
          </table:table-cell>
          <table:table-cell table:style-name="ce140" table:formula="of:=1-[.D11]" office:value-type="float" office:value="1" calcext:value-type="float">
            <text:p>1</text:p>
          </table:table-cell>
          <table:table-cell table:style-name="ce140" table:formula="of:=1-[.E11]" office:value-type="float" office:value="1" calcext:value-type="float">
            <text:p>1</text:p>
          </table:table-cell>
          <table:table-cell table:style-name="ce140" table:formula="of:=1-[.F11]" office:value-type="float" office:value="1" calcext:value-type="float">
            <text:p>1</text:p>
          </table:table-cell>
          <table:table-cell table:style-name="ce140" table:formula="of:=1-[.G11]" office:value-type="float" office:value="1" calcext:value-type="float">
            <text:p>1</text:p>
          </table:table-cell>
          <table:table-cell table:style-name="ce140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0" table:formula="of:=1-[.A12]" office:value-type="float" office:value="0" calcext:value-type="float">
            <text:p>0</text:p>
          </table:table-cell>
          <table:table-cell table:style-name="ce140" table:formula="of:=1-[.B12]" office:value-type="float" office:value="1" calcext:value-type="float">
            <text:p>1</text:p>
          </table:table-cell>
          <table:table-cell table:style-name="ce140" table:formula="of:=1-[.C12]" office:value-type="float" office:value="1" calcext:value-type="float">
            <text:p>1</text:p>
          </table:table-cell>
          <table:table-cell table:style-name="ce140" table:formula="of:=1-[.D12]" office:value-type="float" office:value="1" calcext:value-type="float">
            <text:p>1</text:p>
          </table:table-cell>
          <table:table-cell table:style-name="ce140" table:formula="of:=1-[.E12]" office:value-type="float" office:value="1" calcext:value-type="float">
            <text:p>1</text:p>
          </table:table-cell>
          <table:table-cell table:style-name="ce140" table:formula="of:=1-[.F12]" office:value-type="float" office:value="1" calcext:value-type="float">
            <text:p>1</text:p>
          </table:table-cell>
          <table:table-cell table:style-name="ce140" table:formula="of:=1-[.G12]" office:value-type="float" office:value="1" calcext:value-type="float">
            <text:p>1</text:p>
          </table:table-cell>
          <table:table-cell table:style-name="ce140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0" table:formula="of:=1-[.A13]" office:value-type="float" office:value="0" calcext:value-type="float">
            <text:p>0</text:p>
          </table:table-cell>
          <table:table-cell table:style-name="ce140" table:formula="of:=1-[.B13]" office:value-type="float" office:value="1" calcext:value-type="float">
            <text:p>1</text:p>
          </table:table-cell>
          <table:table-cell table:style-name="ce140" table:formula="of:=1-[.C13]" office:value-type="float" office:value="1" calcext:value-type="float">
            <text:p>1</text:p>
          </table:table-cell>
          <table:table-cell table:style-name="ce140" table:formula="of:=1-[.D13]" office:value-type="float" office:value="1" calcext:value-type="float">
            <text:p>1</text:p>
          </table:table-cell>
          <table:table-cell table:style-name="ce140" table:formula="of:=1-[.E13]" office:value-type="float" office:value="1" calcext:value-type="float">
            <text:p>1</text:p>
          </table:table-cell>
          <table:table-cell table:style-name="ce140" table:formula="of:=1-[.F13]" office:value-type="float" office:value="0" calcext:value-type="float">
            <text:p>0</text:p>
          </table:table-cell>
          <table:table-cell table:style-name="ce140" table:formula="of:=1-[.G13]" office:value-type="float" office:value="1" calcext:value-type="float">
            <text:p>1</text:p>
          </table:table-cell>
          <table:table-cell table:style-name="ce140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0" table:formula="of:=1-[.A14]" office:value-type="float" office:value="0" calcext:value-type="float">
            <text:p>0</text:p>
          </table:table-cell>
          <table:table-cell table:style-name="ce140" table:formula="of:=1-[.B14]" office:value-type="float" office:value="1" calcext:value-type="float">
            <text:p>1</text:p>
          </table:table-cell>
          <table:table-cell table:style-name="ce140" table:formula="of:=1-[.C14]" office:value-type="float" office:value="1" calcext:value-type="float">
            <text:p>1</text:p>
          </table:table-cell>
          <table:table-cell table:style-name="ce140" table:formula="of:=1-[.D14]" office:value-type="float" office:value="1" calcext:value-type="float">
            <text:p>1</text:p>
          </table:table-cell>
          <table:table-cell table:style-name="ce140" table:formula="of:=1-[.E14]" office:value-type="float" office:value="1" calcext:value-type="float">
            <text:p>1</text:p>
          </table:table-cell>
          <table:table-cell table:style-name="ce140" table:formula="of:=1-[.F14]" office:value-type="float" office:value="0" calcext:value-type="float">
            <text:p>0</text:p>
          </table:table-cell>
          <table:table-cell table:style-name="ce140" table:formula="of:=1-[.G14]" office:value-type="float" office:value="1" calcext:value-type="float">
            <text:p>1</text:p>
          </table:table-cell>
          <table:table-cell table:style-name="ce140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0" table:formula="of:=1-[.A15]" office:value-type="float" office:value="0" calcext:value-type="float">
            <text:p>0</text:p>
          </table:table-cell>
          <table:table-cell table:style-name="ce140" table:formula="of:=1-[.B15]" office:value-type="float" office:value="1" calcext:value-type="float">
            <text:p>1</text:p>
          </table:table-cell>
          <table:table-cell table:style-name="ce140" table:formula="of:=1-[.C15]" office:value-type="float" office:value="1" calcext:value-type="float">
            <text:p>1</text:p>
          </table:table-cell>
          <table:table-cell table:style-name="ce140" table:formula="of:=1-[.D15]" office:value-type="float" office:value="1" calcext:value-type="float">
            <text:p>1</text:p>
          </table:table-cell>
          <table:table-cell table:style-name="ce140" table:formula="of:=1-[.E15]" office:value-type="float" office:value="1" calcext:value-type="float">
            <text:p>1</text:p>
          </table:table-cell>
          <table:table-cell table:style-name="ce140" table:formula="of:=1-[.F15]" office:value-type="float" office:value="1" calcext:value-type="float">
            <text:p>1</text:p>
          </table:table-cell>
          <table:table-cell table:style-name="ce140" table:formula="of:=1-[.G15]" office:value-type="float" office:value="1" calcext:value-type="float">
            <text:p>1</text:p>
          </table:table-cell>
          <table:table-cell table:style-name="ce140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0" table:formula="of:=1-[.A16]" office:value-type="float" office:value="0" calcext:value-type="float">
            <text:p>0</text:p>
          </table:table-cell>
          <table:table-cell table:style-name="ce140" table:formula="of:=1-[.B16]" office:value-type="float" office:value="0" calcext:value-type="float">
            <text:p>0</text:p>
          </table:table-cell>
          <table:table-cell table:style-name="ce140" table:formula="of:=1-[.C16]" office:value-type="float" office:value="0" calcext:value-type="float">
            <text:p>0</text:p>
          </table:table-cell>
          <table:table-cell table:style-name="ce140" table:formula="of:=1-[.D16]" office:value-type="float" office:value="0" calcext:value-type="float">
            <text:p>0</text:p>
          </table:table-cell>
          <table:table-cell table:style-name="ce140" table:formula="of:=1-[.E16]" office:value-type="float" office:value="0" calcext:value-type="float">
            <text:p>0</text:p>
          </table:table-cell>
          <table:table-cell table:style-name="ce140" table:formula="of:=1-[.F16]" office:value-type="float" office:value="0" calcext:value-type="float">
            <text:p>0</text:p>
          </table:table-cell>
          <table:table-cell table:style-name="ce140" table:formula="of:=1-[.G16]" office:value-type="float" office:value="0" calcext:value-type="float">
            <text:p>0</text:p>
          </table:table-cell>
          <table:table-cell table:style-name="ce140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8.A10:Zeit8.H10 Zeit8.A16:Zeit8.H16 Zeit8.A11:Zeit8.A15 Zeit8.H11:Zeit8.H15">
            <calcext:condition calcext:apply-style-name="blue_dark_background" calcext:value="&gt;0.5" calcext:base-cell-address="Zeit8.A10"/>
            <calcext:condition calcext:apply-style-name="grey_background" calcext:value="&lt;=0.5" calcext:base-cell-address="Zeit8.A10"/>
          </calcext:conditional-format>
          <calcext:conditional-format calcext:target-range-address="Zeit8.A19:Zeit8.H25">
            <calcext:condition calcext:apply-style-name="blue_dark_background" calcext:value="&gt;0.5" calcext:base-cell-address="Zeit8.A19"/>
            <calcext:condition calcext:apply-style-name="grey_background" calcext:value="&lt;=0.5" calcext:base-cell-address="Zeit8.A19"/>
          </calcext:conditional-format>
          <calcext:conditional-format calcext:target-range-address="Zeit8.P10:Zeit8.W16">
            <calcext:condition calcext:apply-style-name="Good" calcext:value="&gt;0.5" calcext:base-cell-address="Zeit8.P10"/>
            <calcext:condition calcext:apply-style-name="Bad" calcext:value="&lt;=-0.5" calcext:base-cell-address="Zeit8.P10"/>
          </calcext:conditional-format>
          <calcext:conditional-format calcext:target-range-address="Zeit8.B3:Zeit8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B11:Zeit8.G15">
            <calcext:condition calcext:apply-style-name="blue_dark_background" calcext:value="&gt;0.5" calcext:base-cell-address="Zeit8.B11"/>
            <calcext:condition calcext:apply-style-name="grey_background" calcext:value="&lt;=0.5" calcext:base-cell-address="Zeit8.B11"/>
          </calcext:conditional-format>
        </calcext:conditional-formats>
      </table:table>
      <table:table table:name="Zeit9" table:style-name="ta1">
        <table:table-column table:style-name="co2" table:number-columns-repeated="14" table:default-cell-style-name="ce1"/>
        <table:table-column table:style-name="co12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8" table:number-columns-repeated="8"/>
          <table:table-cell table:number-columns-repeated="1016"/>
        </table:table-row>
        <table:table-row table:style-name="ro3">
          <table:table-cell table:style-name="ce58"/>
          <table:table-cell table:style-name="ce146" table:formula="of:=IF([Zeit8.B20]=0;0;SUMPRODUCT([Zeit8.A2:.C4];[$Verteilung.$A$4:$Verteilung.$C$6];[.A19:.C21];[.A34:.C36]))" office:value-type="float" office:value="12.209727466619" calcext:value-type="float">
            <text:p>12,209727466619</text:p>
          </table:table-cell>
          <table:table-cell table:style-name="ce146" table:formula="of:=IF([Zeit8.C20]=0;0;SUMPRODUCT([Zeit8.B2:.D4];[$Verteilung.$A$4:$Verteilung.$C$6];[.B19:.D21];[.B34:.D36]))" office:value-type="float" office:value="17.027337350603" calcext:value-type="float">
            <text:p>17,027337350603</text:p>
          </table:table-cell>
          <table:table-cell table:style-name="ce146" table:formula="of:=IF([Zeit8.D20]=0;0;SUMPRODUCT([Zeit8.C2:.E4];[$Verteilung.$A$4:$Verteilung.$C$6];[.C19:.E21];[.C34:.E36]))" office:value-type="float" office:value="29.3407252275386" calcext:value-type="float">
            <text:p>29,3407252275386</text:p>
          </table:table-cell>
          <table:table-cell table:style-name="ce146" table:formula="of:=IF([$Zeit0.E20]=0;0;SUMPRODUCT([Zeit8.D2:.F4];[$Verteilung.$A$4:$Verteilung.$C$6];[.D19:.F21];[.D34:.F36]))" office:value-type="float" office:value="73.3271080651528" calcext:value-type="float">
            <text:p>73,3271080651528</text:p>
          </table:table-cell>
          <table:table-cell table:style-name="ce146" table:formula="of:=IF([$Zeit0.F20]=0;0;SUMPRODUCT([Zeit8.E2:.G4];[$Verteilung.$A$4:$Verteilung.$C$6];[.E19:.G21];[.E34:.G36]))" office:value-type="float" office:value="171.228169112237" calcext:value-type="float">
            <text:p>171,228169112237</text:p>
          </table:table-cell>
          <table:table-cell table:style-name="ce146" table:formula="of:=IF([$Zeit0.G20]=0;0;SUMPRODUCT([Zeit8.F2:.H4];[$Verteilung.$A$4:$Verteilung.$C$6];[.F19:.H21];[.F34:.H36]))" office:value-type="float" office:value="290.593077394761" calcext:value-type="float">
            <text:p>290,593077394761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46" table:formula="of:=IF([Zeit8.B21]=0;0;SUMPRODUCT([Zeit8.A3:.C5];[$Verteilung.$A$4:$Verteilung.$C$6];[.A20:.C22];[.A35:.C37]))" office:value-type="float" office:value="39.5131311608465" calcext:value-type="float">
            <text:p>39,5131311608465</text:p>
          </table:table-cell>
          <table:table-cell table:style-name="ce146" table:formula="of:=IF([Zeit8.C21]=0;0;SUMPRODUCT([Zeit8.B3:.D5];[$Verteilung.$A$4:$Verteilung.$C$6];[.B20:.D22];[.B35:.D37]))" office:value-type="float" office:value="40.2875542610276" calcext:value-type="float">
            <text:p>40,2875542610276</text:p>
          </table:table-cell>
          <table:table-cell table:style-name="ce146" table:formula="of:=IF([Zeit8.D21]=0;0;SUMPRODUCT([Zeit8.C3:.E5];[$Verteilung.$A$4:$Verteilung.$C$6];[.C20:.E22];[.C35:.E37]))" office:value-type="float" office:value="38.6063964105734" calcext:value-type="float">
            <text:p>38,6063964105734</text:p>
          </table:table-cell>
          <table:table-cell table:style-name="ce146" table:formula="of:=IF([$Zeit0.E21]=0;0;SUMPRODUCT([Zeit8.D3:.F5];[$Verteilung.$A$4:$Verteilung.$C$6];[.D20:.F22];[.D35:.F37]))" office:value-type="float" office:value="65.6997692674183" calcext:value-type="float">
            <text:p>65,6997692674183</text:p>
          </table:table-cell>
          <table:table-cell table:style-name="ce146" table:formula="of:=IF([$Zeit0.F21]=0;0;SUMPRODUCT([Zeit8.E3:.G5];[$Verteilung.$A$4:$Verteilung.$C$6];[.E20:.G22];[.E35:.G37]))" office:value-type="float" office:value="142.820729502774" calcext:value-type="float">
            <text:p>142,820729502774</text:p>
          </table:table-cell>
          <table:table-cell table:style-name="ce146" table:formula="of:=IF([$Zeit0.G21]=0;0;SUMPRODUCT([Zeit8.F3:.H5];[$Verteilung.$A$4:$Verteilung.$C$6];[.F20:.H22];[.F35:.H37]))" office:value-type="float" office:value="177.947821094875" calcext:value-type="float">
            <text:p>177,947821094875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46" table:formula="of:=IF([Zeit8.B22]=0;0;SUMPRODUCT([Zeit8.A4:.C6];[$Verteilung.$A$4:$Verteilung.$C$6];[.A21:.C23];[.A36:.C38]))" office:value-type="float" office:value="102.562542146049" calcext:value-type="float">
            <text:p>102,562542146049</text:p>
          </table:table-cell>
          <table:table-cell table:style-name="ce146" table:formula="of:=IF([Zeit8.C22]=0;0;SUMPRODUCT([Zeit8.B4:.D6];[$Verteilung.$A$4:$Verteilung.$C$6];[.B21:.D23];[.B36:.D38]))" office:value-type="float" office:value="83.0885853828774" calcext:value-type="float">
            <text:p>83,0885853828774</text:p>
          </table:table-cell>
          <table:table-cell table:style-name="ce146" table:formula="of:=IF([Zeit8.D22]=0;0;SUMPRODUCT([Zeit8.C4:.E6];[$Verteilung.$A$4:$Verteilung.$C$6];[.C21:.E23];[.C36:.E38]))" office:value-type="float" office:value="44.8530722746077" calcext:value-type="float">
            <text:p>44,8530722746077</text:p>
          </table:table-cell>
          <table:table-cell table:style-name="ce146" table:formula="of:=IF([Zeit8.E22]=0;0;SUMPRODUCT([Zeit8.D4:.F6];[$Verteilung.$A$4:$Verteilung.$C$6];[.D21:.F23];[.D36:.F38]))" office:value-type="float" office:value="37.5543330561798" calcext:value-type="float">
            <text:p>37,5543330561798</text:p>
          </table:table-cell>
          <table:table-cell table:style-name="ce146" table:formula="of:=IF([Zeit8.F22]=0;0;SUMPRODUCT([Zeit8.E4:.G6];[$Verteilung.$A$4:$Verteilung.$C$6];[.E21:.G23];[.E36:.G38]))" office:value-type="float" office:value="0" calcext:value-type="float">
            <text:p>0</text:p>
          </table:table-cell>
          <table:table-cell table:style-name="ce146" table:formula="of:=IF([Zeit8.G22]=0;0;SUMPRODUCT([Zeit8.F4:.H6];[$Verteilung.$A$4:$Verteilung.$C$6];[.F21:.H23];[.F36:.H38]))" office:value-type="float" office:value="64.8690511831297" calcext:value-type="float">
            <text:p>64,8690511831297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46" table:formula="of:=IF([Zeit8.B23]=0;0;SUMPRODUCT([Zeit8.A5:.C7];[$Verteilung.$A$4:$Verteilung.$C$6];[.A22:.C24];[.A37:.C39]))" office:value-type="float" office:value="171.168025924844" calcext:value-type="float">
            <text:p>171,168025924844</text:p>
          </table:table-cell>
          <table:table-cell table:style-name="ce146" table:formula="of:=IF([Zeit8.C23]=0;0;SUMPRODUCT([Zeit8.B5:.D7];[$Verteilung.$A$4:$Verteilung.$C$6];[.B22:.D24];[.B37:.D39]))" office:value-type="float" office:value="113.381184430814" calcext:value-type="float">
            <text:p>113,381184430814</text:p>
          </table:table-cell>
          <table:table-cell table:style-name="ce146" table:formula="of:=IF([Zeit8.D23]=0;0;SUMPRODUCT([Zeit8.C5:.E7];[$Verteilung.$A$4:$Verteilung.$C$6];[.C22:.E24];[.C37:.E39]))" office:value-type="float" office:value="50.2218318600273" calcext:value-type="float">
            <text:p>50,2218318600273</text:p>
          </table:table-cell>
          <table:table-cell table:style-name="ce146" table:formula="of:=IF([Zeit8.E23]=0;0;SUMPRODUCT([Zeit8.D5:.F7];[$Verteilung.$A$4:$Verteilung.$C$6];[.D22:.F24];[.D37:.F39]))" office:value-type="float" office:value="18.3968495451025" calcext:value-type="float">
            <text:p>18,3968495451025</text:p>
          </table:table-cell>
          <table:table-cell table:style-name="ce146" table:formula="of:=IF([Zeit8.F23]=0;0;SUMPRODUCT([Zeit8.E5:.G7];[$Verteilung.$A$4:$Verteilung.$C$6];[.E22:.G24];[.E37:.G39]))" office:value-type="float" office:value="0" calcext:value-type="float">
            <text:p>0</text:p>
          </table:table-cell>
          <table:table-cell table:style-name="ce146" table:formula="of:=IF([Zeit8.G23]=0;0;SUMPRODUCT([Zeit8.F5:.H7];[$Verteilung.$A$4:$Verteilung.$C$6];[.F22:.H24];[.F37:.H39]))" office:value-type="float" office:value="10.8189323394905" calcext:value-type="float">
            <text:p>10,8189323394905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46" table:formula="of:=IF([Zeit8.B24]=0;0;SUMPRODUCT([Zeit8.A6:.C8];[$Verteilung.$A$4:$Verteilung.$C$6];[.A23:.C25];[.A38:.C40]))" office:value-type="float" office:value="137.938343543794" calcext:value-type="float">
            <text:p>137,938343543794</text:p>
          </table:table-cell>
          <table:table-cell table:style-name="ce146" table:formula="of:=IF([Zeit8.C24]=0;0;SUMPRODUCT([Zeit8.B6:.D8];[$Verteilung.$A$4:$Verteilung.$C$6];[.B23:.D25];[.B38:.D40]))" office:value-type="float" office:value="106.275491348123" calcext:value-type="float">
            <text:p>106,275491348123</text:p>
          </table:table-cell>
          <table:table-cell table:style-name="ce146" table:formula="of:=IF([Zeit8.D24]=0;0;SUMPRODUCT([Zeit8.C6:.E8];[$Verteilung.$A$4:$Verteilung.$C$6];[.C23:.E25];[.C38:.E40]))" office:value-type="float" office:value="42.9301843120625" calcext:value-type="float">
            <text:p>42,9301843120625</text:p>
          </table:table-cell>
          <table:table-cell table:style-name="ce146" table:formula="of:=IF([Zeit8.E24]=0;0;SUMPRODUCT([Zeit8.D6:.F8];[$Verteilung.$A$4:$Verteilung.$C$6];[.D23:.F25];[.D38:.F40]))" office:value-type="float" office:value="12.4837802628947" calcext:value-type="float">
            <text:p>12,4837802628947</text:p>
          </table:table-cell>
          <table:table-cell table:style-name="ce146" table:formula="of:=IF([Zeit8.F24]=0;0;SUMPRODUCT([Zeit8.E6:.G8];[$Verteilung.$A$4:$Verteilung.$C$6];[.E23:.G25];[.E38:.G40]))" office:value-type="float" office:value="3.38412179268199" calcext:value-type="float">
            <text:p>3,38412179268199</text:p>
          </table:table-cell>
          <table:table-cell table:style-name="ce146" table:formula="of:=IF([Zeit8.G24]=0;0;SUMPRODUCT([Zeit8.F6:.H8];[$Verteilung.$A$4:$Verteilung.$C$6];[.F23:.H25];[.F38:.H40]))" office:value-type="float" office:value="1.47212428289533" calcext:value-type="float">
            <text:p>1,47212428289533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8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44" table:formula="of:=[Zeit8.A10]" office:value-type="float" office:value="1" calcext:value-type="float">
            <text:p>1</text:p>
          </table:table-cell>
          <table:table-cell table:style-name="ce144" table:formula="of:=[Zeit8.B10]" office:value-type="float" office:value="1" calcext:value-type="float">
            <text:p>1</text:p>
          </table:table-cell>
          <table:table-cell table:style-name="ce144" table:formula="of:=[Zeit8.C10]" office:value-type="float" office:value="1" calcext:value-type="float">
            <text:p>1</text:p>
          </table:table-cell>
          <table:table-cell table:style-name="ce144" table:formula="of:=[Zeit8.D10]" office:value-type="float" office:value="1" calcext:value-type="float">
            <text:p>1</text:p>
          </table:table-cell>
          <table:table-cell table:style-name="ce144" table:formula="of:=[Zeit8.E10]" office:value-type="float" office:value="1" calcext:value-type="float">
            <text:p>1</text:p>
          </table:table-cell>
          <table:table-cell table:style-name="ce144" table:formula="of:=[Zeit8.F10]" office:value-type="float" office:value="1" calcext:value-type="float">
            <text:p>1</text:p>
          </table:table-cell>
          <table:table-cell table:style-name="ce144" table:formula="of:=[Zeit8.G10]" office:value-type="float" office:value="1" calcext:value-type="float">
            <text:p>1</text:p>
          </table:table-cell>
          <table:table-cell table:style-name="ce144" table:formula="of:=[Zeit8.H10]" office:value-type="float" office:value="1" calcext:value-type="float">
            <text:p>1</text:p>
          </table:table-cell>
          <table:table-cell table:number-columns-repeated="7"/>
          <table:table-cell table:style-name="ce148" table:formula="of:=[.A10]-[Zeit8.A10]" office:value-type="float" office:value="0" calcext:value-type="float">
            <text:p>0</text:p>
          </table:table-cell>
          <table:table-cell table:style-name="ce148" table:formula="of:=[.B10]-[Zeit8.B10]" office:value-type="float" office:value="0" calcext:value-type="float">
            <text:p>0</text:p>
          </table:table-cell>
          <table:table-cell table:style-name="ce148" table:formula="of:=[.C10]-[Zeit8.C10]" office:value-type="float" office:value="0" calcext:value-type="float">
            <text:p>0</text:p>
          </table:table-cell>
          <table:table-cell table:style-name="ce148" table:formula="of:=[.D10]-[Zeit8.D10]" office:value-type="float" office:value="0" calcext:value-type="float">
            <text:p>0</text:p>
          </table:table-cell>
          <table:table-cell table:style-name="ce148" table:formula="of:=[.E10]-[Zeit8.E10]" office:value-type="float" office:value="0" calcext:value-type="float">
            <text:p>0</text:p>
          </table:table-cell>
          <table:table-cell table:style-name="ce148" table:formula="of:=[.F10]-[Zeit8.F10]" office:value-type="float" office:value="0" calcext:value-type="float">
            <text:p>0</text:p>
          </table:table-cell>
          <table:table-cell table:style-name="ce148" table:formula="of:=[.G10]-[Zeit8.G10]" office:value-type="float" office:value="0" calcext:value-type="float">
            <text:p>0</text:p>
          </table:table-cell>
          <table:table-cell table:style-name="ce148" table:formula="of:=[.H10]-[Zeit8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8.A11]" office:value-type="float" office:value="1" calcext:value-type="float">
            <text:p>1</text:p>
          </table:table-cell>
          <table:table-cell table:style-name="ce147" table:formula="of:=[Zeit8.B11]" office:value-type="float" office:value="0" calcext:value-type="float">
            <text:p>0</text:p>
          </table:table-cell>
          <table:table-cell table:style-name="ce147" table:formula="of:=[Zeit8.C11]" office:value-type="float" office:value="0" calcext:value-type="float">
            <text:p>0</text:p>
          </table:table-cell>
          <table:table-cell table:style-name="ce147" table:formula="of:=[Zeit8.D11]" office:value-type="float" office:value="0" calcext:value-type="float">
            <text:p>0</text:p>
          </table:table-cell>
          <table:table-cell table:style-name="ce147" table:formula="of:=[Zeit8.E11]" office:value-type="float" office:value="0" calcext:value-type="float">
            <text:p>0</text:p>
          </table:table-cell>
          <table:table-cell table:style-name="ce147" table:formula="of:=[Zeit8.F11]" office:value-type="float" office:value="0" calcext:value-type="float">
            <text:p>0</text:p>
          </table:table-cell>
          <table:table-cell table:style-name="ce147" table:formula="of:=[Zeit8.G11]" office:value-type="float" office:value="0" calcext:value-type="float">
            <text:p>0</text:p>
          </table:table-cell>
          <table:table-cell table:style-name="ce144" table:formula="of:=[Zeit8.H11]" office:value-type="float" office:value="1" calcext:value-type="float">
            <text:p>1</text:p>
          </table:table-cell>
          <table:table-cell table:number-columns-repeated="7"/>
          <table:table-cell table:style-name="ce148" table:formula="of:=[.A11]-[Zeit8.A11]" office:value-type="float" office:value="0" calcext:value-type="float">
            <text:p>0</text:p>
          </table:table-cell>
          <table:table-cell table:style-name="ce148" table:formula="of:=[.B11]-[Zeit8.B11]" office:value-type="float" office:value="0" calcext:value-type="float">
            <text:p>0</text:p>
          </table:table-cell>
          <table:table-cell table:style-name="ce148" table:formula="of:=[.C11]-[Zeit8.C11]" office:value-type="float" office:value="0" calcext:value-type="float">
            <text:p>0</text:p>
          </table:table-cell>
          <table:table-cell table:style-name="ce148" table:formula="of:=[.D11]-[Zeit8.D11]" office:value-type="float" office:value="0" calcext:value-type="float">
            <text:p>0</text:p>
          </table:table-cell>
          <table:table-cell table:style-name="ce148" table:formula="of:=[.E11]-[Zeit8.E11]" office:value-type="float" office:value="0" calcext:value-type="float">
            <text:p>0</text:p>
          </table:table-cell>
          <table:table-cell table:style-name="ce148" table:formula="of:=[.F11]-[Zeit8.F11]" office:value-type="float" office:value="0" calcext:value-type="float">
            <text:p>0</text:p>
          </table:table-cell>
          <table:table-cell table:style-name="ce148" table:formula="of:=[.G11]-[Zeit8.G11]" office:value-type="float" office:value="0" calcext:value-type="float">
            <text:p>0</text:p>
          </table:table-cell>
          <table:table-cell table:style-name="ce148" table:formula="of:=[.H11]-[Zeit8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8.A12]" office:value-type="float" office:value="1" calcext:value-type="float">
            <text:p>1</text:p>
          </table:table-cell>
          <table:table-cell table:style-name="ce147" table:formula="of:=[Zeit8.B12]" office:value-type="float" office:value="0" calcext:value-type="float">
            <text:p>0</text:p>
          </table:table-cell>
          <table:table-cell table:style-name="ce147" table:formula="of:=[Zeit8.C12]" office:value-type="float" office:value="0" calcext:value-type="float">
            <text:p>0</text:p>
          </table:table-cell>
          <table:table-cell table:style-name="ce147" table:formula="of:=[Zeit8.D12]" office:value-type="float" office:value="0" calcext:value-type="float">
            <text:p>0</text:p>
          </table:table-cell>
          <table:table-cell table:style-name="ce147" table:formula="of:=[Zeit8.E12]" office:value-type="float" office:value="0" calcext:value-type="float">
            <text:p>0</text:p>
          </table:table-cell>
          <table:table-cell table:style-name="ce147" table:formula="of:=[Zeit8.F12]" office:value-type="float" office:value="0" calcext:value-type="float">
            <text:p>0</text:p>
          </table:table-cell>
          <table:table-cell table:style-name="ce147" table:formula="of:=[Zeit8.G12]" office:value-type="float" office:value="0" calcext:value-type="float">
            <text:p>0</text:p>
          </table:table-cell>
          <table:table-cell table:style-name="ce144" table:formula="of:=[Zeit8.H12]" office:value-type="float" office:value="1" calcext:value-type="float">
            <text:p>1</text:p>
          </table:table-cell>
          <table:table-cell table:number-columns-repeated="7"/>
          <table:table-cell table:style-name="ce148" table:formula="of:=[.A12]-[Zeit8.A12]" office:value-type="float" office:value="0" calcext:value-type="float">
            <text:p>0</text:p>
          </table:table-cell>
          <table:table-cell table:style-name="ce148" table:formula="of:=[.B12]-[Zeit8.B12]" office:value-type="float" office:value="0" calcext:value-type="float">
            <text:p>0</text:p>
          </table:table-cell>
          <table:table-cell table:style-name="ce148" table:formula="of:=[.C12]-[Zeit8.C12]" office:value-type="float" office:value="0" calcext:value-type="float">
            <text:p>0</text:p>
          </table:table-cell>
          <table:table-cell table:style-name="ce148" table:formula="of:=[.D12]-[Zeit8.D12]" office:value-type="float" office:value="0" calcext:value-type="float">
            <text:p>0</text:p>
          </table:table-cell>
          <table:table-cell table:style-name="ce148" table:formula="of:=[.E12]-[Zeit8.E12]" office:value-type="float" office:value="0" calcext:value-type="float">
            <text:p>0</text:p>
          </table:table-cell>
          <table:table-cell table:style-name="ce148" table:formula="of:=[.F12]-[Zeit8.F12]" office:value-type="float" office:value="0" calcext:value-type="float">
            <text:p>0</text:p>
          </table:table-cell>
          <table:table-cell table:style-name="ce148" table:formula="of:=[.G12]-[Zeit8.G12]" office:value-type="float" office:value="0" calcext:value-type="float">
            <text:p>0</text:p>
          </table:table-cell>
          <table:table-cell table:style-name="ce148" table:formula="of:=[.H12]-[Zeit8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8.A13]" office:value-type="float" office:value="1" calcext:value-type="float">
            <text:p>1</text:p>
          </table:table-cell>
          <table:table-cell table:style-name="ce147" table:formula="of:=[Zeit8.B13]" office:value-type="float" office:value="0" calcext:value-type="float">
            <text:p>0</text:p>
          </table:table-cell>
          <table:table-cell table:style-name="ce147" table:formula="of:=[Zeit8.C13]" office:value-type="float" office:value="0" calcext:value-type="float">
            <text:p>0</text:p>
          </table:table-cell>
          <table:table-cell table:style-name="ce147" table:formula="of:=[Zeit8.D13]" office:value-type="float" office:value="0" calcext:value-type="float">
            <text:p>0</text:p>
          </table:table-cell>
          <table:table-cell table:style-name="ce147" table:formula="of:=[Zeit8.E13]" office:value-type="float" office:value="0" calcext:value-type="float">
            <text:p>0</text:p>
          </table:table-cell>
          <table:table-cell table:style-name="ce147" table:formula="of:=[Zeit8.F13]" office:value-type="float" office:value="1" calcext:value-type="float">
            <text:p>1</text:p>
          </table:table-cell>
          <table:table-cell table:style-name="ce147" table:formula="of:=[Zeit8.G13]" office:value-type="float" office:value="0" calcext:value-type="float">
            <text:p>0</text:p>
          </table:table-cell>
          <table:table-cell table:style-name="ce144" table:formula="of:=[Zeit8.H13]" office:value-type="float" office:value="1" calcext:value-type="float">
            <text:p>1</text:p>
          </table:table-cell>
          <table:table-cell table:number-columns-repeated="7"/>
          <table:table-cell table:style-name="ce148" table:formula="of:=[.A13]-[Zeit8.A13]" office:value-type="float" office:value="0" calcext:value-type="float">
            <text:p>0</text:p>
          </table:table-cell>
          <table:table-cell table:style-name="ce148" table:formula="of:=[.B13]-[Zeit8.B13]" office:value-type="float" office:value="0" calcext:value-type="float">
            <text:p>0</text:p>
          </table:table-cell>
          <table:table-cell table:style-name="ce148" table:formula="of:=[.C13]-[Zeit8.C13]" office:value-type="float" office:value="0" calcext:value-type="float">
            <text:p>0</text:p>
          </table:table-cell>
          <table:table-cell table:style-name="ce148" table:formula="of:=[.D13]-[Zeit8.D13]" office:value-type="float" office:value="0" calcext:value-type="float">
            <text:p>0</text:p>
          </table:table-cell>
          <table:table-cell table:style-name="ce148" table:formula="of:=[.E13]-[Zeit8.E13]" office:value-type="float" office:value="0" calcext:value-type="float">
            <text:p>0</text:p>
          </table:table-cell>
          <table:table-cell table:style-name="ce148" table:formula="of:=[.F13]-[Zeit8.F13]" office:value-type="float" office:value="0" calcext:value-type="float">
            <text:p>0</text:p>
          </table:table-cell>
          <table:table-cell table:style-name="ce148" table:formula="of:=[.G13]-[Zeit8.G13]" office:value-type="float" office:value="0" calcext:value-type="float">
            <text:p>0</text:p>
          </table:table-cell>
          <table:table-cell table:style-name="ce148" table:formula="of:=[.H13]-[Zeit8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8.A14]" office:value-type="float" office:value="1" calcext:value-type="float">
            <text:p>1</text:p>
          </table:table-cell>
          <table:table-cell table:style-name="ce147" table:formula="of:=[Zeit8.B14]" office:value-type="float" office:value="0" calcext:value-type="float">
            <text:p>0</text:p>
          </table:table-cell>
          <table:table-cell table:style-name="ce147" table:formula="of:=[Zeit8.C14]" office:value-type="float" office:value="0" calcext:value-type="float">
            <text:p>0</text:p>
          </table:table-cell>
          <table:table-cell table:style-name="ce147" table:formula="of:=[Zeit8.D14]" office:value-type="float" office:value="0" calcext:value-type="float">
            <text:p>0</text:p>
          </table:table-cell>
          <table:table-cell table:style-name="ce147" table:formula="of:=[Zeit8.E14]" office:value-type="float" office:value="0" calcext:value-type="float">
            <text:p>0</text:p>
          </table:table-cell>
          <table:table-cell table:style-name="ce147" table:formula="of:=[Zeit8.F14]" office:value-type="float" office:value="1" calcext:value-type="float">
            <text:p>1</text:p>
          </table:table-cell>
          <table:table-cell table:style-name="ce147" table:formula="of:=[Zeit8.G14]" office:value-type="float" office:value="0" calcext:value-type="float">
            <text:p>0</text:p>
          </table:table-cell>
          <table:table-cell table:style-name="ce144" table:formula="of:=[Zeit8.H14]" office:value-type="float" office:value="1" calcext:value-type="float">
            <text:p>1</text:p>
          </table:table-cell>
          <table:table-cell table:number-columns-repeated="7"/>
          <table:table-cell table:style-name="ce148" table:formula="of:=[.A14]-[Zeit8.A14]" office:value-type="float" office:value="0" calcext:value-type="float">
            <text:p>0</text:p>
          </table:table-cell>
          <table:table-cell table:style-name="ce148" table:formula="of:=[.B14]-[Zeit8.B14]" office:value-type="float" office:value="0" calcext:value-type="float">
            <text:p>0</text:p>
          </table:table-cell>
          <table:table-cell table:style-name="ce148" table:formula="of:=[.C14]-[Zeit8.C14]" office:value-type="float" office:value="0" calcext:value-type="float">
            <text:p>0</text:p>
          </table:table-cell>
          <table:table-cell table:style-name="ce148" table:formula="of:=[.D14]-[Zeit8.D14]" office:value-type="float" office:value="0" calcext:value-type="float">
            <text:p>0</text:p>
          </table:table-cell>
          <table:table-cell table:style-name="ce148" table:formula="of:=[.E14]-[Zeit8.E14]" office:value-type="float" office:value="0" calcext:value-type="float">
            <text:p>0</text:p>
          </table:table-cell>
          <table:table-cell table:style-name="ce148" table:formula="of:=[.F14]-[Zeit8.F14]" office:value-type="float" office:value="0" calcext:value-type="float">
            <text:p>0</text:p>
          </table:table-cell>
          <table:table-cell table:style-name="ce148" table:formula="of:=[.G14]-[Zeit8.G14]" office:value-type="float" office:value="0" calcext:value-type="float">
            <text:p>0</text:p>
          </table:table-cell>
          <table:table-cell table:style-name="ce148" table:formula="of:=[.H14]-[Zeit8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8.A15]" office:value-type="float" office:value="1" calcext:value-type="float">
            <text:p>1</text:p>
          </table:table-cell>
          <table:table-cell table:style-name="ce147" table:formula="of:=[Zeit8.B15]" office:value-type="float" office:value="0" calcext:value-type="float">
            <text:p>0</text:p>
          </table:table-cell>
          <table:table-cell table:style-name="ce147" table:formula="of:=[Zeit8.C15]" office:value-type="float" office:value="0" calcext:value-type="float">
            <text:p>0</text:p>
          </table:table-cell>
          <table:table-cell table:style-name="ce147" table:formula="of:=[Zeit8.D15]" office:value-type="float" office:value="0" calcext:value-type="float">
            <text:p>0</text:p>
          </table:table-cell>
          <table:table-cell table:style-name="ce147" table:formula="of:=[Zeit8.E15]" office:value-type="float" office:value="0" calcext:value-type="float">
            <text:p>0</text:p>
          </table:table-cell>
          <table:table-cell table:style-name="ce147" table:formula="of:=[Zeit8.F15]" office:value-type="float" office:value="0" calcext:value-type="float">
            <text:p>0</text:p>
          </table:table-cell>
          <table:table-cell table:style-name="ce147" table:formula="of:=[Zeit8.G15]" office:value-type="float" office:value="0" calcext:value-type="float">
            <text:p>0</text:p>
          </table:table-cell>
          <table:table-cell table:style-name="ce144" table:formula="of:=[Zeit8.H15]" office:value-type="float" office:value="1" calcext:value-type="float">
            <text:p>1</text:p>
          </table:table-cell>
          <table:table-cell table:number-columns-repeated="7"/>
          <table:table-cell table:style-name="ce148" table:formula="of:=[.A15]-[Zeit8.A15]" office:value-type="float" office:value="0" calcext:value-type="float">
            <text:p>0</text:p>
          </table:table-cell>
          <table:table-cell table:style-name="ce148" table:formula="of:=[.B15]-[Zeit8.B15]" office:value-type="float" office:value="0" calcext:value-type="float">
            <text:p>0</text:p>
          </table:table-cell>
          <table:table-cell table:style-name="ce148" table:formula="of:=[.C15]-[Zeit8.C15]" office:value-type="float" office:value="0" calcext:value-type="float">
            <text:p>0</text:p>
          </table:table-cell>
          <table:table-cell table:style-name="ce148" table:formula="of:=[.D15]-[Zeit8.D15]" office:value-type="float" office:value="0" calcext:value-type="float">
            <text:p>0</text:p>
          </table:table-cell>
          <table:table-cell table:style-name="ce148" table:formula="of:=[.E15]-[Zeit8.E15]" office:value-type="float" office:value="0" calcext:value-type="float">
            <text:p>0</text:p>
          </table:table-cell>
          <table:table-cell table:style-name="ce148" table:formula="of:=[.F15]-[Zeit8.F15]" office:value-type="float" office:value="0" calcext:value-type="float">
            <text:p>0</text:p>
          </table:table-cell>
          <table:table-cell table:style-name="ce148" table:formula="of:=[.G15]-[Zeit8.G15]" office:value-type="float" office:value="0" calcext:value-type="float">
            <text:p>0</text:p>
          </table:table-cell>
          <table:table-cell table:style-name="ce148" table:formula="of:=[.H15]-[Zeit8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8.A16]" office:value-type="float" office:value="1" calcext:value-type="float">
            <text:p>1</text:p>
          </table:table-cell>
          <table:table-cell table:style-name="ce144" table:formula="of:=[Zeit8.B16]" office:value-type="float" office:value="1" calcext:value-type="float">
            <text:p>1</text:p>
          </table:table-cell>
          <table:table-cell table:style-name="ce144" table:formula="of:=[Zeit8.C16]" office:value-type="float" office:value="1" calcext:value-type="float">
            <text:p>1</text:p>
          </table:table-cell>
          <table:table-cell table:style-name="ce144" table:formula="of:=[Zeit8.D16]" office:value-type="float" office:value="1" calcext:value-type="float">
            <text:p>1</text:p>
          </table:table-cell>
          <table:table-cell table:style-name="ce144" table:formula="of:=[Zeit8.E16]" office:value-type="float" office:value="1" calcext:value-type="float">
            <text:p>1</text:p>
          </table:table-cell>
          <table:table-cell table:style-name="ce144" table:formula="of:=[Zeit8.F16]" office:value-type="float" office:value="1" calcext:value-type="float">
            <text:p>1</text:p>
          </table:table-cell>
          <table:table-cell table:style-name="ce144" table:formula="of:=[Zeit8.G16]" office:value-type="float" office:value="1" calcext:value-type="float">
            <text:p>1</text:p>
          </table:table-cell>
          <table:table-cell table:style-name="ce144" table:formula="of:=[Zeit8.H16]" office:value-type="float" office:value="1" calcext:value-type="float">
            <text:p>1</text:p>
          </table:table-cell>
          <table:table-cell table:number-columns-repeated="7"/>
          <table:table-cell table:style-name="ce148" table:formula="of:=[.A16]-[Zeit8.A16]" office:value-type="float" office:value="0" calcext:value-type="float">
            <text:p>0</text:p>
          </table:table-cell>
          <table:table-cell table:style-name="ce148" table:formula="of:=[.B16]-[Zeit8.B16]" office:value-type="float" office:value="0" calcext:value-type="float">
            <text:p>0</text:p>
          </table:table-cell>
          <table:table-cell table:style-name="ce148" table:formula="of:=[.C16]-[Zeit8.C16]" office:value-type="float" office:value="0" calcext:value-type="float">
            <text:p>0</text:p>
          </table:table-cell>
          <table:table-cell table:style-name="ce148" table:formula="of:=[.D16]-[Zeit8.D16]" office:value-type="float" office:value="0" calcext:value-type="float">
            <text:p>0</text:p>
          </table:table-cell>
          <table:table-cell table:style-name="ce148" table:formula="of:=[.E16]-[Zeit8.E16]" office:value-type="float" office:value="0" calcext:value-type="float">
            <text:p>0</text:p>
          </table:table-cell>
          <table:table-cell table:style-name="ce148" table:formula="of:=[.F16]-[Zeit8.F16]" office:value-type="float" office:value="0" calcext:value-type="float">
            <text:p>0</text:p>
          </table:table-cell>
          <table:table-cell table:style-name="ce148" table:formula="of:=[.G16]-[Zeit8.G16]" office:value-type="float" office:value="0" calcext:value-type="float">
            <text:p>0</text:p>
          </table:table-cell>
          <table:table-cell table:style-name="ce148" table:formula="of:=[.H16]-[Zeit8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45" table:formula="of:=1-[.A10]" office:value-type="float" office:value="0" calcext:value-type="float">
            <text:p>0</text:p>
          </table:table-cell>
          <table:table-cell table:style-name="ce145" table:formula="of:=1-[.B10]" office:value-type="float" office:value="0" calcext:value-type="float">
            <text:p>0</text:p>
          </table:table-cell>
          <table:table-cell table:style-name="ce145" table:formula="of:=1-[.C10]" office:value-type="float" office:value="0" calcext:value-type="float">
            <text:p>0</text:p>
          </table:table-cell>
          <table:table-cell table:style-name="ce145" table:formula="of:=1-[.D10]" office:value-type="float" office:value="0" calcext:value-type="float">
            <text:p>0</text:p>
          </table:table-cell>
          <table:table-cell table:style-name="ce145" table:formula="of:=1-[.E10]" office:value-type="float" office:value="0" calcext:value-type="float">
            <text:p>0</text:p>
          </table:table-cell>
          <table:table-cell table:style-name="ce145" table:formula="of:=1-[.F10]" office:value-type="float" office:value="0" calcext:value-type="float">
            <text:p>0</text:p>
          </table:table-cell>
          <table:table-cell table:style-name="ce145" table:formula="of:=1-[.G10]" office:value-type="float" office:value="0" calcext:value-type="float">
            <text:p>0</text:p>
          </table:table-cell>
          <table:table-cell table:style-name="ce14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1]" office:value-type="float" office:value="0" calcext:value-type="float">
            <text:p>0</text:p>
          </table:table-cell>
          <table:table-cell table:style-name="ce145" table:formula="of:=1-[.B11]" office:value-type="float" office:value="1" calcext:value-type="float">
            <text:p>1</text:p>
          </table:table-cell>
          <table:table-cell table:style-name="ce145" table:formula="of:=1-[.C11]" office:value-type="float" office:value="1" calcext:value-type="float">
            <text:p>1</text:p>
          </table:table-cell>
          <table:table-cell table:style-name="ce145" table:formula="of:=1-[.D11]" office:value-type="float" office:value="1" calcext:value-type="float">
            <text:p>1</text:p>
          </table:table-cell>
          <table:table-cell table:style-name="ce145" table:formula="of:=1-[.E11]" office:value-type="float" office:value="1" calcext:value-type="float">
            <text:p>1</text:p>
          </table:table-cell>
          <table:table-cell table:style-name="ce145" table:formula="of:=1-[.F11]" office:value-type="float" office:value="1" calcext:value-type="float">
            <text:p>1</text:p>
          </table:table-cell>
          <table:table-cell table:style-name="ce145" table:formula="of:=1-[.G11]" office:value-type="float" office:value="1" calcext:value-type="float">
            <text:p>1</text:p>
          </table:table-cell>
          <table:table-cell table:style-name="ce14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2]" office:value-type="float" office:value="0" calcext:value-type="float">
            <text:p>0</text:p>
          </table:table-cell>
          <table:table-cell table:style-name="ce145" table:formula="of:=1-[.B12]" office:value-type="float" office:value="1" calcext:value-type="float">
            <text:p>1</text:p>
          </table:table-cell>
          <table:table-cell table:style-name="ce145" table:formula="of:=1-[.C12]" office:value-type="float" office:value="1" calcext:value-type="float">
            <text:p>1</text:p>
          </table:table-cell>
          <table:table-cell table:style-name="ce145" table:formula="of:=1-[.D12]" office:value-type="float" office:value="1" calcext:value-type="float">
            <text:p>1</text:p>
          </table:table-cell>
          <table:table-cell table:style-name="ce145" table:formula="of:=1-[.E12]" office:value-type="float" office:value="1" calcext:value-type="float">
            <text:p>1</text:p>
          </table:table-cell>
          <table:table-cell table:style-name="ce145" table:formula="of:=1-[.F12]" office:value-type="float" office:value="1" calcext:value-type="float">
            <text:p>1</text:p>
          </table:table-cell>
          <table:table-cell table:style-name="ce145" table:formula="of:=1-[.G12]" office:value-type="float" office:value="1" calcext:value-type="float">
            <text:p>1</text:p>
          </table:table-cell>
          <table:table-cell table:style-name="ce14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3]" office:value-type="float" office:value="0" calcext:value-type="float">
            <text:p>0</text:p>
          </table:table-cell>
          <table:table-cell table:style-name="ce145" table:formula="of:=1-[.B13]" office:value-type="float" office:value="1" calcext:value-type="float">
            <text:p>1</text:p>
          </table:table-cell>
          <table:table-cell table:style-name="ce145" table:formula="of:=1-[.C13]" office:value-type="float" office:value="1" calcext:value-type="float">
            <text:p>1</text:p>
          </table:table-cell>
          <table:table-cell table:style-name="ce145" table:formula="of:=1-[.D13]" office:value-type="float" office:value="1" calcext:value-type="float">
            <text:p>1</text:p>
          </table:table-cell>
          <table:table-cell table:style-name="ce145" table:formula="of:=1-[.E13]" office:value-type="float" office:value="1" calcext:value-type="float">
            <text:p>1</text:p>
          </table:table-cell>
          <table:table-cell table:style-name="ce145" table:formula="of:=1-[.F13]" office:value-type="float" office:value="0" calcext:value-type="float">
            <text:p>0</text:p>
          </table:table-cell>
          <table:table-cell table:style-name="ce145" table:formula="of:=1-[.G13]" office:value-type="float" office:value="1" calcext:value-type="float">
            <text:p>1</text:p>
          </table:table-cell>
          <table:table-cell table:style-name="ce14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4]" office:value-type="float" office:value="0" calcext:value-type="float">
            <text:p>0</text:p>
          </table:table-cell>
          <table:table-cell table:style-name="ce145" table:formula="of:=1-[.B14]" office:value-type="float" office:value="1" calcext:value-type="float">
            <text:p>1</text:p>
          </table:table-cell>
          <table:table-cell table:style-name="ce145" table:formula="of:=1-[.C14]" office:value-type="float" office:value="1" calcext:value-type="float">
            <text:p>1</text:p>
          </table:table-cell>
          <table:table-cell table:style-name="ce145" table:formula="of:=1-[.D14]" office:value-type="float" office:value="1" calcext:value-type="float">
            <text:p>1</text:p>
          </table:table-cell>
          <table:table-cell table:style-name="ce145" table:formula="of:=1-[.E14]" office:value-type="float" office:value="1" calcext:value-type="float">
            <text:p>1</text:p>
          </table:table-cell>
          <table:table-cell table:style-name="ce145" table:formula="of:=1-[.F14]" office:value-type="float" office:value="0" calcext:value-type="float">
            <text:p>0</text:p>
          </table:table-cell>
          <table:table-cell table:style-name="ce145" table:formula="of:=1-[.G14]" office:value-type="float" office:value="1" calcext:value-type="float">
            <text:p>1</text:p>
          </table:table-cell>
          <table:table-cell table:style-name="ce14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5]" office:value-type="float" office:value="0" calcext:value-type="float">
            <text:p>0</text:p>
          </table:table-cell>
          <table:table-cell table:style-name="ce145" table:formula="of:=1-[.B15]" office:value-type="float" office:value="1" calcext:value-type="float">
            <text:p>1</text:p>
          </table:table-cell>
          <table:table-cell table:style-name="ce145" table:formula="of:=1-[.C15]" office:value-type="float" office:value="1" calcext:value-type="float">
            <text:p>1</text:p>
          </table:table-cell>
          <table:table-cell table:style-name="ce145" table:formula="of:=1-[.D15]" office:value-type="float" office:value="1" calcext:value-type="float">
            <text:p>1</text:p>
          </table:table-cell>
          <table:table-cell table:style-name="ce145" table:formula="of:=1-[.E15]" office:value-type="float" office:value="1" calcext:value-type="float">
            <text:p>1</text:p>
          </table:table-cell>
          <table:table-cell table:style-name="ce145" table:formula="of:=1-[.F15]" office:value-type="float" office:value="1" calcext:value-type="float">
            <text:p>1</text:p>
          </table:table-cell>
          <table:table-cell table:style-name="ce145" table:formula="of:=1-[.G15]" office:value-type="float" office:value="1" calcext:value-type="float">
            <text:p>1</text:p>
          </table:table-cell>
          <table:table-cell table:style-name="ce14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6]" office:value-type="float" office:value="0" calcext:value-type="float">
            <text:p>0</text:p>
          </table:table-cell>
          <table:table-cell table:style-name="ce145" table:formula="of:=1-[.B16]" office:value-type="float" office:value="0" calcext:value-type="float">
            <text:p>0</text:p>
          </table:table-cell>
          <table:table-cell table:style-name="ce145" table:formula="of:=1-[.C16]" office:value-type="float" office:value="0" calcext:value-type="float">
            <text:p>0</text:p>
          </table:table-cell>
          <table:table-cell table:style-name="ce145" table:formula="of:=1-[.D16]" office:value-type="float" office:value="0" calcext:value-type="float">
            <text:p>0</text:p>
          </table:table-cell>
          <table:table-cell table:style-name="ce145" table:formula="of:=1-[.E16]" office:value-type="float" office:value="0" calcext:value-type="float">
            <text:p>0</text:p>
          </table:table-cell>
          <table:table-cell table:style-name="ce145" table:formula="of:=1-[.F16]" office:value-type="float" office:value="0" calcext:value-type="float">
            <text:p>0</text:p>
          </table:table-cell>
          <table:table-cell table:style-name="ce145" table:formula="of:=1-[.G16]" office:value-type="float" office:value="0" calcext:value-type="float">
            <text:p>0</text:p>
          </table:table-cell>
          <table:table-cell table:style-name="ce145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9.A10:Zeit9.H10 Zeit9.A16:Zeit9.H16 Zeit9.A11:Zeit9.A15 Zeit9.H11:Zeit9.H15">
            <calcext:condition calcext:apply-style-name="blue_dark_background" calcext:value="&gt;0.5" calcext:base-cell-address="Zeit9.A10"/>
            <calcext:condition calcext:apply-style-name="grey_background" calcext:value="&lt;=0.5" calcext:base-cell-address="Zeit9.A10"/>
          </calcext:conditional-format>
          <calcext:conditional-format calcext:target-range-address="Zeit9.A19:Zeit9.H25">
            <calcext:condition calcext:apply-style-name="blue_dark_background" calcext:value="&gt;0.5" calcext:base-cell-address="Zeit9.A19"/>
            <calcext:condition calcext:apply-style-name="grey_background" calcext:value="&lt;=0.5" calcext:base-cell-address="Zeit9.A19"/>
          </calcext:conditional-format>
          <calcext:conditional-format calcext:target-range-address="Zeit9.P10:Zeit9.W16">
            <calcext:condition calcext:apply-style-name="Good" calcext:value="&gt;0.5" calcext:base-cell-address="Zeit9.P10"/>
            <calcext:condition calcext:apply-style-name="Bad" calcext:value="&lt;=-0.5" calcext:base-cell-address="Zeit9.P10"/>
          </calcext:conditional-format>
          <calcext:conditional-format calcext:target-range-address="Zeit9.B3:Zeit9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B11:Zeit9.G15">
            <calcext:condition calcext:apply-style-name="blue_dark_background" calcext:value="&gt;0.5" calcext:base-cell-address="Zeit9.B11"/>
            <calcext:condition calcext:apply-style-name="grey_background" calcext:value="&lt;=0.5" calcext:base-cell-address="Zeit9.B11"/>
          </calcext:conditional-format>
        </calcext:conditional-formats>
      </table:table>
      <table:table table:name="Zeit10" table:style-name="ta1">
        <table:table-column table:style-name="co2" table:number-columns-repeated="14" table:default-cell-style-name="ce1"/>
        <table:table-column table:style-name="co13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62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8" table:number-columns-repeated="8"/>
          <table:table-cell table:number-columns-repeated="1016"/>
        </table:table-row>
        <table:table-row table:style-name="ro3">
          <table:table-cell table:style-name="ce58"/>
          <table:table-cell table:style-name="ce151" table:formula="of:=IF([Zeit9.B20]=0;0;SUMPRODUCT([Zeit9.A2:.C4];[$Verteilung.$A$4:$Verteilung.$C$6];[.A19:.C21];[.A34:.C36]))" office:value-type="float" office:value="14.7676322079016" calcext:value-type="float">
            <text:p>14,7676322079016</text:p>
          </table:table-cell>
          <table:table-cell table:style-name="ce151" table:formula="of:=IF([Zeit9.C20]=0;0;SUMPRODUCT([Zeit9.B2:.D4];[$Verteilung.$A$4:$Verteilung.$C$6];[.B19:.D21];[.B34:.D36]))" office:value-type="float" office:value="20.1587759918533" calcext:value-type="float">
            <text:p>20,1587759918533</text:p>
          </table:table-cell>
          <table:table-cell table:style-name="ce151" table:formula="of:=IF([Zeit9.D20]=0;0;SUMPRODUCT([Zeit9.C2:.E4];[$Verteilung.$A$4:$Verteilung.$C$6];[.C19:.E21];[.C34:.E36]))" office:value-type="float" office:value="32.8764978257971" calcext:value-type="float">
            <text:p>32,8764978257971</text:p>
          </table:table-cell>
          <table:table-cell table:style-name="ce151" table:formula="of:=IF([$Zeit0.E20]=0;0;SUMPRODUCT([Zeit9.D2:.F4];[$Verteilung.$A$4:$Verteilung.$C$6];[.D19:.F21];[.D34:.F36]))" office:value-type="float" office:value="76.411985615783" calcext:value-type="float">
            <text:p>76,411985615783</text:p>
          </table:table-cell>
          <table:table-cell table:style-name="ce151" table:formula="of:=IF([$Zeit0.F20]=0;0;SUMPRODUCT([Zeit9.E2:.G4];[$Verteilung.$A$4:$Verteilung.$C$6];[.E19:.G21];[.E34:.G36]))" office:value-type="float" office:value="168.098356730317" calcext:value-type="float">
            <text:p>168,098356730317</text:p>
          </table:table-cell>
          <table:table-cell table:style-name="ce151" table:formula="of:=IF([$Zeit0.G20]=0;0;SUMPRODUCT([Zeit9.F2:.H4];[$Verteilung.$A$4:$Verteilung.$C$6];[.F19:.H21];[.F34:.H36]))" office:value-type="float" office:value="266.645496983431" calcext:value-type="float">
            <text:p>266,645496983431</text:p>
          </table:table-cell>
          <table:table-cell table:style-name="ce58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51" table:formula="of:=IF([Zeit9.B21]=0;0;SUMPRODUCT([Zeit9.A3:.C5];[$Verteilung.$A$4:$Verteilung.$C$6];[.A20:.C22];[.A35:.C37]))" office:value-type="float" office:value="41.8326486934724" calcext:value-type="float">
            <text:p>41,8326486934724</text:p>
          </table:table-cell>
          <table:table-cell table:style-name="ce151" table:formula="of:=IF([Zeit9.C21]=0;0;SUMPRODUCT([Zeit9.B3:.D5];[$Verteilung.$A$4:$Verteilung.$C$6];[.B20:.D22];[.B35:.D37]))" office:value-type="float" office:value="43.2656099146714" calcext:value-type="float">
            <text:p>43,2656099146714</text:p>
          </table:table-cell>
          <table:table-cell table:style-name="ce151" table:formula="of:=IF([Zeit9.D21]=0;0;SUMPRODUCT([Zeit9.C3:.E5];[$Verteilung.$A$4:$Verteilung.$C$6];[.C20:.E22];[.C35:.E37]))" office:value-type="float" office:value="42.7785395905944" calcext:value-type="float">
            <text:p>42,7785395905944</text:p>
          </table:table-cell>
          <table:table-cell table:style-name="ce151" table:formula="of:=IF([$Zeit0.E21]=0;0;SUMPRODUCT([Zeit9.D3:.F5];[$Verteilung.$A$4:$Verteilung.$C$6];[.D20:.F22];[.D35:.F37]))" office:value-type="float" office:value="70.1746003859706" calcext:value-type="float">
            <text:p>70,1746003859706</text:p>
          </table:table-cell>
          <table:table-cell table:style-name="ce151" table:formula="of:=IF([$Zeit0.F21]=0;0;SUMPRODUCT([Zeit9.E3:.G5];[$Verteilung.$A$4:$Verteilung.$C$6];[.E20:.G22];[.E35:.G37]))" office:value-type="float" office:value="142.923463521485" calcext:value-type="float">
            <text:p>142,923463521485</text:p>
          </table:table-cell>
          <table:table-cell table:style-name="ce151" table:formula="of:=IF([$Zeit0.G21]=0;0;SUMPRODUCT([Zeit9.F3:.H5];[$Verteilung.$A$4:$Verteilung.$C$6];[.F20:.H22];[.F35:.H37]))" office:value-type="float" office:value="175.652613712299" calcext:value-type="float">
            <text:p>175,652613712299</text:p>
          </table:table-cell>
          <table:table-cell table:style-name="ce58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3">
          <table:table-cell table:style-name="ce58"/>
          <table:table-cell table:style-name="ce151" table:formula="of:=IF([Zeit9.B22]=0;0;SUMPRODUCT([Zeit9.A4:.C6];[$Verteilung.$A$4:$Verteilung.$C$6];[.A21:.C23];[.A36:.C38]))" office:value-type="float" office:value="98.3859224697864" calcext:value-type="float">
            <text:p>98,3859224697864</text:p>
          </table:table-cell>
          <table:table-cell table:style-name="ce151" table:formula="of:=IF([Zeit9.C22]=0;0;SUMPRODUCT([Zeit9.B4:.D6];[$Verteilung.$A$4:$Verteilung.$C$6];[.B21:.D23];[.B36:.D38]))" office:value-type="float" office:value="82.0904150573982" calcext:value-type="float">
            <text:p>82,0904150573982</text:p>
          </table:table-cell>
          <table:table-cell table:style-name="ce151" table:formula="of:=IF([Zeit9.D22]=0;0;SUMPRODUCT([Zeit9.C4:.E6];[$Verteilung.$A$4:$Verteilung.$C$6];[.C21:.E23];[.C36:.E38]))" office:value-type="float" office:value="48.7401706356721" calcext:value-type="float">
            <text:p>48,7401706356721</text:p>
          </table:table-cell>
          <table:table-cell table:style-name="ce151" table:formula="of:=IF([Zeit9.E22]=0;0;SUMPRODUCT([Zeit9.D4:.F6];[$Verteilung.$A$4:$Verteilung.$C$6];[.D21:.F23];[.D36:.F38]))" office:value-type="float" office:value="42.1500487121486" calcext:value-type="float">
            <text:p>42,1500487121486</text:p>
          </table:table-cell>
          <table:table-cell table:style-name="ce151" table:formula="of:=IF([Zeit9.F22]=0;0;SUMPRODUCT([Zeit9.E4:.G6];[$Verteilung.$A$4:$Verteilung.$C$6];[.E21:.G23];[.E36:.G38]))" office:value-type="float" office:value="0" calcext:value-type="float">
            <text:p>0</text:p>
          </table:table-cell>
          <table:table-cell table:style-name="ce151" table:formula="of:=IF([Zeit9.G22]=0;0;SUMPRODUCT([Zeit9.F4:.H6];[$Verteilung.$A$4:$Verteilung.$C$6];[.F21:.H23];[.F36:.H38]))" office:value-type="float" office:value="70.3490720786172" calcext:value-type="float">
            <text:p>70,3490720786172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51" table:formula="of:=IF([Zeit9.B23]=0;0;SUMPRODUCT([Zeit9.A5:.C7];[$Verteilung.$A$4:$Verteilung.$C$6];[.A22:.C24];[.A37:.C39]))" office:value-type="float" office:value="155.60214607347" calcext:value-type="float">
            <text:p>155,60214607347</text:p>
          </table:table-cell>
          <table:table-cell table:style-name="ce151" table:formula="of:=IF([Zeit9.C23]=0;0;SUMPRODUCT([Zeit9.B5:.D7];[$Verteilung.$A$4:$Verteilung.$C$6];[.B22:.D24];[.B37:.D39]))" office:value-type="float" office:value="110.691084361122" calcext:value-type="float">
            <text:p>110,691084361122</text:p>
          </table:table-cell>
          <table:table-cell table:style-name="ce151" table:formula="of:=IF([Zeit9.D23]=0;0;SUMPRODUCT([Zeit9.C5:.E7];[$Verteilung.$A$4:$Verteilung.$C$6];[.C22:.E24];[.C37:.E39]))" office:value-type="float" office:value="53.619105401542" calcext:value-type="float">
            <text:p>53,619105401542</text:p>
          </table:table-cell>
          <table:table-cell table:style-name="ce151" table:formula="of:=IF([Zeit9.E23]=0;0;SUMPRODUCT([Zeit9.D5:.F7];[$Verteilung.$A$4:$Verteilung.$C$6];[.D22:.F24];[.D37:.F39]))" office:value-type="float" office:value="22.0063332191806" calcext:value-type="float">
            <text:p>22,0063332191806</text:p>
          </table:table-cell>
          <table:table-cell table:style-name="ce151" table:formula="of:=IF([Zeit9.F23]=0;0;SUMPRODUCT([Zeit9.E5:.G7];[$Verteilung.$A$4:$Verteilung.$C$6];[.E22:.G24];[.E37:.G39]))" office:value-type="float" office:value="0" calcext:value-type="float">
            <text:p>0</text:p>
          </table:table-cell>
          <table:table-cell table:style-name="ce151" table:formula="of:=IF([Zeit9.G23]=0;0;SUMPRODUCT([Zeit9.F5:.H7];[$Verteilung.$A$4:$Verteilung.$C$6];[.F22:.H24];[.F37:.H39]))" office:value-type="float" office:value="13.3010467068571" calcext:value-type="float">
            <text:p>13,3010467068571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/>
          <table:table-cell table:style-name="ce151" table:formula="of:=IF([Zeit9.B24]=0;0;SUMPRODUCT([Zeit9.A6:.C8];[$Verteilung.$A$4:$Verteilung.$C$6];[.A23:.C25];[.A38:.C40]))" office:value-type="float" office:value="134.206871153434" calcext:value-type="float">
            <text:p>134,206871153434</text:p>
          </table:table-cell>
          <table:table-cell table:style-name="ce151" table:formula="of:=IF([Zeit9.C24]=0;0;SUMPRODUCT([Zeit9.B6:.D8];[$Verteilung.$A$4:$Verteilung.$C$6];[.B23:.D25];[.B38:.D40]))" office:value-type="float" office:value="105.054613873117" calcext:value-type="float">
            <text:p>105,054613873117</text:p>
          </table:table-cell>
          <table:table-cell table:style-name="ce151" table:formula="of:=IF([Zeit9.D24]=0;0;SUMPRODUCT([Zeit9.C6:.E8];[$Verteilung.$A$4:$Verteilung.$C$6];[.C23:.E25];[.C38:.E40]))" office:value-type="float" office:value="46.1679917387847" calcext:value-type="float">
            <text:p>46,1679917387847</text:p>
          </table:table-cell>
          <table:table-cell table:style-name="ce151" table:formula="of:=IF([Zeit9.E24]=0;0;SUMPRODUCT([Zeit9.D6:.F8];[$Verteilung.$A$4:$Verteilung.$C$6];[.D23:.F25];[.D38:.F40]))" office:value-type="float" office:value="15.1684529974243" calcext:value-type="float">
            <text:p>15,1684529974243</text:p>
          </table:table-cell>
          <table:table-cell table:style-name="ce151" table:formula="of:=IF([Zeit9.F24]=0;0;SUMPRODUCT([Zeit9.E6:.G8];[$Verteilung.$A$4:$Verteilung.$C$6];[.E23:.G25];[.E38:.G40]))" office:value-type="float" office:value="4.71705648445259" calcext:value-type="float">
            <text:p>4,71705648445259</text:p>
          </table:table-cell>
          <table:table-cell table:style-name="ce151" table:formula="of:=IF([Zeit9.G24]=0;0;SUMPRODUCT([Zeit9.F6:.H8];[$Verteilung.$A$4:$Verteilung.$C$6];[.F23:.H25];[.F38:.H40]))" office:value-type="float" office:value="2.16344786341686" calcext:value-type="float">
            <text:p>2,16344786341686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8" table:number-columns-repeated="3"/>
          <table:table-cell table:style-name="ce59"/>
          <table:table-cell table:style-name="ce58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9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49" table:formula="of:=[Zeit9.A10]" office:value-type="float" office:value="1" calcext:value-type="float">
            <text:p>1</text:p>
          </table:table-cell>
          <table:table-cell table:style-name="ce149" table:formula="of:=[Zeit9.B10]" office:value-type="float" office:value="1" calcext:value-type="float">
            <text:p>1</text:p>
          </table:table-cell>
          <table:table-cell table:style-name="ce149" table:formula="of:=[Zeit9.C10]" office:value-type="float" office:value="1" calcext:value-type="float">
            <text:p>1</text:p>
          </table:table-cell>
          <table:table-cell table:style-name="ce149" table:formula="of:=[Zeit9.D10]" office:value-type="float" office:value="1" calcext:value-type="float">
            <text:p>1</text:p>
          </table:table-cell>
          <table:table-cell table:style-name="ce149" table:formula="of:=[Zeit9.E10]" office:value-type="float" office:value="1" calcext:value-type="float">
            <text:p>1</text:p>
          </table:table-cell>
          <table:table-cell table:style-name="ce149" table:formula="of:=[Zeit9.F10]" office:value-type="float" office:value="1" calcext:value-type="float">
            <text:p>1</text:p>
          </table:table-cell>
          <table:table-cell table:style-name="ce149" table:formula="of:=[Zeit9.G10]" office:value-type="float" office:value="1" calcext:value-type="float">
            <text:p>1</text:p>
          </table:table-cell>
          <table:table-cell table:style-name="ce149" table:formula="of:=[Zeit9.H10]" office:value-type="float" office:value="1" calcext:value-type="float">
            <text:p>1</text:p>
          </table:table-cell>
          <table:table-cell table:number-columns-repeated="7"/>
          <table:table-cell table:style-name="ce153" table:formula="of:=[.A10]-[Zeit9.A10]" office:value-type="float" office:value="0" calcext:value-type="float">
            <text:p>0</text:p>
          </table:table-cell>
          <table:table-cell table:style-name="ce153" table:formula="of:=[.B10]-[Zeit9.B10]" office:value-type="float" office:value="0" calcext:value-type="float">
            <text:p>0</text:p>
          </table:table-cell>
          <table:table-cell table:style-name="ce153" table:formula="of:=[.C10]-[Zeit9.C10]" office:value-type="float" office:value="0" calcext:value-type="float">
            <text:p>0</text:p>
          </table:table-cell>
          <table:table-cell table:style-name="ce153" table:formula="of:=[.D10]-[Zeit9.D10]" office:value-type="float" office:value="0" calcext:value-type="float">
            <text:p>0</text:p>
          </table:table-cell>
          <table:table-cell table:style-name="ce153" table:formula="of:=[.E10]-[Zeit9.E10]" office:value-type="float" office:value="0" calcext:value-type="float">
            <text:p>0</text:p>
          </table:table-cell>
          <table:table-cell table:style-name="ce153" table:formula="of:=[.F10]-[Zeit9.F10]" office:value-type="float" office:value="0" calcext:value-type="float">
            <text:p>0</text:p>
          </table:table-cell>
          <table:table-cell table:style-name="ce153" table:formula="of:=[.G10]-[Zeit9.G10]" office:value-type="float" office:value="0" calcext:value-type="float">
            <text:p>0</text:p>
          </table:table-cell>
          <table:table-cell table:style-name="ce153" table:formula="of:=[.H10]-[Zeit9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9" table:formula="of:=[Zeit9.A11]" office:value-type="float" office:value="1" calcext:value-type="float">
            <text:p>1</text:p>
          </table:table-cell>
          <table:table-cell table:style-name="ce152" table:formula="of:=[Zeit9.B11]" office:value-type="float" office:value="0" calcext:value-type="float">
            <text:p>0</text:p>
          </table:table-cell>
          <table:table-cell table:style-name="ce152" table:formula="of:=[Zeit9.C11]" office:value-type="float" office:value="0" calcext:value-type="float">
            <text:p>0</text:p>
          </table:table-cell>
          <table:table-cell table:style-name="ce152" table:formula="of:=[Zeit9.D11]" office:value-type="float" office:value="0" calcext:value-type="float">
            <text:p>0</text:p>
          </table:table-cell>
          <table:table-cell table:style-name="ce152" table:formula="of:=[Zeit9.E11]" office:value-type="float" office:value="0" calcext:value-type="float">
            <text:p>0</text:p>
          </table:table-cell>
          <table:table-cell table:style-name="ce152" table:formula="of:=[Zeit9.F11]" office:value-type="float" office:value="0" calcext:value-type="float">
            <text:p>0</text:p>
          </table:table-cell>
          <table:table-cell table:style-name="ce152" table:formula="of:=[Zeit9.G11]" office:value-type="float" office:value="0" calcext:value-type="float">
            <text:p>0</text:p>
          </table:table-cell>
          <table:table-cell table:style-name="ce149" table:formula="of:=[Zeit9.H11]" office:value-type="float" office:value="1" calcext:value-type="float">
            <text:p>1</text:p>
          </table:table-cell>
          <table:table-cell table:number-columns-repeated="7"/>
          <table:table-cell table:style-name="ce153" table:formula="of:=[.A11]-[Zeit9.A11]" office:value-type="float" office:value="0" calcext:value-type="float">
            <text:p>0</text:p>
          </table:table-cell>
          <table:table-cell table:style-name="ce153" table:formula="of:=[.B11]-[Zeit9.B11]" office:value-type="float" office:value="0" calcext:value-type="float">
            <text:p>0</text:p>
          </table:table-cell>
          <table:table-cell table:style-name="ce153" table:formula="of:=[.C11]-[Zeit9.C11]" office:value-type="float" office:value="0" calcext:value-type="float">
            <text:p>0</text:p>
          </table:table-cell>
          <table:table-cell table:style-name="ce153" table:formula="of:=[.D11]-[Zeit9.D11]" office:value-type="float" office:value="0" calcext:value-type="float">
            <text:p>0</text:p>
          </table:table-cell>
          <table:table-cell table:style-name="ce153" table:formula="of:=[.E11]-[Zeit9.E11]" office:value-type="float" office:value="0" calcext:value-type="float">
            <text:p>0</text:p>
          </table:table-cell>
          <table:table-cell table:style-name="ce153" table:formula="of:=[.F11]-[Zeit9.F11]" office:value-type="float" office:value="0" calcext:value-type="float">
            <text:p>0</text:p>
          </table:table-cell>
          <table:table-cell table:style-name="ce153" table:formula="of:=[.G11]-[Zeit9.G11]" office:value-type="float" office:value="0" calcext:value-type="float">
            <text:p>0</text:p>
          </table:table-cell>
          <table:table-cell table:style-name="ce153" table:formula="of:=[.H11]-[Zeit9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9" table:formula="of:=[Zeit9.A12]" office:value-type="float" office:value="1" calcext:value-type="float">
            <text:p>1</text:p>
          </table:table-cell>
          <table:table-cell table:style-name="ce152" table:formula="of:=[Zeit9.B12]" office:value-type="float" office:value="0" calcext:value-type="float">
            <text:p>0</text:p>
          </table:table-cell>
          <table:table-cell table:style-name="ce152" table:formula="of:=[Zeit9.C12]" office:value-type="float" office:value="0" calcext:value-type="float">
            <text:p>0</text:p>
          </table:table-cell>
          <table:table-cell table:style-name="ce152" table:formula="of:=[Zeit9.D12]" office:value-type="float" office:value="0" calcext:value-type="float">
            <text:p>0</text:p>
          </table:table-cell>
          <table:table-cell table:style-name="ce152" table:formula="of:=[Zeit9.E12]" office:value-type="float" office:value="0" calcext:value-type="float">
            <text:p>0</text:p>
          </table:table-cell>
          <table:table-cell table:style-name="ce152" table:formula="of:=[Zeit9.F12]" office:value-type="float" office:value="0" calcext:value-type="float">
            <text:p>0</text:p>
          </table:table-cell>
          <table:table-cell table:style-name="ce152" table:formula="of:=[Zeit9.G12]" office:value-type="float" office:value="0" calcext:value-type="float">
            <text:p>0</text:p>
          </table:table-cell>
          <table:table-cell table:style-name="ce149" table:formula="of:=[Zeit9.H12]" office:value-type="float" office:value="1" calcext:value-type="float">
            <text:p>1</text:p>
          </table:table-cell>
          <table:table-cell table:number-columns-repeated="7"/>
          <table:table-cell table:style-name="ce153" table:formula="of:=[.A12]-[Zeit9.A12]" office:value-type="float" office:value="0" calcext:value-type="float">
            <text:p>0</text:p>
          </table:table-cell>
          <table:table-cell table:style-name="ce153" table:formula="of:=[.B12]-[Zeit9.B12]" office:value-type="float" office:value="0" calcext:value-type="float">
            <text:p>0</text:p>
          </table:table-cell>
          <table:table-cell table:style-name="ce153" table:formula="of:=[.C12]-[Zeit9.C12]" office:value-type="float" office:value="0" calcext:value-type="float">
            <text:p>0</text:p>
          </table:table-cell>
          <table:table-cell table:style-name="ce153" table:formula="of:=[.D12]-[Zeit9.D12]" office:value-type="float" office:value="0" calcext:value-type="float">
            <text:p>0</text:p>
          </table:table-cell>
          <table:table-cell table:style-name="ce153" table:formula="of:=[.E12]-[Zeit9.E12]" office:value-type="float" office:value="0" calcext:value-type="float">
            <text:p>0</text:p>
          </table:table-cell>
          <table:table-cell table:style-name="ce153" table:formula="of:=[.F12]-[Zeit9.F12]" office:value-type="float" office:value="0" calcext:value-type="float">
            <text:p>0</text:p>
          </table:table-cell>
          <table:table-cell table:style-name="ce153" table:formula="of:=[.G12]-[Zeit9.G12]" office:value-type="float" office:value="0" calcext:value-type="float">
            <text:p>0</text:p>
          </table:table-cell>
          <table:table-cell table:style-name="ce153" table:formula="of:=[.H12]-[Zeit9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9" table:formula="of:=[Zeit9.A13]" office:value-type="float" office:value="1" calcext:value-type="float">
            <text:p>1</text:p>
          </table:table-cell>
          <table:table-cell table:style-name="ce152" table:formula="of:=[Zeit9.B13]" office:value-type="float" office:value="0" calcext:value-type="float">
            <text:p>0</text:p>
          </table:table-cell>
          <table:table-cell table:style-name="ce152" table:formula="of:=[Zeit9.C13]" office:value-type="float" office:value="0" calcext:value-type="float">
            <text:p>0</text:p>
          </table:table-cell>
          <table:table-cell table:style-name="ce152" table:formula="of:=[Zeit9.D13]" office:value-type="float" office:value="0" calcext:value-type="float">
            <text:p>0</text:p>
          </table:table-cell>
          <table:table-cell table:style-name="ce152" table:formula="of:=[Zeit9.E13]" office:value-type="float" office:value="0" calcext:value-type="float">
            <text:p>0</text:p>
          </table:table-cell>
          <table:table-cell table:style-name="ce152" table:formula="of:=[Zeit9.F13]" office:value-type="float" office:value="1" calcext:value-type="float">
            <text:p>1</text:p>
          </table:table-cell>
          <table:table-cell table:style-name="ce152" table:formula="of:=[Zeit9.G13]" office:value-type="float" office:value="0" calcext:value-type="float">
            <text:p>0</text:p>
          </table:table-cell>
          <table:table-cell table:style-name="ce149" table:formula="of:=[Zeit9.H13]" office:value-type="float" office:value="1" calcext:value-type="float">
            <text:p>1</text:p>
          </table:table-cell>
          <table:table-cell table:number-columns-repeated="7"/>
          <table:table-cell table:style-name="ce153" table:formula="of:=[.A13]-[Zeit9.A13]" office:value-type="float" office:value="0" calcext:value-type="float">
            <text:p>0</text:p>
          </table:table-cell>
          <table:table-cell table:style-name="ce153" table:formula="of:=[.B13]-[Zeit9.B13]" office:value-type="float" office:value="0" calcext:value-type="float">
            <text:p>0</text:p>
          </table:table-cell>
          <table:table-cell table:style-name="ce153" table:formula="of:=[.C13]-[Zeit9.C13]" office:value-type="float" office:value="0" calcext:value-type="float">
            <text:p>0</text:p>
          </table:table-cell>
          <table:table-cell table:style-name="ce153" table:formula="of:=[.D13]-[Zeit9.D13]" office:value-type="float" office:value="0" calcext:value-type="float">
            <text:p>0</text:p>
          </table:table-cell>
          <table:table-cell table:style-name="ce153" table:formula="of:=[.E13]-[Zeit9.E13]" office:value-type="float" office:value="0" calcext:value-type="float">
            <text:p>0</text:p>
          </table:table-cell>
          <table:table-cell table:style-name="ce153" table:formula="of:=[.F13]-[Zeit9.F13]" office:value-type="float" office:value="0" calcext:value-type="float">
            <text:p>0</text:p>
          </table:table-cell>
          <table:table-cell table:style-name="ce153" table:formula="of:=[.G13]-[Zeit9.G13]" office:value-type="float" office:value="0" calcext:value-type="float">
            <text:p>0</text:p>
          </table:table-cell>
          <table:table-cell table:style-name="ce153" table:formula="of:=[.H13]-[Zeit9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9" table:formula="of:=[Zeit9.A14]" office:value-type="float" office:value="1" calcext:value-type="float">
            <text:p>1</text:p>
          </table:table-cell>
          <table:table-cell table:style-name="ce152" table:formula="of:=[Zeit9.B14]" office:value-type="float" office:value="0" calcext:value-type="float">
            <text:p>0</text:p>
          </table:table-cell>
          <table:table-cell table:style-name="ce152" table:formula="of:=[Zeit9.C14]" office:value-type="float" office:value="0" calcext:value-type="float">
            <text:p>0</text:p>
          </table:table-cell>
          <table:table-cell table:style-name="ce152" table:formula="of:=[Zeit9.D14]" office:value-type="float" office:value="0" calcext:value-type="float">
            <text:p>0</text:p>
          </table:table-cell>
          <table:table-cell table:style-name="ce152" table:formula="of:=[Zeit9.E14]" office:value-type="float" office:value="0" calcext:value-type="float">
            <text:p>0</text:p>
          </table:table-cell>
          <table:table-cell table:style-name="ce152" table:formula="of:=[Zeit9.F14]" office:value-type="float" office:value="1" calcext:value-type="float">
            <text:p>1</text:p>
          </table:table-cell>
          <table:table-cell table:style-name="ce152" table:formula="of:=[Zeit9.G14]" office:value-type="float" office:value="0" calcext:value-type="float">
            <text:p>0</text:p>
          </table:table-cell>
          <table:table-cell table:style-name="ce149" table:formula="of:=[Zeit9.H14]" office:value-type="float" office:value="1" calcext:value-type="float">
            <text:p>1</text:p>
          </table:table-cell>
          <table:table-cell table:number-columns-repeated="7"/>
          <table:table-cell table:style-name="ce153" table:formula="of:=[.A14]-[Zeit9.A14]" office:value-type="float" office:value="0" calcext:value-type="float">
            <text:p>0</text:p>
          </table:table-cell>
          <table:table-cell table:style-name="ce153" table:formula="of:=[.B14]-[Zeit9.B14]" office:value-type="float" office:value="0" calcext:value-type="float">
            <text:p>0</text:p>
          </table:table-cell>
          <table:table-cell table:style-name="ce153" table:formula="of:=[.C14]-[Zeit9.C14]" office:value-type="float" office:value="0" calcext:value-type="float">
            <text:p>0</text:p>
          </table:table-cell>
          <table:table-cell table:style-name="ce153" table:formula="of:=[.D14]-[Zeit9.D14]" office:value-type="float" office:value="0" calcext:value-type="float">
            <text:p>0</text:p>
          </table:table-cell>
          <table:table-cell table:style-name="ce153" table:formula="of:=[.E14]-[Zeit9.E14]" office:value-type="float" office:value="0" calcext:value-type="float">
            <text:p>0</text:p>
          </table:table-cell>
          <table:table-cell table:style-name="ce153" table:formula="of:=[.F14]-[Zeit9.F14]" office:value-type="float" office:value="0" calcext:value-type="float">
            <text:p>0</text:p>
          </table:table-cell>
          <table:table-cell table:style-name="ce153" table:formula="of:=[.G14]-[Zeit9.G14]" office:value-type="float" office:value="0" calcext:value-type="float">
            <text:p>0</text:p>
          </table:table-cell>
          <table:table-cell table:style-name="ce153" table:formula="of:=[.H14]-[Zeit9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9" table:formula="of:=[Zeit9.A15]" office:value-type="float" office:value="1" calcext:value-type="float">
            <text:p>1</text:p>
          </table:table-cell>
          <table:table-cell table:style-name="ce152" table:formula="of:=[Zeit9.B15]" office:value-type="float" office:value="0" calcext:value-type="float">
            <text:p>0</text:p>
          </table:table-cell>
          <table:table-cell table:style-name="ce152" table:formula="of:=[Zeit9.C15]" office:value-type="float" office:value="0" calcext:value-type="float">
            <text:p>0</text:p>
          </table:table-cell>
          <table:table-cell table:style-name="ce152" table:formula="of:=[Zeit9.D15]" office:value-type="float" office:value="0" calcext:value-type="float">
            <text:p>0</text:p>
          </table:table-cell>
          <table:table-cell table:style-name="ce152" table:formula="of:=[Zeit9.E15]" office:value-type="float" office:value="0" calcext:value-type="float">
            <text:p>0</text:p>
          </table:table-cell>
          <table:table-cell table:style-name="ce152" table:formula="of:=[Zeit9.F15]" office:value-type="float" office:value="0" calcext:value-type="float">
            <text:p>0</text:p>
          </table:table-cell>
          <table:table-cell table:style-name="ce152" table:formula="of:=[Zeit9.G15]" office:value-type="float" office:value="0" calcext:value-type="float">
            <text:p>0</text:p>
          </table:table-cell>
          <table:table-cell table:style-name="ce149" table:formula="of:=[Zeit9.H15]" office:value-type="float" office:value="1" calcext:value-type="float">
            <text:p>1</text:p>
          </table:table-cell>
          <table:table-cell table:number-columns-repeated="7"/>
          <table:table-cell table:style-name="ce153" table:formula="of:=[.A15]-[Zeit9.A15]" office:value-type="float" office:value="0" calcext:value-type="float">
            <text:p>0</text:p>
          </table:table-cell>
          <table:table-cell table:style-name="ce153" table:formula="of:=[.B15]-[Zeit9.B15]" office:value-type="float" office:value="0" calcext:value-type="float">
            <text:p>0</text:p>
          </table:table-cell>
          <table:table-cell table:style-name="ce153" table:formula="of:=[.C15]-[Zeit9.C15]" office:value-type="float" office:value="0" calcext:value-type="float">
            <text:p>0</text:p>
          </table:table-cell>
          <table:table-cell table:style-name="ce153" table:formula="of:=[.D15]-[Zeit9.D15]" office:value-type="float" office:value="0" calcext:value-type="float">
            <text:p>0</text:p>
          </table:table-cell>
          <table:table-cell table:style-name="ce153" table:formula="of:=[.E15]-[Zeit9.E15]" office:value-type="float" office:value="0" calcext:value-type="float">
            <text:p>0</text:p>
          </table:table-cell>
          <table:table-cell table:style-name="ce153" table:formula="of:=[.F15]-[Zeit9.F15]" office:value-type="float" office:value="0" calcext:value-type="float">
            <text:p>0</text:p>
          </table:table-cell>
          <table:table-cell table:style-name="ce153" table:formula="of:=[.G15]-[Zeit9.G15]" office:value-type="float" office:value="0" calcext:value-type="float">
            <text:p>0</text:p>
          </table:table-cell>
          <table:table-cell table:style-name="ce153" table:formula="of:=[.H15]-[Zeit9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9" table:formula="of:=[Zeit9.A16]" office:value-type="float" office:value="1" calcext:value-type="float">
            <text:p>1</text:p>
          </table:table-cell>
          <table:table-cell table:style-name="ce149" table:formula="of:=[Zeit9.B16]" office:value-type="float" office:value="1" calcext:value-type="float">
            <text:p>1</text:p>
          </table:table-cell>
          <table:table-cell table:style-name="ce149" table:formula="of:=[Zeit9.C16]" office:value-type="float" office:value="1" calcext:value-type="float">
            <text:p>1</text:p>
          </table:table-cell>
          <table:table-cell table:style-name="ce149" table:formula="of:=[Zeit9.D16]" office:value-type="float" office:value="1" calcext:value-type="float">
            <text:p>1</text:p>
          </table:table-cell>
          <table:table-cell table:style-name="ce149" table:formula="of:=[Zeit9.E16]" office:value-type="float" office:value="1" calcext:value-type="float">
            <text:p>1</text:p>
          </table:table-cell>
          <table:table-cell table:style-name="ce149" table:formula="of:=[Zeit9.F16]" office:value-type="float" office:value="1" calcext:value-type="float">
            <text:p>1</text:p>
          </table:table-cell>
          <table:table-cell table:style-name="ce149" table:formula="of:=[Zeit9.G16]" office:value-type="float" office:value="1" calcext:value-type="float">
            <text:p>1</text:p>
          </table:table-cell>
          <table:table-cell table:style-name="ce149" table:formula="of:=[Zeit9.H16]" office:value-type="float" office:value="1" calcext:value-type="float">
            <text:p>1</text:p>
          </table:table-cell>
          <table:table-cell table:number-columns-repeated="7"/>
          <table:table-cell table:style-name="ce153" table:formula="of:=[.A16]-[Zeit9.A16]" office:value-type="float" office:value="0" calcext:value-type="float">
            <text:p>0</text:p>
          </table:table-cell>
          <table:table-cell table:style-name="ce153" table:formula="of:=[.B16]-[Zeit9.B16]" office:value-type="float" office:value="0" calcext:value-type="float">
            <text:p>0</text:p>
          </table:table-cell>
          <table:table-cell table:style-name="ce153" table:formula="of:=[.C16]-[Zeit9.C16]" office:value-type="float" office:value="0" calcext:value-type="float">
            <text:p>0</text:p>
          </table:table-cell>
          <table:table-cell table:style-name="ce153" table:formula="of:=[.D16]-[Zeit9.D16]" office:value-type="float" office:value="0" calcext:value-type="float">
            <text:p>0</text:p>
          </table:table-cell>
          <table:table-cell table:style-name="ce153" table:formula="of:=[.E16]-[Zeit9.E16]" office:value-type="float" office:value="0" calcext:value-type="float">
            <text:p>0</text:p>
          </table:table-cell>
          <table:table-cell table:style-name="ce153" table:formula="of:=[.F16]-[Zeit9.F16]" office:value-type="float" office:value="0" calcext:value-type="float">
            <text:p>0</text:p>
          </table:table-cell>
          <table:table-cell table:style-name="ce153" table:formula="of:=[.G16]-[Zeit9.G16]" office:value-type="float" office:value="0" calcext:value-type="float">
            <text:p>0</text:p>
          </table:table-cell>
          <table:table-cell table:style-name="ce153" table:formula="of:=[.H16]-[Zeit9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50" table:formula="of:=1-[.A10]" office:value-type="float" office:value="0" calcext:value-type="float">
            <text:p>0</text:p>
          </table:table-cell>
          <table:table-cell table:style-name="ce150" table:formula="of:=1-[.B10]" office:value-type="float" office:value="0" calcext:value-type="float">
            <text:p>0</text:p>
          </table:table-cell>
          <table:table-cell table:style-name="ce150" table:formula="of:=1-[.C10]" office:value-type="float" office:value="0" calcext:value-type="float">
            <text:p>0</text:p>
          </table:table-cell>
          <table:table-cell table:style-name="ce150" table:formula="of:=1-[.D10]" office:value-type="float" office:value="0" calcext:value-type="float">
            <text:p>0</text:p>
          </table:table-cell>
          <table:table-cell table:style-name="ce150" table:formula="of:=1-[.E10]" office:value-type="float" office:value="0" calcext:value-type="float">
            <text:p>0</text:p>
          </table:table-cell>
          <table:table-cell table:style-name="ce150" table:formula="of:=1-[.F10]" office:value-type="float" office:value="0" calcext:value-type="float">
            <text:p>0</text:p>
          </table:table-cell>
          <table:table-cell table:style-name="ce150" table:formula="of:=1-[.G10]" office:value-type="float" office:value="0" calcext:value-type="float">
            <text:p>0</text:p>
          </table:table-cell>
          <table:table-cell table:style-name="ce150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50" table:formula="of:=1-[.A11]" office:value-type="float" office:value="0" calcext:value-type="float">
            <text:p>0</text:p>
          </table:table-cell>
          <table:table-cell table:style-name="ce150" table:formula="of:=1-[.B11]" office:value-type="float" office:value="1" calcext:value-type="float">
            <text:p>1</text:p>
          </table:table-cell>
          <table:table-cell table:style-name="ce150" table:formula="of:=1-[.C11]" office:value-type="float" office:value="1" calcext:value-type="float">
            <text:p>1</text:p>
          </table:table-cell>
          <table:table-cell table:style-name="ce150" table:formula="of:=1-[.D11]" office:value-type="float" office:value="1" calcext:value-type="float">
            <text:p>1</text:p>
          </table:table-cell>
          <table:table-cell table:style-name="ce150" table:formula="of:=1-[.E11]" office:value-type="float" office:value="1" calcext:value-type="float">
            <text:p>1</text:p>
          </table:table-cell>
          <table:table-cell table:style-name="ce150" table:formula="of:=1-[.F11]" office:value-type="float" office:value="1" calcext:value-type="float">
            <text:p>1</text:p>
          </table:table-cell>
          <table:table-cell table:style-name="ce150" table:formula="of:=1-[.G11]" office:value-type="float" office:value="1" calcext:value-type="float">
            <text:p>1</text:p>
          </table:table-cell>
          <table:table-cell table:style-name="ce150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50" table:formula="of:=1-[.A12]" office:value-type="float" office:value="0" calcext:value-type="float">
            <text:p>0</text:p>
          </table:table-cell>
          <table:table-cell table:style-name="ce150" table:formula="of:=1-[.B12]" office:value-type="float" office:value="1" calcext:value-type="float">
            <text:p>1</text:p>
          </table:table-cell>
          <table:table-cell table:style-name="ce150" table:formula="of:=1-[.C12]" office:value-type="float" office:value="1" calcext:value-type="float">
            <text:p>1</text:p>
          </table:table-cell>
          <table:table-cell table:style-name="ce150" table:formula="of:=1-[.D12]" office:value-type="float" office:value="1" calcext:value-type="float">
            <text:p>1</text:p>
          </table:table-cell>
          <table:table-cell table:style-name="ce150" table:formula="of:=1-[.E12]" office:value-type="float" office:value="1" calcext:value-type="float">
            <text:p>1</text:p>
          </table:table-cell>
          <table:table-cell table:style-name="ce150" table:formula="of:=1-[.F12]" office:value-type="float" office:value="1" calcext:value-type="float">
            <text:p>1</text:p>
          </table:table-cell>
          <table:table-cell table:style-name="ce150" table:formula="of:=1-[.G12]" office:value-type="float" office:value="1" calcext:value-type="float">
            <text:p>1</text:p>
          </table:table-cell>
          <table:table-cell table:style-name="ce150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50" table:formula="of:=1-[.A13]" office:value-type="float" office:value="0" calcext:value-type="float">
            <text:p>0</text:p>
          </table:table-cell>
          <table:table-cell table:style-name="ce150" table:formula="of:=1-[.B13]" office:value-type="float" office:value="1" calcext:value-type="float">
            <text:p>1</text:p>
          </table:table-cell>
          <table:table-cell table:style-name="ce150" table:formula="of:=1-[.C13]" office:value-type="float" office:value="1" calcext:value-type="float">
            <text:p>1</text:p>
          </table:table-cell>
          <table:table-cell table:style-name="ce150" table:formula="of:=1-[.D13]" office:value-type="float" office:value="1" calcext:value-type="float">
            <text:p>1</text:p>
          </table:table-cell>
          <table:table-cell table:style-name="ce150" table:formula="of:=1-[.E13]" office:value-type="float" office:value="1" calcext:value-type="float">
            <text:p>1</text:p>
          </table:table-cell>
          <table:table-cell table:style-name="ce150" table:formula="of:=1-[.F13]" office:value-type="float" office:value="0" calcext:value-type="float">
            <text:p>0</text:p>
          </table:table-cell>
          <table:table-cell table:style-name="ce150" table:formula="of:=1-[.G13]" office:value-type="float" office:value="1" calcext:value-type="float">
            <text:p>1</text:p>
          </table:table-cell>
          <table:table-cell table:style-name="ce150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50" table:formula="of:=1-[.A14]" office:value-type="float" office:value="0" calcext:value-type="float">
            <text:p>0</text:p>
          </table:table-cell>
          <table:table-cell table:style-name="ce150" table:formula="of:=1-[.B14]" office:value-type="float" office:value="1" calcext:value-type="float">
            <text:p>1</text:p>
          </table:table-cell>
          <table:table-cell table:style-name="ce150" table:formula="of:=1-[.C14]" office:value-type="float" office:value="1" calcext:value-type="float">
            <text:p>1</text:p>
          </table:table-cell>
          <table:table-cell table:style-name="ce150" table:formula="of:=1-[.D14]" office:value-type="float" office:value="1" calcext:value-type="float">
            <text:p>1</text:p>
          </table:table-cell>
          <table:table-cell table:style-name="ce150" table:formula="of:=1-[.E14]" office:value-type="float" office:value="1" calcext:value-type="float">
            <text:p>1</text:p>
          </table:table-cell>
          <table:table-cell table:style-name="ce150" table:formula="of:=1-[.F14]" office:value-type="float" office:value="0" calcext:value-type="float">
            <text:p>0</text:p>
          </table:table-cell>
          <table:table-cell table:style-name="ce150" table:formula="of:=1-[.G14]" office:value-type="float" office:value="1" calcext:value-type="float">
            <text:p>1</text:p>
          </table:table-cell>
          <table:table-cell table:style-name="ce150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50" table:formula="of:=1-[.A15]" office:value-type="float" office:value="0" calcext:value-type="float">
            <text:p>0</text:p>
          </table:table-cell>
          <table:table-cell table:style-name="ce150" table:formula="of:=1-[.B15]" office:value-type="float" office:value="1" calcext:value-type="float">
            <text:p>1</text:p>
          </table:table-cell>
          <table:table-cell table:style-name="ce150" table:formula="of:=1-[.C15]" office:value-type="float" office:value="1" calcext:value-type="float">
            <text:p>1</text:p>
          </table:table-cell>
          <table:table-cell table:style-name="ce150" table:formula="of:=1-[.D15]" office:value-type="float" office:value="1" calcext:value-type="float">
            <text:p>1</text:p>
          </table:table-cell>
          <table:table-cell table:style-name="ce150" table:formula="of:=1-[.E15]" office:value-type="float" office:value="1" calcext:value-type="float">
            <text:p>1</text:p>
          </table:table-cell>
          <table:table-cell table:style-name="ce150" table:formula="of:=1-[.F15]" office:value-type="float" office:value="1" calcext:value-type="float">
            <text:p>1</text:p>
          </table:table-cell>
          <table:table-cell table:style-name="ce150" table:formula="of:=1-[.G15]" office:value-type="float" office:value="1" calcext:value-type="float">
            <text:p>1</text:p>
          </table:table-cell>
          <table:table-cell table:style-name="ce150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50" table:formula="of:=1-[.A16]" office:value-type="float" office:value="0" calcext:value-type="float">
            <text:p>0</text:p>
          </table:table-cell>
          <table:table-cell table:style-name="ce150" table:formula="of:=1-[.B16]" office:value-type="float" office:value="0" calcext:value-type="float">
            <text:p>0</text:p>
          </table:table-cell>
          <table:table-cell table:style-name="ce150" table:formula="of:=1-[.C16]" office:value-type="float" office:value="0" calcext:value-type="float">
            <text:p>0</text:p>
          </table:table-cell>
          <table:table-cell table:style-name="ce150" table:formula="of:=1-[.D16]" office:value-type="float" office:value="0" calcext:value-type="float">
            <text:p>0</text:p>
          </table:table-cell>
          <table:table-cell table:style-name="ce150" table:formula="of:=1-[.E16]" office:value-type="float" office:value="0" calcext:value-type="float">
            <text:p>0</text:p>
          </table:table-cell>
          <table:table-cell table:style-name="ce150" table:formula="of:=1-[.F16]" office:value-type="float" office:value="0" calcext:value-type="float">
            <text:p>0</text:p>
          </table:table-cell>
          <table:table-cell table:style-name="ce150" table:formula="of:=1-[.G16]" office:value-type="float" office:value="0" calcext:value-type="float">
            <text:p>0</text:p>
          </table:table-cell>
          <table:table-cell table:style-name="ce150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10.A10:Zeit10.H10 Zeit10.A16:Zeit10.H16 Zeit10.A11:Zeit10.A15 Zeit10.H11:Zeit10.H15">
            <calcext:condition calcext:apply-style-name="blue_dark_background" calcext:value="&gt;0.5" calcext:base-cell-address="Zeit10.A10"/>
            <calcext:condition calcext:apply-style-name="grey_background" calcext:value="&lt;=0.5" calcext:base-cell-address="Zeit10.A10"/>
          </calcext:conditional-format>
          <calcext:conditional-format calcext:target-range-address="Zeit10.A19:Zeit10.H25">
            <calcext:condition calcext:apply-style-name="blue_dark_background" calcext:value="&gt;0.5" calcext:base-cell-address="Zeit10.A19"/>
            <calcext:condition calcext:apply-style-name="grey_background" calcext:value="&lt;=0.5" calcext:base-cell-address="Zeit10.A19"/>
          </calcext:conditional-format>
          <calcext:conditional-format calcext:target-range-address="Zeit10.P10:Zeit10.W16">
            <calcext:condition calcext:apply-style-name="Good" calcext:value="&gt;0.5" calcext:base-cell-address="Zeit10.P10"/>
            <calcext:condition calcext:apply-style-name="Bad" calcext:value="&lt;=-0.5" calcext:base-cell-address="Zeit10.P10"/>
          </calcext:conditional-format>
          <calcext:conditional-format calcext:target-range-address="Zeit10.B3:Zeit10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B11:Zeit10.G15">
            <calcext:condition calcext:apply-style-name="blue_dark_background" calcext:value="&gt;0.5" calcext:base-cell-address="Zeit10.B11"/>
            <calcext:condition calcext:apply-style-name="grey_background" calcext:value="&lt;=0.5" calcext:base-cell-address="Zeit10.B11"/>
          </calcext:conditional-format>
        </calcext:conditional-formats>
      </table:table>
      <table:table table:name="Verteilung" table:style-name="ta1">
        <table:table-column table:style-name="co14" table:number-columns-repeated="1024" table:default-cell-style-name="Default"/>
        <table:table-row table:style-name="ro2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76" office:value-type="string" calcext:value-type="string">
            <text:p>Die grünen Felder zeigen als Ergebnis die Summe der Gewichtungen in der Teil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in Prozent</text:p>
          </table:table-cell>
          <table:table-cell table:number-columns-repeated="2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79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5">
          <table:table-cell table:style-name="ce7" table:formula="of:=[$'Startwerte Diffusion'.B3]" office:value-type="float" office:value="3.53553390593274" calcext:value-type="float">
            <text:p>3,53553390593274</text:p>
          </table:table-cell>
          <table:table-cell table:style-name="ce7" table:formula="of:=[$'Startwerte Diffusion'.C3]" office:value-type="float" office:value="5" calcext:value-type="float">
            <text:p>5</text:p>
          </table:table-cell>
          <table:table-cell table:style-name="ce7" table:formula="of:=[$'Startwerte Diffusion'.D3]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5">
          <table:table-cell table:style-name="ce7" table:formula="of:=[$'Startwerte Diffusion'.B4]" office:value-type="float" office:value="5" calcext:value-type="float">
            <text:p>5</text:p>
          </table:table-cell>
          <table:table-cell table:style-name="ce7" table:formula="of:=[$'Startwerte Diffusion'.C4]" office:value-type="float" office:value="65.8578643762691" calcext:value-type="float">
            <text:p>65,8578643762691</text:p>
          </table:table-cell>
          <table:table-cell table:style-name="ce7" table:formula="of:=[$'Startwerte Diffusion'.D4]" office:value-type="float" office:value="5" calcext:value-type="float">
            <text:p>5</text:p>
          </table:table-cell>
          <table:table-cell/>
          <table:table-cell table:style-name="ce156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56" office:value-type="string" calcext:value-type="string">
            <text:p>Kante</text:p>
          </table:table-cell>
          <table:table-cell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5">
          <table:table-cell table:style-name="ce7" table:formula="of:=[$'Startwerte Diffusion'.B5]" office:value-type="float" office:value="3.53553390593274" calcext:value-type="float">
            <text:p>3,53553390593274</text:p>
          </table:table-cell>
          <table:table-cell table:style-name="ce7" table:formula="of:=[$'Startwerte Diffusion'.C5]" office:value-type="float" office:value="5" calcext:value-type="float">
            <text:p>5</text:p>
          </table:table-cell>
          <table:table-cell table:style-name="ce7" table:formula="of:=[$'Startwerte Diffusion'.D5]" office:value-type="float" office:value="3.53553390593274" calcext:value-type="float">
            <text:p>3,53553390593274</text:p>
          </table:table-cell>
          <table:table-cell/>
          <table:table-cell table:style-name="ce157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57"/>
          <table:table-cell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5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5">
          <table:table-cell table:style-name="ce6" office:value-type="string" calcext:value-type="string">
            <text:p>Diffusionskoeffizient</text:p>
          </table:table-cell>
          <table:table-cell table:number-columns-repeated="3"/>
          <table:table-cell table:style-name="ce157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57"/>
          <table:table-cell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5">
          <table:table-cell table:style-name="ce25" office:value-type="string" calcext:value-type="string">
            <text:p>hor/vert</text:p>
          </table:table-cell>
          <table:table-cell table:style-name="ce29" table:formula="of:=[$'Startwerte Diffusion'.C8]" office:value-type="float" office:value="5" calcext:value-type="float">
            <text:p>5</text:p>
          </table:table-cell>
          <table:table-cell table:style-name="ce57"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5">
          <table:table-cell table:number-columns-repeated="4"/>
          <table:table-cell table:style-name="ce157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57"/>
          <table:table-cell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5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5">
          <table:table-cell table:number-columns-repeated="4"/>
          <table:table-cell table:style-name="ce157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57"/>
          <table:table-cell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5">
          <table:table-cell table:number-columns-repeated="4"/>
          <table:table-cell table:style-name="ce156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56" office:value-type="string" calcext:value-type="string">
            <text:p>Kante</text:p>
          </table:table-cell>
          <table:table-cell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5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70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5">
          <table:table-cell/>
          <table:table-cell table:style-name="ce70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24"/>
          <table:table-cell table:style-name="ce170" office:value-type="string" calcext:value-type="string">
            <text:p>Ränderdefinition</text:p>
          </table:table-cell>
          <table:table-cell table:number-columns-repeated="997"/>
        </table:table-row>
        <table:table-row table:style-name="ro5">
          <table:table-cell table:style-name="ce26" office:value-type="string" calcext:value-type="string">
            <text:p>Ecke</text:p>
          </table:table-cell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26" office:value-type="string" calcext:value-type="string">
            <text:p>Ecke</text:p>
          </table:table-cell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 table:style-name="ce26" office:value-type="string" calcext:value-type="string">
            <text:p>Ecke</text:p>
          </table:table-cell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number-columns-repeated="7" table:style-name="ce168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56" office:value-type="string" calcext:value-type="string">
            <text:p>Kante</text:p>
          </table:table-cell>
          <table:table-cell table:style-name="ce12" table:formula="of:=[.B5]/[.Y27]" office:value-type="float" office:value="0.829513105638569" calcext:value-type="float">
            <text:p>0,829513105638569</text:p>
          </table:table-cell>
          <table:table-cell table:style-name="ce13" table:formula="of:=[.C5]/[.Z27]" office:value-type="float" office:value="0.0568641046305657" calcext:value-type="float">
            <text:p>0,056864104630566</text:p>
          </table:table-cell>
          <table:table-cell/>
          <table:table-cell table:style-name="ce156" office:value-type="string" calcext:value-type="string">
            <text:p>Kante</text:p>
          </table:table-cell>
          <table:table-cell table:style-name="ce11" table:formula="of:=[.A5]/[.Y27]" office:value-type="float" office:value="0.0629775284618455" calcext:value-type="float">
            <text:p>0,062977528461846</text:p>
          </table:table-cell>
          <table:table-cell table:style-name="ce10" table:formula="of:=[.B5]/[.Z27]" office:value-type="float" office:value="0.748989698127554" calcext:value-type="float">
            <text:p>0,748989698127554</text:p>
          </table:table-cell>
          <table:table-cell table:style-name="ce11" table:formula="of:=[.C5]/[.AA27]" office:value-type="float" office:value="0.0568641046305657" calcext:value-type="float">
            <text:p>0,056864104630566</text:p>
          </table:table-cell>
          <table:table-cell/>
          <table:table-cell table:style-name="ce11" table:formula="of:=[.A5]/[.Z27]" office:value-type="float" office:value="0.0568641046305657" calcext:value-type="float">
            <text:p>0,056864104630566</text:p>
          </table:table-cell>
          <table:table-cell table:style-name="ce10" table:formula="of:=[.B5]/[.AA27]" office:value-type="float" office:value="0.748989698127554" calcext:value-type="float">
            <text:p>0,748989698127554</text:p>
          </table:table-cell>
          <table:table-cell table:style-name="ce11" table:formula="of:=[.C5]/[.AB27]" office:value-type="float" office:value="0.0568641046305657" calcext:value-type="float">
            <text:p>0,056864104630566</text:p>
          </table:table-cell>
          <table:table-cell/>
          <table:table-cell table:style-name="ce11" table:formula="of:=[.A5]/[.AA27]" office:value-type="float" office:value="0.0568641046305657" calcext:value-type="float">
            <text:p>0,056864104630566</text:p>
          </table:table-cell>
          <table:table-cell table:style-name="ce10" table:formula="of:=[.B5]/[.AB27]" office:value-type="float" office:value="0.748989698127554" calcext:value-type="float">
            <text:p>0,748989698127554</text:p>
          </table:table-cell>
          <table:table-cell table:style-name="ce11" table:formula="of:=[.C5]/[.AC27]" office:value-type="float" office:value="0.0629775284618455" calcext:value-type="float">
            <text:p>0,062977528461846</text:p>
          </table:table-cell>
          <table:table-cell table:style-name="ce156" office:value-type="string" calcext:value-type="string">
            <text:p>Kante</text:p>
          </table:table-cell>
          <table:table-cell/>
          <table:table-cell table:style-name="ce11" table:formula="of:=[.A5]/[.AB27]" office:value-type="float" office:value="0.0568641046305657" calcext:value-type="float">
            <text:p>0,056864104630566</text:p>
          </table:table-cell>
          <table:table-cell table:style-name="ce10" table:formula="of:=[.B5]/[.AC27]" office:value-type="float" office:value="0.829513105638569" calcext:value-type="float">
            <text:p>0,829513105638569</text:p>
          </table:table-cell>
          <table:table-cell table:style-name="ce156" office:value-type="string" calcext:value-type="string">
            <text:p>Kante</text:p>
          </table:table-cell>
          <table:table-cell table:number-columns-repeated="2"/>
          <table:table-cell table:style-name="ce168" office:value-type="float" office:value="0" calcext:value-type="float">
            <text:p>0</text:p>
          </table:table-cell>
          <table:table-cell table:number-columns-repeated="5"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57"/>
          <table:table-cell table:style-name="ce13" table:formula="of:=[.B6]/[.Y28]" office:value-type="float" office:value="0.0568641046305657" calcext:value-type="float">
            <text:p>0,056864104630566</text:p>
          </table:table-cell>
          <table:table-cell table:style-name="ce13" table:formula="of:=[.C6]/[.Z28]" office:value-type="float" office:value="0.0353553390593274" calcext:value-type="float">
            <text:p>0,035355339059327</text:p>
          </table:table-cell>
          <table:table-cell/>
          <table:table-cell table:style-name="ce157"/>
          <table:table-cell table:style-name="ce11" table:formula="of:=[.A6]/[.Y28]" office:value-type="float" office:value="0.0402089939903744" calcext:value-type="float">
            <text:p>0,040208993990374</text:p>
          </table:table-cell>
          <table:table-cell table:style-name="ce11" table:formula="of:=[.B6]/[.Z28]" office:value-type="float" office:value="0.05" calcext:value-type="float">
            <text:p>0,05</text:p>
          </table:table-cell>
          <table:table-cell table:style-name="ce11" table:formula="of:=[.C6]/[.AA28]" office:value-type="float" office:value="0.0353553390593274" calcext:value-type="float">
            <text:p>0,035355339059327</text:p>
          </table:table-cell>
          <table:table-cell/>
          <table:table-cell table:style-name="ce11" table:formula="of:=[.A6]/[.Z28]" office:value-type="float" office:value="0.0353553390593274" calcext:value-type="float">
            <text:p>0,035355339059327</text:p>
          </table:table-cell>
          <table:table-cell table:style-name="ce11" table:formula="of:=[.B6]/[.AA28]" office:value-type="float" office:value="0.05" calcext:value-type="float">
            <text:p>0,05</text:p>
          </table:table-cell>
          <table:table-cell table:style-name="ce11" table:formula="of:=[.C6]/[.AB28]" office:value-type="float" office:value="0.0353553390593274" calcext:value-type="float">
            <text:p>0,035355339059327</text:p>
          </table:table-cell>
          <table:table-cell/>
          <table:table-cell table:style-name="ce11" table:formula="of:=[.A6]/[.AA28]" office:value-type="float" office:value="0.0353553390593274" calcext:value-type="float">
            <text:p>0,035355339059327</text:p>
          </table:table-cell>
          <table:table-cell table:style-name="ce11" table:formula="of:=[.B6]/[.AB28]" office:value-type="float" office:value="0.05" calcext:value-type="float">
            <text:p>0,05</text:p>
          </table:table-cell>
          <table:table-cell table:style-name="ce11" table:formula="of:=[.C6]/[.AC28]" office:value-type="float" office:value="0.0402089939903744" calcext:value-type="float">
            <text:p>0,040208993990374</text:p>
          </table:table-cell>
          <table:table-cell table:style-name="ce157"/>
          <table:table-cell/>
          <table:table-cell table:style-name="ce11" table:formula="of:=[.A6]/[.AB28]" office:value-type="float" office:value="0.0353553390593274" calcext:value-type="float">
            <text:p>0,035355339059327</text:p>
          </table:table-cell>
          <table:table-cell table:style-name="ce11" table:formula="of:=[.B6]/[.AC28]" office:value-type="float" office:value="0.0568641046305657" calcext:value-type="float">
            <text:p>0,056864104630566</text:p>
          </table:table-cell>
          <table:table-cell table:style-name="ce157"/>
          <table:table-cell table:number-columns-repeated="2"/>
          <table:table-cell table:style-name="ce168" office:value-type="float" office:value="0" calcext:value-type="float">
            <text:p>0</text:p>
          </table:table-cell>
          <table:table-cell table:number-columns-repeated="5"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number-columns-repeated="23"/>
          <table:table-cell table:style-name="ce168" office:value-type="float" office:value="0" calcext:value-type="float">
            <text:p>0</text:p>
          </table:table-cell>
          <table:table-cell table:number-columns-repeated="5"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26" office:value-type="string" calcext:value-type="string">
            <text:p>Ecke</text:p>
          </table:table-cell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26" office:value-type="string" calcext:value-type="string">
            <text:p>Ecke</text:p>
          </table:table-cell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 table:style-name="ce26" office:value-type="string" calcext:value-type="string">
            <text:p>Ecke</text:p>
          </table:table-cell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style-name="ce168" office:value-type="float" office:value="0" calcext:value-type="float">
            <text:p>0</text:p>
          </table:table-cell>
          <table:table-cell table:number-columns-repeated="5"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57"/>
          <table:table-cell table:style-name="ce11" table:formula="of:=[.B4]/[.Y27]" office:value-type="float" office:value="0.0629775284618455" calcext:value-type="float">
            <text:p>0,062977528461846</text:p>
          </table:table-cell>
          <table:table-cell table:style-name="ce11" table:formula="of:=[.C4]/[.Z27]" office:value-type="float" office:value="0.0402089939903744" calcext:value-type="float">
            <text:p>0,040208993990374</text:p>
          </table:table-cell>
          <table:table-cell/>
          <table:table-cell table:style-name="ce157"/>
          <table:table-cell table:style-name="ce13" table:formula="of:=[.A4]/[.Y27]" office:value-type="float" office:value="0.0445318374377398" calcext:value-type="float">
            <text:p>0,04453183743774</text:p>
          </table:table-cell>
          <table:table-cell table:style-name="ce13" table:formula="of:=[.B4]/[.Z27]" office:value-type="float" office:value="0.0568641046305657" calcext:value-type="float">
            <text:p>0,056864104630566</text:p>
          </table:table-cell>
          <table:table-cell table:style-name="ce13" table:formula="of:=[.C4]/[.AA27]" office:value-type="float" office:value="0.0402089939903744" calcext:value-type="float">
            <text:p>0,040208993990374</text:p>
          </table:table-cell>
          <table:table-cell/>
          <table:table-cell table:style-name="ce13" table:formula="of:=[.A4]/[.Z27]" office:value-type="float" office:value="0.0402089939903744" calcext:value-type="float">
            <text:p>0,040208993990374</text:p>
          </table:table-cell>
          <table:table-cell table:style-name="ce13" table:formula="of:=[.B4]/[.AA27]" office:value-type="float" office:value="0.0568641046305657" calcext:value-type="float">
            <text:p>0,056864104630566</text:p>
          </table:table-cell>
          <table:table-cell table:style-name="ce13" table:formula="of:=[.C4]/[.AB27]" office:value-type="float" office:value="0.0402089939903744" calcext:value-type="float">
            <text:p>0,040208993990374</text:p>
          </table:table-cell>
          <table:table-cell/>
          <table:table-cell table:style-name="ce13" table:formula="of:=[.A4]/[.AA27]" office:value-type="float" office:value="0.0402089939903744" calcext:value-type="float">
            <text:p>0,040208993990374</text:p>
          </table:table-cell>
          <table:table-cell table:style-name="ce13" table:formula="of:=[.B4]/[.AB27]" office:value-type="float" office:value="0.0568641046305657" calcext:value-type="float">
            <text:p>0,056864104630566</text:p>
          </table:table-cell>
          <table:table-cell table:style-name="ce13" table:formula="of:=[.C4]/[.AC27]" office:value-type="float" office:value="0.0445318374377398" calcext:value-type="float">
            <text:p>0,04453183743774</text:p>
          </table:table-cell>
          <table:table-cell table:style-name="ce157"/>
          <table:table-cell/>
          <table:table-cell table:style-name="ce13" table:formula="of:=[.A4]/[.AB27]" office:value-type="float" office:value="0.0402089939903744" calcext:value-type="float">
            <text:p>0,040208993990374</text:p>
          </table:table-cell>
          <table:table-cell table:style-name="ce13" table:formula="of:=[.B4]/[.AC27]" office:value-type="float" office:value="0.0629775284618455" calcext:value-type="float">
            <text:p>0,062977528461846</text:p>
          </table:table-cell>
          <table:table-cell table:style-name="ce157"/>
          <table:table-cell table:number-columns-repeated="2"/>
          <table:table-cell table:style-name="ce168" office:value-type="float" office:value="0" calcext:value-type="float">
            <text:p>0</text:p>
          </table:table-cell>
          <table:table-cell table:number-columns-repeated="5"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56" office:value-type="string" calcext:value-type="string">
            <text:p>Kante</text:p>
          </table:table-cell>
          <table:table-cell table:style-name="ce10" table:formula="of:=[.B5]/[.Y28]" office:value-type="float" office:value="0.748989698127554" calcext:value-type="float">
            <text:p>0,748989698127554</text:p>
          </table:table-cell>
          <table:table-cell table:style-name="ce11" table:formula="of:=[.C5]/[.Z28]" office:value-type="float" office:value="0.05" calcext:value-type="float">
            <text:p>0,05</text:p>
          </table:table-cell>
          <table:table-cell/>
          <table:table-cell table:style-name="ce156" office:value-type="string" calcext:value-type="string">
            <text:p>Kante</text:p>
          </table:table-cell>
          <table:table-cell table:style-name="ce13" table:formula="of:=[.A5]/[.Y28]" office:value-type="float" office:value="0.0568641046305657" calcext:value-type="float">
            <text:p>0,056864104630566</text:p>
          </table:table-cell>
          <table:table-cell table:style-name="ce12" table:formula="of:=[.B5]/[.Z28]" office:value-type="float" office:value="0.65857864376269" calcext:value-type="float">
            <text:p>0,65857864376269</text:p>
          </table:table-cell>
          <table:table-cell table:style-name="ce13" table:formula="of:=[.C5]/[.AA28]" office:value-type="float" office:value="0.05" calcext:value-type="float">
            <text:p>0,05</text:p>
          </table:table-cell>
          <table:table-cell/>
          <table:table-cell table:style-name="ce13" table:formula="of:=[.A5]/[.Z28]" office:value-type="float" office:value="0.05" calcext:value-type="float">
            <text:p>0,05</text:p>
          </table:table-cell>
          <table:table-cell table:style-name="ce12" table:formula="of:=[.B5]/[.AA28]" office:value-type="float" office:value="0.65857864376269" calcext:value-type="float">
            <text:p>0,65857864376269</text:p>
          </table:table-cell>
          <table:table-cell table:style-name="ce13" table:formula="of:=[.C5]/[.AB28]" office:value-type="float" office:value="0.05" calcext:value-type="float">
            <text:p>0,05</text:p>
          </table:table-cell>
          <table:table-cell/>
          <table:table-cell table:style-name="ce13" table:formula="of:=[.A5]/[.AA28]" office:value-type="float" office:value="0.05" calcext:value-type="float">
            <text:p>0,05</text:p>
          </table:table-cell>
          <table:table-cell table:style-name="ce12" table:formula="of:=[.B5]/[.AB28]" office:value-type="float" office:value="0.65857864376269" calcext:value-type="float">
            <text:p>0,65857864376269</text:p>
          </table:table-cell>
          <table:table-cell table:style-name="ce13" table:formula="of:=[.C5]/[.AC28]" office:value-type="float" office:value="0.0568641046305657" calcext:value-type="float">
            <text:p>0,056864104630566</text:p>
          </table:table-cell>
          <table:table-cell table:style-name="ce156" office:value-type="string" calcext:value-type="string">
            <text:p>Kante</text:p>
          </table:table-cell>
          <table:table-cell/>
          <table:table-cell table:style-name="ce13" table:formula="of:=[.A5]/[.AB28]" office:value-type="float" office:value="0.05" calcext:value-type="float">
            <text:p>0,05</text:p>
          </table:table-cell>
          <table:table-cell table:style-name="ce12" table:formula="of:=[.B5]/[.AC28]" office:value-type="float" office:value="0.748989698127554" calcext:value-type="float">
            <text:p>0,748989698127554</text:p>
          </table:table-cell>
          <table:table-cell table:style-name="ce156" office:value-type="string" calcext:value-type="string">
            <text:p>Kante</text:p>
          </table:table-cell>
          <table:table-cell table:number-columns-repeated="2"/>
          <table:table-cell table:number-columns-repeated="7" table:style-name="ce168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57"/>
          <table:table-cell table:style-name="ce11" table:formula="of:=[.B6]/[.Y29]" office:value-type="float" office:value="0.0568641046305657" calcext:value-type="float">
            <text:p>0,056864104630566</text:p>
          </table:table-cell>
          <table:table-cell table:style-name="ce11" table:formula="of:=[.C6]/[.Z29]" office:value-type="float" office:value="0.0353553390593274" calcext:value-type="float">
            <text:p>0,035355339059327</text:p>
          </table:table-cell>
          <table:table-cell/>
          <table:table-cell table:style-name="ce157"/>
          <table:table-cell table:style-name="ce13" table:formula="of:=[.A6]/[.Y29]" office:value-type="float" office:value="0.0402089939903744" calcext:value-type="float">
            <text:p>0,040208993990374</text:p>
          </table:table-cell>
          <table:table-cell table:style-name="ce13" table:formula="of:=[.B6]/[.Z29]" office:value-type="float" office:value="0.05" calcext:value-type="float">
            <text:p>0,05</text:p>
          </table:table-cell>
          <table:table-cell table:style-name="ce13" table:formula="of:=[.C6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6]/[.Z29]" office:value-type="float" office:value="0.0353553390593274" calcext:value-type="float">
            <text:p>0,035355339059327</text:p>
          </table:table-cell>
          <table:table-cell table:style-name="ce13" table:formula="of:=[.B6]/[.AA29]" office:value-type="float" office:value="0.05" calcext:value-type="float">
            <text:p>0,05</text:p>
          </table:table-cell>
          <table:table-cell table:style-name="ce13" table:formula="of:=[.C6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6]/[.AA29]" office:value-type="float" office:value="0.0353553390593274" calcext:value-type="float">
            <text:p>0,035355339059327</text:p>
          </table:table-cell>
          <table:table-cell table:style-name="ce13" table:formula="of:=[.B6]/[.AB29]" office:value-type="float" office:value="0.05" calcext:value-type="float">
            <text:p>0,05</text:p>
          </table:table-cell>
          <table:table-cell table:style-name="ce13" table:formula="of:=[.C6]/[.AC29]" office:value-type="float" office:value="0.0402089939903744" calcext:value-type="float">
            <text:p>0,040208993990374</text:p>
          </table:table-cell>
          <table:table-cell table:style-name="ce157"/>
          <table:table-cell/>
          <table:table-cell table:style-name="ce13" table:formula="of:=[.A6]/[.AB29]" office:value-type="float" office:value="0.0353553390593274" calcext:value-type="float">
            <text:p>0,035355339059327</text:p>
          </table:table-cell>
          <table:table-cell table:style-name="ce13" table:formula="of:=[.B6]/[.AC29]" office:value-type="float" office:value="0.0568641046305657" calcext:value-type="float">
            <text:p>0,056864104630566</text:p>
          </table:table-cell>
          <table:table-cell table:style-name="ce157"/>
          <table:table-cell table:number-columns-repeated="1003"/>
        </table:table-row>
        <table:table-row table:style-name="ro5">
          <table:table-cell table:number-columns-repeated="26"/>
          <table:table-cell table:style-name="ce170" office:value-type="string" calcext:value-type="string">
            <text:p>Summe Gewichtungen </text:p>
          </table:table-cell>
          <table:table-cell table:number-columns-repeated="997"/>
        </table:table-row>
        <table:table-row table:style-name="ro5">
          <table:table-cell table:style-name="ce157"/>
          <table:table-cell table:style-name="ce11" table:formula="of:=[.B4]/[.Y28]" office:value-type="float" office:value="0.0568641046305657" calcext:value-type="float">
            <text:p>0,056864104630566</text:p>
          </table:table-cell>
          <table:table-cell table:style-name="ce11" table:formula="of:=[.C4]/[.Z28]" office:value-type="float" office:value="0.0353553390593274" calcext:value-type="float">
            <text:p>0,035355339059327</text:p>
          </table:table-cell>
          <table:table-cell/>
          <table:table-cell table:style-name="ce157"/>
          <table:table-cell table:style-name="ce13" table:formula="of:=[.A4]/[.Y28]" office:value-type="float" office:value="0.0402089939903744" calcext:value-type="float">
            <text:p>0,040208993990374</text:p>
          </table:table-cell>
          <table:table-cell table:style-name="ce13" table:formula="of:=[.B4]/[.Z28]" office:value-type="float" office:value="0.05" calcext:value-type="float">
            <text:p>0,05</text:p>
          </table:table-cell>
          <table:table-cell table:style-name="ce13" table:formula="of:=[.C4]/[.AA28]" office:value-type="float" office:value="0.0353553390593274" calcext:value-type="float">
            <text:p>0,035355339059327</text:p>
          </table:table-cell>
          <table:table-cell/>
          <table:table-cell table:style-name="ce13" table:formula="of:=[.A4]/[.Z28]" office:value-type="float" office:value="0.0353553390593274" calcext:value-type="float">
            <text:p>0,035355339059327</text:p>
          </table:table-cell>
          <table:table-cell table:style-name="ce13" table:formula="of:=[.B4]/[.AA28]" office:value-type="float" office:value="0.05" calcext:value-type="float">
            <text:p>0,05</text:p>
          </table:table-cell>
          <table:table-cell table:style-name="ce13" table:formula="of:=[.C4]/[.AB28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8]" office:value-type="float" office:value="0.0353553390593274" calcext:value-type="float">
            <text:p>0,035355339059327</text:p>
          </table:table-cell>
          <table:table-cell table:style-name="ce13" table:formula="of:=[.B4]/[.AB28]" office:value-type="float" office:value="0.05" calcext:value-type="float">
            <text:p>0,05</text:p>
          </table:table-cell>
          <table:table-cell table:style-name="ce13" table:formula="of:=[.C4]/[.AC28]" office:value-type="float" office:value="0.0402089939903744" calcext:value-type="float">
            <text:p>0,040208993990374</text:p>
          </table:table-cell>
          <table:table-cell table:style-name="ce157"/>
          <table:table-cell/>
          <table:table-cell table:style-name="ce13" table:formula="of:=[.A4]/[.AB28]" office:value-type="float" office:value="0.0353553390593274" calcext:value-type="float">
            <text:p>0,035355339059327</text:p>
          </table:table-cell>
          <table:table-cell table:style-name="ce13" table:formula="of:=[.B4]/[.AC28]" office:value-type="float" office:value="0.0568641046305657" calcext:value-type="float">
            <text:p>0,056864104630566</text:p>
          </table:table-cell>
          <table:table-cell table:style-name="ce157"/>
          <table:table-cell table:number-columns-repeated="3"/>
          <table:table-cell table:style-name="ce169" table:formula="of:=SUMPRODUCT([.$A$4:.$C$6];[.X18:.Z20])" office:value-type="float" office:value="79.3933982822018" calcext:value-type="float">
            <text:p>79,3933982822018</text:p>
          </table:table-cell>
          <table:table-cell table:style-name="ce169" table:formula="of:=SUMPRODUCT([.$A$4:.$C$6];[.Y18:.AA20])" office:value-type="float" office:value="87.9289321881345" calcext:value-type="float">
            <text:p>87,9289321881345</text:p>
          </table:table-cell>
          <table:table-cell table:style-name="ce169" table:formula="of:=SUMPRODUCT([.$A$4:.$C$6];[.Z18:.AB20])" office:value-type="float" office:value="87.9289321881345" calcext:value-type="float">
            <text:p>87,9289321881345</text:p>
          </table:table-cell>
          <table:table-cell table:style-name="ce169" table:formula="of:=SUMPRODUCT([.$A$4:.$C$6];[.AA18:.AC20])" office:value-type="float" office:value="87.9289321881345" calcext:value-type="float">
            <text:p>87,9289321881345</text:p>
          </table:table-cell>
          <table:table-cell table:style-name="ce169" table:formula="of:=SUMPRODUCT([.$A$4:.$C$6];[.AB18:.AD20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5">
          <table:table-cell table:style-name="ce156" office:value-type="string" calcext:value-type="string">
            <text:p>Kante</text:p>
          </table:table-cell>
          <table:table-cell table:style-name="ce10" table:formula="of:=[.B5]/[.Y29]" office:value-type="float" office:value="0.748989698127554" calcext:value-type="float">
            <text:p>0,748989698127554</text:p>
          </table:table-cell>
          <table:table-cell table:style-name="ce11" table:formula="of:=[.C5]/[.Z29]" office:value-type="float" office:value="0.05" calcext:value-type="float">
            <text:p>0,05</text:p>
          </table:table-cell>
          <table:table-cell/>
          <table:table-cell table:style-name="ce156" office:value-type="string" calcext:value-type="string">
            <text:p>Kante</text:p>
          </table:table-cell>
          <table:table-cell table:style-name="ce13" table:formula="of:=[.A5]/[.Y29]" office:value-type="float" office:value="0.0568641046305657" calcext:value-type="float">
            <text:p>0,056864104630566</text:p>
          </table:table-cell>
          <table:table-cell table:style-name="ce12" table:formula="of:=[.B5]/[.Z29]" office:value-type="float" office:value="0.65857864376269" calcext:value-type="float">
            <text:p>0,65857864376269</text:p>
          </table:table-cell>
          <table:table-cell table:style-name="ce13" table:formula="of:=[.C5]/[.AA29]" office:value-type="float" office:value="0.05" calcext:value-type="float">
            <text:p>0,05</text:p>
          </table:table-cell>
          <table:table-cell/>
          <table:table-cell table:style-name="ce13" table:formula="of:=[.A5]/[.Z29]" office:value-type="float" office:value="0.05" calcext:value-type="float">
            <text:p>0,05</text:p>
          </table:table-cell>
          <table:table-cell table:style-name="ce12" table:formula="of:=[.B5]/[.AA29]" office:value-type="float" office:value="0.65857864376269" calcext:value-type="float">
            <text:p>0,65857864376269</text:p>
          </table:table-cell>
          <table:table-cell table:style-name="ce13" table:formula="of:=[.C5]/[.AB29]" office:value-type="float" office:value="0.05" calcext:value-type="float">
            <text:p>0,05</text:p>
          </table:table-cell>
          <table:table-cell/>
          <table:table-cell table:style-name="ce13" table:formula="of:=[.A5]/[.AA29]" office:value-type="float" office:value="0.05" calcext:value-type="float">
            <text:p>0,05</text:p>
          </table:table-cell>
          <table:table-cell table:style-name="ce12" table:formula="of:=[.B5]/[.AB29]" office:value-type="float" office:value="0.65857864376269" calcext:value-type="float">
            <text:p>0,65857864376269</text:p>
          </table:table-cell>
          <table:table-cell table:style-name="ce13" table:formula="of:=[.C5]/[.AC29]" office:value-type="float" office:value="0.0568641046305657" calcext:value-type="float">
            <text:p>0,056864104630566</text:p>
          </table:table-cell>
          <table:table-cell table:style-name="ce156" office:value-type="string" calcext:value-type="string">
            <text:p>Kante</text:p>
          </table:table-cell>
          <table:table-cell/>
          <table:table-cell table:style-name="ce13" table:formula="of:=[.A5]/[.AB29]" office:value-type="float" office:value="0.05" calcext:value-type="float">
            <text:p>0,05</text:p>
          </table:table-cell>
          <table:table-cell table:style-name="ce12" table:formula="of:=[.B5]/[.AC29]" office:value-type="float" office:value="0.748989698127554" calcext:value-type="float">
            <text:p>0,748989698127554</text:p>
          </table:table-cell>
          <table:table-cell table:style-name="ce156" office:value-type="string" calcext:value-type="string">
            <text:p>Kante</text:p>
          </table:table-cell>
          <table:table-cell table:number-columns-repeated="3"/>
          <table:table-cell table:style-name="ce169" table:formula="of:=SUMPRODUCT([.$A$4:.$C$6];[.X19:.Z21])" office:value-type="float" office:value="87.9289321881345" calcext:value-type="float">
            <text:p>87,9289321881345</text:p>
          </table:table-cell>
          <table:table-cell table:style-name="ce169" table:formula="of:=SUMPRODUCT([.$A$4:.$C$6];[.Y19:.AA21])" office:value-type="float" office:value="100" calcext:value-type="float">
            <text:p>100</text:p>
          </table:table-cell>
          <table:table-cell table:style-name="ce169" table:formula="of:=SUMPRODUCT([.$A$4:.$C$6];[.Z19:.AB21])" office:value-type="float" office:value="100" calcext:value-type="float">
            <text:p>100</text:p>
          </table:table-cell>
          <table:table-cell table:style-name="ce169" table:formula="of:=SUMPRODUCT([.$A$4:.$C$6];[.AA19:.AC21])" office:value-type="float" office:value="100" calcext:value-type="float">
            <text:p>100</text:p>
          </table:table-cell>
          <table:table-cell table:style-name="ce169" table:formula="of:=SUMPRODUCT([.$A$4:.$C$6];[.AB19:.AD21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5">
          <table:table-cell table:style-name="ce157"/>
          <table:table-cell table:style-name="ce11" table:formula="of:=[.B6]/[.Y30]" office:value-type="float" office:value="0.0568641046305657" calcext:value-type="float">
            <text:p>0,056864104630566</text:p>
          </table:table-cell>
          <table:table-cell table:style-name="ce11" table:formula="of:=[.C6]/[.Z30]" office:value-type="float" office:value="0.0353553390593274" calcext:value-type="float">
            <text:p>0,035355339059327</text:p>
          </table:table-cell>
          <table:table-cell/>
          <table:table-cell table:style-name="ce157"/>
          <table:table-cell table:style-name="ce13" table:formula="of:=[.A6]/[.Y30]" office:value-type="float" office:value="0.0402089939903744" calcext:value-type="float">
            <text:p>0,040208993990374</text:p>
          </table:table-cell>
          <table:table-cell table:style-name="ce13" table:formula="of:=[.B6]/[.Z30]" office:value-type="float" office:value="0.05" calcext:value-type="float">
            <text:p>0,05</text:p>
          </table:table-cell>
          <table:table-cell table:style-name="ce13" table:formula="of:=[.C6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6]/[.Z30]" office:value-type="float" office:value="0.0353553390593274" calcext:value-type="float">
            <text:p>0,035355339059327</text:p>
          </table:table-cell>
          <table:table-cell table:style-name="ce13" table:formula="of:=[.B6]/[.AA30]" office:value-type="float" office:value="0.05" calcext:value-type="float">
            <text:p>0,05</text:p>
          </table:table-cell>
          <table:table-cell table:style-name="ce13" table:formula="of:=[.C6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6]/[.AA30]" office:value-type="float" office:value="0.0353553390593274" calcext:value-type="float">
            <text:p>0,035355339059327</text:p>
          </table:table-cell>
          <table:table-cell table:style-name="ce13" table:formula="of:=[.B6]/[.AB30]" office:value-type="float" office:value="0.05" calcext:value-type="float">
            <text:p>0,05</text:p>
          </table:table-cell>
          <table:table-cell table:style-name="ce13" table:formula="of:=[.C6]/[.AC30]" office:value-type="float" office:value="0.0402089939903744" calcext:value-type="float">
            <text:p>0,040208993990374</text:p>
          </table:table-cell>
          <table:table-cell table:style-name="ce157"/>
          <table:table-cell/>
          <table:table-cell table:style-name="ce13" table:formula="of:=[.A6]/[.AB30]" office:value-type="float" office:value="0.0353553390593274" calcext:value-type="float">
            <text:p>0,035355339059327</text:p>
          </table:table-cell>
          <table:table-cell table:style-name="ce13" table:formula="of:=[.B6]/[.AC30]" office:value-type="float" office:value="0.0568641046305657" calcext:value-type="float">
            <text:p>0,056864104630566</text:p>
          </table:table-cell>
          <table:table-cell table:style-name="ce157"/>
          <table:table-cell table:number-columns-repeated="3"/>
          <table:table-cell table:style-name="ce169" table:formula="of:=SUMPRODUCT([.$A$4:.$C$6];[.X20:.Z22])" office:value-type="float" office:value="87.9289321881345" calcext:value-type="float">
            <text:p>87,9289321881345</text:p>
          </table:table-cell>
          <table:table-cell table:style-name="ce169" table:formula="of:=SUMPRODUCT([.$A$4:.$C$6];[.Y20:.AA22])" office:value-type="float" office:value="100" calcext:value-type="float">
            <text:p>100</text:p>
          </table:table-cell>
          <table:table-cell table:style-name="ce169" table:formula="of:=SUMPRODUCT([.$A$4:.$C$6];[.Z20:.AB22])" office:value-type="float" office:value="100" calcext:value-type="float">
            <text:p>100</text:p>
          </table:table-cell>
          <table:table-cell table:style-name="ce169" table:formula="of:=SUMPRODUCT([.$A$4:.$C$6];[.AA20:.AC22])" office:value-type="float" office:value="100" calcext:value-type="float">
            <text:p>100</text:p>
          </table:table-cell>
          <table:table-cell table:style-name="ce169" table:formula="of:=SUMPRODUCT([.$A$4:.$C$6];[.AB20:.AD22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5">
          <table:table-cell table:number-columns-repeated="24"/>
          <table:table-cell table:style-name="ce169" table:formula="of:=SUMPRODUCT([.$A$4:.$C$6];[.X21:.Z23])" office:value-type="float" office:value="87.9289321881345" calcext:value-type="float">
            <text:p>87,9289321881345</text:p>
          </table:table-cell>
          <table:table-cell table:style-name="ce169" table:formula="of:=SUMPRODUCT([.$A$4:.$C$6];[.Y21:.AA23])" office:value-type="float" office:value="100" calcext:value-type="float">
            <text:p>100</text:p>
          </table:table-cell>
          <table:table-cell table:style-name="ce169" table:formula="of:=SUMPRODUCT([.$A$4:.$C$6];[.Z21:.AB23])" office:value-type="float" office:value="100" calcext:value-type="float">
            <text:p>100</text:p>
          </table:table-cell>
          <table:table-cell table:style-name="ce169" table:formula="of:=SUMPRODUCT([.$A$4:.$C$6];[.AA21:.AC23])" office:value-type="float" office:value="100" calcext:value-type="float">
            <text:p>100</text:p>
          </table:table-cell>
          <table:table-cell table:style-name="ce169" table:formula="of:=SUMPRODUCT([.$A$4:.$C$6];[.AB21:.AD23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5">
          <table:table-cell table:style-name="ce157"/>
          <table:table-cell table:style-name="ce11" table:formula="of:=[.B4]/[.Y29]" office:value-type="float" office:value="0.0568641046305657" calcext:value-type="float">
            <text:p>0,056864104630566</text:p>
          </table:table-cell>
          <table:table-cell table:style-name="ce11" table:formula="of:=[.C4]/[.Z29]" office:value-type="float" office:value="0.0353553390593274" calcext:value-type="float">
            <text:p>0,035355339059327</text:p>
          </table:table-cell>
          <table:table-cell/>
          <table:table-cell table:style-name="ce157"/>
          <table:table-cell table:style-name="ce13" table:formula="of:=[.A4]/[.Y29]" office:value-type="float" office:value="0.0402089939903744" calcext:value-type="float">
            <text:p>0,040208993990374</text:p>
          </table:table-cell>
          <table:table-cell table:style-name="ce13" table:formula="of:=[.B4]/[.Z29]" office:value-type="float" office:value="0.05" calcext:value-type="float">
            <text:p>0,05</text:p>
          </table:table-cell>
          <table:table-cell table:style-name="ce13" table:formula="of:=[.C4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4]/[.Z29]" office:value-type="float" office:value="0.0353553390593274" calcext:value-type="float">
            <text:p>0,035355339059327</text:p>
          </table:table-cell>
          <table:table-cell table:style-name="ce13" table:formula="of:=[.B4]/[.AA29]" office:value-type="float" office:value="0.05" calcext:value-type="float">
            <text:p>0,05</text:p>
          </table:table-cell>
          <table:table-cell table:style-name="ce13" table:formula="of:=[.C4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9]" office:value-type="float" office:value="0.0353553390593274" calcext:value-type="float">
            <text:p>0,035355339059327</text:p>
          </table:table-cell>
          <table:table-cell table:style-name="ce13" table:formula="of:=[.B4]/[.AB29]" office:value-type="float" office:value="0.05" calcext:value-type="float">
            <text:p>0,05</text:p>
          </table:table-cell>
          <table:table-cell table:style-name="ce13" table:formula="of:=[.C4]/[.AC29]" office:value-type="float" office:value="0.0402089939903744" calcext:value-type="float">
            <text:p>0,040208993990374</text:p>
          </table:table-cell>
          <table:table-cell table:style-name="ce157"/>
          <table:table-cell/>
          <table:table-cell table:style-name="ce13" table:formula="of:=[.A4]/[.AB29]" office:value-type="float" office:value="0.0353553390593274" calcext:value-type="float">
            <text:p>0,035355339059327</text:p>
          </table:table-cell>
          <table:table-cell table:style-name="ce13" table:formula="of:=[.B4]/[.AC29]" office:value-type="float" office:value="0.0568641046305657" calcext:value-type="float">
            <text:p>0,056864104630566</text:p>
          </table:table-cell>
          <table:table-cell table:style-name="ce157"/>
          <table:table-cell table:number-columns-repeated="3"/>
          <table:table-cell table:style-name="ce169" table:formula="of:=SUMPRODUCT([.$A$4:.$C$6];[.X22:.Z24])" office:value-type="float" office:value="79.3933982822018" calcext:value-type="float">
            <text:p>79,3933982822018</text:p>
          </table:table-cell>
          <table:table-cell table:style-name="ce169" table:formula="of:=SUMPRODUCT([.$A$4:.$C$6];[.Y22:.AA24])" office:value-type="float" office:value="87.9289321881345" calcext:value-type="float">
            <text:p>87,9289321881345</text:p>
          </table:table-cell>
          <table:table-cell table:style-name="ce169" table:formula="of:=SUMPRODUCT([.$A$4:.$C$6];[.Z22:.AB24])" office:value-type="float" office:value="87.9289321881345" calcext:value-type="float">
            <text:p>87,9289321881345</text:p>
          </table:table-cell>
          <table:table-cell table:style-name="ce169" table:formula="of:=SUMPRODUCT([.$A$4:.$C$6];[.AA22:.AC24])" office:value-type="float" office:value="87.9289321881345" calcext:value-type="float">
            <text:p>87,9289321881345</text:p>
          </table:table-cell>
          <table:table-cell table:style-name="ce169" table:formula="of:=SUMPRODUCT([.$A$4:.$C$6];[.AB22:.AD24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5">
          <table:table-cell table:style-name="ce156" office:value-type="string" calcext:value-type="string">
            <text:p>Kante</text:p>
          </table:table-cell>
          <table:table-cell table:style-name="ce10" table:formula="of:=[.B5]/[.Y30]" office:value-type="float" office:value="0.748989698127554" calcext:value-type="float">
            <text:p>0,748989698127554</text:p>
          </table:table-cell>
          <table:table-cell table:style-name="ce11" table:formula="of:=[.C5]/[.Z30]" office:value-type="float" office:value="0.05" calcext:value-type="float">
            <text:p>0,05</text:p>
          </table:table-cell>
          <table:table-cell/>
          <table:table-cell table:style-name="ce156" office:value-type="string" calcext:value-type="string">
            <text:p>Kante</text:p>
          </table:table-cell>
          <table:table-cell table:style-name="ce13" table:formula="of:=[.A5]/[.Y30]" office:value-type="float" office:value="0.0568641046305657" calcext:value-type="float">
            <text:p>0,056864104630566</text:p>
          </table:table-cell>
          <table:table-cell table:style-name="ce12" table:formula="of:=[.B5]/[.Z30]" office:value-type="float" office:value="0.65857864376269" calcext:value-type="float">
            <text:p>0,65857864376269</text:p>
          </table:table-cell>
          <table:table-cell table:style-name="ce13" table:formula="of:=[.C5]/[.AA30]" office:value-type="float" office:value="0.05" calcext:value-type="float">
            <text:p>0,05</text:p>
          </table:table-cell>
          <table:table-cell/>
          <table:table-cell table:style-name="ce13" table:formula="of:=[.A5]/[.Z30]" office:value-type="float" office:value="0.05" calcext:value-type="float">
            <text:p>0,05</text:p>
          </table:table-cell>
          <table:table-cell table:style-name="ce12" table:formula="of:=[.B5]/[.AA30]" office:value-type="float" office:value="0.65857864376269" calcext:value-type="float">
            <text:p>0,65857864376269</text:p>
          </table:table-cell>
          <table:table-cell table:style-name="ce13" table:formula="of:=[.C5]/[.AB30]" office:value-type="float" office:value="0.05" calcext:value-type="float">
            <text:p>0,05</text:p>
          </table:table-cell>
          <table:table-cell/>
          <table:table-cell table:style-name="ce13" table:formula="of:=[.A5]/[.AA30]" office:value-type="float" office:value="0.05" calcext:value-type="float">
            <text:p>0,05</text:p>
          </table:table-cell>
          <table:table-cell table:style-name="ce12" table:formula="of:=[.B5]/[.AB30]" office:value-type="float" office:value="0.65857864376269" calcext:value-type="float">
            <text:p>0,65857864376269</text:p>
          </table:table-cell>
          <table:table-cell table:style-name="ce13" table:formula="of:=[.C5]/[.AC30]" office:value-type="float" office:value="0.0568641046305657" calcext:value-type="float">
            <text:p>0,056864104630566</text:p>
          </table:table-cell>
          <table:table-cell table:style-name="ce156" office:value-type="string" calcext:value-type="string">
            <text:p>Kante</text:p>
          </table:table-cell>
          <table:table-cell/>
          <table:table-cell table:style-name="ce13" table:formula="of:=[.A5]/[.AB30]" office:value-type="float" office:value="0.05" calcext:value-type="float">
            <text:p>0,05</text:p>
          </table:table-cell>
          <table:table-cell table:style-name="ce12" table:formula="of:=[.B5]/[.AC30]" office:value-type="float" office:value="0.748989698127554" calcext:value-type="float">
            <text:p>0,748989698127554</text:p>
          </table:table-cell>
          <table:table-cell table:style-name="ce156" office:value-type="string" calcext:value-type="string">
            <text:p>Kante</text:p>
          </table:table-cell>
          <table:table-cell/>
          <table:table-cell table:style-name="ce167" table:formula="of:=[.E2]" office:value-type="string" office:string-value="Die grünen Felder zeigen als Ergebnis die Summe der Gewichtungen in der Teilmatrix" calcext:value-type="string">
            <text:p>Die grünen Felder zeigen als Ergebnis die Summe der Gewichtungen in der Teilmatrix</text:p>
          </table:table-cell>
          <table:table-cell table:number-columns-repeated="1001"/>
        </table:table-row>
        <table:table-row table:style-name="ro5">
          <table:table-cell table:style-name="ce157"/>
          <table:table-cell table:style-name="ce11" table:formula="of:=[.B6]/[.Y31]" office:value-type="float" office:value="0.0629775284618455" calcext:value-type="float">
            <text:p>0,062977528461846</text:p>
          </table:table-cell>
          <table:table-cell table:style-name="ce11" table:formula="of:=[.C6]/[.Z31]" office:value-type="float" office:value="0.0402089939903744" calcext:value-type="float">
            <text:p>0,040208993990374</text:p>
          </table:table-cell>
          <table:table-cell/>
          <table:table-cell table:style-name="ce157"/>
          <table:table-cell table:style-name="ce13" table:formula="of:=[.A6]/[.Y31]" office:value-type="float" office:value="0.0445318374377398" calcext:value-type="float">
            <text:p>0,04453183743774</text:p>
          </table:table-cell>
          <table:table-cell table:style-name="ce13" table:formula="of:=[.B6]/[.Z31]" office:value-type="float" office:value="0.0568641046305657" calcext:value-type="float">
            <text:p>0,056864104630566</text:p>
          </table:table-cell>
          <table:table-cell table:style-name="ce13" table:formula="of:=[.C6]/[.AA31]" office:value-type="float" office:value="0.0402089939903744" calcext:value-type="float">
            <text:p>0,040208993990374</text:p>
          </table:table-cell>
          <table:table-cell/>
          <table:table-cell table:style-name="ce13" table:formula="of:=[.A6]/[.Z31]" office:value-type="float" office:value="0.0402089939903744" calcext:value-type="float">
            <text:p>0,040208993990374</text:p>
          </table:table-cell>
          <table:table-cell table:style-name="ce13" table:formula="of:=[.B6]/[.AA31]" office:value-type="float" office:value="0.0568641046305657" calcext:value-type="float">
            <text:p>0,056864104630566</text:p>
          </table:table-cell>
          <table:table-cell table:style-name="ce13" table:formula="of:=[.C6]/[.AB31]" office:value-type="float" office:value="0.0402089939903744" calcext:value-type="float">
            <text:p>0,040208993990374</text:p>
          </table:table-cell>
          <table:table-cell/>
          <table:table-cell table:style-name="ce13" table:formula="of:=[.A6]/[.AA31]" office:value-type="float" office:value="0.0402089939903744" calcext:value-type="float">
            <text:p>0,040208993990374</text:p>
          </table:table-cell>
          <table:table-cell table:style-name="ce13" table:formula="of:=[.B6]/[.AB31]" office:value-type="float" office:value="0.0568641046305657" calcext:value-type="float">
            <text:p>0,056864104630566</text:p>
          </table:table-cell>
          <table:table-cell table:style-name="ce13" table:formula="of:=[.C6]/[.AC31]" office:value-type="float" office:value="0.0445318374377398" calcext:value-type="float">
            <text:p>0,04453183743774</text:p>
          </table:table-cell>
          <table:table-cell table:style-name="ce157"/>
          <table:table-cell/>
          <table:table-cell table:style-name="ce13" table:formula="of:=[.A6]/[.AB31]" office:value-type="float" office:value="0.0402089939903744" calcext:value-type="float">
            <text:p>0,040208993990374</text:p>
          </table:table-cell>
          <table:table-cell table:style-name="ce13" table:formula="of:=[.B6]/[.AC31]" office:value-type="float" office:value="0.0629775284618455" calcext:value-type="float">
            <text:p>0,062977528461846</text:p>
          </table:table-cell>
          <table:table-cell table:style-name="ce157"/>
          <table:table-cell table:number-columns-repeated="1003"/>
        </table:table-row>
        <table:table-row table:style-name="ro5">
          <table:table-cell table:style-name="ce26" office:value-type="string" calcext:value-type="string">
            <text:p>Ecke</text:p>
          </table:table-cell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26" office:value-type="string" calcext:value-type="string">
            <text:p>Ecke</text:p>
          </table:table-cell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 table:style-name="ce26" office:value-type="string" calcext:value-type="string">
            <text:p>Ecke</text:p>
          </table:table-cell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>
          <table:table-cell table:style-name="ce157"/>
          <table:table-cell table:style-name="ce11" table:formula="of:=[.B4]/[.Y30]" office:value-type="float" office:value="0.0568641046305657" calcext:value-type="float">
            <text:p>0,056864104630566</text:p>
          </table:table-cell>
          <table:table-cell table:style-name="ce11" table:formula="of:=[.C4]/[.Z30]" office:value-type="float" office:value="0.0353553390593274" calcext:value-type="float">
            <text:p>0,035355339059327</text:p>
          </table:table-cell>
          <table:table-cell/>
          <table:table-cell table:style-name="ce157"/>
          <table:table-cell table:style-name="ce13" table:formula="of:=[.A4]/[.Y30]" office:value-type="float" office:value="0.0402089939903744" calcext:value-type="float">
            <text:p>0,040208993990374</text:p>
          </table:table-cell>
          <table:table-cell table:style-name="ce13" table:formula="of:=[.B4]/[.Z30]" office:value-type="float" office:value="0.05" calcext:value-type="float">
            <text:p>0,05</text:p>
          </table:table-cell>
          <table:table-cell table:style-name="ce13" table:formula="of:=[.C4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4]/[.Z30]" office:value-type="float" office:value="0.0353553390593274" calcext:value-type="float">
            <text:p>0,035355339059327</text:p>
          </table:table-cell>
          <table:table-cell table:style-name="ce13" table:formula="of:=[.B4]/[.AA30]" office:value-type="float" office:value="0.05" calcext:value-type="float">
            <text:p>0,05</text:p>
          </table:table-cell>
          <table:table-cell table:style-name="ce13" table:formula="of:=[.C4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4]/[.AA30]" office:value-type="float" office:value="0.0353553390593274" calcext:value-type="float">
            <text:p>0,035355339059327</text:p>
          </table:table-cell>
          <table:table-cell table:style-name="ce13" table:formula="of:=[.B4]/[.AB30]" office:value-type="float" office:value="0.05" calcext:value-type="float">
            <text:p>0,05</text:p>
          </table:table-cell>
          <table:table-cell table:style-name="ce13" table:formula="of:=[.C4]/[.AC30]" office:value-type="float" office:value="0.0402089939903744" calcext:value-type="float">
            <text:p>0,040208993990374</text:p>
          </table:table-cell>
          <table:table-cell table:style-name="ce157"/>
          <table:table-cell/>
          <table:table-cell table:style-name="ce13" table:formula="of:=[.A4]/[.AB30]" office:value-type="float" office:value="0.0353553390593274" calcext:value-type="float">
            <text:p>0,035355339059327</text:p>
          </table:table-cell>
          <table:table-cell table:style-name="ce13" table:formula="of:=[.B4]/[.AC30]" office:value-type="float" office:value="0.0568641046305657" calcext:value-type="float">
            <text:p>0,056864104630566</text:p>
          </table:table-cell>
          <table:table-cell table:style-name="ce157"/>
          <table:table-cell table:number-columns-repeated="1003"/>
        </table:table-row>
        <table:table-row table:style-name="ro5">
          <table:table-cell table:style-name="ce156" office:value-type="string" calcext:value-type="string">
            <text:p>Kante</text:p>
          </table:table-cell>
          <table:table-cell table:style-name="ce10" table:formula="of:=[.B5]/[.Y31]" office:value-type="float" office:value="0.829513105638569" calcext:value-type="float">
            <text:p>0,829513105638569</text:p>
          </table:table-cell>
          <table:table-cell table:style-name="ce11" table:formula="of:=[.C5]/[.Z31]" office:value-type="float" office:value="0.0568641046305657" calcext:value-type="float">
            <text:p>0,056864104630566</text:p>
          </table:table-cell>
          <table:table-cell/>
          <table:table-cell table:style-name="ce156" office:value-type="string" calcext:value-type="string">
            <text:p>Kante</text:p>
          </table:table-cell>
          <table:table-cell table:style-name="ce13" table:formula="of:=[.A5]/[.Y31]" office:value-type="float" office:value="0.0629775284618455" calcext:value-type="float">
            <text:p>0,062977528461846</text:p>
          </table:table-cell>
          <table:table-cell table:style-name="ce12" table:formula="of:=[.B5]/[.Z31]" office:value-type="float" office:value="0.748989698127554" calcext:value-type="float">
            <text:p>0,748989698127554</text:p>
          </table:table-cell>
          <table:table-cell table:style-name="ce13" table:formula="of:=[.C5]/[.AA31]" office:value-type="float" office:value="0.0568641046305657" calcext:value-type="float">
            <text:p>0,056864104630566</text:p>
          </table:table-cell>
          <table:table-cell/>
          <table:table-cell table:style-name="ce13" table:formula="of:=[.A5]/[.Z31]" office:value-type="float" office:value="0.0568641046305657" calcext:value-type="float">
            <text:p>0,056864104630566</text:p>
          </table:table-cell>
          <table:table-cell table:style-name="ce12" table:formula="of:=[.B5]/[.AA31]" office:value-type="float" office:value="0.748989698127554" calcext:value-type="float">
            <text:p>0,748989698127554</text:p>
          </table:table-cell>
          <table:table-cell table:style-name="ce13" table:formula="of:=[.C5]/[.AB31]" office:value-type="float" office:value="0.0568641046305657" calcext:value-type="float">
            <text:p>0,056864104630566</text:p>
          </table:table-cell>
          <table:table-cell/>
          <table:table-cell table:style-name="ce13" table:formula="of:=[.A5]/[.AA31]" office:value-type="float" office:value="0.0568641046305657" calcext:value-type="float">
            <text:p>0,056864104630566</text:p>
          </table:table-cell>
          <table:table-cell table:style-name="ce12" table:formula="of:=[.B5]/[.AB31]" office:value-type="float" office:value="0.748989698127554" calcext:value-type="float">
            <text:p>0,748989698127554</text:p>
          </table:table-cell>
          <table:table-cell table:style-name="ce13" table:formula="of:=[.C5]/[.AC31]" office:value-type="float" office:value="0.0629775284618455" calcext:value-type="float">
            <text:p>0,062977528461846</text:p>
          </table:table-cell>
          <table:table-cell table:style-name="ce156" office:value-type="string" calcext:value-type="string">
            <text:p>Kante</text:p>
          </table:table-cell>
          <table:table-cell/>
          <table:table-cell table:style-name="ce13" table:formula="of:=[.A5]/[.AB31]" office:value-type="float" office:value="0.0568641046305657" calcext:value-type="float">
            <text:p>0,056864104630566</text:p>
          </table:table-cell>
          <table:table-cell table:style-name="ce12" table:formula="of:=[.B5]/[.AC31]" office:value-type="float" office:value="0.829513105638569" calcext:value-type="float">
            <text:p>0,829513105638569</text:p>
          </table:table-cell>
          <table:table-cell table:style-name="ce156" office:value-type="string" calcext:value-type="string">
            <text:p>Kante</text:p>
          </table:table-cell>
          <table:table-cell table:number-columns-repeated="1003"/>
        </table:table-row>
        <table:table-row table:style-name="ro5">
          <table:table-cell table:style-name="ce26" office:value-type="string" calcext:value-type="string">
            <text:p>Ecke</text:p>
          </table:table-cell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26" office:value-type="string" calcext:value-type="string">
            <text:p>Ecke</text:p>
          </table:table-cell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157"/>
          <table:table-cell table:style-name="ce26" office:value-type="string" calcext:value-type="string">
            <text:p>Ecke</text:p>
          </table:table-cell>
          <table:table-cell/>
          <table:table-cell table:style-name="ce157"/>
          <table:table-cell table:style-name="ce156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Verteilung.X18:Verteilung.AD24">
            <calcext:condition calcext:apply-style-name="blue_dark_background" calcext:value="&lt;0.5" calcext:base-cell-address="Verteilung.X18"/>
            <calcext:condition calcext:apply-style-name="grey_background" calcext:value="&gt;=0.5" calcext:base-cell-address="Verteilung.X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_5f_background" style:display-name="Blue_background" style:family="table-cell" style:parent-style-name="Default">
      <style:table-cell-properties fo:background-color="#adc5e7"/>
    </style:style>
    <style:style style:name="grey_5f_background" style:display-name="grey_background" style:family="table-cell" style:parent-style-name="Default">
      <style:table-cell-properties fo:background-color="#dddddd"/>
    </style:style>
    <style:style style:name="blue_5f_dark_5f_background" style:display-name="blue_dark_background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09:45:18.313455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28T17:01:27.399111000</dc:date>
    <dc:creator>Engelbert Niehaus</dc:creator>
    <meta:editing-duration>P2DT3H26M24S</meta:editing-duration>
    <meta:editing-cycles>34</meta:editing-cycles>
    <meta:generator>LibreOffice/6.0.6.2$MacOSX_X86_64 LibreOffice_project/0c292870b25a325b5ed35f6b45599d2ea4458e77</meta:generator>
    <meta:document-statistic meta:table-count="13" meta:cell-count="3358" meta:object-count="0"/>
  </office:meta>
</office:document-meta>
</file>